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Segoe UI" svg:font-family="'Segoe UI'" style:font-family-generic="system" style:font-pitch="variable"/>
    <style:font-face style:name="Tahoma" svg:font-family="Tahoma" style:font-family-generic="system" style:font-pitch="variable"/>
    <style:font-face style:name="TakaoPGothic" svg:font-family="TakaoPGothic" style:font-family-generic="system" style:font-pitch="variable"/>
  </office:font-face-decls>
  <office:automatic-styles>
    <style:style style:name="co1" style:family="table-column">
      <style:table-column-properties fo:break-before="auto" style:column-width="29.03mm"/>
    </style:style>
    <style:style style:name="co2" style:family="table-column">
      <style:table-column-properties fo:break-before="auto" style:column-width="8.27mm"/>
    </style:style>
    <style:style style:name="co3" style:family="table-column">
      <style:table-column-properties fo:break-before="auto" style:column-width="18.96mm"/>
    </style:style>
    <style:style style:name="co4" style:family="table-column">
      <style:table-column-properties fo:break-before="auto" style:column-width="29.32mm"/>
    </style:style>
    <style:style style:name="co5" style:family="table-column">
      <style:table-column-properties fo:break-before="auto" style:column-width="35.3mm"/>
    </style:style>
    <style:style style:name="co6" style:family="table-column">
      <style:table-column-properties fo:break-before="auto" style:column-width="82.09mm"/>
    </style:style>
    <style:style style:name="co7" style:family="table-column">
      <style:table-column-properties fo:break-before="auto" style:column-width="168.68mm"/>
    </style:style>
    <style:style style:name="co8" style:family="table-column">
      <style:table-column-properties fo:break-before="auto" style:column-width="25.7mm"/>
    </style:style>
    <style:style style:name="co9" style:family="table-column">
      <style:table-column-properties fo:break-before="auto" style:column-width="174.8mm"/>
    </style:style>
    <style:style style:name="co10" style:family="table-column">
      <style:table-column-properties fo:break-before="auto" style:column-width="40.9mm"/>
    </style:style>
    <style:style style:name="co11" style:family="table-column">
      <style:table-column-properties fo:break-before="auto" style:column-width="39.9mm"/>
    </style:style>
    <style:style style:name="co12" style:family="table-column">
      <style:table-column-properties fo:break-before="auto" style:column-width="22.58mm"/>
    </style:style>
    <style:style style:name="co13" style:family="table-column">
      <style:table-column-properties fo:break-before="auto" style:column-width="30.87mm"/>
    </style:style>
    <style:style style:name="co14" style:family="table-column">
      <style:table-column-properties fo:break-before="auto" style:column-width="86.5mm"/>
    </style:style>
    <style:style style:name="co15" style:family="table-column">
      <style:table-column-properties fo:break-before="auto" style:column-width="32.17mm"/>
    </style:style>
    <style:style style:name="co16" style:family="table-column">
      <style:table-column-properties fo:break-before="auto" style:column-width="24.8mm"/>
    </style:style>
    <style:style style:name="co17" style:family="table-column">
      <style:table-column-properties fo:break-before="auto" style:column-width="99.99mm"/>
    </style:style>
    <style:style style:name="co18" style:family="table-column">
      <style:table-column-properties fo:break-before="auto" style:column-width="20.28mm"/>
    </style:style>
    <style:style style:name="co19" style:family="table-column">
      <style:table-column-properties fo:break-before="auto" style:column-width="37.73mm"/>
    </style:style>
    <style:style style:name="co20" style:family="table-column">
      <style:table-column-properties fo:break-before="auto" style:column-width="25.31mm"/>
    </style:style>
    <style:style style:name="co21" style:family="table-column">
      <style:table-column-properties fo:break-before="auto" style:column-width="19.63mm"/>
    </style:style>
    <style:style style:name="co22" style:family="table-column">
      <style:table-column-properties fo:break-before="auto" style:column-width="43.89mm"/>
    </style:style>
    <style:style style:name="co23" style:family="table-column">
      <style:table-column-properties fo:break-before="auto" style:column-width="67.35mm"/>
    </style:style>
    <style:style style:name="co24" style:family="table-column">
      <style:table-column-properties fo:break-before="auto" style:column-width="98.35mm"/>
    </style:style>
    <style:style style:name="co25" style:family="table-column">
      <style:table-column-properties fo:break-before="auto" style:column-width="15.91mm"/>
    </style:style>
    <style:style style:name="co26" style:family="table-column">
      <style:table-column-properties fo:break-before="auto" style:column-width="73.45mm"/>
    </style:style>
    <style:style style:name="co27" style:family="table-column">
      <style:table-column-properties fo:break-before="auto" style:column-width="64.06mm"/>
    </style:style>
    <style:style style:name="ro1" style:family="table-row">
      <style:table-row-properties style:row-height="9.97mm" fo:break-before="auto" style:use-optimal-row-height="false"/>
    </style:style>
    <style:style style:name="ro2" style:family="table-row">
      <style:table-row-properties style:row-height="14.68mm" fo:break-before="auto" style:use-optimal-row-height="true"/>
    </style:style>
    <style:style style:name="ro3" style:family="table-row">
      <style:table-row-properties style:row-height="9.97mm" fo:break-before="auto" style:use-optimal-row-height="true"/>
    </style:style>
    <style:style style:name="ro4" style:family="table-row">
      <style:table-row-properties style:row-height="7.88mm" fo:break-before="auto" style:use-optimal-row-height="true"/>
    </style:style>
    <style:style style:name="ro5" style:family="table-row">
      <style:table-row-properties style:row-height="5.8mm" fo:break-before="auto" style:use-optimal-row-height="true"/>
    </style:style>
    <style:style style:name="ro6" style:family="table-row">
      <style:table-row-properties style:row-height="14.13mm" fo:break-before="auto" style:use-optimal-row-height="true"/>
    </style:style>
    <style:style style:name="ro7" style:family="table-row">
      <style:table-row-properties style:row-height="18.84mm" fo:break-before="auto" style:use-optimal-row-height="true"/>
    </style:style>
    <style:style style:name="ro8" style:family="table-row">
      <style:table-row-properties style:row-height="5.17mm" fo:break-before="auto" style:use-optimal-row-height="true"/>
    </style:style>
    <style:style style:name="ro9" style:family="table-row">
      <style:table-row-properties style:row-height="10.53mm" fo:break-before="auto" style:use-optimal-row-height="true"/>
    </style:style>
    <style:style style:name="ro10" style:family="table-row">
      <style:table-row-properties style:row-height="23mm" fo:break-before="auto" style:use-optimal-row-height="true"/>
    </style:style>
    <style:style style:name="ro11" style:family="table-row">
      <style:table-row-properties style:row-height="11.31mm" fo:break-before="auto" style:use-optimal-row-height="true"/>
    </style:style>
    <style:style style:name="ro12" style:family="table-row">
      <style:table-row-properties style:row-height="65.12mm" fo:break-before="auto" style:use-optimal-row-height="true"/>
    </style:style>
    <style:style style:name="ro13" style:family="table-row">
      <style:table-row-properties style:row-height="42.23mm" fo:break-before="auto" style:use-optimal-row-height="true"/>
    </style:style>
    <style:style style:name="ro14" style:family="table-row">
      <style:table-row-properties style:row-height="8.82mm" fo:break-before="auto" style:use-optimal-row-height="true"/>
    </style:style>
    <style:style style:name="ro15" style:family="table-row">
      <style:table-row-properties style:row-height="78.69mm" fo:break-before="auto" style:use-optimal-row-height="true"/>
    </style:style>
    <style:style style:name="ro16" style:family="table-row">
      <style:table-row-properties style:row-height="12.52mm" fo:break-before="auto" style:use-optimal-row-height="true"/>
    </style:style>
    <style:style style:name="ro17" style:family="table-row">
      <style:table-row-properties style:row-height="16.47mm" fo:break-before="auto" style:use-optimal-row-height="true"/>
    </style:style>
    <style:style style:name="ro18" style:family="table-row">
      <style:table-row-properties style:row-height="34.4mm" fo:break-before="auto" style:use-optimal-row-height="false"/>
    </style:style>
    <style:style style:name="ro19" style:family="table-row">
      <style:table-row-properties style:row-height="45.86mm" fo:break-before="auto" style:use-optimal-row-height="false"/>
    </style:style>
    <style:style style:name="ro20" style:family="table-row">
      <style:table-row-properties style:row-height="7.94mm" fo:break-before="auto" style:use-optimal-row-height="false"/>
    </style:style>
    <style:style style:name="ro21" style:family="table-row">
      <style:table-row-properties style:row-height="15.43mm" fo:break-before="auto" style:use-optimal-row-height="false"/>
    </style:style>
    <style:style style:name="ro22" style:family="table-row">
      <style:table-row-properties style:row-height="52.39mm" fo:break-before="auto" style:use-optimal-row-height="true"/>
    </style:style>
    <style:style style:name="ro23" style:family="table-row">
      <style:table-row-properties style:row-height="14.73mm" fo:break-before="auto" style:use-optimal-row-height="true"/>
    </style:style>
    <style:style style:name="ro24" style:family="table-row">
      <style:table-row-properties style:row-height="53.2mm" fo:break-before="auto" style:use-optimal-row-height="false"/>
    </style:style>
    <style:style style:name="ro25" style:family="table-row">
      <style:table-row-properties style:row-height="10mm" fo:break-before="auto" style:use-optimal-row-height="true"/>
    </style:style>
    <style:style style:name="ro26" style:family="table-row">
      <style:table-row-properties style:row-height="83.19mm" fo:break-before="auto" style:use-optimal-row-height="true"/>
    </style:style>
    <style:style style:name="ro27" style:family="table-row">
      <style:table-row-properties style:row-height="59.09mm" fo:break-before="auto" style:use-optimal-row-height="false"/>
    </style:style>
    <style:style style:name="ro28" style:family="table-row">
      <style:table-row-properties style:row-height="38.75mm" fo:break-before="auto" style:use-optimal-row-height="true"/>
    </style:style>
    <style:style style:name="ro29" style:family="table-row">
      <style:table-row-properties style:row-height="18.15mm" fo:break-before="auto" style:use-optimal-row-height="true"/>
    </style:style>
    <style:style style:name="ro30" style:family="table-row">
      <style:table-row-properties style:row-height="93.1mm" fo:break-before="auto" style:use-optimal-row-height="true"/>
    </style:style>
    <style:style style:name="ro31" style:family="table-row">
      <style:table-row-properties style:row-height="20.18mm" fo:break-before="auto" style:use-optimal-row-height="true"/>
    </style:style>
    <style:style style:name="ro32" style:family="table-row">
      <style:table-row-properties style:row-height="536.82mm" fo:break-before="auto" style:use-optimal-row-height="true"/>
    </style:style>
    <style:style style:name="ro33" style:family="table-row">
      <style:table-row-properties style:row-height="5.26mm" fo:break-before="auto" style:use-optimal-row-height="true"/>
    </style:style>
    <style:style style:name="ro34" style:family="table-row">
      <style:table-row-properties style:row-height="80.08mm" fo:break-before="auto" style:use-optimal-row-height="true"/>
    </style:style>
    <style:style style:name="ro35" style:family="table-row">
      <style:table-row-properties style:row-height="58.65mm" fo:break-before="auto" style:use-optimal-row-height="false"/>
    </style:style>
    <style:style style:name="ro36" style:family="table-row">
      <style:table-row-properties style:row-height="54.24mm" fo:break-before="auto" style:use-optimal-row-height="false"/>
    </style:style>
    <style:style style:name="ro37" style:family="table-row">
      <style:table-row-properties style:row-height="32.19mm" fo:break-before="auto" style:use-optimal-row-height="false"/>
    </style:style>
    <style:style style:name="ro38" style:family="table-row">
      <style:table-row-properties style:row-height="59.97mm" fo:break-before="auto" style:use-optimal-row-height="false"/>
    </style:style>
    <style:style style:name="ro39" style:family="table-row">
      <style:table-row-properties style:row-height="265.04mm" fo:break-before="auto" style:use-optimal-row-height="true"/>
    </style:style>
    <style:style style:name="ro40" style:family="table-row">
      <style:table-row-properties style:row-height="71.44mm" fo:break-before="auto" style:use-optimal-row-height="false"/>
    </style:style>
    <style:style style:name="ro41" style:family="table-row">
      <style:table-row-properties style:row-height="19.12mm" fo:break-before="auto" style:use-optimal-row-height="true"/>
    </style:style>
    <style:style style:name="ro42" style:family="table-row">
      <style:table-row-properties style:row-height="163.6mm" fo:break-before="auto" style:use-optimal-row-height="false"/>
    </style:style>
    <style:style style:name="ro43" style:family="table-row">
      <style:table-row-properties style:row-height="62.65mm" fo:break-before="auto" style:use-optimal-row-height="true"/>
    </style:style>
    <style:style style:name="ro44" style:family="table-row">
      <style:table-row-properties style:row-height="86.87mm" fo:break-before="auto" style:use-optimal-row-height="false"/>
    </style:style>
    <style:style style:name="ro45" style:family="table-row">
      <style:table-row-properties style:row-height="56mm" fo:break-before="auto" style:use-optimal-row-height="false"/>
    </style:style>
    <style:style style:name="ro46" style:family="table-row">
      <style:table-row-properties style:row-height="55.14mm" fo:break-before="auto" style:use-optimal-row-height="true"/>
    </style:style>
    <style:style style:name="ro47" style:family="table-row">
      <style:table-row-properties style:row-height="31.31mm" fo:break-before="auto" style:use-optimal-row-height="false"/>
    </style:style>
    <style:style style:name="ro48" style:family="table-row">
      <style:table-row-properties style:row-height="98.64mm" fo:break-before="auto" style:use-optimal-row-height="true"/>
    </style:style>
    <style:style style:name="ro49" style:family="table-row">
      <style:table-row-properties style:row-height="24.99mm" fo:break-before="auto" style:use-optimal-row-height="true"/>
    </style:style>
    <style:style style:name="ro50" style:family="table-row">
      <style:table-row-properties style:row-height="72.92mm" fo:break-before="auto" style:use-optimal-row-height="true"/>
    </style:style>
    <style:style style:name="ro51" style:family="table-row">
      <style:table-row-properties style:row-height="133mm" fo:break-before="auto" style:use-optimal-row-height="false"/>
    </style:style>
    <style:style style:name="ro52" style:family="table-row">
      <style:table-row-properties style:row-height="5.56mm" fo:break-before="auto" style:use-optimal-row-height="true"/>
    </style:style>
    <style:style style:name="ro53" style:family="table-row">
      <style:table-row-properties style:row-height="55.93mm" fo:break-before="auto" style:use-optimal-row-height="true"/>
    </style:style>
    <style:style style:name="ro54" style:family="table-row">
      <style:table-row-properties style:row-height="36.16mm" fo:break-before="auto" style:use-optimal-row-height="false"/>
    </style:style>
    <style:style style:name="ro55" style:family="table-row">
      <style:table-row-properties style:row-height="45.54mm" fo:break-before="auto" style:use-optimal-row-height="true"/>
    </style:style>
    <style:style style:name="ro56" style:family="table-row">
      <style:table-row-properties style:row-height="101.42mm" fo:break-before="auto" style:use-optimal-row-height="true"/>
    </style:style>
    <style:style style:name="ro57" style:family="table-row">
      <style:table-row-properties style:row-height="35.26mm" fo:break-before="auto" style:use-optimal-row-height="true"/>
    </style:style>
    <style:style style:name="ro58" style:family="table-row">
      <style:table-row-properties style:row-height="117.42mm" fo:break-before="auto" style:use-optimal-row-height="true"/>
    </style:style>
    <style:style style:name="ro59" style:family="table-row">
      <style:table-row-properties style:row-height="7.5mm" fo:break-before="auto" style:use-optimal-row-height="false"/>
    </style:style>
    <style:style style:name="ro60" style:family="table-row">
      <style:table-row-properties style:row-height="109.8mm" fo:break-before="auto" style:use-optimal-row-height="false"/>
    </style:style>
    <style:style style:name="ro61" style:family="table-row">
      <style:table-row-properties style:row-height="13.23mm" fo:break-before="auto" style:use-optimal-row-height="false"/>
    </style:style>
    <style:style style:name="ro62" style:family="table-row">
      <style:table-row-properties style:row-height="7.18mm" fo:break-before="auto" style:use-optimal-row-height="false"/>
    </style:style>
    <style:style style:name="ro63" style:family="table-row">
      <style:table-row-properties style:row-height="6.95mm" fo:break-before="auto" style:use-optimal-row-height="false"/>
    </style:style>
    <style:style style:name="ro64" style:family="table-row">
      <style:table-row-properties style:row-height="6.03mm" fo:break-before="auto" style:use-optimal-row-height="false"/>
    </style:style>
    <style:style style:name="ro65" style:family="table-row">
      <style:table-row-properties style:row-height="6.72mm" fo:break-before="auto" style:use-optimal-row-height="false"/>
    </style:style>
    <style:style style:name="ro66" style:family="table-row">
      <style:table-row-properties style:row-height="8.31mm" fo:break-before="auto" style:use-optimal-row-height="true"/>
    </style:style>
    <style:style style:name="ro67" style:family="table-row">
      <style:table-row-properties style:row-height="20.06mm" fo:break-before="auto" style:use-optimal-row-height="true"/>
    </style:style>
    <style:style style:name="ro68" style:family="table-row">
      <style:table-row-properties style:row-height="59.23mm" fo:break-before="auto" style:use-optimal-row-height="true"/>
    </style:style>
    <style:style style:name="ro69" style:family="table-row">
      <style:table-row-properties style:row-height="48.97mm" fo:break-before="auto" style:use-optimal-row-height="true"/>
    </style:style>
    <style:style style:name="ro70" style:family="table-row">
      <style:table-row-properties style:row-height="131.41mm" fo:break-before="auto" style:use-optimal-row-height="false"/>
    </style:style>
    <style:style style:name="ro71" style:family="table-row">
      <style:table-row-properties style:row-height="20.66mm" fo:break-before="auto" style:use-optimal-row-height="true"/>
    </style:style>
    <style:style style:name="ro72" style:family="table-row">
      <style:table-row-properties style:row-height="14.55mm" fo:break-before="auto" style:use-optimal-row-height="false"/>
    </style:style>
    <style:style style:name="ro73" style:family="table-row">
      <style:table-row-properties style:row-height="16.32mm" fo:break-before="auto" style:use-optimal-row-height="false"/>
    </style:style>
    <style:style style:name="ro74" style:family="table-row">
      <style:table-row-properties style:row-height="27.6mm" fo:break-before="auto" style:use-optimal-row-height="true"/>
    </style:style>
    <style:style style:name="ro75" style:family="table-row">
      <style:table-row-properties style:row-height="12.56mm" fo:break-before="auto" style:use-optimal-row-height="true"/>
    </style:style>
    <style:style style:name="ro76" style:family="table-row">
      <style:table-row-properties style:row-height="47.92mm" fo:break-before="auto" style:use-optimal-row-height="true"/>
    </style:style>
    <style:style style:name="ro77" style:family="table-row">
      <style:table-row-properties style:row-height="18.96mm" fo:break-before="auto" style:use-optimal-row-height="false"/>
    </style:style>
    <style:style style:name="ro78" style:family="table-row">
      <style:table-row-properties style:row-height="16.25mm" fo:break-before="auto" style:use-optimal-row-height="true"/>
    </style:style>
    <style:style style:name="ro79" style:family="table-row">
      <style:table-row-properties style:row-height="4.52mm" fo:break-before="auto" style:use-optimal-row-height="true"/>
    </style:style>
    <style:style style:name="ro80" style:family="table-row">
      <style:table-row-properties style:row-height="152.42mm" fo:break-before="auto" style:use-optimal-row-height="true"/>
    </style:style>
    <style:style style:name="ro81" style:family="table-row">
      <style:table-row-properties style:row-height="9.21mm" fo:break-before="auto" style:use-optimal-row-height="true"/>
    </style:style>
    <style:style style:name="ro82" style:family="table-row">
      <style:table-row-properties style:row-height="28.68mm" fo:break-before="auto" style:use-optimal-row-height="true"/>
    </style:style>
    <style:style style:name="ro83" style:family="table-row">
      <style:table-row-properties style:row-height="20.8mm" fo:break-before="auto" style:use-optimal-row-height="true"/>
    </style:style>
    <style:style style:name="ro84" style:family="table-row">
      <style:table-row-properties style:row-height="24.73mm" fo:break-before="auto" style:use-optimal-row-height="true"/>
    </style:style>
    <style:style style:name="ro85" style:family="table-row">
      <style:table-row-properties style:row-height="8.94mm" fo:break-before="auto" style:use-optimal-row-height="true"/>
    </style:style>
    <style:style style:name="ro86" style:family="table-row">
      <style:table-row-properties style:row-height="9.47mm" fo:break-before="auto" style:use-optimal-row-height="true"/>
    </style:style>
    <style:style style:name="ro87" style:family="table-row">
      <style:table-row-properties style:row-height="12.89mm" fo:break-before="auto" style:use-optimal-row-height="true"/>
    </style:style>
    <style:style style:name="ro88" style:family="table-row">
      <style:table-row-properties style:row-height="16.85mm" fo:break-before="auto" style:use-optimal-row-height="true"/>
    </style:style>
    <style:style style:name="ro89" style:family="table-row">
      <style:table-row-properties style:row-height="17.73mm" fo:break-before="auto" style:use-optimal-row-height="true"/>
    </style:style>
    <style:style style:name="ro90" style:family="table-row">
      <style:table-row-properties style:row-height="32.63mm" fo:break-before="auto" style:use-optimal-row-height="true"/>
    </style:style>
    <style:style style:name="ro91" style:family="table-row">
      <style:table-row-properties style:row-height="15.54mm" fo:break-before="auto" style:use-optimal-row-height="false"/>
    </style:style>
    <style:style style:name="ro92" style:family="table-row">
      <style:table-row-properties style:row-height="11.22mm" fo:break-before="auto" style:use-optimal-row-height="true"/>
    </style:style>
    <style:style style:name="ro93" style:family="table-row">
      <style:table-row-properties style:row-height="6.31mm" fo:break-before="auto" style:use-optimal-row-height="true"/>
    </style:style>
    <style:style style:name="ro94" style:family="table-row">
      <style:table-row-properties style:row-height="16.07mm" fo:break-before="auto" style:use-optimal-row-height="false"/>
    </style:style>
    <style:style style:name="ro95" style:family="table-row">
      <style:table-row-properties style:row-height="59.3mm" fo:break-before="auto" style:use-optimal-row-height="true"/>
    </style:style>
    <style:style style:name="ro96" style:family="table-row">
      <style:table-row-properties style:row-height="97.26mm" fo:break-before="auto" style:use-optimal-row-height="true"/>
    </style:style>
    <style:style style:name="ro97" style:family="table-row">
      <style:table-row-properties style:row-height="50.01mm" fo:break-before="auto" style:use-optimal-row-height="false"/>
    </style:style>
    <style:style style:name="ro98" style:family="table-row">
      <style:table-row-properties style:row-height="58.74mm" fo:break-before="auto" style:use-optimal-row-height="true"/>
    </style:style>
    <style:style style:name="ro99" style:family="table-row">
      <style:table-row-properties style:row-height="38.52mm" fo:break-before="auto" style:use-optimal-row-height="true"/>
    </style:style>
    <style:style style:name="ro100" style:family="table-row">
      <style:table-row-properties style:row-height="57.08mm" fo:break-before="auto" style:use-optimal-row-height="true"/>
    </style:style>
    <style:style style:name="ro101" style:family="table-row">
      <style:table-row-properties style:row-height="46.83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wrap-option="wrap" style:vertical-align="top"/>
      <style:paragraph-properties fo:text-align="start"/>
    </style:style>
    <style:style style:name="ce2"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3" style:family="table-cell" style:parent-style-name="Default">
      <style:table-cell-properties fo:background-color="#dddddd" style:text-align-source="fix" style:repeat-content="false" fo:wrap-option="wrap" style:vertical-align="top"/>
      <style:paragraph-properties fo:text-align="start"/>
    </style:style>
    <style:style style:name="ce4" style:family="table-cell" style:parent-style-name="Default">
      <style:table-cell-properties style:text-align-source="fix" style:repeat-content="false" fo:wrap-option="wrap" style:vertical-align="top"/>
      <style:paragraph-properties fo:text-align="start"/>
      <style:text-properties style:font-name="ＭＳ Ｐゴシック" style:font-name-asian="ＭＳ Ｐゴシック" style:font-name-complex="TakaoPGothic"/>
    </style:style>
    <style:style style:name="ce5" style:family="table-cell" style:parent-style-name="Default">
      <style:table-cell-properties style:text-align-source="fix" style:repeat-content="false" fo:wrap-option="wrap" style:vertical-align="top"/>
      <style:paragraph-properties fo:text-align="start"/>
      <style:text-properties style:font-name="Liberation Sans" style:font-name-asian="TakaoPGothic" style:font-name-complex="TakaoPGothic"/>
    </style:style>
    <style:style style:name="ce6"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style>
    <style:style style:name="ce7" style:family="table-cell" style:parent-style-name="Default">
      <style:table-cell-properties style:text-align-source="fix" style:repeat-content="false" fo:background-color="transparent" fo:wrap-option="wrap" style:vertical-align="top"/>
      <style:paragraph-properties fo:text-align="start"/>
    </style:style>
    <style:style style:name="ce8" style:family="table-cell" style:parent-style-name="Default">
      <style:table-cell-properties style:text-align-source="fix" style:repeat-content="false" fo:background-color="transparent" fo:wrap-option="wrap" style:vertical-align="top"/>
      <style:paragraph-properties fo:text-align="start"/>
      <style:text-properties style:font-name="ＭＳ Ｐゴシック" style:font-name-asian="ＭＳ Ｐゴシック" style:font-name-complex="TakaoPGothic"/>
    </style:style>
    <style:style style:name="ce9" style:family="table-cell" style:parent-style-name="Default">
      <style:table-cell-properties style:glyph-orientation-vertical="0" fo:border-bottom="0.74pt solid #000000" style:diagonal-bl-tr="none" style:diagonal-tl-br="none" style:text-align-source="fix" style:repeat-content="false" fo:background-color="transparent" fo:wrap-option="wrap" fo:border-left="0.74pt solid #000000" style:direction="ltr" fo:padding="0.71mm" fo:border-right="2.49pt solid #000000" style:rotation-angle="0" style:rotation-align="none" style:shrink-to-fit="false" fo:border-top="0.74pt solid #000000"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10"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style>
    <style:style style:name="ce12" style:family="table-cell" style:parent-style-name="Default">
      <style:table-cell-properties style:glyph-orientation-vertical="0" fo:background-color="#dddddd"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13" style:family="table-cell" style:parent-style-name="Default">
      <style:table-cell-properties style:glyph-orientation-vertical="0" fo:background-color="#dddddd"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style>
    <style:style style:name="ce14" style:family="table-cell" style:parent-style-name="Default">
      <style:table-cell-properties style:glyph-orientation-vertical="0" style:diagonal-bl-tr="none" style:diagonal-tl-br="none" style:text-align-source="fix" style:repeat-content="false" fo:background-color="transparent" fo:wrap-option="wrap" fo:border="0.74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15"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size-asian="10pt" style:font-style-asian="normal" style:font-weight-asian="normal" style:font-name-complex="Hiragino Kaku Gothic ProN" style:font-size-complex="10pt" style:font-style-complex="normal" style:font-weight-complex="normal"/>
    </style:style>
    <style:style style:name="ce16" style:family="table-cell" style:parent-style-name="Default" style:data-style-name="N100">
      <style:table-cell-properties fo:background-color="#dddddd" style:text-align-source="fix" style:repeat-content="false" fo:wrap-option="wrap" style:vertical-align="top"/>
      <style:paragraph-properties fo:text-align="start"/>
    </style:style>
    <style:style style:name="ce17" style:family="table-cell" style:parent-style-name="Default" style:data-style-name="N100">
      <style:table-cell-properties style:text-align-source="fix" style:repeat-content="false" fo:wrap-option="wrap" style:vertical-align="top"/>
      <style:paragraph-properties fo:text-align="start"/>
    </style:style>
    <style:style style:name="ce18" style:family="table-cell" style:parent-style-name="Default">
      <style:table-cell-properties style:text-align-source="fix" style:repeat-content="false" fo:wrap-option="wrap" style:vertical-align="top"/>
      <style:paragraph-properties fo:text-align="start" fo:margin-left="0mm"/>
    </style:style>
    <style:style style:name="ce19" style:family="table-cell" style:parent-style-name="Default">
      <style:table-cell-properties fo:background-color="#dddddd" style:text-align-source="fix" style:repeat-content="false" fo:wrap-option="wrap" style:vertical-align="top"/>
      <style:paragraph-properties fo:text-align="start" fo:margin-left="0mm"/>
    </style:style>
    <style:style style:name="ce20"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21" style:family="table-cell" style:parent-style-name="Default">
      <style:table-cell-properties fo:wrap-option="wrap"/>
    </style:style>
    <style:style style:name="T1" style:family="text">
      <style:text-properties style:font-name-asian="ＭＳ Ｐゴシック"/>
    </style:style>
    <style:style style:name="T2" style:family="text">
      <style:text-properties style:font-name="ＭＳ Ｐゴシック" style:font-name-asian="ＭＳ Ｐゴシック"/>
    </style:style>
    <style:style style:name="T3" style:family="text">
      <style:text-properties style:font-name="Arial" style:font-name-asian="ＭＳ Ｐゴシック"/>
    </style:style>
    <style:style style:name="T4" style:family="text">
      <style:text-properties style:font-name="ＭＳ Ｐゴシック" style:font-name-asian="ＭＳ Ｐゴシック" style:font-name-complex="TakaoPGothic"/>
    </style:style>
    <style:style style:name="T5" style:family="text">
      <style:text-properties style:font-name="Liberation Sans" style:font-name-asian="TakaoPGothic"/>
    </style:style>
  </office:automatic-styles>
  <office:body>
    <office:spreadsheet>
      <table:table table:name="customization-items" table:style-name="ta1">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2" table:default-cell-style-name="ce1"/>
        <table:table-column table:style-name="co5" table:default-cell-style-name="ce7"/>
        <table:table-column table:style-name="co6" table:default-cell-style-name="ce7"/>
        <table:table-column table:style-name="co7" table:default-cell-style-name="ce7"/>
        <table:table-column table:style-name="co8" table:default-cell-style-name="ce7"/>
        <table:table-column table:style-name="co9" table:default-cell-style-name="ce1"/>
        <table:table-column table:style-name="co10" table:visibility="collapse" table:default-cell-style-name="ce1"/>
        <table:table-column table:style-name="co11" table:visibility="collapse" table:default-cell-style-name="ce1"/>
        <table:table-column table:style-name="co12" table:number-columns-repeated="1012" table:default-cell-style-name="ce1"/>
        <table:table-row table:style-name="ro1">
          <table:table-cell office:value-type="string" calcext:value-type="string">
            <text:p>設定項目番号</text:p>
          </table:table-cell>
          <table:table-cell office:value-type="string" calcext:value-type="string">
            <text:p>選択肢番号</text:p>
          </table:table-cell>
          <table:table-cell office:value-type="string" calcext:value-type="string">
            <text:p>カテゴリー</text:p>
          </table:table-cell>
          <table:table-cell office:value-type="string" calcext:value-type="string">
            <text:p>カスタマイズ項目（目的）</text:p>
          </table:table-cell>
          <table:table-cell office:value-type="string" calcext:value-type="string">
            <text:p>サイト別設定の可否</text:p>
          </table:table-cell>
          <table:table-cell office:value-type="string" calcext:value-type="string">
            <text:p>選択肢</text:p>
          </table:table-cell>
          <table:table-cell office:value-type="string" calcext:value-type="string">
            <text:p>設定方法</text:p>
          </table:table-cell>
          <table:table-cell office:value-type="string" calcext:value-type="string">
            <text:p>設定内容（Firefox 45）</text:p>
          </table:table-cell>
          <table:table-cell table:style-name="ce8" office:value-type="string" calcext:value-type="string">
            <text:p>Firefox 38→45での変更</text:p>
          </table:table-cell>
          <table:table-cell office:value-type="string" calcext:value-type="string">
            <text:p>設定内容（Firefox 38）</text:p>
          </table:table-cell>
          <table:table-cell office:value-type="string" calcext:value-type="string">
            <text:p>設定内容（Firefox 31）</text:p>
          </table:table-cell>
          <table:table-cell office:value-type="string" calcext:value-type="string">
            <text:p>設定内容（Firefox 24）</text:p>
          </table:table-cell>
          <table:table-cell table:number-columns-repeated="1012"/>
        </table:table-row>
        <table:table-row table:style-name="ro2">
          <table:table-cell office:value-type="string" calcext:value-type="string">
            <text:p>Install-1</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ラの表示名</text:p>
          </table:table-cell>
          <table:table-cell office:value-type="string" calcext:value-type="string" table:number-columns-spanned="1" table:number-rows-spanned="2">
            <text:p>-</text:p>
          </table:table-cell>
          <table:table-cell office:value-type="string" calcext:value-type="string">
            <text:p>Fx Meta Installer（既定）</text:p>
          </table:table-cell>
          <table:table-cell office:value-type="string" calcext:value-type="string">
            <text:p>fx-meta-installerビルド時に決定</text:p>
          </table:table-cell>
          <table:table-cell table:style-name="ce1" office:value-type="string" calcext:value-type="string">
            <text:p>-</text:p>
          </table:table-cell>
          <table:table-cell table:formula="of:=IF([.H2]=&quot;&quot;;&quot;?&quot;;IF([.J2]=&quot;&quot;;&quot;新規&quot;;IF([.H2]=[.J2];&quot;&quot;;&quot;○&quot;)))">
            <text:p/>
          </table:table-cell>
          <table:table-cell office:value-type="string" calcext:value-type="string">
            <text:p>-</text:p>
          </table:table-cell>
          <table:table-cell table:number-columns-repeated="1014"/>
        </table:table-row>
        <table:table-row table:style-name="ro3">
          <table:table-cell office:value-type="string" calcext:value-type="string">
            <text:p>Install-1</text:p>
          </table:table-cell>
          <table:table-cell office:value-type="float" office:value="2" calcext:value-type="float">
            <text:p>2</text:p>
          </table:table-cell>
          <table:covered-table-cell table:number-columns-repeated="3"/>
          <table:table-cell office:value-type="string" calcext:value-type="string">
            <text:p>任意の名前</text:p>
          </table:table-cell>
          <table:table-cell office:value-type="string" calcext:value-type="string">
            <text:p>fx-meta-installerビルド時に決定</text:p>
          </table:table-cell>
          <table:table-cell table:style-name="ce1" office:value-type="string" calcext:value-type="string">
            <text:p>!define PRODUCT_FULL_NAME <text:s/>"（名前）"</text:p>
          </table:table-cell>
          <table:table-cell table:formula="of:=IF([.H3]=&quot;&quot;;&quot;?&quot;;IF([.J3]=&quot;&quot;;&quot;新規&quot;;IF([.H3]=[.J3];&quot;&quot;;&quot;○&quot;)))">
            <text:p/>
          </table:table-cell>
          <table:table-cell office:value-type="string" calcext:value-type="string">
            <text:p>!define PRODUCT_FULL_NAME <text:s/>"（名前）"</text:p>
          </table:table-cell>
          <table:table-cell table:number-columns-repeated="1014"/>
        </table:table-row>
        <table:table-row table:style-name="ro3">
          <table:table-cell office:value-type="string" calcext:value-type="string">
            <text:p>Install-2</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ラのファイル名</text:p>
          </table:table-cell>
          <table:table-cell office:value-type="string" calcext:value-type="string" table:number-columns-spanned="1" table:number-rows-spanned="2">
            <text:p>-</text:p>
          </table:table-cell>
          <table:table-cell office:value-type="string" calcext:value-type="string">
            <text:p>FxMetaInstaller</text:p>
          </table:table-cell>
          <table:table-cell office:value-type="string" calcext:value-type="string">
            <text:p>fx-meta-installerビルド時に決定</text:p>
          </table:table-cell>
          <table:table-cell table:style-name="ce1" office:value-type="string" calcext:value-type="string">
            <text:p>-</text:p>
          </table:table-cell>
          <table:table-cell table:formula="of:=IF([.H4]=&quot;&quot;;&quot;?&quot;;IF([.J4]=&quot;&quot;;&quot;新規&quot;;IF([.H4]=[.J4];&quot;&quot;;&quot;○&quot;)))">
            <text:p/>
          </table:table-cell>
          <table:table-cell office:value-type="string" calcext:value-type="string">
            <text:p>-</text:p>
          </table:table-cell>
          <table:table-cell table:number-columns-repeated="1014"/>
        </table:table-row>
        <table:table-row table:style-name="ro3">
          <table:table-cell office:value-type="string" calcext:value-type="string">
            <text:p>Install-2</text:p>
          </table:table-cell>
          <table:table-cell office:value-type="float" office:value="2" calcext:value-type="float">
            <text:p>2</text:p>
          </table:table-cell>
          <table:covered-table-cell table:number-columns-repeated="3"/>
          <table:table-cell office:value-type="string" calcext:value-type="string">
            <text:p>任意の名前</text:p>
          </table:table-cell>
          <table:table-cell office:value-type="string" calcext:value-type="string">
            <text:p>fx-meta-installerビルド時に決定</text:p>
          </table:table-cell>
          <table:table-cell table:style-name="ce1" office:value-type="string" calcext:value-type="string">
            <text:p>!define PRODUCT_NAME <text:s/>"（名前）"</text:p>
          </table:table-cell>
          <table:table-cell table:formula="of:=IF([.H5]=&quot;&quot;;&quot;?&quot;;IF([.J5]=&quot;&quot;;&quot;新規&quot;;IF([.H5]=[.J5];&quot;&quot;;&quot;○&quot;)))">
            <text:p/>
          </table:table-cell>
          <table:table-cell office:value-type="string" calcext:value-type="string">
            <text:p>!define PRODUCT_NAME <text:s/>"（名前）"</text:p>
          </table:table-cell>
          <table:table-cell table:number-columns-repeated="1014"/>
        </table:table-row>
        <table:table-row table:style-name="ro4">
          <table:table-cell office:value-type="string" calcext:value-type="string">
            <text:p>Install-3</text:p>
          </table:table-cell>
          <table:table-cell office:value-type="float" office:value="1" calcext:value-type="float">
            <text:p>1</text:p>
          </table:table-cell>
          <table:table-cell office:value-type="string" calcext:value-type="string" table:number-columns-spanned="1" table:number-rows-spanned="3">
            <text:p>インストール</text:p>
          </table:table-cell>
          <table:table-cell office:value-type="string" calcext:value-type="string" table:number-columns-spanned="1" table:number-rows-spanned="3">
            <text:p>インストーラのウィザード</text:p>
          </table:table-cell>
          <table:table-cell office:value-type="string" calcext:value-type="string" table:number-columns-spanned="1" table:number-rows-spanned="3">
            <text:p>-</text:p>
          </table:table-cell>
          <table:table-cell office:value-type="string" calcext:value-type="string">
            <text:p>表示し、操作確認を求める</text:p>
          </table:table-cell>
          <table:table-cell office:value-type="string" calcext:value-type="string">
            <text:p>fx-meta-installerビルド時に決定</text:p>
          </table:table-cell>
          <table:table-cell table:style-name="ce2" office:value-type="string" calcext:value-type="string">
            <text:p>!define PRODUCT_INSTALL_MODE "NORMAL"</text:p>
          </table:table-cell>
          <table:table-cell table:formula="of:=IF([.H6]=&quot;&quot;;&quot;?&quot;;IF([.J6]=&quot;&quot;;&quot;新規&quot;;IF([.H6]=[.J6];&quot;&quot;;&quot;○&quot;)))">
            <text:p/>
          </table:table-cell>
          <table:table-cell office:value-type="string" calcext:value-type="string">
            <text:p>!define PRODUCT_INSTALL_MODE "NORMAL"</text:p>
          </table:table-cell>
          <table:table-cell table:number-columns-repeated="1014"/>
        </table:table-row>
        <table:table-row table:style-name="ro4">
          <table:table-cell office:value-type="string" calcext:value-type="string">
            <text:p>Install-3</text:p>
          </table:table-cell>
          <table:table-cell office:value-type="float" office:value="2" calcext:value-type="float">
            <text:p>2</text:p>
          </table:table-cell>
          <table:covered-table-cell table:number-columns-repeated="3"/>
          <table:table-cell office:value-type="string" calcext:value-type="string">
            <text:p>表示し、操作確認を求めない（既定）</text:p>
          </table:table-cell>
          <table:table-cell office:value-type="string" calcext:value-type="string">
            <text:p>fx-meta-installerビルド時に決定</text:p>
          </table:table-cell>
          <table:table-cell table:style-name="ce2" office:value-type="string" calcext:value-type="string">
            <text:p>!define PRODUCT_INSTALL_MODE "PASSIVE"</text:p>
          </table:table-cell>
          <table:table-cell table:formula="of:=IF([.H7]=&quot;&quot;;&quot;?&quot;;IF([.J7]=&quot;&quot;;&quot;新規&quot;;IF([.H7]=[.J7];&quot;&quot;;&quot;○&quot;)))">
            <text:p/>
          </table:table-cell>
          <table:table-cell office:value-type="string" calcext:value-type="string">
            <text:p>!define PRODUCT_INSTALL_MODE "PASSIVE"</text:p>
          </table:table-cell>
          <table:table-cell table:number-columns-repeated="1014"/>
        </table:table-row>
        <table:table-row table:style-name="ro4">
          <table:table-cell office:value-type="string" calcext:value-type="string">
            <text:p>Install-3</text:p>
          </table:table-cell>
          <table:table-cell office:value-type="float" office:value="3" calcext:value-type="float">
            <text:p>3</text:p>
          </table:table-cell>
          <table:covered-table-cell table:number-columns-repeated="3"/>
          <table:table-cell office:value-type="string" calcext:value-type="string">
            <text:p>一切表示しない</text:p>
          </table:table-cell>
          <table:table-cell office:value-type="string" calcext:value-type="string">
            <text:p>fx-meta-installerビルド時に決定</text:p>
          </table:table-cell>
          <table:table-cell table:style-name="ce2" office:value-type="string" calcext:value-type="string">
            <text:p>!define PRODUCT_INSTALL_MODE "QUIET"</text:p>
          </table:table-cell>
          <table:table-cell table:formula="of:=IF([.H8]=&quot;&quot;;&quot;?&quot;;IF([.J8]=&quot;&quot;;&quot;新規&quot;;IF([.H8]=[.J8];&quot;&quot;;&quot;○&quot;)))">
            <text:p/>
          </table:table-cell>
          <table:table-cell office:value-type="string" calcext:value-type="string">
            <text:p>!define PRODUCT_INSTALL_MODE "QUIET"</text:p>
          </table:table-cell>
          <table:table-cell table:number-columns-repeated="1014"/>
        </table:table-row>
        <table:table-row table:style-name="ro5">
          <table:table-cell office:value-type="string" calcext:value-type="string">
            <text:p>Install-4</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ル完了後のメッセージ</text:p>
          </table:table-cell>
          <table:table-cell office:value-type="string" calcext:value-type="string" table:number-columns-spanned="1" table:number-rows-spanned="2">
            <text:p>-</text:p>
          </table:table-cell>
          <table:table-cell office:value-type="string" calcext:value-type="string">
            <text:p>表示しない（既定）</text:p>
          </table:table-cell>
          <table:table-cell office:value-type="string" calcext:value-type="string">
            <text:p>-</text:p>
          </table:table-cell>
          <table:table-cell table:style-name="ce1" office:value-type="string" calcext:value-type="string">
            <text:p>-</text:p>
          </table:table-cell>
          <table:table-cell table:formula="of:=IF([.H9]=&quot;&quot;;&quot;?&quot;;IF([.J9]=&quot;&quot;;&quot;新規&quot;;IF([.H9]=[.J9];&quot;&quot;;&quot;○&quot;)))">
            <text:p/>
          </table:table-cell>
          <table:table-cell office:value-type="string" calcext:value-type="string">
            <text:p>-</text:p>
          </table:table-cell>
          <table:table-cell table:number-columns-repeated="1014"/>
        </table:table-row>
        <table:table-row table:style-name="ro6">
          <table:table-cell office:value-type="string" calcext:value-type="string">
            <text:p>Install-4</text:p>
          </table:table-cell>
          <table:table-cell office:value-type="float" office:value="2" calcext:value-type="float">
            <text:p>2</text:p>
          </table:table-cell>
          <table:covered-table-cell table:number-columns-repeated="3"/>
          <table:table-cell office:value-type="string" calcext:value-type="string">
            <text:p>表示する</text:p>
          </table:table-cell>
          <table:table-cell office:value-type="string" calcext:value-type="string">
            <text:p>fainstall.iniを編集する</text:p>
          </table:table-cell>
          <table:table-cell table:style-name="ce1" office:value-type="string" calcext:value-type="string">
            <text:p>[fainstall]</text:p>
            <text:p>FinishTitle=Fx Meta Installer</text:p>
            <text:p>FinishMessage=インストールが完了しました</text:p>
          </table:table-cell>
          <table:table-cell table:formula="of:=IF([.H10]=&quot;&quot;;&quot;?&quot;;IF([.J10]=&quot;&quot;;&quot;新規&quot;;IF([.H10]=[.J10];&quot;&quot;;&quot;○&quot;)))">
            <text:p/>
          </table:table-cell>
          <table:table-cell office:value-type="string" calcext:value-type="string">
            <text:p>[fainstall]</text:p>
            <text:p>FinishTitle=Fx Meta Installer</text:p>
            <text:p>FinishMessage=インストールが完了しました</text:p>
          </table:table-cell>
          <table:table-cell table:number-columns-repeated="1014"/>
        </table:table-row>
        <table:table-row table:style-name="ro5">
          <table:table-cell office:value-type="string" calcext:value-type="string">
            <text:p>Install-5</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ル完了後の再起動要求</text:p>
          </table:table-cell>
          <table:table-cell office:value-type="string" calcext:value-type="string" table:number-columns-spanned="1" table:number-rows-spanned="2">
            <text:p>-</text:p>
          </table:table-cell>
          <table:table-cell office:value-type="string" calcext:value-type="string">
            <text:p>表示しない（既定）</text:p>
          </table:table-cell>
          <table:table-cell office:value-type="string" calcext:value-type="string">
            <text:p>-</text:p>
          </table:table-cell>
          <table:table-cell table:style-name="ce1" office:value-type="string" calcext:value-type="string">
            <text:p>-</text:p>
          </table:table-cell>
          <table:table-cell table:formula="of:=IF([.H11]=&quot;&quot;;&quot;?&quot;;IF([.J11]=&quot;&quot;;&quot;新規&quot;;IF([.H11]=[.J11];&quot;&quot;;&quot;○&quot;)))">
            <text:p/>
          </table:table-cell>
          <table:table-cell office:value-type="string" calcext:value-type="string">
            <text:p>-</text:p>
          </table:table-cell>
          <table:table-cell table:number-columns-repeated="1014"/>
        </table:table-row>
        <table:table-row table:style-name="ro7">
          <table:table-cell office:value-type="string" calcext:value-type="string">
            <text:p>Install-5</text:p>
          </table:table-cell>
          <table:table-cell office:value-type="float" office:value="2" calcext:value-type="float">
            <text:p>2</text:p>
          </table:table-cell>
          <table:covered-table-cell table:number-columns-repeated="3"/>
          <table:table-cell office:value-type="string" calcext:value-type="string">
            <text:p>表示する</text:p>
          </table:table-cell>
          <table:table-cell office:value-type="string" calcext:value-type="string">
            <text:p>fainstall.iniを編集する</text:p>
          </table:table-cell>
          <table:table-cell table:style-name="ce1" office:value-type="string" calcext:value-type="string">
            <text:p>[fainstall]</text:p>
            <text:p>ConfirmRestartTitle=Fx Meta Installer</text:p>
            <text:p>ConfirmRestartMessage=今すぐコンピュータを再起動しますか？</text:p>
          </table:table-cell>
          <table:table-cell table:formula="of:=IF([.H12]=&quot;&quot;;&quot;?&quot;;IF([.J12]=&quot;&quot;;&quot;新規&quot;;IF([.H12]=[.J12];&quot;&quot;;&quot;○&quot;)))">
            <text:p/>
          </table:table-cell>
          <table:table-cell office:value-type="string" calcext:value-type="string">
            <text:p>[fainstall]</text:p>
            <text:p>ConfirmRestartTitle=Fx Meta Installer</text:p>
            <text:p>ConfirmRestartMessage=今すぐコンピュータを再起動しますか？</text:p>
          </table:table-cell>
          <table:table-cell table:number-columns-repeated="1014"/>
        </table:table-row>
        <table:table-row table:style-name="ro2">
          <table:table-cell office:value-type="string" calcext:value-type="string">
            <text:p>Install-6</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ラのウィザードの表示言語</text:p>
          </table:table-cell>
          <table:table-cell office:value-type="string" calcext:value-type="string" table:number-columns-spanned="1" table:number-rows-spanned="2">
            <text:p>-</text:p>
          </table:table-cell>
          <table:table-cell office:value-type="string" calcext:value-type="string">
            <text:p>日本語（既定）</text:p>
          </table:table-cell>
          <table:table-cell office:value-type="string" calcext:value-type="string">
            <text:p>fx-meta-installerビルド時に決定</text:p>
          </table:table-cell>
          <table:table-cell table:style-name="ce1" office:value-type="string" calcext:value-type="string">
            <text:p>!define PRODUCT_LANGUAGE "Japanese"</text:p>
          </table:table-cell>
          <table:table-cell table:formula="of:=IF([.H13]=&quot;&quot;;&quot;?&quot;;IF([.J13]=&quot;&quot;;&quot;新規&quot;;IF([.H13]=[.J13];&quot;&quot;;&quot;○&quot;)))">
            <text:p/>
          </table:table-cell>
          <table:table-cell office:value-type="string" calcext:value-type="string">
            <text:p>!define PRODUCT_LANGUAGE "Japanese"</text:p>
          </table:table-cell>
          <table:table-cell table:number-columns-repeated="1014"/>
        </table:table-row>
        <table:table-row table:style-name="ro2">
          <table:table-cell office:value-type="string" calcext:value-type="string">
            <text:p>Install-6</text:p>
          </table:table-cell>
          <table:table-cell office:value-type="float" office:value="2" calcext:value-type="float">
            <text:p>2</text:p>
          </table:table-cell>
          <table:covered-table-cell table:number-columns-repeated="3"/>
          <table:table-cell office:value-type="string" calcext:value-type="string">
            <text:p>英語</text:p>
          </table:table-cell>
          <table:table-cell office:value-type="string" calcext:value-type="string">
            <text:p>fx-meta-installerビルド時に決定</text:p>
          </table:table-cell>
          <table:table-cell table:style-name="ce1" office:value-type="string" calcext:value-type="string">
            <text:p>!define PRODUCT_LANGUAGE "English"</text:p>
          </table:table-cell>
          <table:table-cell table:formula="of:=IF([.H14]=&quot;&quot;;&quot;?&quot;;IF([.J14]=&quot;&quot;;&quot;新規&quot;;IF([.H14]=[.J14];&quot;&quot;;&quot;○&quot;)))">
            <text:p/>
          </table:table-cell>
          <table:table-cell office:value-type="string" calcext:value-type="string">
            <text:p>!define PRODUCT_LANGUAGE "English"</text:p>
          </table:table-cell>
          <table:table-cell table:number-columns-repeated="1014"/>
        </table:table-row>
        <table:table-row table:style-name="ro8">
          <table:table-cell office:value-type="string" calcext:value-type="string">
            <text:p>Install-7</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Firefox/Thunderbirdの同梱</text:p>
          </table:table-cell>
          <table:table-cell office:value-type="string" calcext:value-type="string" table:number-columns-spanned="1" table:number-rows-spanned="2">
            <text:p>-</text:p>
          </table:table-cell>
          <table:table-cell office:value-type="string" calcext:value-type="string">
            <text:p>同梱しない（既定）</text:p>
          </table:table-cell>
          <table:table-cell office:value-type="string" calcext:value-type="string">
            <text:p>-</text:p>
          </table:table-cell>
          <table:table-cell table:style-name="ce2" office:value-type="string" calcext:value-type="string">
            <text:p>-</text:p>
          </table:table-cell>
          <table:table-cell table:formula="of:=IF([.H15]=&quot;&quot;;&quot;?&quot;;IF([.J15]=&quot;&quot;;&quot;新規&quot;;IF([.H15]=[.J15];&quot;&quot;;&quot;○&quot;)))">
            <text:p/>
          </table:table-cell>
          <table:table-cell office:value-type="string" calcext:value-type="string">
            <text:p>-</text:p>
          </table:table-cell>
          <table:table-cell table:number-columns-repeated="1014"/>
        </table:table-row>
        <table:table-row table:style-name="ro4">
          <table:table-cell office:value-type="string" calcext:value-type="string">
            <text:p>Install-7</text:p>
          </table:table-cell>
          <table:table-cell office:value-type="float" office:value="2" calcext:value-type="float">
            <text:p>2</text:p>
          </table:table-cell>
          <table:covered-table-cell table:number-columns-repeated="3"/>
          <table:table-cell office:value-type="string" calcext:value-type="string">
            <text:p>指定バージョンを同梱する</text:p>
          </table:table-cell>
          <table:table-cell office:value-type="string" calcext:value-type="string">
            <text:p>resources以下にインストーラを同梱</text:p>
          </table:table-cell>
          <table:table-cell table:style-name="ce2" office:value-type="string" calcext:value-type="string">
            <text:p>-</text:p>
          </table:table-cell>
          <table:table-cell table:formula="of:=IF([.H16]=&quot;&quot;;&quot;?&quot;;IF([.J16]=&quot;&quot;;&quot;新規&quot;;IF([.H16]=[.J16];&quot;&quot;;&quot;○&quot;)))">
            <text:p/>
          </table:table-cell>
          <table:table-cell office:value-type="string" calcext:value-type="string">
            <text:p>-</text:p>
          </table:table-cell>
          <table:table-cell table:number-columns-repeated="1014"/>
        </table:table-row>
        <table:table-row table:style-name="ro9">
          <table:table-cell office:value-type="string" calcext:value-type="string">
            <text:p>Install-8</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Firefox/Thunderbirdのインストール先</text:p>
          </table:table-cell>
          <table:table-cell office:value-type="string" calcext:value-type="string" table:number-columns-spanned="1" table:number-rows-spanned="2">
            <text:p>-</text:p>
          </table:table-cell>
          <table:table-cell office:value-type="string" calcext:value-type="string">
            <text:p>既定のインストール先（既定）</text:p>
          </table:table-cell>
          <table:table-cell office:value-type="string" calcext:value-type="string">
            <text:p>-</text:p>
          </table:table-cell>
          <table:table-cell table:style-name="ce1" office:value-type="string" calcext:value-type="string">
            <text:p>-</text:p>
          </table:table-cell>
          <table:table-cell table:formula="of:=IF([.H17]=&quot;&quot;;&quot;?&quot;;IF([.J17]=&quot;&quot;;&quot;新規&quot;;IF([.H17]=[.J17];&quot;&quot;;&quot;○&quot;)))">
            <text:p/>
          </table:table-cell>
          <table:table-cell office:value-type="string" calcext:value-type="string">
            <text:p>-</text:p>
          </table:table-cell>
          <table:table-cell table:number-columns-repeated="1014"/>
        </table:table-row>
        <table:table-row table:style-name="ro10">
          <table:table-cell office:value-type="string" calcext:value-type="string">
            <text:p>Install-8</text:p>
          </table:table-cell>
          <table:table-cell office:value-type="float" office:value="2" calcext:value-type="float">
            <text:p>2</text:p>
          </table:table-cell>
          <table:covered-table-cell table:number-columns-repeated="3"/>
          <table:table-cell office:value-type="string" calcext:value-type="string">
            <text:p>任意のインストール先</text:p>
          </table:table-cell>
          <table:table-cell office:value-type="string" calcext:value-type="string">
            <text:p>Firefox-setup.ini/Thunderbird-setup.iniを編集する</text:p>
          </table:table-cell>
          <table:table-cell table:style-name="ce1" office:value-type="string" calcext:value-type="string">
            <text:p>[Install]</text:p>
            <text:p>InstallDirectoryName=</text:p>
            <text:p>InstallDirectoryPath=</text:p>
          </table:table-cell>
          <table:table-cell table:formula="of:=IF([.H18]=&quot;&quot;;&quot;?&quot;;IF([.J18]=&quot;&quot;;&quot;新規&quot;;IF([.H18]=[.J18];&quot;&quot;;&quot;○&quot;)))">
            <text:p/>
          </table:table-cell>
          <table:table-cell office:value-type="string" calcext:value-type="string">
            <text:p>[Install]</text:p>
            <text:p>InstallDirectoryName=</text:p>
            <text:p>InstallDirectoryPath=</text:p>
          </table:table-cell>
          <table:table-cell table:number-columns-repeated="1014"/>
        </table:table-row>
        <table:table-row table:style-name="ro5">
          <table:table-cell office:value-type="string" calcext:value-type="string">
            <text:p>Install-9</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メタインストーラの表示バージョン</text:p>
          </table:table-cell>
          <table:table-cell office:value-type="string" calcext:value-type="string" table:number-columns-spanned="1" table:number-rows-spanned="2">
            <text:p>-</text:p>
          </table:table-cell>
          <table:table-cell office:value-type="string" calcext:value-type="string">
            <text:p>指定しない（規定）</text:p>
          </table:table-cell>
          <table:table-cell office:value-type="string" calcext:value-type="string">
            <text:p>-</text:p>
          </table:table-cell>
          <table:table-cell table:style-name="ce1" office:value-type="string" calcext:value-type="string">
            <text:p>-</text:p>
          </table:table-cell>
          <table:table-cell table:formula="of:=IF([.H19]=&quot;&quot;;&quot;?&quot;;IF([.J19]=&quot;&quot;;&quot;新規&quot;;IF([.H19]=[.J19];&quot;&quot;;&quot;○&quot;)))">
            <text:p/>
          </table:table-cell>
          <table:table-cell office:value-type="string" calcext:value-type="string">
            <text:p>-</text:p>
          </table:table-cell>
          <table:table-cell table:number-columns-repeated="1014"/>
        </table:table-row>
        <table:table-row table:style-name="ro3">
          <table:table-cell office:value-type="string" calcext:value-type="string">
            <text:p>Install-9</text:p>
          </table:table-cell>
          <table:table-cell office:value-type="float" office:value="2" calcext:value-type="float">
            <text:p>2</text:p>
          </table:table-cell>
          <table:covered-table-cell table:number-columns-repeated="3"/>
          <table:table-cell office:value-type="string" calcext:value-type="string">
            <text:p>指定する</text:p>
          </table:table-cell>
          <table:table-cell office:value-type="string" calcext:value-type="string">
            <text:p>fainstall.iniを編集する</text:p>
          </table:table-cell>
          <table:table-cell table:style-name="ce1" office:value-type="string" calcext:value-type="string">
            <text:p>[Install]</text:p>
            <text:p>DisplayVersion=バージョン番号</text:p>
          </table:table-cell>
          <table:table-cell table:formula="of:=IF([.H20]=&quot;&quot;;&quot;?&quot;;IF([.J20]=&quot;&quot;;&quot;新規&quot;;IF([.H20]=[.J20];&quot;&quot;;&quot;○&quot;)))">
            <text:p/>
          </table:table-cell>
          <table:table-cell office:value-type="string" calcext:value-type="string">
            <text:p>[Install]</text:p>
            <text:p>DisplayVersion=バージョン番号</text:p>
          </table:table-cell>
          <table:table-cell table:number-columns-repeated="1014"/>
        </table:table-row>
        <table:table-row table:style-name="ro4">
          <table:table-cell office:value-type="string" calcext:value-type="string">
            <text:p>Application-1</text:p>
          </table:table-cell>
          <table:table-cell office:value-type="float" office:value="1" calcext:value-type="float">
            <text:p>1</text:p>
          </table:table-cell>
          <table:table-cell office:value-type="string" calcext:value-type="string" table:number-columns-spanned="1" table:number-rows-spanned="3">
            <text:p>特定用途専用アプリケーションとしての利用</text:p>
          </table:table-cell>
          <table:table-cell office:value-type="string" calcext:value-type="string" table:number-columns-spanned="1" table:number-rows-spanned="3">
            <text:p>デスクトップのショートカット</text:p>
          </table:table-cell>
          <table:table-cell office:value-type="string" calcext:value-type="string" table:number-columns-spanned="1" table:number-rows-spanned="3">
            <text:p>-</text:p>
          </table:table-cell>
          <table:table-cell office:value-type="string" calcext:value-type="string">
            <text:p>既定の内容で作成（既定）</text:p>
          </table:table-cell>
          <table:table-cell office:value-type="string" calcext:value-type="string">
            <text:p>-</text:p>
          </table:table-cell>
          <table:table-cell table:style-name="ce2" office:value-type="string" calcext:value-type="string">
            <text:p>-</text:p>
          </table:table-cell>
          <table:table-cell table:formula="of:=IF([.H21]=&quot;&quot;;&quot;?&quot;;IF([.J21]=&quot;&quot;;&quot;新規&quot;;IF([.H21]=[.J21];&quot;&quot;;&quot;○&quot;)))">
            <text:p/>
          </table:table-cell>
          <table:table-cell office:value-type="string" calcext:value-type="string">
            <text:p>-</text:p>
          </table:table-cell>
          <table:table-cell table:number-columns-repeated="1014"/>
        </table:table-row>
        <table:table-row table:style-name="ro11">
          <table:table-cell office:value-type="string" calcext:value-type="string">
            <text:p>Application-1</text:p>
          </table:table-cell>
          <table:table-cell office:value-type="float" office:value="2" calcext:value-type="float">
            <text:p>2</text:p>
          </table:table-cell>
          <table:covered-table-cell table:number-columns-repeated="3"/>
          <table:table-cell office:value-type="string" calcext:value-type="string">
            <text:p>作成しない</text:p>
          </table:table-cell>
          <table:table-cell office:value-type="string" calcext:value-type="string">
            <text:p>Firefox-setup.ini/Thunderbird-setup.iniを編集する</text:p>
          </table:table-cell>
          <table:table-cell table:style-name="ce2" office:value-type="string" calcext:value-type="string">
            <text:p>[Install]</text:p>
            <text:p>DesktopShortcut=false</text:p>
          </table:table-cell>
          <table:table-cell table:formula="of:=IF([.H22]=&quot;&quot;;&quot;?&quot;;IF([.J22]=&quot;&quot;;&quot;新規&quot;;IF([.H22]=[.J22];&quot;&quot;;&quot;○&quot;)))">
            <text:p/>
          </table:table-cell>
          <table:table-cell table:style-name="ce14" office:value-type="string" calcext:value-type="string">
            <text:p>[Install]</text:p>
            <text:p>DesktopShortcut=false</text:p>
          </table:table-cell>
          <table:table-cell table:number-columns-repeated="1014"/>
        </table:table-row>
        <table:table-row table:style-name="ro12">
          <table:table-cell office:value-type="string" calcext:value-type="string">
            <text:p>Application-1</text:p>
          </table:table-cell>
          <table:table-cell office:value-type="float" office:value="3" calcext:value-type="float">
            <text:p>3</text:p>
          </table:table-cell>
          <table:covered-table-cell table:number-columns-repeated="3"/>
          <table:table-cell office:value-type="string" calcext:value-type="string">
            <text:p>任意の内容で作成</text:p>
          </table:table-cell>
          <table:table-cell office:value-type="string" calcext:value-type="string">
            <text:p>1. Firefox-setup.ini/Thunderbird-setup.iniを編集する</text:p>
            <text:p>2. fainstall.iniを編集する</text:p>
          </table:table-cell>
          <table:table-cell table:style-name="ce11"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formula="of:=IF([.H23]=&quot;&quot;;&quot;?&quot;;IF([.J23]=&quot;&quot;;&quot;新規&quot;;IF([.H23]=[.J23];&quot;&quot;;&quot;○&quot;)))">
            <text:p/>
          </table:table-cell>
          <table:table-cell table:style-name="ce11" office:value-type="string" calcext:value-type="string">
            <text:p><text:span text:style-name="T1">Firefox-setup.ini/Thunderbird-setup.ini:</text:span></text:p>
            <text:p><text:span text:style-name="T1">[Install]</text:span></text:p>
            <text:p><text:span text:style-name="T1">DesktopShortcut=false</text:span></text:p>
            <text:p/>
            <text:p><text:span text:style-name="T1">fainstall.ini:</text:span></text:p>
            <text:p><text:span text:style-name="T1">[fainstall]</text:span></text:p>
            <text:p><text:span text:style-name="T1">Shortcuts=desktop-shortcut</text:span></text:p>
            <text:p/>
            <text:p><text:span text:style-name="T1">[desktop-shortcut]</text:span></text:p>
            <text:p><text:span text:style-name="T1">Name=ショートカット名</text:span></text:p>
            <text:p><text:span text:style-name="T1">Path=%AppDir%/firefox.exe</text:span></text:p>
            <text:p><text:span text:style-name="T1">IconPath=C:/path/to/icon.ico</text:span></text:p>
            <text:p><text:span text:style-name="T1">Options=https://example.com/</text:span></text:p>
            <text:p><text:span text:style-name="T1">TargetUser=all</text:span></text:p>
            <text:p><text:span text:style-name="T1">TargetLocation=C:/Users/Public/Desktop/</text:span></text:p>
          </table:table-cell>
          <table:table-cell table:number-columns-repeated="1014"/>
        </table:table-row>
        <table:table-row table:style-name="ro4">
          <table:table-cell office:value-type="string" calcext:value-type="string">
            <text:p>Application-2</text:p>
          </table:table-cell>
          <table:table-cell office:value-type="float" office:value="1" calcext:value-type="float">
            <text:p>1</text:p>
          </table:table-cell>
          <table:table-cell office:value-type="string" calcext:value-type="string" table:number-columns-spanned="1" table:number-rows-spanned="3">
            <text:p>特定用途専用アプリケーションとしての利用</text:p>
          </table:table-cell>
          <table:table-cell office:value-type="string" calcext:value-type="string" table:number-columns-spanned="1" table:number-rows-spanned="3">
            <text:p>スタートメニューのショートカット</text:p>
          </table:table-cell>
          <table:table-cell office:value-type="string" calcext:value-type="string" table:number-columns-spanned="1" table:number-rows-spanned="3">
            <text:p>-</text:p>
          </table:table-cell>
          <table:table-cell office:value-type="string" calcext:value-type="string">
            <text:p>既定の内容で作成（既定）</text:p>
          </table:table-cell>
          <table:table-cell office:value-type="string" calcext:value-type="string">
            <text:p>-</text:p>
          </table:table-cell>
          <table:table-cell table:style-name="ce2" office:value-type="string" calcext:value-type="string">
            <text:p>-</text:p>
          </table:table-cell>
          <table:table-cell table:formula="of:=IF([.H24]=&quot;&quot;;&quot;?&quot;;IF([.J24]=&quot;&quot;;&quot;新規&quot;;IF([.H24]=[.J24];&quot;&quot;;&quot;○&quot;)))">
            <text:p/>
          </table:table-cell>
          <table:table-cell office:value-type="string" calcext:value-type="string">
            <text:p>-</text:p>
          </table:table-cell>
          <table:table-cell table:number-columns-repeated="1014"/>
        </table:table-row>
        <table:table-row table:style-name="ro11">
          <table:table-cell office:value-type="string" calcext:value-type="string">
            <text:p>Application-2</text:p>
          </table:table-cell>
          <table:table-cell office:value-type="float" office:value="2" calcext:value-type="float">
            <text:p>2</text:p>
          </table:table-cell>
          <table:covered-table-cell table:number-columns-repeated="3"/>
          <table:table-cell office:value-type="string" calcext:value-type="string">
            <text:p>作成しない</text:p>
          </table:table-cell>
          <table:table-cell office:value-type="string" calcext:value-type="string">
            <text:p>Firefox-setup.ini/Thunderbird-setup.iniを編集する</text:p>
          </table:table-cell>
          <table:table-cell table:style-name="ce2" office:value-type="string" calcext:value-type="string">
            <text:p>[Install]</text:p>
            <text:p>StartMenuShortcuts=false</text:p>
          </table:table-cell>
          <table:table-cell table:formula="of:=IF([.H25]=&quot;&quot;;&quot;?&quot;;IF([.J25]=&quot;&quot;;&quot;新規&quot;;IF([.H25]=[.J25];&quot;&quot;;&quot;○&quot;)))">
            <text:p/>
          </table:table-cell>
          <table:table-cell office:value-type="string" calcext:value-type="string">
            <text:p>[Install]</text:p>
            <text:p>StartMenuShortcuts=false</text:p>
          </table:table-cell>
          <table:table-cell table:number-columns-repeated="1014"/>
        </table:table-row>
        <table:table-row table:style-name="ro12">
          <table:table-cell office:value-type="string" calcext:value-type="string">
            <text:p>Application-2</text:p>
          </table:table-cell>
          <table:table-cell office:value-type="float" office:value="3" calcext:value-type="float">
            <text:p>3</text:p>
          </table:table-cell>
          <table:covered-table-cell table:number-columns-repeated="3"/>
          <table:table-cell office:value-type="string" calcext:value-type="string">
            <text:p>任意の内容で作成</text:p>
          </table:table-cell>
          <table:table-cell office:value-type="string" calcext:value-type="string">
            <text:p>1.Firefox-setup.ini/Thunderbird-setup.iniを編集する</text:p>
            <text:p>2.fainstall.iniを編集する</text:p>
          </table:table-cell>
          <table:table-cell table:style-name="ce11" office:value-type="string" calcext:value-type="string">
            <text:p><text:span text:style-name="T1">Firefox-setup.ini/Thunderbird-setup.ini:</text:span></text:p>
            <text:p><text:span text:style-name="T1">[Install]</text:span></text:p>
            <text:p><text:span text:style-name="T1">StartMenuShortcuts=false</text:span></text:p>
            <text:p/>
            <text:p><text:span text:style-name="T1">fainstall.ini:</text:span></text:p>
            <text:p><text:span text:style-name="T1">[fainstall]</text:span></text:p>
            <text:p><text:span text:style-name="T1">Shortcuts=startmenu-shortcut</text:span></text:p>
            <text:p/>
            <text:p><text:span text:style-name="T1">[startmenu-shortcut]</text:span></text:p>
            <text:p><text:span text:style-name="T1">Name=ショートカット名</text:span></text:p>
            <text:p><text:span text:style-name="T1">Path=%AppDir%/firefox.exe</text:span></text:p>
            <text:p><text:span text:style-name="T1">IconPath=C:/path/to/icon.ico</text:span></text:p>
            <text:p><text:span text:style-name="T1">Options=https://example.com/</text:span></text:p>
            <text:p><text:span text:style-name="T1">TargetUser=all</text:span></text:p>
            <text:p><text:span text:style-name="T1">TargetLocation=C:/ProgramData/Microsoft/Windows/Start Menu/Programs</text:span></text:p>
          </table:table-cell>
          <table:table-cell table:formula="of:=IF([.H26]=&quot;&quot;;&quot;?&quot;;IF([.J26]=&quot;&quot;;&quot;新規&quot;;IF([.H26]=[.J26];&quot;&quot;;&quot;○&quot;)))">
            <text:p/>
          </table:table-cell>
          <table:table-cell table:style-name="ce11" office:value-type="string" calcext:value-type="string">
            <text:p><text:span text:style-name="T1">Firefox-setup.ini/Thunderbird-setup.ini:</text:span></text:p>
            <text:p><text:span text:style-name="T1">[Install]</text:span></text:p>
            <text:p><text:span text:style-name="T1">StartMenuShortcuts=false</text:span></text:p>
            <text:p/>
            <text:p><text:span text:style-name="T1">fainstall.ini:</text:span></text:p>
            <text:p><text:span text:style-name="T1">[fainstall]</text:span></text:p>
            <text:p><text:span text:style-name="T1">Shortcuts=startmenu-shortcut</text:span></text:p>
            <text:p/>
            <text:p><text:span text:style-name="T1">[startmenu-shortcut]</text:span></text:p>
            <text:p><text:span text:style-name="T1">Name=ショートカット名</text:span></text:p>
            <text:p><text:span text:style-name="T1">Path=%AppDir%/firefox.exe</text:span></text:p>
            <text:p><text:span text:style-name="T1">IconPath=C:/path/to/icon.ico</text:span></text:p>
            <text:p><text:span text:style-name="T1">Options=https://example.com/</text:span></text:p>
            <text:p><text:span text:style-name="T1">TargetUser=all</text:span></text:p>
            <text:p><text:span text:style-name="T1">TargetLocation=C:/ProgramData/Microsoft/Windows/Start Menu/Programs</text:span></text:p>
          </table:table-cell>
          <table:table-cell table:number-columns-repeated="1014"/>
        </table:table-row>
        <table:table-row table:style-name="ro4">
          <table:table-cell office:value-type="string" calcext:value-type="string">
            <text:p>Application-3</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クイック起動のショートカット</text:p>
          </table:table-cell>
          <table:table-cell office:value-type="string" calcext:value-type="string" table:number-columns-spanned="1" table:number-rows-spanned="2">
            <text:p>-</text:p>
          </table:table-cell>
          <table:table-cell office:value-type="string" calcext:value-type="string">
            <text:p>既定の内容で作成（既定）</text:p>
          </table:table-cell>
          <table:table-cell office:value-type="string" calcext:value-type="string">
            <text:p>-</text:p>
          </table:table-cell>
          <table:table-cell table:style-name="ce2" office:value-type="string" calcext:value-type="string">
            <text:p>-</text:p>
          </table:table-cell>
          <table:table-cell table:formula="of:=IF([.H27]=&quot;&quot;;&quot;?&quot;;IF([.J27]=&quot;&quot;;&quot;新規&quot;;IF([.H27]=[.J27];&quot;&quot;;&quot;○&quot;)))">
            <text:p/>
          </table:table-cell>
          <table:table-cell office:value-type="string" calcext:value-type="string">
            <text:p>-</text:p>
          </table:table-cell>
          <table:table-cell table:number-columns-repeated="1014"/>
        </table:table-row>
        <table:table-row table:style-name="ro11">
          <table:table-cell office:value-type="string" calcext:value-type="string">
            <text:p>Application-3</text:p>
          </table:table-cell>
          <table:table-cell office:value-type="float" office:value="2" calcext:value-type="float">
            <text:p>2</text:p>
          </table:table-cell>
          <table:covered-table-cell table:number-columns-repeated="3"/>
          <table:table-cell office:value-type="string" calcext:value-type="string">
            <text:p>作成しない</text:p>
          </table:table-cell>
          <table:table-cell office:value-type="string" calcext:value-type="string">
            <text:p>Firefox-setup.ini/Thunderbird-setup.iniを編集する</text:p>
          </table:table-cell>
          <table:table-cell table:style-name="ce2" office:value-type="string" calcext:value-type="string">
            <text:p>[Install]</text:p>
            <text:p>QuickLaunchShortcut=false</text:p>
          </table:table-cell>
          <table:table-cell table:formula="of:=IF([.H28]=&quot;&quot;;&quot;?&quot;;IF([.J28]=&quot;&quot;;&quot;新規&quot;;IF([.H28]=[.J28];&quot;&quot;;&quot;○&quot;)))">
            <text:p/>
          </table:table-cell>
          <table:table-cell office:value-type="string" calcext:value-type="string">
            <text:p>[Install]</text:p>
            <text:p>QuickLaunchShortcut=false</text:p>
          </table:table-cell>
          <table:table-cell table:number-columns-repeated="1014"/>
        </table:table-row>
        <table:table-row table:style-name="ro8">
          <table:table-cell office:value-type="string" calcext:value-type="string">
            <text:p>Application-4</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メインウィンドウのタイトル</text:p>
          </table:table-cell>
          <table:table-cell office:value-type="string" calcext:value-type="string" table:number-columns-spanned="1" table:number-rows-spanned="2">
            <text:p>-</text:p>
          </table:table-cell>
          <table:table-cell office:value-type="string" calcext:value-type="string">
            <text:p>既定の名前（既定）</text:p>
          </table:table-cell>
          <table:table-cell office:value-type="string" calcext:value-type="string">
            <text:p>-</text:p>
          </table:table-cell>
          <table:table-cell table:style-name="ce1" office:value-type="string" calcext:value-type="string">
            <text:p>-</text:p>
          </table:table-cell>
          <table:table-cell table:formula="of:=IF([.H29]=&quot;&quot;;&quot;?&quot;;IF([.J29]=&quot;&quot;;&quot;新規&quot;;IF([.H29]=[.J29];&quot;&quot;;&quot;○&quot;)))">
            <text:p/>
          </table:table-cell>
          <table:table-cell office:value-type="string" calcext:value-type="string">
            <text:p>-</text:p>
          </table:table-cell>
          <table:table-cell table:number-columns-repeated="1014"/>
        </table:table-row>
        <table:table-row table:style-name="ro13">
          <table:table-cell office:value-type="string" calcext:value-type="string">
            <text:p>Application-4</text:p>
          </table:table-cell>
          <table:table-cell office:value-type="float" office:value="2" calcext:value-type="float">
            <text:p>2</text:p>
          </table:table-cell>
          <table:covered-table-cell table:number-columns-repeated="3"/>
          <table:table-cell office:value-type="string" calcext:value-type="string">
            <text:p>任意の内容</text:p>
          </table:table-cell>
          <table:table-cell office:value-type="string" calcext:value-type="string">
            <text:p>1. アドオン「UI Text Overrider」を導入する</text:p>
            <text:p>2. MCDで設定を反映する</text:p>
          </table:table-cell>
          <table:table-cell table:style-name="ce1"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formula="of:=IF([.H30]=&quot;&quot;;&quot;?&quot;;IF([.J30]=&quot;&quot;;&quot;新規&quot;;IF([.H30]=[.J30];&quot;&quot;;&quot;○&quot;)))">
            <text:p/>
          </table:table-cell>
          <table:table-cell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number-columns-repeated="1014"/>
        </table:table-row>
        <table:table-row table:style-name="ro14">
          <table:table-cell office:value-type="string" calcext:value-type="string">
            <text:p>Appliaction-5</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メインウィンドウのアイコン</text:p>
          </table:table-cell>
          <table:table-cell office:value-type="string" calcext:value-type="string" table:number-columns-spanned="1" table:number-rows-spanned="2">
            <text:p>-</text:p>
          </table:table-cell>
          <table:table-cell office:value-type="string" calcext:value-type="string">
            <text:p>既定のアイコン（既定）</text:p>
          </table:table-cell>
          <table:table-cell office:value-type="string" calcext:value-type="string">
            <text:p>-</text:p>
          </table:table-cell>
          <table:table-cell table:style-name="ce1" office:value-type="string" calcext:value-type="string">
            <text:p>-</text:p>
          </table:table-cell>
          <table:table-cell table:formula="of:=IF([.H31]=&quot;&quot;;&quot;?&quot;;IF([.J31]=&quot;&quot;;&quot;新規&quot;;IF([.H31]=[.J31];&quot;&quot;;&quot;○&quot;)))">
            <text:p/>
          </table:table-cell>
          <table:table-cell office:value-type="string" calcext:value-type="string">
            <text:p>-</text:p>
          </table:table-cell>
          <table:table-cell table:number-columns-repeated="1014"/>
        </table:table-row>
        <table:table-row table:style-name="ro14">
          <table:table-cell office:value-type="string" calcext:value-type="string">
            <text:p>Appliaction-5</text:p>
          </table:table-cell>
          <table:table-cell office:value-type="float" office:value="2" calcext:value-type="float">
            <text:p>2</text:p>
          </table:table-cell>
          <table:covered-table-cell table:number-columns-repeated="3"/>
          <table:table-cell office:value-type="string" calcext:value-type="string">
            <text:p>任意のアイコン</text:p>
          </table:table-cell>
          <table:table-cell office:value-type="string" calcext:value-type="string">
            <text:p>アイコンをresources/main-window.icoの位置に置く</text:p>
          </table:table-cell>
          <table:table-cell table:style-name="ce1" office:value-type="string" calcext:value-type="string">
            <text:p>-</text:p>
          </table:table-cell>
          <table:table-cell table:formula="of:=IF([.H32]=&quot;&quot;;&quot;?&quot;;IF([.J32]=&quot;&quot;;&quot;新規&quot;;IF([.H32]=[.J32];&quot;&quot;;&quot;○&quot;)))">
            <text:p/>
          </table:table-cell>
          <table:table-cell office:value-type="string" calcext:value-type="string">
            <text:p>-</text:p>
          </table:table-cell>
          <table:table-cell table:number-columns-repeated="1014"/>
        </table:table-row>
        <table:table-row table:style-name="ro9">
          <table:table-cell office:value-type="string" calcext:value-type="string">
            <text:p>Application-6</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プロファイルの位置</text:p>
          </table:table-cell>
          <table:table-cell office:value-type="string" calcext:value-type="string" table:number-columns-spanned="1" table:number-rows-spanned="2">
            <text:p>-</text:p>
          </table:table-cell>
          <table:table-cell office:value-type="string" calcext:value-type="string">
            <text:p>%AppData%内（既定）</text:p>
          </table:table-cell>
          <table:table-cell office:value-type="string" calcext:value-type="string">
            <text:p>-</text:p>
          </table:table-cell>
          <table:table-cell table:style-name="ce1" office:value-type="string" calcext:value-type="string">
            <text:p>-</text:p>
          </table:table-cell>
          <table:table-cell table:formula="of:=IF([.H33]=&quot;&quot;;&quot;?&quot;;IF([.J33]=&quot;&quot;;&quot;新規&quot;;IF([.H33]=[.J33];&quot;&quot;;&quot;○&quot;)))">
            <text:p/>
          </table:table-cell>
          <table:table-cell office:value-type="string" calcext:value-type="string">
            <text:p>-</text:p>
          </table:table-cell>
          <table:table-cell table:number-columns-repeated="1014"/>
        </table:table-row>
        <table:table-row table:style-name="ro15">
          <table:table-cell office:value-type="string" calcext:value-type="string">
            <text:p>Application-6</text:p>
          </table:table-cell>
          <table:table-cell office:value-type="float" office:value="2" calcext:value-type="float">
            <text:p>2</text:p>
          </table:table-cell>
          <table:covered-table-cell table:number-columns-repeated="3"/>
          <table:table-cell office:value-type="string" calcext:value-type="string">
            <text:p>任意の位置</text:p>
          </table:table-cell>
          <table:table-cell office:value-type="string" calcext:value-type="string">
            <text:p>fainstall.iniを編集する</text:p>
          </table:table-cell>
          <table:table-cell table:style-name="ce1"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formula="of:=IF([.H34]=&quot;&quot;;&quot;?&quot;;IF([.J34]=&quot;&quot;;&quot;新規&quot;;IF([.H34]=[.J34];&quot;&quot;;&quot;○&quot;)))">
            <text:p/>
          </table:table-cell>
          <table:table-cell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number-columns-repeated="1014"/>
        </table:table-row>
        <table:table-row table:style-name="ro14">
          <table:table-cell office:value-type="string" calcext:value-type="string">
            <text:p>Application-7</text:p>
          </table:table-cell>
          <table:table-cell office:value-type="float" office:value="1" calcext:value-type="float">
            <text:p>1</text:p>
          </table:table-cell>
          <table:table-cell office:value-type="string" calcext:value-type="string" table:number-columns-spanned="1" table:number-rows-spanned="3">
            <text:p>ブランディング</text:p>
          </table:table-cell>
          <table:table-cell office:value-type="string" calcext:value-type="string" table:number-columns-spanned="1" table:number-rows-spanned="3">
            <text:p>ノーブランド化</text:p>
          </table:table-cell>
          <table:table-cell office:value-type="string" calcext:value-type="string" table:number-columns-spanned="1" table:number-rows-spanned="3">
            <text:p>-</text:p>
          </table:table-cell>
          <table:table-cell office:value-type="string" calcext:value-type="string">
            <text:p>しない（オフィシャル版を使用）</text:p>
          </table:table-cell>
          <table:table-cell/>
          <table:table-cell table:style-name="ce1" office:value-type="string" calcext:value-type="string">
            <text:p>-</text:p>
          </table:table-cell>
          <table:table-cell table:formula="of:=IF([.H35]=&quot;&quot;;&quot;?&quot;;IF([.J35]=&quot;&quot;;&quot;新規&quot;;IF([.H35]=[.J35];&quot;&quot;;&quot;○&quot;)))">
            <text:p/>
          </table:table-cell>
          <table:table-cell office:value-type="string" calcext:value-type="string">
            <text:p>-</text:p>
          </table:table-cell>
          <table:table-cell table:number-columns-repeated="1014"/>
        </table:table-row>
        <table:table-row table:style-name="ro16">
          <table:table-cell office:value-type="string" calcext:value-type="string">
            <text:p>Application-7</text:p>
          </table:table-cell>
          <table:table-cell office:value-type="float" office:value="2" calcext:value-type="float">
            <text:p>2</text:p>
          </table:table-cell>
          <table:covered-table-cell table:number-columns-repeated="3"/>
          <table:table-cell office:value-type="string" calcext:value-type="string">
            <text:p>表示上の名称のみ変更する</text:p>
          </table:table-cell>
          <table:table-cell office:value-type="string" calcext:value-type="string">
            <text:p>1. 所定の手順に則り、言語リソースとブランディング関連リソースを修正する</text:p>
            <text:p>2. ビルドする</text:p>
          </table:table-cell>
          <table:table-cell table:style-name="ce1" office:value-type="string" calcext:value-type="string">
            <text:p>長いブランド名、短いブランド名を指定</text:p>
          </table:table-cell>
          <table:table-cell table:formula="of:=IF([.H36]=&quot;&quot;;&quot;?&quot;;IF([.J36]=&quot;&quot;;&quot;新規&quot;;IF([.H36]=[.J36];&quot;&quot;;&quot;○&quot;)))">
            <text:p/>
          </table:table-cell>
          <table:table-cell office:value-type="string" calcext:value-type="string">
            <text:p>長いブランド名、短いブランド名を指定</text:p>
          </table:table-cell>
          <table:table-cell table:number-columns-repeated="1014"/>
        </table:table-row>
        <table:table-row table:style-name="ro17">
          <table:table-cell office:value-type="string" calcext:value-type="string">
            <text:p>Application-7</text:p>
          </table:table-cell>
          <table:table-cell office:value-type="float" office:value="3" calcext:value-type="float">
            <text:p>3</text:p>
          </table:table-cell>
          <table:covered-table-cell table:number-columns-repeated="3"/>
          <table:table-cell office:value-type="string" calcext:value-type="string">
            <text:p>内部名も含めて変更する</text:p>
          </table:table-cell>
          <table:table-cell office:value-type="string" calcext:value-type="string">
            <text:p>1. 所定の手順に則り、言語リソース、ブランディング関連リソース、動作上の内部名を定義している箇所を修正する</text:p>
            <text:p>2. ビルドする</text:p>
          </table:table-cell>
          <table:table-cell table:style-name="ce1" office:value-type="string" calcext:value-type="string">
            <text:p>長いブランド名、短いブランド名を指定</text:p>
          </table:table-cell>
          <table:table-cell table:formula="of:=IF([.H37]=&quot;&quot;;&quot;?&quot;;IF([.J37]=&quot;&quot;;&quot;新規&quot;;IF([.H37]=[.J37];&quot;&quot;;&quot;○&quot;)))">
            <text:p/>
          </table:table-cell>
          <table:table-cell office:value-type="string" calcext:value-type="string">
            <text:p>長いブランド名、短いブランド名を指定</text:p>
          </table:table-cell>
          <table:table-cell table:number-columns-repeated="1014"/>
        </table:table-row>
        <table:table-row table:style-name="ro18">
          <table:table-cell office:value-type="string" calcext:value-type="string">
            <text:p>Admin-1</text:p>
          </table:table-cell>
          <table:table-cell office:value-type="float" office:value="1" calcext:value-type="float">
            <text:p>1</text:p>
          </table:table-cell>
          <table:table-cell office:value-type="string" calcext:value-type="string" table:number-columns-spanned="1" table:number-rows-spanned="3">
            <text:p>管理者による設定</text:p>
          </table:table-cell>
          <table:table-cell office:value-type="string" calcext:value-type="string" table:number-columns-spanned="1" table:number-rows-spanned="3">
            <text:p>管理者による設定の制御</text:p>
          </table:table-cell>
          <table:table-cell office:value-type="string" calcext:value-type="string" table:number-columns-spanned="1" table:number-rows-spanned="3">
            <text:p>-</text:p>
          </table:table-cell>
          <table:table-cell office:value-type="string" calcext:value-type="string">
            <text:p>ローカルのファイルで設定する</text:p>
          </table:table-cell>
          <table:table-cell office:value-type="string" calcext:value-type="string">
            <text:p>1. default/autoconfig.jsに設定を反映する</text:p>
            <text:p>2. autoconfig.cfgに設定を反映する</text:p>
          </table:table-cell>
          <table:table-cell table:style-name="ce2"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formula="of:=IF([.H38]=&quot;&quot;;&quot;?&quot;;IF([.J38]=&quot;&quot;;&quot;新規&quot;;IF([.H38]=[.J38];&quot;&quot;;&quot;○&quot;)))">
            <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office:value-type="string" calcext:value-type="string">
            <text:p>変更無し</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number-columns-repeated="1012"/>
        </table:table-row>
        <table:table-row table:style-name="ro19">
          <table:table-cell office:value-type="string" calcext:value-type="string">
            <text:p>Admin-1</text:p>
          </table:table-cell>
          <table:table-cell office:value-type="float" office:value="2" calcext:value-type="float">
            <text:p>2</text:p>
          </table:table-cell>
          <table:covered-table-cell table:number-columns-repeated="3"/>
          <table:table-cell office:value-type="string" calcext:value-type="string">
            <text:p>リモートのファイルで設定する</text:p>
          </table:table-cell>
          <table:table-cell office:value-type="string" calcext:value-type="string">
            <text:p>1. default/autoconfig.jsに設定を反映する</text:p>
            <text:p>2. autoconfig.cfgに設定を反映する</text:p>
            <text:p>3. リモートに設定ファイルautoconfig.jscを設置する</text:p>
          </table:table-cell>
          <table:table-cell table:style-name="ce1"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formula="of:=IF([.H39]=&quot;&quot;;&quot;?&quot;;IF([.J39]=&quot;&quot;;&quot;新規&quot;;IF([.H39]=[.J39];&quot;&quot;;&quot;○&quot;)))">
            <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office:value-type="string" calcext:value-type="string">
            <text:p>変更無し</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number-columns-repeated="1012"/>
        </table:table-row>
        <table:table-row table:style-name="ro8">
          <table:table-cell office:value-type="string" calcext:value-type="string">
            <text:p>Admin-1</text:p>
          </table:table-cell>
          <table:table-cell office:value-type="float" office:value="3" calcext:value-type="float">
            <text:p>3</text:p>
          </table:table-cell>
          <table:covered-table-cell table:number-columns-repeated="3"/>
          <table:table-cell office:value-type="string" calcext:value-type="string">
            <text:p>設定しない（既定）</text:p>
          </table:table-cell>
          <table:table-cell office:value-type="string" calcext:value-type="string">
            <text:p>-</text:p>
          </table:table-cell>
          <table:table-cell table:style-name="ce2" office:value-type="string" calcext:value-type="string">
            <text:p>-</text:p>
          </table:table-cell>
          <table:table-cell table:formula="of:=IF([.H40]=&quot;&quot;;&quot;?&quot;;IF([.J40]=&quot;&quot;;&quot;新規&quot;;IF([.H40]=[.J40];&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2"/>
        </table:table-row>
        <table:table-row table:style-name="ro4">
          <table:table-cell office:value-type="string" calcext:value-type="string">
            <text:p>Admin-2</text:p>
          </table:table-cell>
          <table:table-cell office:value-type="float" office:value="1" calcext:value-type="float">
            <text:p>1</text:p>
          </table:table-cell>
          <table:table-cell office:value-type="string" calcext:value-type="string" table:number-columns-spanned="1" table:number-rows-spanned="2">
            <text:p>管理者によるアドオン導入</text:p>
          </table:table-cell>
          <table:table-cell office:value-type="string" calcext:value-type="string" table:number-columns-spanned="1" table:number-rows-spanned="2">
            <text:p>初回起動時のアドオン導入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extensions.autoDisableScopes", 15);</text:p>
          </table:table-cell>
          <table:table-cell table:formula="of:=IF([.H41]=&quot;&quot;;&quot;?&quot;;IF([.J41]=&quot;&quot;;&quot;新規&quot;;IF([.H41]=[.J41];&quot;&quot;;&quot;○&quot;)))">
            <text:p/>
          </table:table-cell>
          <table:table-cell office:value-type="string" calcext:value-type="string">
            <text:p>lockPref("extensions.autoDisableScopes", 15);</text:p>
          </table:table-cell>
          <table:table-cell office:value-type="string" calcext:value-type="string">
            <text:p>変更無し</text:p>
          </table:table-cell>
          <table:table-cell office:value-type="string" calcext:value-type="string">
            <text:p>lockPref("extensions.autoDisableScopes", 15);</text:p>
          </table:table-cell>
          <table:table-cell table:number-columns-repeated="1012"/>
        </table:table-row>
        <table:table-row table:style-name="ro4">
          <table:table-cell office:value-type="string" calcext:value-type="string">
            <text:p>Admin-2</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extensions.autoDisableScopes", 11);</text:p>
          </table:table-cell>
          <table:table-cell table:formula="of:=IF([.H42]=&quot;&quot;;&quot;?&quot;;IF([.J42]=&quot;&quot;;&quot;新規&quot;;IF([.H42]=[.J42];&quot;&quot;;&quot;○&quot;)))">
            <text:p/>
          </table:table-cell>
          <table:table-cell office:value-type="string" calcext:value-type="string">
            <text:p>lockPref("extensions.autoDisableScopes", 11);</text:p>
          </table:table-cell>
          <table:table-cell office:value-type="string" calcext:value-type="string">
            <text:p>変更無し</text:p>
          </table:table-cell>
          <table:table-cell office:value-type="string" calcext:value-type="string">
            <text:p>lockPref("extensions.autoDisableScopes", 11);</text:p>
          </table:table-cell>
          <table:table-cell table:number-columns-repeated="1012"/>
        </table:table-row>
        <table:table-row table:style-name="ro16">
          <table:table-cell office:value-type="string" calcext:value-type="string">
            <text:p>Admin-3</text:p>
          </table:table-cell>
          <table:table-cell office:value-type="float" office:value="1" calcext:value-type="float">
            <text:p>1</text:p>
          </table:table-cell>
          <table:table-cell office:value-type="string" calcext:value-type="string" table:number-columns-spanned="1" table:number-rows-spanned="2">
            <text:p>管理者によるアドオン導入</text:p>
          </table:table-cell>
          <table:table-cell office:value-type="string" calcext:value-type="string" table:number-columns-spanned="1" table:number-rows-spanned="2">
            <text:p>Firefoxバージョンアップ時のアドオン更新確認の可否</text:p>
          </table:table-cell>
          <table:table-cell office:value-type="string" calcext:value-type="string" table:number-columns-spanned="1" table:number-rows-spanned="2">
            <text:p>-</text:p>
          </table:table-cell>
          <table:table-cell office:value-type="string" calcext:value-type="string">
            <text:p>確認する（既定）</text:p>
          </table:table-cell>
          <table:table-cell office:value-type="string" calcext:value-type="string">
            <text:p>MCDで設定を反映する</text:p>
          </table:table-cell>
          <table:table-cell table:style-name="ce2" office:value-type="string" calcext:value-type="string">
            <text:p>lockPref("extensions.shownSelectionUI", false);</text:p>
            <text:p><text:span text:style-name="T2">lockPref("extensions.showMismatchUI", true);</text:span></text:p>
          </table:table-cell>
          <table:table-cell table:formula="of:=IF([.H43]=&quot;&quot;;&quot;?&quot;;IF([.J43]=&quot;&quot;;&quot;新規&quot;;IF([.H43]=[.J43];&quot;&quot;;&quot;○&quot;)))" office:value-type="string" office:string-value="○" calcext:value-type="string">
            <text:p>○</text:p>
          </table:table-cell>
          <table:table-cell office:value-type="string" calcext:value-type="string">
            <text:p>lockPref("extensions.shownSelectionUI", false);</text:p>
          </table:table-cell>
          <table:table-cell office:value-type="string" calcext:value-type="string">
            <text:p>変更無し</text:p>
          </table:table-cell>
          <table:table-cell office:value-type="string" calcext:value-type="string">
            <text:p>lockPref("extensions.shownSelectionUI", false);</text:p>
          </table:table-cell>
          <table:table-cell table:number-columns-repeated="1012"/>
        </table:table-row>
        <table:table-row table:style-name="ro16">
          <table:table-cell office:value-type="string" calcext:value-type="string">
            <text:p>Admin-3</text:p>
          </table:table-cell>
          <table:table-cell office:value-type="float" office:value="2" calcext:value-type="float">
            <text:p>2</text:p>
          </table:table-cell>
          <table:covered-table-cell table:number-columns-repeated="3"/>
          <table:table-cell office:value-type="string" calcext:value-type="string">
            <text:p>確認しない</text:p>
          </table:table-cell>
          <table:table-cell office:value-type="string" calcext:value-type="string">
            <text:p>MCDで設定を反映する</text:p>
          </table:table-cell>
          <table:table-cell table:style-name="ce2" office:value-type="string" calcext:value-type="string">
            <text:p>lockPref("extensions.shownSelectionUI", true);</text:p>
            <text:p>lockPref("extensions.showMismatchUI", false);</text:p>
          </table:table-cell>
          <table:table-cell table:formula="of:=IF([.H44]=&quot;&quot;;&quot;?&quot;;IF([.J44]=&quot;&quot;;&quot;新規&quot;;IF([.H44]=[.J44];&quot;&quot;;&quot;○&quot;)))" office:value-type="string" office:string-value="○" calcext:value-type="string">
            <text:p>○</text:p>
          </table:table-cell>
          <table:table-cell office:value-type="string" calcext:value-type="string">
            <text:p>lockPref("extensions.shownSelectionUI", true);</text:p>
          </table:table-cell>
          <table:table-cell office:value-type="string" calcext:value-type="string">
            <text:p>変更無し</text:p>
          </table:table-cell>
          <table:table-cell office:value-type="string" calcext:value-type="string">
            <text:p>lockPref("extensions.shownSelectionUI", true);</text:p>
          </table:table-cell>
          <table:table-cell table:number-columns-repeated="1012"/>
        </table:table-row>
        <table:table-row table:style-name="ro20">
          <table:table-cell table:style-name="ce2" office:value-type="string" calcext:value-type="string">
            <text:p>Admin-4</text:p>
          </table:table-cell>
          <table:table-cell table:style-name="ce2" office:value-type="float" office:value="1" calcext:value-type="float">
            <text:p>1</text:p>
          </table:table-cell>
          <table:table-cell table:style-name="ce2" office:value-type="string" calcext:value-type="string" table:number-columns-spanned="1" table:number-rows-spanned="2">
            <text:p>管理者によるアドオン導入</text:p>
          </table:table-cell>
          <table:table-cell table:style-name="ce2" office:value-type="string" calcext:value-type="string" table:number-columns-spanned="1" table:number-rows-spanned="2">
            <text:p>Mozillaにより署名されていないアドオンのインストールパッケージの使用の可否</text:p>
          </table:table-cell>
          <table:table-cell table:style-name="ce2" office:value-type="string" calcext:value-type="string" table:number-columns-spanned="1" table:number-rows-spanned="2">
            <text:p>-</text:p>
          </table:table-cell>
          <table:table-cell table:style-name="ce2" office:value-type="string" calcext:value-type="string">
            <text:p>許可する</text:p>
          </table:table-cell>
          <table:table-cell table:style-name="ce2" office:value-type="string" calcext:value-type="string">
            <text:p>MCDで設定を反映する</text:p>
          </table:table-cell>
          <table:table-cell table:style-name="ce2" office:value-type="string" calcext:value-type="string">
            <text:p>lockPref("xpinstall.signatures.required", false);</text:p>
          </table:table-cell>
          <table:table-cell table:formula="of:=IF([.H45]=&quot;&quot;;&quot;?&quot;;IF([.J45]=&quot;&quot;;&quot;新規&quot;;IF([.H45]=[.J45];&quot;&quot;;&quot;○&quot;)))" office:value-type="string" office:string-value="新規" calcext:value-type="string">
            <text:p>新規</text:p>
          </table:table-cell>
          <table:table-cell table:number-columns-repeated="1015"/>
        </table:table-row>
        <table:table-row table:style-name="ro21">
          <table:table-cell table:style-name="ce2" office:value-type="string" calcext:value-type="string">
            <text:p>Admin-4</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規定）</text:p>
          </table:table-cell>
          <table:table-cell table:style-name="ce2" office:value-type="string" calcext:value-type="string">
            <text:p>MCDで設定を反映する</text:p>
          </table:table-cell>
          <table:table-cell table:style-name="ce2" office:value-type="string" calcext:value-type="string">
            <text:p>lockPref("xpinstall.signatures.required", true);</text:p>
          </table:table-cell>
          <table:table-cell table:formula="of:=IF([.H46]=&quot;&quot;;&quot;?&quot;;IF([.J46]=&quot;&quot;;&quot;新規&quot;;IF([.H46]=[.J46];&quot;&quot;;&quot;○&quot;)))" office:value-type="string" office:string-value="新規" calcext:value-type="string">
            <text:p>新規</text:p>
          </table:table-cell>
          <table:table-cell table:number-columns-repeated="1015"/>
        </table:table-row>
        <table:table-row table:style-name="ro22">
          <table:table-cell office:value-type="string" calcext:value-type="string">
            <text:p>Security-1</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独自のルート証明書をあらかじめ導入しておく</text:p>
          </table:table-cell>
          <table:table-cell office:value-type="string" calcext:value-type="string" table:number-columns-spanned="1" table:number-rows-spanned="2">
            <text:p>-</text:p>
          </table:table-cell>
          <table:table-cell office:value-type="string" calcext:value-type="string">
            <text:p>導入する</text:p>
          </table:table-cell>
          <table:table-cell office:value-type="string" calcext:value-type="string">
            <text:p>1. アドオン「Cert Importer」を導入する</text:p>
            <text:p>2. アドオン「Auto Confirm」を導入する</text:p>
            <text:p>3. MCDで設定を反映する</text:p>
          </table:table-cell>
          <table:table-cell office:value-type="string" calcext:value-type="string">
            <text:p>// Cert Importer</text:p>
            <text:p>lockPref("extensions.certimporter.importAs.*", 0);</text:p>
            <text:p>lockPref("extensions.certimporter.importAs.（ファイル名）", 1);</text:p>
            <text:p/>
            <text:p>// Auto Confirm</text:p>
            <text:p>function autoConfirmImport(aCertName) {</text:p>
            <text:p>  var base = "extensions.auto-confirm@myokoym.net.general.auto-import-" + aCertName.replace(/\./g, '_');</text:p>
            <text:p>  lockPref(base + ".url", "chrome://pippki/content/downloadcert.xul");</text:p>
            <text:p>  lockPref(base + ".text", unescape(encodeURIComponent("\"" + aCertName + "\" が行う認証のうち、信頼するものを選択してください。")));</text:p>
            <text:p>  lockPref(base + ".actions", unescape(encodeURIComponent("[\"check;この認証局による Web サイトの識別を信頼する\",\"check;この認証局によるメールユーザの識別を信頼する\",\"check;この認証局によるソフトウェア製作者の識別を信頼する\",\"accept\"]")));</text:p>
            <text:p>}</text:p>
            <text:p>autoConfirmImport("(証明書の名前)");</text:p>
          </table:table-cell>
          <table:table-cell table:formula="of:=IF([.H47]=&quot;&quot;;&quot;?&quot;;IF([.J47]=&quot;&quot;;&quot;新規&quot;;IF([.H47]=[.J47];&quot;&quot;;&quot;○&quot;)))" office:value-type="string" office:string-value="○" calcext:value-type="string">
            <text:p>○</text:p>
          </table:table-cell>
          <table:table-cell office:value-type="string" calcext:value-type="string">
            <text:p>lockPref("extensions.certimporter.importAs.*", 0);</text:p>
            <text:p>lockPref("extensions.certimporter.importAs.（ファイル名）", 1);</text:p>
          </table:table-cell>
          <table:table-cell office:value-type="string" calcext:value-type="string">
            <text:p>変更無し</text:p>
          </table:table-cell>
          <table:table-cell office:value-type="string" calcext:value-type="string">
            <text:p>lockPref("extensions.certimporter.importAs.*", 0);</text:p>
            <text:p>lockPref("extensions.certimporter.importAs.（ファイル名）", 1);</text:p>
          </table:table-cell>
          <table:table-cell table:number-columns-repeated="1012"/>
        </table:table-row>
        <table:table-row table:style-name="ro8">
          <table:table-cell office:value-type="string" calcext:value-type="string">
            <text:p>Security-1</text:p>
          </table:table-cell>
          <table:table-cell office:value-type="float" office:value="2" calcext:value-type="float">
            <text:p>2</text:p>
          </table:table-cell>
          <table:covered-table-cell table:number-columns-repeated="3"/>
          <table:table-cell office:value-type="string" calcext:value-type="string">
            <text:p>導入しない（既定）</text:p>
          </table:table-cell>
          <table:table-cell office:value-type="string" calcext:value-type="string">
            <text:p>-</text:p>
          </table:table-cell>
          <table:table-cell table:style-name="ce2" office:value-type="string" calcext:value-type="string">
            <text:p>-</text:p>
          </table:table-cell>
          <table:table-cell table:formula="of:=IF([.H48]=&quot;&quot;;&quot;?&quot;;IF([.J48]=&quot;&quot;;&quot;新規&quot;;IF([.H48]=[.J48];&quot;&quot;;&quot;○&quot;)))">
            <text:p/>
          </table:table-cell>
          <table:table-cell office:value-type="string" calcext:value-type="string">
            <text:p>-</text:p>
          </table:table-cell>
          <table:table-cell table:number-columns-repeated="1014"/>
        </table:table-row>
        <table:table-row table:style-name="ro11">
          <table:table-cell office:value-type="string" calcext:value-type="string">
            <text:p>Security-2</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独自のルート証明書の自動再登録の可否</text:p>
          </table:table-cell>
          <table:table-cell office:value-type="string" calcext:value-type="string" table:number-columns-spanned="1" table:number-rows-spanned="2">
            <text:p>-</text:p>
          </table:table-cell>
          <table:table-cell office:value-type="string" calcext:value-type="string">
            <text:p>自動的に再登録する</text:p>
          </table:table-cell>
          <table:table-cell office:value-type="string" calcext:value-type="string">
            <text:p>1. アドオン「Cert Importer」を導入する</text:p>
            <text:p>2. MCDで設定を反映する</text:p>
          </table:table-cell>
          <table:table-cell table:style-name="ce2" office:value-type="string" calcext:value-type="string">
            <text:p>lockPref("extensions.certimporter.allowRegisterAgain", true);</text:p>
          </table:table-cell>
          <table:table-cell table:formula="of:=IF([.H49]=&quot;&quot;;&quot;?&quot;;IF([.J49]=&quot;&quot;;&quot;新規&quot;;IF([.H49]=[.J49];&quot;&quot;;&quot;○&quot;)))">
            <text:p/>
          </table:table-cell>
          <table:table-cell office:value-type="string" calcext:value-type="string">
            <text:p>lockPref("extensions.certimporter.allowRegisterAgain", true);</text:p>
          </table:table-cell>
          <table:table-cell office:value-type="string" calcext:value-type="string">
            <text:p>変更無し</text:p>
          </table:table-cell>
          <table:table-cell office:value-type="string" calcext:value-type="string">
            <text:p>lockPref("extensions.certimporter.allowRegisterAgain", true);</text:p>
          </table:table-cell>
          <table:table-cell table:number-columns-repeated="1012"/>
        </table:table-row>
        <table:table-row table:style-name="ro11">
          <table:table-cell office:value-type="string" calcext:value-type="string">
            <text:p>Security-2</text:p>
          </table:table-cell>
          <table:table-cell office:value-type="float" office:value="2" calcext:value-type="float">
            <text:p>2</text:p>
          </table:table-cell>
          <table:covered-table-cell table:number-columns-repeated="3"/>
          <table:table-cell office:value-type="string" calcext:value-type="string">
            <text:p>自動的に再登録しない（既定）</text:p>
          </table:table-cell>
          <table:table-cell office:value-type="string" calcext:value-type="string">
            <text:p>1. アドオン「Cert Importer」を導入する</text:p>
            <text:p>2. MCDで設定を反映する</text:p>
          </table:table-cell>
          <table:table-cell table:style-name="ce2" office:value-type="string" calcext:value-type="string">
            <text:p>lockPref("extensions.certimporter.allowRegisterAgain", false);</text:p>
          </table:table-cell>
          <table:table-cell table:formula="of:=IF([.H50]=&quot;&quot;;&quot;?&quot;;IF([.J50]=&quot;&quot;;&quot;新規&quot;;IF([.H50]=[.J50];&quot;&quot;;&quot;○&quot;)))">
            <text:p/>
          </table:table-cell>
          <table:table-cell office:value-type="string" calcext:value-type="string">
            <text:p>lockPref("extensions.certimporter.allowRegisterAgain", false);</text:p>
          </table:table-cell>
          <table:table-cell office:value-type="string" calcext:value-type="string">
            <text:p>変更無し</text:p>
          </table:table-cell>
          <table:table-cell office:value-type="string" calcext:value-type="string">
            <text:p>lockPref("extensions.certimporter.allowRegisterAgain", false);</text:p>
          </table:table-cell>
          <table:table-cell table:number-columns-repeated="1012"/>
        </table:table-row>
        <table:table-row table:style-name="ro4">
          <table:table-cell office:value-type="string" calcext:value-type="string">
            <text:p>Security-3</text:p>
          </table:table-cell>
          <table:table-cell office:value-type="float" office:value="1" calcext:value-type="float">
            <text:p>1</text:p>
          </table:table-cell>
          <table:table-cell office:value-type="string" calcext:value-type="string" table:number-columns-spanned="1" table:number-rows-spanned="4">
            <text:p>セキュリティ</text:p>
          </table:table-cell>
          <table:table-cell office:value-type="string" calcext:value-type="string" table:number-columns-spanned="1" table:number-rows-spanned="4">
            <text:p>アドオンのインストールの可否</text:p>
          </table:table-cell>
          <table:table-cell office:value-type="string" calcext:value-type="string" table:number-columns-spanned="1" table:number-rows-spanned="4">
            <text:p>○</text:p>
          </table:table-cell>
          <table:table-cell office:value-type="string" calcext:value-type="string">
            <text:p>確認の上で許可する（既定）</text:p>
          </table:table-cell>
          <table:table-cell office:value-type="string" calcext:value-type="string">
            <text:p>-</text:p>
          </table:table-cell>
          <table:table-cell table:style-name="ce2" office:value-type="string" calcext:value-type="string">
            <text:p>-</text:p>
          </table:table-cell>
          <table:table-cell table:formula="of:=IF([.H51]=&quot;&quot;;&quot;?&quot;;IF([.J51]=&quot;&quot;;&quot;新規&quot;;IF([.H51]=[.J51];&quot;&quot;;&quot;○&quot;)))">
            <text:p/>
          </table:table-cell>
          <table:table-cell office:value-type="string" calcext:value-type="string">
            <text:p>-</text:p>
          </table:table-cell>
          <table:table-cell table:number-columns-repeated="1014"/>
        </table:table-row>
        <table:table-row table:style-name="ro23">
          <table:table-cell office:value-type="string" calcext:value-type="string">
            <text:p>Security-3</text:p>
          </table:table-cell>
          <table:table-cell office:value-type="float" office:value="2" calcext:value-type="float">
            <text:p>2</text:p>
          </table:table-cell>
          <table:covered-table-cell table:number-columns-repeated="3"/>
          <table:table-cell office:value-type="string" calcext:value-type="string">
            <text:p>特定サイトのみ許可する</text:p>
          </table:table-cell>
          <table:table-cell office:value-type="string" calcext:value-type="string">
            <text:p>1. アドオン「Permission Auto Registerer」を導入する</text:p>
            <text:p>2. MCDで設定を反映する</text:p>
          </table:table-cell>
          <table:table-cell table:style-name="ce2" office:value-type="string" calcext:value-type="string">
            <text:p>-</text:p>
          </table:table-cell>
          <table:table-cell table:formula="of:=IF([.H52]=&quot;&quot;;&quot;?&quot;;IF([.J52]=&quot;&quot;;&quot;新規&quot;;IF([.H52]=[.J52];&quot;&quot;;&quot;○&quot;)))">
            <text:p/>
          </table:table-cell>
          <table:table-cell office:value-type="string" calcext:value-type="string">
            <text:p>-</text:p>
          </table:table-cell>
          <table:table-cell table:number-columns-repeated="1014"/>
        </table:table-row>
        <table:table-row table:style-name="ro24">
          <table:table-cell office:value-type="string" calcext:value-type="string">
            <text:p>Security-3</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1. アドオン「Disable Addons」を導入する</text:p>
            <text:p>2. アドオン「Permission Auto Registerer」を導入する</text:p>
            <text:p>3. MCDで設定を反映する</text:p>
          </table:table-cell>
          <table:table-cell table:style-name="ce2" office:value-type="string" calcext:value-type="string">
            <text:p>lockPref("extensions.autopermission.sites.addons.mozilla.org", "install=0");</text:p>
            <text:p>lockPref("extensions.autopermission.sites.update.mozilla.org", "install=0");</text:p>
            <text:p>lockPref("extensions.autopermission.sites.getpersonas.com", "install=0");</text:p>
            <text:p><text:span text:style-name="T2">lockPref("extensions.autopermission.sites.marketplace.firefox.com", "install=0");</text:span></text:p>
          </table:table-cell>
          <table:table-cell table:formula="of:=IF([.H53]=&quot;&quot;;&quot;?&quot;;IF([.J53]=&quot;&quot;;&quot;新規&quot;;IF([.H53]=[.J53];&quot;&quot;;&quot;○&quot;)))" office:value-type="string" office:string-value="○" calcext:value-type="string">
            <text:p>○</text:p>
          </table:table-cell>
          <table:table-cell office:value-type="string" calcext:value-type="string">
            <text:p>lockPref("extensions.autopermission.sites.addons.mozilla.org", "install=0");</text:p>
            <text:p>lockPref("extensions.autopermission.sites.update.mozilla.org", "install=0");</text:p>
            <text:p>lockPref("extensions.autopermission.sites.getpersonas.com", "install=0");</text:p>
          </table:table-cell>
          <table:table-cell table:number-columns-repeated="1014"/>
        </table:table-row>
        <table:table-row table:style-name="ro11">
          <table:table-cell office:value-type="string" calcext:value-type="string">
            <text:p>Security-3</text:p>
          </table:table-cell>
          <table:table-cell office:value-type="float" office:value="4" calcext:value-type="float">
            <text:p>4</text:p>
          </table:table-cell>
          <table:covered-table-cell table:number-columns-repeated="3"/>
          <table:table-cell office:value-type="string" calcext:value-type="string">
            <text:p>禁止するが、設定の変更は許可する</text:p>
          </table:table-cell>
          <table:table-cell office:value-type="string" calcext:value-type="string">
            <text:p>1. アドオン「Disable Addons」を導入する</text:p>
            <text:p>2. MCDで設定を反映する</text:p>
          </table:table-cell>
          <table:table-cell table:style-name="ce2" office:value-type="string" calcext:value-type="string">
            <text:p>lockPref("extensions.disableaddons@clear-code.com.disable.manager", false);</text:p>
          </table:table-cell>
          <table:table-cell table:formula="of:=IF([.H54]=&quot;&quot;;&quot;?&quot;;IF([.J54]=&quot;&quot;;&quot;新規&quot;;IF([.H54]=[.J54];&quot;&quot;;&quot;○&quot;)))">
            <text:p/>
          </table:table-cell>
          <table:table-cell office:value-type="string" calcext:value-type="string">
            <text:p>lockPref("extensions.disableaddons@clear-code.com.disable.manager", false);</text:p>
          </table:table-cell>
          <table:table-cell table:number-columns-repeated="1014"/>
        </table:table-row>
        <table:table-row table:style-name="ro25">
          <table:table-cell office:value-type="string" calcext:value-type="string">
            <text:p>Security-4</text:p>
          </table:table-cell>
          <table:table-cell office:value-type="float" office:value="1" calcext:value-type="float">
            <text:p>1</text:p>
          </table:table-cell>
          <table:table-cell office:value-type="string" calcext:value-type="string" table:number-columns-spanned="1" table:number-rows-spanned="4">
            <text:p>セキュリティ</text:p>
          </table:table-cell>
          <table:table-cell office:value-type="string" calcext:value-type="string" table:number-columns-spanned="1" table:number-rows-spanned="4">
            <text:p>広告などのポップアップの表示の可否</text:p>
          </table:table-cell>
          <table:table-cell office:value-type="string" calcext:value-type="string" table:number-columns-spanned="1" table:number-rows-spanned="4">
            <text:p>○</text:p>
          </table:table-cell>
          <table:table-cell office:value-type="string" calcext:value-type="string">
            <text:p>確認の上で許可する（既定）</text:p>
          </table:table-cell>
          <table:table-cell office:value-type="string" calcext:value-type="string">
            <text:p>-</text:p>
          </table:table-cell>
          <table:table-cell table:style-name="ce2" office:value-type="string" calcext:value-type="string">
            <text:p>-</text:p>
          </table:table-cell>
          <table:table-cell table:formula="of:=IF([.H55]=&quot;&quot;;&quot;?&quot;;IF([.J55]=&quot;&quot;;&quot;新規&quot;;IF([.H55]=[.J55];&quot;&quot;;&quot;○&quot;)))">
            <text:p/>
          </table:table-cell>
          <table:table-cell office:value-type="string" calcext:value-type="string">
            <text:p>-</text:p>
          </table:table-cell>
          <table:table-cell table:number-columns-repeated="1014"/>
        </table:table-row>
        <table:table-row table:style-name="ro23">
          <table:table-cell office:value-type="string" calcext:value-type="string">
            <text:p>Security-4</text:p>
          </table:table-cell>
          <table:table-cell office:value-type="float" office:value="2" calcext:value-type="float">
            <text:p>2</text:p>
          </table:table-cell>
          <table:covered-table-cell table:number-columns-repeated="3"/>
          <table:table-cell office:value-type="string" calcext:value-type="string">
            <text:p>特定サイトのみ確認無しで許可する</text:p>
          </table:table-cell>
          <table:table-cell office:value-type="string" calcext:value-type="string">
            <text:p>1. アドオン「Permission Auto Registerer」を導入する</text:p>
            <text:p>2. MCDで設定を反映する</text:p>
          </table:table-cell>
          <table:table-cell table:style-name="ce2" office:value-type="string" calcext:value-type="string">
            <text:p>lockPref("extensions.autopermission.sites.(site)", "popup=1");</text:p>
          </table:table-cell>
          <table:table-cell table:formula="of:=IF([.H56]=&quot;&quot;;&quot;?&quot;;IF([.J56]=&quot;&quot;;&quot;新規&quot;;IF([.H56]=[.J56];&quot;&quot;;&quot;○&quot;)))">
            <text:p/>
          </table:table-cell>
          <table:table-cell office:value-type="string" calcext:value-type="string">
            <text:p>lockPref("extensions.autopermission.sites.(site)", "popup=1");</text:p>
          </table:table-cell>
          <table:table-cell table:number-columns-repeated="1014"/>
        </table:table-row>
        <table:table-row table:style-name="ro4">
          <table:table-cell office:value-type="string" calcext:value-type="string">
            <text:p>Security-4</text:p>
          </table:table-cell>
          <table:table-cell office:value-type="float" office:value="3" calcext:value-type="float">
            <text:p>3</text:p>
          </table:table-cell>
          <table:covered-table-cell table:number-columns-repeated="3"/>
          <table:table-cell office:value-type="string" calcext:value-type="string">
            <text:p>すべて確認無しで許可する</text:p>
          </table:table-cell>
          <table:table-cell office:value-type="string" calcext:value-type="string">
            <text:p>MCDで設定を反映する</text:p>
          </table:table-cell>
          <table:table-cell table:style-name="ce2" office:value-type="string" calcext:value-type="string">
            <text:p>lockPref("dom.disable_open_during_load", false);</text:p>
          </table:table-cell>
          <table:table-cell table:formula="of:=IF([.H57]=&quot;&quot;;&quot;?&quot;;IF([.J57]=&quot;&quot;;&quot;新規&quot;;IF([.H57]=[.J57];&quot;&quot;;&quot;○&quot;)))">
            <text:p/>
          </table:table-cell>
          <table:table-cell office:value-type="string" calcext:value-type="string">
            <text:p>lockPref("dom.disable_open_during_load", false);</text:p>
          </table:table-cell>
          <table:table-cell office:value-type="string" calcext:value-type="string">
            <text:p>変更無し</text:p>
          </table:table-cell>
          <table:table-cell office:value-type="string" calcext:value-type="string">
            <text:p>lockPref("dom.disable_open_during_load", false);</text:p>
          </table:table-cell>
          <table:table-cell table:number-columns-repeated="1012"/>
        </table:table-row>
        <table:table-row table:style-name="ro11">
          <table:table-cell office:value-type="string" calcext:value-type="string">
            <text:p>Security-4</text:p>
          </table:table-cell>
          <table:table-cell office:value-type="float" office:value="4" calcext:value-type="float">
            <text:p>4</text:p>
          </table:table-cell>
          <table:covered-table-cell table:number-columns-repeated="3"/>
          <table:table-cell office:value-type="string" calcext:value-type="string">
            <text:p>禁止する</text:p>
          </table:table-cell>
          <table:table-cell office:value-type="string" calcext:value-type="string">
            <text:p>-</text:p>
          </table:table-cell>
          <table:table-cell table:style-name="ce2" office:value-type="string" calcext:value-type="string">
            <text:p>MCDで</text:p>
            <text:p>lockPref("dom.disable_open_during_load", true);</text:p>
            <text:p>と設定した上で、「UI・キーボードショートカット無効化項目一覧」に従いUIを無効化</text:p>
          </table:table-cell>
          <table:table-cell table:formula="of:=IF([.H58]=&quot;&quot;;&quot;?&quot;;IF([.J58]=&quot;&quot;;&quot;新規&quot;;IF([.H58]=[.J58];&quot;&quot;;&quot;○&quot;)))">
            <text:p/>
          </table:table-cell>
          <table:table-cell office:value-type="string" calcext:value-type="string">
            <text:p>MCDで</text:p>
            <text:p>lockPref("dom.disable_open_during_load", true);</text:p>
            <text:p>と設定した上で、「UI・キーボードショートカット無効化項目一覧」に従いUIを無効化</text:p>
          </table:table-cell>
          <table:table-cell office:value-type="string" calcext:value-type="string">
            <text:p>変更無し</text:p>
          </table:table-cell>
          <table:table-cell office:value-type="string" calcext:value-type="string">
            <text:p>lockPref("dom.disable_open_during_load", true);</text:p>
          </table:table-cell>
          <table:table-cell table:number-columns-repeated="1012"/>
        </table:table-row>
        <table:table-row table:style-name="ro16">
          <table:table-cell office:value-type="string" calcext:value-type="string">
            <text:p>Security-5</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攻撃サイトに対する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safebrowsing.malware.enabled", true);</text:p>
          </table:table-cell>
          <table:table-cell table:formula="of:=IF([.H59]=&quot;&quot;;&quot;?&quot;;IF([.J59]=&quot;&quot;;&quot;新規&quot;;IF([.H59]=[.J59];&quot;&quot;;&quot;○&quot;)))">
            <text:p/>
          </table:table-cell>
          <table:table-cell office:value-type="string" calcext:value-type="string">
            <text:p>lockPref("browser.safebrowsing.malware.enabled", true);</text:p>
          </table:table-cell>
          <table:table-cell office:value-type="string" calcext:value-type="string">
            <text:p>変更無し</text:p>
          </table:table-cell>
          <table:table-cell office:value-type="string" calcext:value-type="string">
            <text:p>lockPref("browser.safebrowsing.malware.enabled", true);</text:p>
          </table:table-cell>
          <table:table-cell table:number-columns-repeated="1012"/>
        </table:table-row>
        <table:table-row table:style-name="ro26">
          <table:table-cell office:value-type="string" calcext:value-type="string">
            <text:p>Security-5</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blockAttackSites {</text:p>
            <text:p>    visibility: collapse !important;</text:p>
            <text:p>    -moz-user-focus: ignore !important;</text:p>
            <text:p>  }</text:p>
            <text:p>}</text:p>
          </table:table-cell>
          <table:table-cell table:formula="of:=IF([.H60]=&quot;&quot;;&quot;?&quot;;IF([.J60]=&quot;&quot;;&quot;新規&quot;;IF([.H60]=[.J60];&quot;&quot;;&quot;○&quot;)))" office:value-type="string" office:string-value="○" calcext:value-type="string">
            <text:p>○</text:p>
          </table:table-cell>
          <table:table-cell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AttackSites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afebrowsing.malware.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number-columns-repeated="1012"/>
        </table:table-row>
        <table:table-row table:style-name="ro4">
          <table:table-cell office:value-type="string" calcext:value-type="string">
            <text:p>Security-6</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偽装サイトに対する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safebrowsing.enabled", true);</text:p>
          </table:table-cell>
          <table:table-cell table:formula="of:=IF([.H61]=&quot;&quot;;&quot;?&quot;;IF([.J61]=&quot;&quot;;&quot;新規&quot;;IF([.H61]=[.J61];&quot;&quot;;&quot;○&quot;)))">
            <text:p/>
          </table:table-cell>
          <table:table-cell office:value-type="string" calcext:value-type="string">
            <text:p>lockPref("browser.safebrowsing.enabled", true);</text:p>
          </table:table-cell>
          <table:table-cell office:value-type="string" calcext:value-type="string">
            <text:p>変更無し</text:p>
          </table:table-cell>
          <table:table-cell office:value-type="string" calcext:value-type="string">
            <text:p>lockPref("browser.safebrowsing.enabled", true);</text:p>
          </table:table-cell>
          <table:table-cell table:number-columns-repeated="1012"/>
        </table:table-row>
        <table:table-row table:style-name="ro27">
          <table:table-cell office:value-type="string" calcext:value-type="string">
            <text:p>Security-6</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blockWebForgeries {</text:p>
            <text:p>    visibility: collapse !important;</text:p>
            <text:p>    -moz-user-focus: ignore !important;</text:p>
            <text:p>  }</text:p>
            <text:p>}</text:p>
          </table:table-cell>
          <table:table-cell table:formula="of:=IF([.H62]=&quot;&quot;;&quot;?&quot;;IF([.J62]=&quot;&quot;;&quot;新規&quot;;IF([.H62]=[.J62];&quot;&quot;;&quot;○&quot;)))" office:value-type="string" office:string-value="○" calcext:value-type="string">
            <text:p>○</text:p>
          </table:table-cell>
          <table:table-cell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WebForgeries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afebrowsing.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number-columns-repeated="1012"/>
        </table:table-row>
        <table:table-row table:style-name="ro8">
          <table:table-cell office:value-type="string" calcext:value-type="string">
            <text:p>Security-7</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プラグインのインストール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table:number-columns-repeated="2" office:value-type="string" calcext:value-type="string">
            <text:p>-</text:p>
          </table:table-cell>
          <table:table-cell table:formula="of:=IF([.H63]=&quot;&quot;;&quot;?&quot;;IF([.J63]=&quot;&quot;;&quot;新規&quot;;IF([.H63]=[.J63];&quot;&quot;;&quot;○&quot;)))">
            <text:p/>
          </table:table-cell>
          <table:table-cell office:value-type="string" calcext:value-type="string">
            <text:p>-</text:p>
          </table:table-cell>
          <table:table-cell table:number-columns-repeated="1014"/>
        </table:table-row>
        <table:table-row table:style-name="ro28">
          <table:table-cell table:style-name="ce3" office:value-type="string" calcext:value-type="string">
            <text:p>Security-7</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一切禁止する</text:p>
          </table:table-cell>
          <table:table-cell table:style-name="ce3" office:value-type="string" calcext:value-type="string">
            <text:p>MCDで設定を反映する</text:p>
          </table:table-cell>
          <table:table-cell table:style-name="ce3" office:value-type="string" calcext:value-type="string">
            <text:p>-（Firefox 38で廃止）</text:p>
          </table:table-cell>
          <table:table-cell table:style-name="ce3" table:formula="of:=IF([.H64]=&quot;&quot;;&quot;?&quot;;IF([.J64]=&quot;&quot;;&quot;新規&quot;;IF([.H64]=[.J64];&quot;&quot;;&quot;○&quot;)))" office:value-type="string" office:string-value="○" calcext:value-type="string">
            <text:p>○</text:p>
          </table:table-cell>
          <table:table-cell office:value-type="string" calcext:value-type="string">
            <text:p>/*</text:p>
            <text:p>プラグインのインストール機能自体が廃止されたため、設定自体が不要となっている。</text:p>
            <text:p>https://wiki.mozilla.org/PFS</text:p>
            <text:p>https://bugzilla.mozilla.org/show_bug.cgi?id=836415</text:p>
            <text:p>http://hg.mozilla.org/mozilla-central/rev/d1ae4274cf8b</text:p>
            <text:p>*/</text:p>
            <text:p>// プラグインのインストール情報、更新情報の取得元URL</text:p>
            <text:p>lockPref("pfs.datasource.url", "");</text:p>
            <text:p>lockPref("plugins.update.url", "");</text:p>
            <text:p>lockPref("plugins.hide_infobar_for_missing_plugin", true);</text:p>
          </table:table-cell>
          <table:table-cell office:value-type="string" calcext:value-type="string">
            <text:p>変更無し</text:p>
          </table:table-cell>
          <table:table-cell office:value-type="string" calcext:value-type="string">
            <text:p>lockPref("plugins.hide_infobar_for_missing_plugin", true);</text:p>
            <text:p>lockPref("plugins.hide_infobar_for_outdated_plugin", true);</text:p>
          </table:table-cell>
          <table:table-cell table:number-columns-repeated="1012"/>
        </table:table-row>
        <table:table-row table:style-name="ro8">
          <table:table-cell office:value-type="string" calcext:value-type="string">
            <text:p>Security-8</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about:***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65]=&quot;&quot;;&quot;?&quot;;IF([.J65]=&quot;&quot;;&quot;新規&quot;;IF([.H65]=[.J65];&quot;&quot;;&quot;○&quot;)))">
            <text:p/>
          </table:table-cell>
          <table:table-cell office:value-type="string" calcext:value-type="string">
            <text:p>-</text:p>
          </table:table-cell>
          <table:table-cell table:number-columns-repeated="1014"/>
        </table:table-row>
        <table:table-row table:style-name="ro29">
          <table:table-cell office:value-type="string" calcext:value-type="string">
            <text:p>Security-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アドオン「Disable About Something」を導入する</text:p>
            <text:p>2. MCDで設定を反映する</text:p>
          </table:table-cell>
          <table:table-cell table:style-name="ce2" office:value-type="string" calcext:value-type="string">
            <text:p>lockPref("extensions.disable-about-something@clear-code.com.about.（サフィックス）", <text:s/>false);</text:p>
          </table:table-cell>
          <table:table-cell table:formula="of:=IF([.H66]=&quot;&quot;;&quot;?&quot;;IF([.J66]=&quot;&quot;;&quot;新規&quot;;IF([.H66]=[.J66];&quot;&quot;;&quot;○&quot;)))">
            <text:p/>
          </table:table-cell>
          <table:table-cell office:value-type="string" calcext:value-type="string">
            <text:p>lockPref("extensions.disable-about-something@clear-code.com.about.（サフィックス）", <text:s/>false);</text:p>
          </table:table-cell>
          <table:table-cell office:value-type="string" calcext:value-type="string">
            <text:p>変更無し</text:p>
          </table:table-cell>
          <table:table-cell office:value-type="string" calcext:value-type="string">
            <text:p>lockPref("extensions.disable-about-something@clear-code.com.about.（サフィックス）", <text:s/>false);</text:p>
          </table:table-cell>
          <table:table-cell table:number-columns-repeated="1012"/>
        </table:table-row>
        <table:table-row table:style-name="ro8">
          <table:table-cell office:value-type="string" calcext:value-type="string">
            <text:p>Security-9</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about:config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67]=&quot;&quot;;&quot;?&quot;;IF([.J67]=&quot;&quot;;&quot;新規&quot;;IF([.H67]=[.J67];&quot;&quot;;&quot;○&quot;)))">
            <text:p/>
          </table:table-cell>
          <table:table-cell office:value-type="string" calcext:value-type="string">
            <text:p>-</text:p>
          </table:table-cell>
          <table:table-cell table:number-columns-repeated="1014"/>
        </table:table-row>
        <table:table-row table:style-name="ro4">
          <table:table-cell office:value-type="string" calcext:value-type="string">
            <text:p>Security-9</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アドオン「Disable about:config」を導入する</text:p>
          </table:table-cell>
          <table:table-cell table:style-name="ce2" office:value-type="string" calcext:value-type="string">
            <text:p>-</text:p>
          </table:table-cell>
          <table:table-cell table:formula="of:=IF([.H68]=&quot;&quot;;&quot;?&quot;;IF([.J68]=&quot;&quot;;&quot;新規&quot;;IF([.H68]=[.J68];&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2"/>
        </table:table-row>
        <table:table-row table:style-name="ro4">
          <table:table-cell office:value-type="string" calcext:value-type="string">
            <text:p>Security-10</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エラーコンソールの利用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MCDで設定を反映する</text:p>
          </table:table-cell>
          <table:table-cell table:style-name="ce2" office:value-type="string" calcext:value-type="string">
            <text:p>lockPref("devtools.errorconsole.enabled", true);</text:p>
          </table:table-cell>
          <table:table-cell table:formula="of:=IF([.H69]=&quot;&quot;;&quot;?&quot;;IF([.J69]=&quot;&quot;;&quot;新規&quot;;IF([.H69]=[.J69];&quot;&quot;;&quot;○&quot;)))">
            <text:p/>
          </table:table-cell>
          <table:table-cell office:value-type="string" calcext:value-type="string">
            <text:p>lockPref("devtools.errorconsole.enabled", true);</text:p>
          </table:table-cell>
          <table:table-cell office:value-type="string" calcext:value-type="string">
            <text:p>変更無し</text:p>
          </table:table-cell>
          <table:table-cell office:value-type="string" calcext:value-type="string">
            <text:p>lockPref("devtools.errorconsole.enabled", true);</text:p>
          </table:table-cell>
          <table:table-cell table:number-columns-repeated="1012"/>
        </table:table-row>
        <table:table-row table:style-name="ro4">
          <table:table-cell office:value-type="string" calcext:value-type="string">
            <text:p>Security-10</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office:value-type="string" calcext:value-type="string">
            <text:p>MCDで設定を反映する</text:p>
          </table:table-cell>
          <table:table-cell table:style-name="ce2" office:value-type="string" calcext:value-type="string">
            <text:p>lockPref("devtools.errorconsole.enabled", false);</text:p>
          </table:table-cell>
          <table:table-cell table:formula="of:=IF([.H70]=&quot;&quot;;&quot;?&quot;;IF([.J70]=&quot;&quot;;&quot;新規&quot;;IF([.H70]=[.J70];&quot;&quot;;&quot;○&quot;)))">
            <text:p/>
          </table:table-cell>
          <table:table-cell office:value-type="string" calcext:value-type="string">
            <text:p>lockPref("devtools.errorconsole.enabled", false);</text:p>
          </table:table-cell>
          <table:table-cell office:value-type="string" calcext:value-type="string">
            <text:p>変更無し</text:p>
          </table:table-cell>
          <table:table-cell office:value-type="string" calcext:value-type="string">
            <text:p>lockPref("devtools.errorconsole.enabled", false);</text:p>
          </table:table-cell>
          <table:table-cell table:number-columns-repeated="1012"/>
        </table:table-row>
        <table:table-row table:style-name="ro8">
          <table:table-cell office:value-type="string" calcext:value-type="string">
            <text:p>Security-11</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SNS連携機能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table:number-columns-repeated="2" office:value-type="string" calcext:value-type="string">
            <text:p>-</text:p>
          </table:table-cell>
          <table:table-cell table:formula="of:=IF([.H71]=&quot;&quot;;&quot;?&quot;;IF([.J71]=&quot;&quot;;&quot;新規&quot;;IF([.H71]=[.J71];&quot;&quot;;&quot;○&quot;)))">
            <text:p/>
          </table:table-cell>
          <table:table-cell office:value-type="string" calcext:value-type="string">
            <text:p>-</text:p>
          </table:table-cell>
          <table:table-cell table:number-columns-repeated="1014"/>
        </table:table-row>
        <table:table-row table:style-name="ro30">
          <table:table-cell office:value-type="string" calcext:value-type="string">
            <text:p>Security-1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8" office:value-type="string" calcext:value-type="string">
            <text:p><text:span text:style-name="T1">MCD:</text:span></text:p>
            <text:p><text:span text:style-name="T1">lockPref("social.activeProviders", "");</text:span></text:p>
            <text:p><text:span text:style-name="T1">lockPref("social.directories", "");</text:span></text:p>
            <text:p><text:span text:style-name="T1">lockPref("social.remote-install.enabled", false);</text:span></text:p>
            <text:p><text:span text:style-name="T1">lockPref("social.share.activationPanelEnabled", false);</text:span></text:p>
            <text:p><text:span text:style-name="T2">lockPref("social.shareDirectory", "");</text:span></text:p>
            <text:p><text:span text:style-name="T1">lockPref("social.toast-notifications.enabled", false);</text:span></text:p>
            <text:p><text:span text:style-name="T1">lockPref("social.whitelist", "");</text:span></text:p>
            <text:p/>
            <text:p><text:span text:style-name="T1">globalChrome.css:</text:span></text:p>
            <text:p><text:span text:style-name="T1">@-moz-document url-prefix("chrome://browser/content/browser.xul") {</text:span></text:p>
            <text:p><text:span text:style-name="T1">  #social-share-button,</text:span></text:p>
            <text:p><text:span text:style-name="T1">  #wrapper-social-share-button {</text:span></text:p>
            <text:p><text:span text:style-name="T1">    display: none !important;</text:span></text:p>
            <text:p><text:span text:style-name="T1">    -moz-user-focus: ignore !important;</text:span></text:p>
            <text:p><text:span text:style-name="T1">  }</text:span></text:p>
            <text:p><text:span text:style-name="T1">}</text:span></text:p>
          </table:table-cell>
          <table:table-cell table:formula="of:=IF([.H72]=&quot;&quot;;&quot;?&quot;;IF([.J72]=&quot;&quot;;&quot;新規&quot;;IF([.H72]=[.J72];&quot;&quot;;&quot;○&quot;)))" office:value-type="string" office:string-value="○" calcext:value-type="string">
            <text:p>○</text:p>
          </table:table-cell>
          <table:table-cell office:value-type="string" calcext:value-type="string">
            <text:p>lockPref("social.activeProviders", "");</text:p>
            <text:p>lockPref("social.directories", "");</text:p>
            <text:p><text:span text:style-name="T2">lockPref("social.shareDirectory", "");</text:span></text:p>
            <text:p>lockPref("social.whitelist", "");</text:p>
          </table:table-cell>
          <table:table-cell table:number-columns-repeated="1014"/>
        </table:table-row>
        <table:table-row table:style-name="ro8">
          <table:table-cell office:value-type="string" calcext:value-type="string">
            <text:p>Security-12</text:p>
          </table:table-cell>
          <table:table-cell office:value-type="float" office:value="1" calcext:value-type="float">
            <text:p>1</text:p>
          </table:table-cell>
          <table:table-cell office:value-type="string" calcext:value-type="string" table:number-columns-spanned="1" table:number-rows-spanned="3">
            <text:p>セキュリティ</text:p>
          </table:table-cell>
          <table:table-cell office:value-type="string" calcext:value-type="string" table:number-columns-spanned="1" table:number-rows-spanned="3">
            <text:p>JavaScriptの実行の可否</text:p>
          </table:table-cell>
          <table:table-cell office:value-type="string" calcext:value-type="string" table:number-columns-spanned="1" table:number-rows-spanned="3">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lockPref("javascript.enabled", true);</text:p>
          </table:table-cell>
          <table:table-cell table:formula="of:=IF([.H73]=&quot;&quot;;&quot;?&quot;;IF([.J73]=&quot;&quot;;&quot;新規&quot;;IF([.H73]=[.J73];&quot;&quot;;&quot;○&quot;)))">
            <text:p/>
          </table:table-cell>
          <table:table-cell office:value-type="string" calcext:value-type="string">
            <text:p>lockPref("javascript.enabled", true);</text:p>
          </table:table-cell>
          <table:table-cell table:number-columns-repeated="1014"/>
        </table:table-row>
        <table:table-row table:style-name="ro31">
          <table:table-cell office:value-type="string" calcext:value-type="string">
            <text:p>Security-12</text:p>
          </table:table-cell>
          <table:table-cell office:value-type="float" office:value="2" calcext:value-type="float">
            <text:p>2</text:p>
          </table:table-cell>
          <table:covered-table-cell table:number-columns-repeated="3"/>
          <table:table-cell office:value-type="string" calcext:value-type="string">
            <text:p>特定サイトのみ許可する</text:p>
          </table:table-cell>
          <table:table-cell office:value-type="string" calcext:value-type="string">
            <text:p>1. アドオン「Permission Auto Registerer」を導入する</text:p>
            <text:p>2. MCDで設定を反映する</text:p>
          </table:table-cell>
          <table:table-cell table:style-name="ce1"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formula="of:=IF([.H74]=&quot;&quot;;&quot;?&quot;;IF([.J74]=&quot;&quot;;&quot;新規&quot;;IF([.H74]=[.J74];&quot;&quot;;&quot;○&quot;)))">
            <text:p/>
          </table:table-cell>
          <table:table-cell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number-columns-repeated="1014"/>
        </table:table-row>
        <table:table-row table:style-name="ro8">
          <table:table-cell office:value-type="string" calcext:value-type="string">
            <text:p>Security-12</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javascript.enabled", false);</text:p>
          </table:table-cell>
          <table:table-cell table:formula="of:=IF([.H75]=&quot;&quot;;&quot;?&quot;;IF([.J75]=&quot;&quot;;&quot;新規&quot;;IF([.H75]=[.J75];&quot;&quot;;&quot;○&quot;)))">
            <text:p/>
          </table:table-cell>
          <table:table-cell office:value-type="string" calcext:value-type="string">
            <text:p>lockPref("javascript.enabled", false);</text:p>
          </table:table-cell>
          <table:table-cell table:number-columns-repeated="1014"/>
        </table:table-row>
        <table:table-row table:style-name="ro31">
          <table:table-cell office:value-type="string" calcext:value-type="string">
            <text:p>Security-13</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ローカルファイルの読み込みの可否</text:p>
          </table:table-cell>
          <table:table-cell office:value-type="string" calcext:value-type="string" table:number-columns-spanned="1" table:number-rows-spanned="2">
            <text:p>○</text:p>
          </table:table-cell>
          <table:table-cell office:value-type="string" calcext:value-type="string">
            <text:p>特定サイトのみ許可する</text:p>
          </table:table-cell>
          <table:table-cell office:value-type="string" calcext:value-type="string">
            <text:p>1. アドオン「Permission Auto Registerer」を導入する</text:p>
            <text:p>2. MCDで設定を反映する</text:p>
          </table:table-cell>
          <table:table-cell table:style-name="ce1" office:value-type="string" calcext:value-type="string">
            <text:p>pref("capability.policy.trusted.sites", "(sites)");</text:p>
            <text:p>pref("capability.policy.trusted.checkloaduri.enabled", "allAccess");</text:p>
            <text:p>または</text:p>
            <text:p>pref("extensions.autopermission.policy.trusted.sites", "(sites)");</text:p>
            <text:p>pref("extensions.autopermission.policy.trusted.localfilelinks",     1);</text:p>
          </table:table-cell>
          <table:table-cell table:formula="of:=IF([.H76]=&quot;&quot;;&quot;?&quot;;IF([.J76]=&quot;&quot;;&quot;新規&quot;;IF([.H76]=[.J76];&quot;&quot;;&quot;○&quot;)))">
            <text:p/>
          </table:table-cell>
          <table:table-cell office:value-type="string" calcext:value-type="string">
            <text:p>pref("capability.policy.trusted.sites", "(sites)");</text:p>
            <text:p>pref("capability.policy.trusted.checkloaduri.enabled", "allAccess");</text:p>
            <text:p>または</text:p>
            <text:p>pref("extensions.autopermission.policy.trusted.sites", "(sites)");</text:p>
            <text:p>pref("extensions.autopermission.policy.trusted.localfilelinks",     1);</text:p>
          </table:table-cell>
          <table:table-cell table:number-columns-repeated="1014"/>
        </table:table-row>
        <table:table-row table:style-name="ro8">
          <table:table-cell office:value-type="string" calcext:value-type="string">
            <text:p>Security-13</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office:value-type="string" calcext:value-type="string">
            <text:p>-</text:p>
          </table:table-cell>
          <table:table-cell table:style-name="ce1" office:value-type="string" calcext:value-type="string">
            <text:p>-</text:p>
          </table:table-cell>
          <table:table-cell table:formula="of:=IF([.H77]=&quot;&quot;;&quot;?&quot;;IF([.J77]=&quot;&quot;;&quot;新規&quot;;IF([.H77]=[.J77];&quot;&quot;;&quot;○&quot;)))">
            <text:p/>
          </table:table-cell>
          <table:table-cell office:value-type="string" calcext:value-type="string">
            <text:p>-</text:p>
          </table:table-cell>
          <table:table-cell table:number-columns-repeated="1014"/>
        </table:table-row>
        <table:table-row table:style-name="ro8">
          <table:table-cell office:value-type="string" calcext:value-type="string">
            <text:p>Security-14</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ローカルファイルからの他ディレクトリの参照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MCDで設定を反映する</text:p>
          </table:table-cell>
          <table:table-cell table:style-name="ce1" office:value-type="string" calcext:value-type="string">
            <text:p>lockPref("security.fileuri.strict_origin_policy", false);</text:p>
          </table:table-cell>
          <table:table-cell table:formula="of:=IF([.H78]=&quot;&quot;;&quot;?&quot;;IF([.J78]=&quot;&quot;;&quot;新規&quot;;IF([.H78]=[.J78];&quot;&quot;;&quot;○&quot;)))">
            <text:p/>
          </table:table-cell>
          <table:table-cell office:value-type="string" calcext:value-type="string">
            <text:p>lockPref("security.fileuri.strict_origin_policy", false);</text:p>
          </table:table-cell>
          <table:table-cell table:number-columns-repeated="1014"/>
        </table:table-row>
        <table:table-row table:style-name="ro8">
          <table:table-cell office:value-type="string" calcext:value-type="string">
            <text:p>Security-14</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office:value-type="string" calcext:value-type="string">
            <text:p>MCDで設定を反映する</text:p>
          </table:table-cell>
          <table:table-cell table:style-name="ce1" office:value-type="string" calcext:value-type="string">
            <text:p>lockPref("security.fileuri.strict_origin_policy", true);</text:p>
          </table:table-cell>
          <table:table-cell table:formula="of:=IF([.H79]=&quot;&quot;;&quot;?&quot;;IF([.J79]=&quot;&quot;;&quot;新規&quot;;IF([.H79]=[.J79];&quot;&quot;;&quot;○&quot;)))">
            <text:p/>
          </table:table-cell>
          <table:table-cell office:value-type="string" calcext:value-type="string">
            <text:p>lockPref("security.fileuri.strict_origin_policy", true);</text:p>
          </table:table-cell>
          <table:table-cell table:number-columns-repeated="1014"/>
        </table:table-row>
        <table:table-row table:style-name="ro8">
          <table:table-cell office:value-type="string" calcext:value-type="string">
            <text:p>Security-15</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その他、バックグラウンドで行われる外部への通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1" office:value-type="string" calcext:value-type="string">
            <text:p>-</text:p>
          </table:table-cell>
          <table:table-cell table:formula="of:=IF([.H80]=&quot;&quot;;&quot;?&quot;;IF([.J80]=&quot;&quot;;&quot;新規&quot;;IF([.H80]=[.J80];&quot;&quot;;&quot;○&quot;)))">
            <text:p/>
          </table:table-cell>
          <table:table-cell office:value-type="string" calcext:value-type="string">
            <text:p>-</text:p>
          </table:table-cell>
          <table:table-cell table:number-columns-repeated="1014"/>
        </table:table-row>
        <table:table-row table:style-name="ro32">
          <table:table-cell office:value-type="string" calcext:value-type="string">
            <text:p>Security-1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office:value-type="string" calcext:value-type="string">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用のサービス</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用のサービス</text:p>
            <text:p>lockPref("gecko.handlerService.schemes.mailto.0.uriTemplate", "");</text:p>
            <text:p>lockPref("gecko.handlerService.schemes.mailto.1.uriTemplate", "");</text:p>
            <text:p>pref("gecko.handlerService.schemes.mailto.2.uriTemplate", "");</text:p>
            <text:p>pref("gecko.handlerService.schemes.mailto.3.uriTemplate", "");</text:p>
            <text:p>// カレンダー用のサービス</text:p>
            <text:p>lockPref("gecko.handlerService.schemes.webcal.0.uriTemplate", "");</text:p>
            <text:p>pref("gecko.handlerService.schemes.webcal.1.uriTemplate", "");</text:p>
            <text:p>pref("gecko.handlerService.schemes.webcal.2.uriTemplate", "");</text:p>
            <text:p>pref("gecko.handlerService.schemes.webcal.3.uriTemplate",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検索で使用する地域情報の取得元URL</text:p>
            <text:p>lockPref("browser.search.geoip.url","");</text:p>
            <text:p>// Firefoxのユーザー評価</text:p>
            <text:p>lockPref("browser.selfsupport.url", "");</text:p>
            <text:p>// Webアプリケーションのインストールを許可するドメイン</text:p>
            <text:p>lockPref("dom.mozApps.signed_apps_installable_from", "");</text:p>
            <text:p>// 初回起動時のみのスタートページ</text:p>
            <text:p>lockPref("startup.homepage_welcome_url", "");</text:p>
            <text:p>lockPref("startup.homepage_welcome_url.additional", "");</text:p>
            <text:p>// クラッシュレポーターの関連情報</text:p>
            <text:p>lockPref("toolkit.crashreporter.info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Cisco製OpenH264プラグインなど、Gecko Media Pluginsのダウンロードおよび自動更新の無効化</text:p>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page.directory.ping","");</text:p>
            <text:p>lockPref("browser.newtabpage.directory.source","about:blank");</text:p>
            <text:p>// 接続の状態（接続が制限されているかどうかなど）を判定するためのアクセス先</text:p>
            <text:p>lockPref("captivedetect.canonicalURL","");</text:p>
            <text:p>// 地域ごとのデフォルトの検索サービス切り替え</text:p>
            <text:p>lockPref("browser.search.geoSpecificDefaults", false);</text:p>
            <text:p>lockPref("browser.search.geoSpecificDefaults.url", "");</text:p>
            <text:p>// Windows 10上での利用時のアナウンス</text:p>
            <text:p>lockPref("browser.usedOnWindows10.introURL", "");</text:p>
            <text:p>// 開発ツールで使用するデバイス</text:p>
            <text:p>lockPref("devtools.devices.url", "");</text:p>
            <text:p>// アドオンのブロックリスト</text:p>
            <text:p>lockPref("extensions.blocklist.detailsURL", "");</text:p>
            <text:p>lockPref("extensions.blocklist.itemURL", "");</text:p>
            <text:p>lockPref("extensions.blocklist.url", "");</text:p>
            <text:p>// アドオンを探す・インストールする</text:p>
            <text:p>lockPref("extensions.getAddons.get.url", "");</text:p>
            <text:p>lockPref("extensions.getAddons.getWithPerformance.url", "");</text:p>
            <text:p>lockPref("extensions.getAddons.link.url", "");</text:p>
            <text:p>lockPref("extensions.getAddons.recommended.url", "");</text:p>
            <text:p>lockPref("extensions.getAddons.search.browseURL", "");</text:p>
            <text:p>lockPref("extensions.getAddons.search.url", "");</text:p>
            <text:p>lockPref("extensions.webservice.discoverURL", "");</text:p>
            <text:p>// パッチ、組み込みのアドオンの更新</text:p>
            <text:p>lockPref("extensions.systemAddon.update.url", "");</text:p>
            <text:p>// Firefox Sync向けモバイルアプリの宣伝リンク</text:p>
            <text:p>lockPref("identity.mobilepromo.android", "");</text:p>
            <text:p>lockPref("identity.mobilepromo.ios", "");</text:p>
            <text:p>// Firefox Sync</text:p>
            <text:p>lockPref("identity.sync.tokenserver.uri", "");</text:p>
            <text:p>lockPref("services.sync.fxa.privacyURL", "");</text:p>
            <text:p>lockPref("services.sync.fxa.termsURL", "");</text:p>
            <text:p>lockPref("services.sync.jpake.serverURL", "");</text:p>
            <text:p>lockPref("services.sync.privacyURL", "");</text:p>
            <text:p>lockPref("services.sync.serverURL", "");</text:p>
            <text:p>lockPref("services.sync.statusURL", "");</text:p>
            <text:p>lockPref("services.sync.syncKeyHelpURL", "");</text:p>
            <text:p>lockPref("services.sync.termsURL", "");</text:p>
            <text:p>// アドオンの署名義務化に関するメッセージ</text:p>
            <text:p>lockPref("xpinstall.signatures.devInfoURL", "");</text:p>
            <text:p/>
            <text:p>// Firefox自体自体の自動更新のURL（Update-1）</text:p>
            <text:p>lockPref("app.update.url", "");</text:p>
            <text:p>lockPref("app.update.url.details", "");</text:p>
            <text:p>lockPref("app.update.url.manual", "");</text:p>
            <text:p>// アドオンの自動更新のURL（Update-2）</text:p>
            <text:p>lockPref("extensions.update.background.url", "");</text:p>
            <text:p>lockPref("extensions.update.url", "");</text:p>
            <text:p>// セーフブラウジング（Security-5）</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プラグイン（Security-7）</text:p>
            <text:p>lockPref("plugins.update.url", "");</text:p>
            <text:p>// UIツアー（Startup-8）</text:p>
            <text:p>lockPref("browser.uitour.themeOrigin", "");</text:p>
            <text:p>lockPref("browser.uitour.url", "");</text:p>
            <text:p>// マルチプロセスモードのフィードバックを促すメッセージ（Security-9）</text:p>
            <text:p>lockPref("app.feedback.baseURL", "");</text:p>
            <text:p>// ソーシャルAPI（Security-11）</text:p>
            <text:p>lockPref("social.shareDirectory", "");</text:p>
            <text:p>lockPref("social.directories", "");</text:p>
            <text:p>lockPref("social.whitelist", "");</text:p>
          </table:table-cell>
          <table:table-cell table:formula="of:=IF([.H81]=&quot;&quot;;&quot;?&quot;;IF([.J81]=&quot;&quot;;&quot;新規&quot;;IF([.H81]=[.J81];&quot;&quot;;&quot;○&quot;)))" office:value-type="string" office:string-value="○" calcext:value-type="string">
            <text:p>○</text:p>
          </table:table-cell>
          <table:table-cell office:value-type="string" calcext:value-type="string">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用のサービス</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用のサービス</text:p>
            <text:p>lockPref("gecko.handlerService.schemes.mailto.0.uriTemplate", "");</text:p>
            <text:p>lockPref("gecko.handlerService.schemes.mailto.1.uriTemplate", "");</text:p>
            <text:p>pref("gecko.handlerService.schemes.mailto.2.uriTemplate", "");</text:p>
            <text:p>pref("gecko.handlerService.schemes.mailto.3.uriTemplate", "");</text:p>
            <text:p>// カレンダー用のサービス</text:p>
            <text:p>lockPref("gecko.handlerService.schemes.webcal.0.uriTemplate", "");</text:p>
            <text:p>pref("gecko.handlerService.schemes.webcal.1.uriTemplate", "");</text:p>
            <text:p>pref("gecko.handlerService.schemes.webcal.2.uriTemplate", "");</text:p>
            <text:p>pref("gecko.handlerService.schemes.webcal.3.uriTemplate",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検索で使用する地域情報の取得元URL</text:p>
            <text:p>lockPref("browser.search.geoip.url","");</text:p>
            <text:p>// Firefoxのユーザー評価</text:p>
            <text:p>lockPref("browser.selfsupport.url", "");</text:p>
            <text:p>// Webアプリケーションのインストールを許可するドメイン</text:p>
            <text:p>lockPref("dom.mozApps.signed_apps_installable_from", "");</text:p>
            <text:p>// 初回起動時のみのスタートページ</text:p>
            <text:p>lockPref("startup.homepage_welcome_url", "");</text:p>
            <text:p>// クラッシュレポーターの関連情報</text:p>
            <text:p>lockPref("toolkit.crashreporter.infoURL", "");</text:p>
            <text:p>// 開発者ツールからの外部サイト参照の無効化</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Cisco製OpenH264プラグインなど、Gecko Media Pluginsのダウンロードおよび自動更新の無効化</text:p>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url","about:blank");</text:p>
            <text:p>lockPref("browser.newtabpage.directory.ping","");</text:p>
            <text:p>lockPref("browser.newtabpage.directory.source","");</text:p>
          </table:table-cell>
          <table:table-cell table:number-columns-repeated="1014"/>
        </table:table-row>
        <table:table-row table:style-name="ro14">
          <table:table-cell office:value-type="string" calcext:value-type="string">
            <text:p>Security-16</text:p>
          </table:table-cell>
          <table:table-cell office:value-type="float" office:value="1" calcext:value-type="float">
            <text:p>1</text:p>
          </table:table-cell>
          <table:table-cell office:value-type="string" calcext:value-type="string" table:number-columns-spanned="1" table:number-rows-spanned="3">
            <text:p>セキュリティ</text:p>
          </table:table-cell>
          <table:table-cell office:value-type="string" calcext:value-type="string" table:number-columns-spanned="1" table:number-rows-spanned="3">
            <text:p>フルスクリーン表示の可否</text:p>
          </table:table-cell>
          <table:table-cell office:value-type="string" calcext:value-type="string" table:number-columns-spanned="1" table:number-rows-spanned="3">
            <text:p>○</text:p>
          </table:table-cell>
          <table:table-cell office:value-type="string" calcext:value-type="string">
            <text:p>確認の上で許可する（既定）</text:p>
          </table:table-cell>
          <table:table-cell office:value-type="string" calcext:value-type="string">
            <text:p>MCDで設定を反映する</text:p>
          </table:table-cell>
          <table:table-cell table:style-name="ce1" office:value-type="string" calcext:value-type="string">
            <text:p>lockPref("full-screen-api.enabled", true);</text:p>
          </table:table-cell>
          <table:table-cell table:formula="of:=IF([.H82]=&quot;&quot;;&quot;?&quot;;IF([.J82]=&quot;&quot;;&quot;新規&quot;;IF([.H82]=[.J82];&quot;&quot;;&quot;○&quot;)))">
            <text:p/>
          </table:table-cell>
          <table:table-cell office:value-type="string" calcext:value-type="string">
            <text:p>lockPref("full-screen-api.enabled", true);</text:p>
          </table:table-cell>
          <table:table-cell table:number-columns-repeated="1014"/>
        </table:table-row>
        <table:table-row table:style-name="ro16">
          <table:table-cell office:value-type="string" calcext:value-type="string">
            <text:p>Security-16</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style-name="ce1" office:value-type="string" calcext:value-type="string">
            <text:p>lockPref("extensions.autopermission.sites.(site)", "fullscreen=1");</text:p>
          </table:table-cell>
          <table:table-cell table:formula="of:=IF([.H83]=&quot;&quot;;&quot;?&quot;;IF([.J83]=&quot;&quot;;&quot;新規&quot;;IF([.H83]=[.J83];&quot;&quot;;&quot;○&quot;)))">
            <text:p/>
          </table:table-cell>
          <table:table-cell office:value-type="string" calcext:value-type="string">
            <text:p>lockPref("extensions.autopermission.sites.(site)", "fullscreen=1");</text:p>
          </table:table-cell>
          <table:table-cell table:number-columns-repeated="1014"/>
        </table:table-row>
        <table:table-row table:style-name="ro8">
          <table:table-cell office:value-type="string" calcext:value-type="string">
            <text:p>Security-16</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full-screen-api.enabled", false);</text:p>
          </table:table-cell>
          <table:table-cell table:formula="of:=IF([.H84]=&quot;&quot;;&quot;?&quot;;IF([.J84]=&quot;&quot;;&quot;新規&quot;;IF([.H84]=[.J84];&quot;&quot;;&quot;○&quot;)))">
            <text:p/>
          </table:table-cell>
          <table:table-cell office:value-type="string" calcext:value-type="string">
            <text:p>lockPref("full-screen-api.enabled", false);</text:p>
          </table:table-cell>
          <table:table-cell table:number-columns-repeated="1014"/>
        </table:table-row>
        <table:table-row table:style-name="ro8">
          <table:table-cell table:style-name="ce3" office:value-type="string" calcext:value-type="string">
            <text:p>Security-17</text:p>
          </table:table-cell>
          <table:table-cell table:style-name="ce3" office:value-type="float" office:value="1" calcext:value-type="float">
            <text:p>1</text:p>
          </table:table-cell>
          <table:table-cell table:style-name="ce3" office:value-type="string" calcext:value-type="string" table:number-columns-spanned="1" table:number-rows-spanned="2">
            <text:p>セキュリティ</text:p>
          </table:table-cell>
          <table:table-cell table:style-name="ce3" office:value-type="string" calcext:value-type="string" table:number-columns-spanned="1" table:number-rows-spanned="2">
            <text:p>about:homeからマーケットプレイスへの遷移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規定）</text:p>
          </table:table-cell>
          <table:table-cell table:style-name="ce3" office:value-type="string" calcext:value-type="string">
            <text:p>-</text:p>
          </table:table-cell>
          <table:table-cell table:style-name="ce12" office:value-type="string" calcext:value-type="string">
            <text:p>Firefox 45で廃止</text:p>
          </table:table-cell>
          <table:table-cell table:formula="of:=IF([.H85]=&quot;&quot;;&quot;?&quot;;IF([.J85]=&quot;&quot;;&quot;新規&quot;;IF([.H85]=[.J85];&quot;&quot;;&quot;○&quot;)))" office:value-type="string" office:string-value="○" calcext:value-type="string">
            <text:p>○</text:p>
          </table:table-cell>
          <table:table-cell office:value-type="string" calcext:value-type="string">
            <text:p>-</text:p>
          </table:table-cell>
          <table:table-cell table:number-columns-repeated="1014"/>
        </table:table-row>
        <table:table-row table:style-name="ro8">
          <table:table-cell table:style-name="ce3" office:value-type="string" calcext:value-type="string">
            <text:p>Security-17</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text:p>
          </table:table-cell>
          <table:table-cell table:style-name="ce3" office:value-type="string" calcext:value-type="string">
            <text:p>MCDで設定を反映する</text:p>
          </table:table-cell>
          <table:table-cell table:style-name="ce12" office:value-type="string" calcext:value-type="string">
            <text:p>Firefox 45で廃止</text:p>
          </table:table-cell>
          <table:table-cell table:formula="of:=IF([.H86]=&quot;&quot;;&quot;?&quot;;IF([.J86]=&quot;&quot;;&quot;新規&quot;;IF([.H86]=[.J86];&quot;&quot;;&quot;○&quot;)))" office:value-type="string" office:string-value="○" calcext:value-type="string">
            <text:p>○</text:p>
          </table:table-cell>
          <table:table-cell office:value-type="string" calcext:value-type="string">
            <text:p>lockPref("browser.apps.URL", "");</text:p>
          </table:table-cell>
          <table:table-cell table:number-columns-repeated="1014"/>
        </table:table-row>
        <table:table-row table:style-name="ro8">
          <table:table-cell office:value-type="string" calcext:value-type="string">
            <text:p>Security-18</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ツールバーカスタマイズにおける、「その他のテーマを入手」の遷移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2" office:value-type="string" calcext:value-type="string">
            <text:p>-</text:p>
          </table:table-cell>
          <table:table-cell table:formula="of:=IF([.H87]=&quot;&quot;;&quot;?&quot;;IF([.J87]=&quot;&quot;;&quot;新規&quot;;IF([.H87]=[.J87];&quot;&quot;;&quot;○&quot;)))">
            <text:p/>
          </table:table-cell>
          <table:table-cell office:value-type="string" calcext:value-type="string">
            <text:p>-</text:p>
          </table:table-cell>
          <table:table-cell table:number-columns-repeated="1014"/>
        </table:table-row>
        <table:table-row table:style-name="ro8">
          <table:table-cell office:value-type="string" calcext:value-type="string">
            <text:p>Security-1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lightweightThemes.getMoreURL", "");</text:p>
          </table:table-cell>
          <table:table-cell table:formula="of:=IF([.H88]=&quot;&quot;;&quot;?&quot;;IF([.J88]=&quot;&quot;;&quot;新規&quot;;IF([.H88]=[.J88];&quot;&quot;;&quot;○&quot;)))">
            <text:p/>
          </table:table-cell>
          <table:table-cell office:value-type="string" calcext:value-type="string">
            <text:p>lockPref("lightweightThemes.getMoreURL", "");</text:p>
          </table:table-cell>
          <table:table-cell table:number-columns-repeated="1014"/>
        </table:table-row>
        <table:table-row table:style-name="ro8">
          <table:table-cell office:value-type="string" calcext:value-type="string">
            <text:p>Security-19</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ツールバーカスタマイズにおける、テーマの「おすすめ」の取得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2" office:value-type="string" calcext:value-type="string">
            <text:p>-</text:p>
          </table:table-cell>
          <table:table-cell table:formula="of:=IF([.H89]=&quot;&quot;;&quot;?&quot;;IF([.J89]=&quot;&quot;;&quot;新規&quot;;IF([.H89]=[.J89];&quot;&quot;;&quot;○&quot;)))">
            <text:p/>
          </table:table-cell>
          <table:table-cell office:value-type="string" calcext:value-type="string">
            <text:p>-</text:p>
          </table:table-cell>
          <table:table-cell table:number-columns-repeated="1014"/>
        </table:table-row>
        <table:table-row table:style-name="ro8">
          <table:table-cell office:value-type="string" calcext:value-type="string">
            <text:p>Security-19</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lightweightThemes.recommendedThemes", "");</text:p>
          </table:table-cell>
          <table:table-cell table:formula="of:=IF([.H90]=&quot;&quot;;&quot;?&quot;;IF([.J90]=&quot;&quot;;&quot;新規&quot;;IF([.H90]=[.J90];&quot;&quot;;&quot;○&quot;)))">
            <text:p/>
          </table:table-cell>
          <table:table-cell office:value-type="string" calcext:value-type="string">
            <text:p>lockPref("lightweightThemes.recommendedThemes", "");</text:p>
          </table:table-cell>
          <table:table-cell table:number-columns-repeated="1014"/>
        </table:table-row>
        <table:table-row table:style-name="ro33">
          <table:table-cell table:style-name="ce2" office:value-type="string" calcext:value-type="string">
            <text:p>Security-20</text:p>
          </table:table-cell>
          <table:table-cell table:style-name="ce2" office:value-type="float" office:value="1" calcext:value-type="float">
            <text:p>1</text:p>
          </table:table-cell>
          <table:table-cell table:style-name="ce2" office:value-type="string" calcext:value-type="string" table:number-columns-spanned="1" table:number-rows-spanned="2">
            <text:p>セキュリティ</text:p>
          </table:table-cell>
          <table:table-cell table:style-name="ce2" office:value-type="string" calcext:value-type="string" table:number-columns-spanned="1" table:number-rows-spanned="2">
            <text:p>パーミッション設定変更の可否</text:p>
          </table:table-cell>
          <table:table-cell table:style-name="ce2" office:value-type="string" calcext:value-type="string" table:number-columns-spanned="1" table:number-rows-spanned="2">
            <text:p>-</text:p>
          </table:table-cell>
          <table:table-cell table:style-name="ce2" office:value-type="string" calcext:value-type="string">
            <text:p>変更を許可する（既定）</text:p>
          </table:table-cell>
          <table:table-cell table:style-name="ce10" office:value-type="string" calcext:value-type="string">
            <text:p>-</text:p>
          </table:table-cell>
          <table:table-cell table:style-name="ce2" office:value-type="string" calcext:value-type="string">
            <text:p>-</text:p>
          </table:table-cell>
          <table:table-cell table:formula="of:=IF([.H91]=&quot;&quot;;&quot;?&quot;;IF([.J91]=&quot;&quot;;&quot;新規&quot;;IF([.H91]=[.J91];&quot;&quot;;&quot;○&quot;)))" office:value-type="string" office:string-value="新規" calcext:value-type="string">
            <text:p>新規</text:p>
          </table:table-cell>
          <table:table-cell table:number-columns-repeated="1015"/>
        </table:table-row>
        <table:table-row table:style-name="ro34">
          <table:table-cell table:style-name="ce2" office:value-type="string" calcext:value-type="string">
            <text:p>Security-20</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変更を禁止する</text:p>
          </table:table-cell>
          <table:table-cell table:style-name="ce10" office:value-type="string" calcext:value-type="string">
            <text:p>1. アドオン「globalChrome.css」を導入する</text:p>
            <text:p>2. globalChrome.cssで設定を反映する</text:p>
          </table:table-cell>
          <table:table-cell table:style-name="ce2" office:value-type="string" calcext:value-type="string">
            <text:p>@-moz-document url-prefix("chrome://browser/content/browser.xul") {</text:p>
            <text:p>  #identity-popup-permissions-content,</text:p>
            <text:p>  #identity-popup-securityView-body button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formula="of:=IF([.H92]=&quot;&quot;;&quot;?&quot;;IF([.J92]=&quot;&quot;;&quot;新規&quot;;IF([.H92]=[.J92];&quot;&quot;;&quot;○&quot;)))" office:value-type="string" office:string-value="新規" calcext:value-type="string">
            <text:p>新規</text:p>
          </table:table-cell>
          <table:table-cell table:number-columns-repeated="1015"/>
        </table:table-row>
        <table:table-row table:style-name="ro8">
          <table:table-cell office:value-type="string" calcext:value-type="string">
            <text:p>Privacy-1</text:p>
          </table:table-cell>
          <table:table-cell office:value-type="float" office:value="1" calcext:value-type="float">
            <text:p>1</text:p>
          </table:table-cell>
          <table:table-cell office:value-type="string" calcext:value-type="string" table:number-columns-spanned="1" table:number-rows-spanned="3">
            <text:p>プライバシー</text:p>
          </table:table-cell>
          <table:table-cell office:value-type="string" calcext:value-type="string" table:number-columns-spanned="1" table:number-rows-spanned="3">
            <text:p>履歴の保存の可否</text:p>
          </table:table-cell>
          <table:table-cell office:value-type="string" calcext:value-type="string" table:number-columns-spanned="1" table:number-rows-spanned="3">
            <text:p>-</text:p>
          </table:table-cell>
          <table:table-cell office:value-type="string" calcext:value-type="string">
            <text:p>保存する（既定）</text:p>
          </table:table-cell>
          <table:table-cell office:value-type="string" calcext:value-type="string">
            <text:p>-</text:p>
          </table:table-cell>
          <table:table-cell table:style-name="ce2" office:value-type="string" calcext:value-type="string">
            <text:p>-</text:p>
          </table:table-cell>
          <table:table-cell table:formula="of:=IF([.H93]=&quot;&quot;;&quot;?&quot;;IF([.J93]=&quot;&quot;;&quot;新規&quot;;IF([.H93]=[.J93];&quot;&quot;;&quot;○&quot;)))">
            <text:p/>
          </table:table-cell>
          <table:table-cell office:value-type="string" calcext:value-type="string">
            <text:p>-</text:p>
          </table:table-cell>
          <table:table-cell table:number-columns-repeated="1014"/>
        </table:table-row>
        <table:table-row table:style-name="ro35">
          <table:table-cell office:value-type="string" calcext:value-type="string">
            <text:p>Privacy-1</text:p>
          </table:table-cell>
          <table:table-cell office:value-type="float" office:value="2" calcext:value-type="float">
            <text:p>2</text:p>
          </table:table-cell>
          <table:covered-table-cell table:number-columns-repeated="3"/>
          <table:table-cell office:value-type="string" calcext:value-type="string">
            <text:p>保存を強制する</text:p>
          </table:table-cell>
          <table:table-cell office:value-type="string" calcext:value-type="string">
            <text:p>1. アドオン「History Prefs Modifier」を導入する</text:p>
            <text:p>2. MCDで設定を反映する</text:p>
            <text:p>3. アドオン「globalChrome.css」を導入する</text:p>
            <text:p>4. globalChrome.cssで設定を反映する</text:p>
          </table:table-cell>
          <table:table-cell table:style-name="ce1" office:value-type="string" calcext:value-type="string">
            <text:p>MCD:</text:p>
            <text:p>lockPref("browser.privatebrowsing.autostart", false);</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formula="of:=IF([.H94]=&quot;&quot;;&quot;?&quot;;IF([.J94]=&quot;&quot;;&quot;新規&quot;;IF([.H94]=[.J94];&quot;&quot;;&quot;○&quot;)))">
            <text:p/>
          </table:table-cell>
          <table:table-cell office:value-type="string" calcext:value-type="string">
            <text:p>MCD:</text:p>
            <text:p>lockPref("browser.privatebrowsing.autostart", false);</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privatebrowsing.autostart", false);</text:p>
            <text:p/>
            <text:p>globalChrome.css:</text:p>
            <text:p>@-moz-document url-prefix("chrome://browser/content/preferences/preferences.xul") {</text:p>
            <text:p>  #privateBrowsingAutoStart {</text:p>
            <text:p>    visibility: collapse !important;</text:p>
            <text:p>    -moz-user-focus: ignore !important;</text:p>
            <text:p>  }</text:p>
            <text:p>}</text:p>
          </table:table-cell>
          <table:table-cell table:number-columns-repeated="1012"/>
        </table:table-row>
        <table:table-row table:style-name="ro11">
          <table:table-cell office:value-type="string" calcext:value-type="string">
            <text:p>Privacy-1</text:p>
          </table:table-cell>
          <table:table-cell office:value-type="float" office:value="3" calcext:value-type="float">
            <text:p>3</text:p>
          </table:table-cell>
          <table:covered-table-cell table:number-columns-repeated="3"/>
          <table:table-cell office:value-type="string" calcext:value-type="string">
            <text:p>一切保存しない</text:p>
          </table:table-cell>
          <table:table-cell office:value-type="string" calcext:value-type="string">
            <text:p>1. アドオン「History Prefs Modifier」を導入する</text:p>
            <text:p>2. MCDで設定を反映する</text:p>
          </table:table-cell>
          <table:table-cell table:style-name="ce2" office:value-type="string" calcext:value-type="string">
            <text:p>lockPref("browser.privatebrowsing.autostart", true);</text:p>
          </table:table-cell>
          <table:table-cell table:formula="of:=IF([.H95]=&quot;&quot;;&quot;?&quot;;IF([.J95]=&quot;&quot;;&quot;新規&quot;;IF([.H95]=[.J95];&quot;&quot;;&quot;○&quot;)))">
            <text:p/>
          </table:table-cell>
          <table:table-cell office:value-type="string" calcext:value-type="string">
            <text:p>lockPref("browser.privatebrowsing.autostart", true);</text:p>
          </table:table-cell>
          <table:table-cell office:value-type="string" calcext:value-type="string">
            <text:p>変更無し</text:p>
          </table:table-cell>
          <table:table-cell office:value-type="string" calcext:value-type="string">
            <text:p>lockPref("browser.privatebrowsing.autostart", true);</text:p>
          </table:table-cell>
          <table:table-cell table:number-columns-repeated="1012"/>
        </table:table-row>
        <table:table-row table:style-name="ro4">
          <table:table-cell office:value-type="string" calcext:value-type="string">
            <text:p>Privacy-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フォームの入力履歴の保存の可否</text:p>
            <text:p>（Webページ上のフォーム要素、およびWeb検索バーのオートコンプリート機能の無効化）</text:p>
          </table:table-cell>
          <table:table-cell office:value-type="string" calcext:value-type="string" table:number-columns-spanned="1" table:number-rows-spanned="2">
            <text:p>-</text:p>
          </table:table-cell>
          <table:table-cell office:value-type="string" calcext:value-type="string">
            <text:p>保存する（既定）</text:p>
          </table:table-cell>
          <table:table-cell office:value-type="string" calcext:value-type="string">
            <text:p>MCDで設定を反映する</text:p>
          </table:table-cell>
          <table:table-cell table:style-name="ce2" office:value-type="string" calcext:value-type="string">
            <text:p>lockPref("browser.formfill.enable", true);</text:p>
          </table:table-cell>
          <table:table-cell table:formula="of:=IF([.H96]=&quot;&quot;;&quot;?&quot;;IF([.J96]=&quot;&quot;;&quot;新規&quot;;IF([.H96]=[.J96];&quot;&quot;;&quot;○&quot;)))">
            <text:p/>
          </table:table-cell>
          <table:table-cell office:value-type="string" calcext:value-type="string">
            <text:p>lockPref("browser.formfill.enable", true);</text:p>
          </table:table-cell>
          <table:table-cell office:value-type="string" calcext:value-type="string">
            <text:p>変更無し</text:p>
          </table:table-cell>
          <table:table-cell office:value-type="string" calcext:value-type="string">
            <text:p>lockPref("browser.formfill.enable", true);</text:p>
          </table:table-cell>
          <table:table-cell table:number-columns-repeated="1012"/>
        </table:table-row>
        <table:table-row table:style-name="ro36">
          <table:table-cell office:value-type="string" calcext:value-type="string">
            <text:p>Privacy-2</text:p>
          </table:table-cell>
          <table:table-cell office:value-type="float" office:value="2" calcext:value-type="float">
            <text:p>2</text:p>
          </table:table-cell>
          <table:covered-table-cell table:number-columns-repeated="3"/>
          <table:table-cell office:value-type="string" calcext:value-type="string">
            <text:p>保存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formfill.enable", false);</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formula="of:=IF([.H97]=&quot;&quot;;&quot;?&quot;;IF([.J97]=&quot;&quot;;&quot;新規&quot;;IF([.H97]=[.J97];&quot;&quot;;&quot;○&quot;)))">
            <text:p/>
          </table:table-cell>
          <table:table-cell office:value-type="string" calcext:value-type="string">
            <text:p>MCD:</text:p>
            <text:p>lockPref("browser.formfill.enable", false);</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formfill.enable", false);</text:p>
            <text:p/>
            <text:p>globalChrome.css:</text:p>
            <text:p>@-moz-document url-prefix("chrome://browser/content/preferences/preferences.xul") {</text:p>
            <text:p>  #rememberForms {</text:p>
            <text:p>    visibility: collapse !important;</text:p>
            <text:p>    -moz-user-focus: ignore !important;</text:p>
            <text:p>  }</text:p>
            <text:p>}</text:p>
          </table:table-cell>
          <table:table-cell table:number-columns-repeated="1012"/>
        </table:table-row>
        <table:table-row table:style-name="ro11">
          <table:table-cell office:value-type="string" calcext:value-type="string">
            <text:p>Privacy-3</text:p>
          </table:table-cell>
          <table:table-cell office:value-type="float" office:value="1" calcext:value-type="float">
            <text:p>1</text:p>
          </table:table-cell>
          <table:table-cell office:value-type="string" calcext:value-type="string" table:number-columns-spanned="1" table:number-rows-spanned="3">
            <text:p>プライバシー</text:p>
          </table:table-cell>
          <table:table-cell office:value-type="string" calcext:value-type="string" table:number-columns-spanned="1" table:number-rows-spanned="3">
            <text:p>ダウンロード履歴の保存の可否</text:p>
          </table:table-cell>
          <table:table-cell office:value-type="string" calcext:value-type="string" table:number-columns-spanned="1" table:number-rows-spanned="3">
            <text:p>-</text:p>
          </table:table-cell>
          <table:table-cell office:value-type="string" calcext:value-type="string">
            <text:p>永続的に保存する（既定）</text:p>
          </table:table-cell>
          <table:table-cell office:value-type="string" calcext:value-type="string">
            <text:p>-</text:p>
          </table:table-cell>
          <table:table-cell table:style-name="ce2" office:value-type="string" calcext:value-type="string">
            <text:p>-</text:p>
          </table:table-cell>
          <table:table-cell table:formula="of:=IF([.H98]=&quot;&quot;;&quot;?&quot;;IF([.J98]=&quot;&quot;;&quot;新規&quot;;IF([.H98]=[.J98];&quot;&quot;;&quot;○&quot;)))">
            <text:p/>
          </table:table-cell>
          <table:table-cell office:value-type="string" calcext:value-type="string">
            <text:p>-</text:p>
          </table:table-cell>
          <table:table-cell office:value-type="string" calcext:value-type="string">
            <text:p>廃止</text:p>
          </table:table-cell>
          <table:table-cell office:value-type="string" calcext:value-type="string">
            <text:p>lockPref("browser.download.manager.retention", 2);</text:p>
          </table:table-cell>
          <table:table-cell table:number-columns-repeated="1012"/>
        </table:table-row>
        <table:table-row table:style-name="ro23">
          <table:table-cell office:value-type="string" calcext:value-type="string">
            <text:p>Privacy-3</text:p>
          </table:table-cell>
          <table:table-cell office:value-type="float" office:value="2" calcext:value-type="float">
            <text:p>2</text:p>
          </table:table-cell>
          <table:covered-table-cell table:number-columns-repeated="3"/>
          <table:table-cell office:value-type="string" calcext:value-type="string">
            <text:p>終了するまで保存する</text:p>
          </table:table-cell>
          <table:table-cell office:value-type="string" calcext:value-type="string">
            <text:p>MCDで設定を反映する</text:p>
          </table:table-cell>
          <table:table-cell table:style-name="ce2" office:value-type="string" calcext:value-type="string">
            <text:p>Firefox 31の時点で廃止（通常の閲覧履歴と併せて保存しないようにする設定で代替）</text:p>
            <text:p/>
            <text:p><text:span text:style-name="T2">MCD:</text:span></text:p>
            <text:p><text:span text:style-name="T2">lockPref("places.history.enabled", false);</text:span></text:p>
          </table:table-cell>
          <table:table-cell table:formula="of:=IF([.H99]=&quot;&quot;;&quot;?&quot;;IF([.J99]=&quot;&quot;;&quot;新規&quot;;IF([.H99]=[.J99];&quot;&quot;;&quot;○&quot;)))">
            <text:p/>
          </table:table-cell>
          <table:table-cell table:style-name="ce2" office:value-type="string" calcext:value-type="string">
            <text:p>Firefox 31の時点で廃止（通常の閲覧履歴と併せて保存しないようにする設定で代替）</text:p>
            <text:p/>
            <text:p><text:span text:style-name="T2">MCD:</text:span></text:p>
            <text:p><text:span text:style-name="T2">lockPref("places.history.enabled", false);</text:span></text:p>
          </table:table-cell>
          <table:table-cell office:value-type="string" calcext:value-type="string">
            <text:p>廃止</text:p>
          </table:table-cell>
          <table:table-cell office:value-type="string" calcext:value-type="string">
            <text:p>lockPref("browser.download.manager.retention", 1);</text:p>
          </table:table-cell>
          <table:table-cell table:number-columns-repeated="1012"/>
        </table:table-row>
        <table:table-row table:style-name="ro37">
          <table:table-cell table:style-name="ce3" office:value-type="string" calcext:value-type="string">
            <text:p>Privacy-3</text:p>
          </table:table-cell>
          <table:table-cell table:style-name="ce3" office:value-type="string" calcext:value-type="string">
            <text:p>3（廃止）</text:p>
          </table:table-cell>
          <table:covered-table-cell table:number-columns-repeated="3"/>
          <table:table-cell table:style-name="ce3" office:value-type="string" calcext:value-type="string">
            <text:p>保存しない</text:p>
          </table:table-cell>
          <table:table-cell table:style-name="ce3" office:value-type="string" calcext:value-type="string">
            <text:p>1. MCDで設定を反映する</text:p>
            <text:p>2. アドオン「globalChrome.css」を導入する</text:p>
            <text:p>3. globalChrome.cssで設定を反映する</text:p>
          </table:table-cell>
          <table:table-cell table:style-name="ce3" office:value-type="string" calcext:value-type="string">
            <text:p>Firefox 31の時点で廃止</text:p>
          </table:table-cell>
          <table:table-cell table:formula="of:=IF([.H100]=&quot;&quot;;&quot;?&quot;;IF([.J100]=&quot;&quot;;&quot;新規&quot;;IF([.H100]=[.J100];&quot;&quot;;&quot;○&quot;)))">
            <text:p/>
          </table:table-cell>
          <table:table-cell table:style-name="ce3" office:value-type="string" calcext:value-type="string">
            <text:p>Firefox 31の時点で廃止</text:p>
          </table:table-cell>
          <table:table-cell office:value-type="string" calcext:value-type="string">
            <text:p>廃止（通常の閲覧履歴と併せて保存しないようにする設定で代替）</text:p>
            <text:p/>
            <text:p>MCD:</text:p>
            <text:p>lockPref("places.history.enabled", false);</text:p>
          </table:table-cell>
          <table:table-cell office:value-type="string" calcext:value-type="string">
            <text:p>MCD:</text:p>
            <text:p>lockPref("browser.download.manager.retention", 0);</text:p>
            <text:p/>
            <text:p>globalChrome.css:</text:p>
            <text:p>@-moz-document url-prefix("chrome://browser/content/preferences/preferences.xul") {</text:p>
            <text:p>  #rememberDownloads {</text:p>
            <text:p>    visibility: collapse !important;</text:p>
            <text:p>    -moz-user-focus: ignore !important;</text:p>
            <text:p>  }</text:p>
            <text:p>}</text:p>
          </table:table-cell>
          <table:table-cell table:number-columns-repeated="1012"/>
        </table:table-row>
        <table:table-row table:style-name="ro11">
          <table:table-cell office:value-type="string" calcext:value-type="string">
            <text:p>Privacy-4</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ロケーションバーの入力履歴の表示の可否</text:p>
          </table:table-cell>
          <table:table-cell office:value-type="string" calcext:value-type="string" table:number-columns-spanned="1" table:number-rows-spanned="2">
            <text:p>-</text:p>
          </table:table-cell>
          <table:table-cell office:value-type="string" calcext:value-type="string">
            <text:p>表示する（既定）</text:p>
          </table:table-cell>
          <table:table-cell office:value-type="string" calcext:value-type="string">
            <text:p>MCDで設定を反映する</text:p>
          </table:table-cell>
          <table:table-cell table:style-name="ce2" office:value-type="string" calcext:value-type="string">
            <text:p>lockPref("browser.urlbar.autocomplete.enabled", true);</text:p>
          </table:table-cell>
          <table:table-cell table:formula="of:=IF([.H101]=&quot;&quot;;&quot;?&quot;;IF([.J101]=&quot;&quot;;&quot;新規&quot;;IF([.H101]=[.J101];&quot;&quot;;&quot;○&quot;)))">
            <text:p/>
          </table:table-cell>
          <table:table-cell office:value-type="string" calcext:value-type="string">
            <text:p>lockPref("browser.urlbar.autocomplete.enabled", true);</text:p>
          </table:table-cell>
          <table:table-cell office:value-type="string" calcext:value-type="string">
            <text:p>変更無し</text:p>
          </table:table-cell>
          <table:table-cell office:value-type="string" calcext:value-type="string">
            <text:p>lockPref("browser.urlbar.autocomplete.enabled", true);</text:p>
          </table:table-cell>
          <table:table-cell table:number-columns-repeated="1012"/>
        </table:table-row>
        <table:table-row table:style-name="ro38">
          <table:table-cell office:value-type="string" calcext:value-type="string">
            <text:p>Privacy-4</text:p>
          </table:table-cell>
          <table:table-cell office:value-type="float" office:value="2" calcext:value-type="float">
            <text:p>2</text:p>
          </table:table-cell>
          <table:covered-table-cell table:number-columns-repeated="3"/>
          <table:table-cell office:value-type="string" calcext:value-type="string">
            <text:p>表示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urlbar.autocomplete.enabled", false);</text:p>
            <text:p>lockPref("browser.urlbar.maxRichResults", -1);</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formula="of:=IF([.H102]=&quot;&quot;;&quot;?&quot;;IF([.J102]=&quot;&quot;;&quot;新規&quot;;IF([.H102]=[.J102];&quot;&quot;;&quot;○&quot;)))">
            <text:p/>
          </table:table-cell>
          <table:table-cell office:value-type="string" calcext:value-type="string">
            <text:p>MCD:</text:p>
            <text:p>lockPref("browser.urlbar.autocomplete.enabled", false);</text:p>
            <text:p>lockPref("browser.urlbar.maxRichResults", -1);</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urlbar.autocomplete.enabled", false);</text:p>
            <text:p>lockPref("browser.urlbar.maxRichResults", -1);</text:p>
            <text:p/>
            <text:p>globalChrome.css:</text:p>
            <text:p>@-moz-document url-prefix("chrome://browser/content/preferences/preferences.xul") {</text:p>
            <text:p>  #locationBarGroup {</text:p>
            <text:p>    visibility: collapse !important;</text:p>
            <text:p>    -moz-user-focus: ignore !important;</text:p>
            <text:p>  }</text:p>
            <text:p>}</text:p>
          </table:table-cell>
          <table:table-cell table:number-columns-repeated="1012"/>
        </table:table-row>
        <table:table-row table:style-name="ro4">
          <table:table-cell office:value-type="string" calcext:value-type="string">
            <text:p>Privacy-5</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パスワードの保存の可否</text:p>
          </table:table-cell>
          <table:table-cell office:value-type="string" calcext:value-type="string" table:number-columns-spanned="1" table:number-rows-spanned="2">
            <text:p>○</text:p>
          </table:table-cell>
          <table:table-cell office:value-type="string" calcext:value-type="string">
            <text:p>確認の上で保存する（既定）</text:p>
          </table:table-cell>
          <table:table-cell office:value-type="string" calcext:value-type="string">
            <text:p>MCDで設定を反映する</text:p>
          </table:table-cell>
          <table:table-cell table:style-name="ce2" office:value-type="string" calcext:value-type="string">
            <text:p>lockPref("signon.rememberSignons", true);</text:p>
          </table:table-cell>
          <table:table-cell table:formula="of:=IF([.H103]=&quot;&quot;;&quot;?&quot;;IF([.J103]=&quot;&quot;;&quot;新規&quot;;IF([.H103]=[.J103];&quot;&quot;;&quot;○&quot;)))">
            <text:p/>
          </table:table-cell>
          <table:table-cell office:value-type="string" calcext:value-type="string">
            <text:p>lockPref("signon.rememberSignons", true);</text:p>
          </table:table-cell>
          <table:table-cell office:value-type="string" calcext:value-type="string">
            <text:p>変更無し</text:p>
          </table:table-cell>
          <table:table-cell office:value-type="string" calcext:value-type="string">
            <text:p>lockPref("signon.rememberSignons", true);</text:p>
          </table:table-cell>
          <table:table-cell table:number-columns-repeated="1012"/>
        </table:table-row>
        <table:table-row table:style-name="ro39">
          <table:table-cell office:value-type="string" calcext:value-type="string">
            <text:p>Privacy-5</text:p>
          </table:table-cell>
          <table:table-cell office:value-type="float" office:value="2" calcext:value-type="float">
            <text:p>2</text:p>
          </table:table-cell>
          <table:covered-table-cell table:number-columns-repeated="3"/>
          <table:table-cell office:value-type="string" calcext:value-type="string">
            <text:p>保存せず、マスターパスワードも使用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1" office:value-type="string" calcext:value-type="string">
            <text:p><text:span text:style-name="T1">MCD:</text:span></text:p>
            <text:p><text:span text:style-name="T1">lockPref("signon.rememberSignons", false);</text:span></text:p>
            <text:p/>
            <text:p><text:span text:style-name="T1">globalChrome.css:</text:span></text:p>
            <text:p><text:span text:style-name="T1">/* パスワード保存の設定UIを隠す */</text:span></text:p>
            <text:p><text:span text:style-name="T1">@-moz-document</text:span></text:p>
            <text:p><text:span text:style-name="T1">  url-prefix("chrome://browser/content/preferences/preferences.xul"),</text:span></text:p>
            <text:p><text:span text:style-name="T1">  url-prefix("chrome://browser/content/preferences/in-content/preferences.xul"),</text:span></text:p>
            <text:p><text:span text:style-name="T1">  url-prefix("about:preferences") {</text:span></text:p>
            <text:p><text:span text:style-name="T1">  #passwordsGroup {</text:span></text:p>
            <text:p><text:span text:style-name="T1">    visibility: collapse !important;</text:span></text:p>
            <text:p><text:span text:style-name="T1">    -moz-user-focus: ignore !important;</text:span></text:p>
            <text:p><text:span text:style-name="T1">  }</text:span></text:p>
            <text:p><text:span text:style-name="T1">}</text:span></text:p>
            <text:p><text:span text:style-name="T1">/* パスワードマネージャのUIを隠す */</text:span></text:p>
            <text:p><text:span text:style-name="T1">@-moz-document url-prefix("chrome://passwordmgr/content/passwordManager.xul") {</text:span></text:p>
            <text:p><text:span text:style-name="T1">  :root &gt; * { display: none !important; }</text:span></text:p>
            <text:p><text:span text:style-name="T1">  #signonsTree,</text:span></text:p>
            <text:p><text:span text:style-name="T1">  #removeSignon,</text:span></text:p>
            <text:p><text:span text:style-name="T1">  #removeAllSignons,</text:span></text:p>
            <text:p><text:span text:style-name="T1">  #togglePasswords {</text:span></text:p>
            <text:p><text:span text:style-name="T1">    display: none !important;</text:span></text:p>
            <text:p><text:span text:style-name="T1">    -moz-user-focus: disabled !important;</text:span></text:p>
            <text:p><text:span text:style-name="T1">  }</text:span></text:p>
            <text:p><text:span text:style-name="T1">}</text:span></text:p>
            <text:p><text:span text:style-name="T1">@-moz-document url-prefix("chrome://passwordmgr/content/passwordManagerExceptions.xul") {</text:span></text:p>
            <text:p><text:span text:style-name="T1">  :root &gt; * { display: none !important; }</text:span></text:p>
            <text:p><text:span text:style-name="T1">  #rejectsTree,</text:span></text:p>
            <text:p><text:span text:style-name="T1">  #removeReject,</text:span></text:p>
            <text:p><text:span text:style-name="T1">  #removeAllRejects {</text:span></text:p>
            <text:p><text:span text:style-name="T1">    display: none !important;</text:span></text:p>
            <text:p><text:span text:style-name="T1">    -moz-user-focus: disabled !important;</text:span></text:p>
            <text:p><text:span text:style-name="T1">  }</text:span></text:p>
            <text:p><text:span text:style-name="T1">}</text:span></text:p>
            <text:p><text:span text:style-name="T1">/* マスターパスワード関連の設定UIを隠す */</text:span></text:p>
            <text:p><text:span text:style-name="T1">@-moz-document url-prefix("chrome://mozapps/content/preferences/changemp.xul") {</text:span></text:p>
            <text:p><text:span text:style-name="T1">  :root &gt; * { display: none !important; }</text:span></text:p>
            <text:p><text:span text:style-name="T1">  #pw1,</text:span></text:p>
            <text:p><text:span text:style-name="T1">  #pw2,</text:span></text:p>
            <text:p><text:span text:style-name="T1">  #pwmeter {</text:span></text:p>
            <text:p><text:span text:style-name="T1">    display: none !important;</text:span></text:p>
            <text:p><text:span text:style-name="T1">    -moz-user-focus: disabled !important;</text:span></text:p>
            <text:p><text:span text:style-name="T1">  }</text:span></text:p>
            <text:p><text:span text:style-name="T1">}</text:span></text:p>
            <text:p><text:span text:style-name="T1">/* Hide context menu item */</text:span></text:p>
            <text:p><text:span text:style-name="T1">@-moz-document url-prefix("chrome://browser/content/browser.xul") {</text:span></text:p>
            <text:p><text:span text:style-name="T1">  #fill-login {</text:span></text:p>
            <text:p><text:span text:style-name="T1">    display: none !important;</text:span></text:p>
            <text:p><text:span text:style-name="T1">    -moz-user-focus: disabled !important;</text:span></text:p>
            <text:p><text:span text:style-name="T1">  }</text:span></text:p>
            <text:p><text:span text:style-name="T1">}</text:span></text:p>
          </table:table-cell>
          <table:table-cell table:formula="of:=IF([.H104]=&quot;&quot;;&quot;?&quot;;IF([.J104]=&quot;&quot;;&quot;新規&quot;;IF([.H104]=[.J104];&quot;&quot;;&quot;○&quot;)))" office:value-type="string" office:string-value="○" calcext:value-type="string">
            <text:p>○</text:p>
          </table:table-cell>
          <table:table-cell office:value-type="string" calcext:value-type="string">
            <text:p>MCD:</text:p>
            <text:p>lockPref("signon.rememberSignons", false);</text:p>
            <text:p/>
            <text:p>globalChrome.css:</text:p>
            <text:p>/* パスワード保存の設定UIを隠す */</text:p>
            <text:p>@-moz-document</text:p>
            <text:p>  url-prefix("chrome://browser/content/preferences/preferences.xul"),</text:p>
            <text:p>  url-prefix("chrome://browser/content/preferences/in-content/preferences.xul"),</text:p>
            <text:p>  url-prefix("about:preferences")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office:value-type="string" calcext:value-type="string">
            <text:p>MCD:</text:p>
            <text:p>lockPref("signon.rememberSignons", false);</text:p>
            <text:p/>
            <text:p>globalChrome.css:</text:p>
            <text:p>/* パスワード保存の設定UIを隠す */</text:p>
            <text:p>@-moz-document url-prefix("chrome://browser/content/preferences/preferences.xul")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office:value-type="string" calcext:value-type="string">
            <text:p>MCD:</text:p>
            <text:p>lockPref("signon.rememberSignons", false);</text:p>
            <text:p/>
            <text:p>globalChrome.css:</text:p>
            <text:p>/* パスワード保存の設定UIを隠す */</text:p>
            <text:p>@-moz-document url-prefix("chrome://browser/content/preferences/preferences.xul") {</text:p>
            <text:p>  #savePasswordsBox {</text:p>
            <text:p>    visibility: collapse !important;</text:p>
            <text:p>    -moz-user-focus: ignore !important;</text:p>
            <text:p>  }</text:p>
            <text:p>}</text:p>
            <text:p>/* パスワードマネージャのUIを隠す */</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number-columns-repeated="1012"/>
        </table:table-row>
        <table:table-row table:style-name="ro4">
          <table:table-cell office:value-type="string" calcext:value-type="string">
            <text:p>Privacy-6</text:p>
          </table:table-cell>
          <table:table-cell office:value-type="float" office:value="1" calcext:value-type="float">
            <text:p>1</text:p>
          </table:table-cell>
          <table:table-cell office:value-type="string" calcext:value-type="string" table:number-columns-spanned="1" table:number-rows-spanned="3">
            <text:p>プライバシー</text:p>
          </table:table-cell>
          <table:table-cell office:value-type="string" calcext:value-type="string" table:number-columns-spanned="1" table:number-rows-spanned="3">
            <text:p>Webアプリのオフラインキャッシュの利用の可否</text:p>
          </table:table-cell>
          <table:table-cell office:value-type="string" calcext:value-type="string" table:number-columns-spanned="1" table:number-rows-spanned="3">
            <text:p>○</text:p>
          </table:table-cell>
          <table:table-cell office:value-type="string" calcext:value-type="string">
            <text:p>確認の上で許可する（既定）</text:p>
          </table:table-cell>
          <table:table-cell office:value-type="string" calcext:value-type="string">
            <text:p>MCDで設定を反映する</text:p>
          </table:table-cell>
          <table:table-cell table:style-name="ce2" office:value-type="string" calcext:value-type="string">
            <text:p>lockPref("browser.offline-apps.notify", true);</text:p>
          </table:table-cell>
          <table:table-cell table:formula="of:=IF([.H105]=&quot;&quot;;&quot;?&quot;;IF([.J105]=&quot;&quot;;&quot;新規&quot;;IF([.H105]=[.J105];&quot;&quot;;&quot;○&quot;)))">
            <text:p/>
          </table:table-cell>
          <table:table-cell office:value-type="string" calcext:value-type="string">
            <text:p>lockPref("browser.offline-apps.notify", true);</text:p>
          </table:table-cell>
          <table:table-cell office:value-type="string" calcext:value-type="string">
            <text:p>変更無し</text:p>
          </table:table-cell>
          <table:table-cell office:value-type="string" calcext:value-type="string">
            <text:p>lockPref("browser.offline-apps.notify", true);</text:p>
          </table:table-cell>
          <table:table-cell table:number-columns-repeated="1012"/>
        </table:table-row>
        <table:table-row table:style-name="ro23">
          <table:table-cell office:value-type="string" calcext:value-type="string">
            <text:p>Privacy-6</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style-name="ce2" office:value-type="string" calcext:value-type="string">
            <text:p>lockPref("extensions.autopermission.sites.(site)", "offline-app=1");</text:p>
          </table:table-cell>
          <table:table-cell table:formula="of:=IF([.H106]=&quot;&quot;;&quot;?&quot;;IF([.J106]=&quot;&quot;;&quot;新規&quot;;IF([.H106]=[.J106];&quot;&quot;;&quot;○&quot;)))">
            <text:p/>
          </table:table-cell>
          <table:table-cell office:value-type="string" calcext:value-type="string">
            <text:p>lockPref("extensions.autopermission.sites.(site)", "offline-app=1");</text:p>
          </table:table-cell>
          <table:table-cell table:number-columns-repeated="1014"/>
        </table:table-row>
        <table:table-row table:style-name="ro40">
          <table:table-cell office:value-type="string" calcext:value-type="string">
            <text:p>Privacy-6</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formula="of:=IF([.H107]=&quot;&quot;;&quot;?&quot;;IF([.J107]=&quot;&quot;;&quot;新規&quot;;IF([.H107]=[.J107];&quot;&quot;;&quot;○&quot;)))">
            <text:p/>
          </table:table-cell>
          <table:table-cell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offline-apps.notify", false);</text:p>
            <text:p/>
            <text:p>globalChrome.css:</text:p>
            <text:p>@-moz-document url-prefix("chrome://browser/content/preferences/preferences.xul")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number-columns-repeated="1012"/>
        </table:table-row>
        <table:table-row table:style-name="ro4">
          <table:table-cell office:value-type="string" calcext:value-type="string">
            <text:p>Privacy-7</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リンク先の先読み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network.prefetch-next", true);</text:p>
          </table:table-cell>
          <table:table-cell table:formula="of:=IF([.H108]=&quot;&quot;;&quot;?&quot;;IF([.J108]=&quot;&quot;;&quot;新規&quot;;IF([.H108]=[.J108];&quot;&quot;;&quot;○&quot;)))">
            <text:p/>
          </table:table-cell>
          <table:table-cell office:value-type="string" calcext:value-type="string">
            <text:p>lockPref("network.prefetch-next", true);</text:p>
          </table:table-cell>
          <table:table-cell office:value-type="string" calcext:value-type="string">
            <text:p>変更無し</text:p>
          </table:table-cell>
          <table:table-cell office:value-type="string" calcext:value-type="string">
            <text:p>lockPref("network.prefetch-next", true);</text:p>
          </table:table-cell>
          <table:table-cell table:number-columns-repeated="1012"/>
        </table:table-row>
        <table:table-row table:style-name="ro4">
          <table:table-cell office:value-type="string" calcext:value-type="string">
            <text:p>Privacy-7</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network.prefetch-next", false);</text:p>
          </table:table-cell>
          <table:table-cell table:formula="of:=IF([.H109]=&quot;&quot;;&quot;?&quot;;IF([.J109]=&quot;&quot;;&quot;新規&quot;;IF([.H109]=[.J109];&quot;&quot;;&quot;○&quot;)))">
            <text:p/>
          </table:table-cell>
          <table:table-cell office:value-type="string" calcext:value-type="string">
            <text:p>lockPref("network.prefetch-next", false);</text:p>
          </table:table-cell>
          <table:table-cell office:value-type="string" calcext:value-type="string">
            <text:p>変更無し</text:p>
          </table:table-cell>
          <table:table-cell office:value-type="string" calcext:value-type="string">
            <text:p>lockPref("network.prefetch-next", false);</text:p>
          </table:table-cell>
          <table:table-cell table:number-columns-repeated="1012"/>
        </table:table-row>
        <table:table-row table:style-name="ro8">
          <table:table-cell office:value-type="string" calcext:value-type="string">
            <text:p>Privacy-8</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履歴の保存件数の制限</text:p>
          </table:table-cell>
          <table:table-cell office:value-type="string" calcext:value-type="string" table:number-columns-spanned="1" table:number-rows-spanned="2">
            <text:p>-</text:p>
          </table:table-cell>
          <table:table-cell office:value-type="string" calcext:value-type="string">
            <text:p>制限しない（既定）</text:p>
          </table:table-cell>
          <table:table-cell office:value-type="string" calcext:value-type="string">
            <text:p>-</text:p>
          </table:table-cell>
          <table:table-cell table:style-name="ce2" office:value-type="string" calcext:value-type="string">
            <text:p>-</text:p>
          </table:table-cell>
          <table:table-cell table:formula="of:=IF([.H110]=&quot;&quot;;&quot;?&quot;;IF([.J110]=&quot;&quot;;&quot;新規&quot;;IF([.H110]=[.J110];&quot;&quot;;&quot;○&quot;)))">
            <text:p/>
          </table:table-cell>
          <table:table-cell office:value-type="string" calcext:value-type="string">
            <text:p>-</text:p>
          </table:table-cell>
          <table:table-cell table:number-columns-repeated="1014"/>
        </table:table-row>
        <table:table-row table:style-name="ro11">
          <table:table-cell office:value-type="string" calcext:value-type="string">
            <text:p>Privacy-8</text:p>
          </table:table-cell>
          <table:table-cell office:value-type="float" office:value="2" calcext:value-type="float">
            <text:p>2</text:p>
          </table:table-cell>
          <table:covered-table-cell table:number-columns-repeated="3"/>
          <table:table-cell office:value-type="string" calcext:value-type="string">
            <text:p>制限する</text:p>
          </table:table-cell>
          <table:table-cell office:value-type="string" calcext:value-type="string">
            <text:p>MCDで設定を反映する</text:p>
          </table:table-cell>
          <table:table-cell table:style-name="ce2" office:value-type="string" calcext:value-type="string">
            <text:p>lockPref("places.history.expiration.max_pages", （保持する件数）);</text:p>
          </table:table-cell>
          <table:table-cell table:formula="of:=IF([.H111]=&quot;&quot;;&quot;?&quot;;IF([.J111]=&quot;&quot;;&quot;新規&quot;;IF([.H111]=[.J111];&quot;&quot;;&quot;○&quot;)))">
            <text:p/>
          </table:table-cell>
          <table:table-cell office:value-type="string" calcext:value-type="string">
            <text:p>lockPref("places.history.expiration.max_pages", （保持する件数）);</text:p>
          </table:table-cell>
          <table:table-cell office:value-type="string" calcext:value-type="string">
            <text:p>変更無し</text:p>
          </table:table-cell>
          <table:table-cell office:value-type="string" calcext:value-type="string">
            <text:p>lockPref("places.history.expiration.max_pages", （保持する件数）);</text:p>
          </table:table-cell>
          <table:table-cell table:number-columns-repeated="1012"/>
        </table:table-row>
        <table:table-row table:style-name="ro41">
          <table:table-cell office:value-type="string" calcext:value-type="string">
            <text:p>Privacy-9</text:p>
          </table:table-cell>
          <table:table-cell office:value-type="float" office:value="1" calcext:value-type="float">
            <text:p>1</text:p>
          </table:table-cell>
          <table:table-cell office:value-type="string" calcext:value-type="string">
            <text:p>プライバシー</text:p>
          </table:table-cell>
          <table:table-cell office:value-type="string" calcext:value-type="string">
            <text:p>日数ベースでの履歴の自動削除</text:p>
          </table:table-cell>
          <table:table-cell office:value-type="string" calcext:value-type="string">
            <text:p>-</text:p>
          </table:table-cell>
          <table:table-cell office:value-type="string" calcext:value-type="string">
            <text:p>日数ベースで履歴を自動削除する</text:p>
          </table:table-cell>
          <table:table-cell office:value-type="string" calcext:value-type="string">
            <text:p>1. アドオン「Expire history by days」もしくは「Flexible Expire History by Days」を導入する</text:p>
            <text:p>2. MCDで設定を反映する</text:p>
          </table:table-cell>
          <table:table-cell table:style-name="ce1" office:value-type="string" calcext:value-type="string">
            <text:p>lockPref("extensions.bonardonet.expire-history-by-days.days", 日数);</text:p>
            <text:p>lockPref("extensions.bonardonet.expire-history-by-days.frequency", 頻度); // Flexible Expire History by Daysのみ設定可能</text:p>
          </table:table-cell>
          <table:table-cell table:formula="of:=IF([.H112]=&quot;&quot;;&quot;?&quot;;IF([.J112]=&quot;&quot;;&quot;新規&quot;;IF([.H112]=[.J112];&quot;&quot;;&quot;○&quot;)))">
            <text:p/>
          </table:table-cell>
          <table:table-cell office:value-type="string" calcext:value-type="string">
            <text:p>lockPref("extensions.bonardonet.expire-history-by-days.days", 日数);</text:p>
            <text:p>lockPref("extensions.bonardonet.expire-history-by-days.frequency", 頻度); // Flexible Expire History by Daysのみ設定可能</text:p>
          </table:table-cell>
          <table:table-cell table:number-columns-repeated="1014"/>
        </table:table-row>
        <table:table-row table:style-name="ro4">
          <table:table-cell office:value-type="string" calcext:value-type="string">
            <text:p>Privacy-10</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セッション情報の保存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13]=&quot;&quot;;&quot;?&quot;;IF([.J113]=&quot;&quot;;&quot;新規&quot;;IF([.H113]=[.J113];&quot;&quot;;&quot;○&quot;)))">
            <text:p/>
          </table:table-cell>
          <table:table-cell office:value-type="string" calcext:value-type="string">
            <text:p>-</text:p>
          </table:table-cell>
          <table:table-cell office:value-type="string" calcext:value-type="string">
            <text:p>廃止</text:p>
          </table:table-cell>
          <table:table-cell office:value-type="string" calcext:value-type="string">
            <text:p>lockPref("browser.sessionstore.enabled", true);</text:p>
          </table:table-cell>
          <table:table-cell table:number-columns-repeated="1012"/>
        </table:table-row>
        <table:table-row table:style-name="ro42">
          <table:table-cell office:value-type="string" calcext:value-type="string">
            <text:p>Privacy-10</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formula="of:=IF([.H114]=&quot;&quot;;&quot;?&quot;;IF([.J114]=&quot;&quot;;&quot;新規&quot;;IF([.H114]=[.J114];&quot;&quot;;&quot;○&quot;)))" office:value-type="string" office:string-value="○" calcext:value-type="string">
            <text:p>○</text:p>
          </table:table-cell>
          <table:table-cell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office:value-type="string" calcext:value-type="string">
            <text:p>廃止（Firefox 3.5）</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0);</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 url-prefix("about:home"),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office:value-type="string" calcext:value-type="string">
            <text:p>lockPref("browser.sessionstore.enabled", false);</text:p>
          </table:table-cell>
          <table:table-cell table:number-columns-repeated="1012"/>
        </table:table-row>
        <table:table-row table:style-name="ro14">
          <table:table-cell office:value-type="string" calcext:value-type="string">
            <text:p>Privacy-11</text:p>
          </table:table-cell>
          <table:table-cell office:value-type="float" office:value="1" calcext:value-type="float">
            <text:p>1</text:p>
          </table:table-cell>
          <table:table-cell office:value-type="string" calcext:value-type="string" table:number-columns-spanned="1" table:number-rows-spanned="4">
            <text:p>プライバシー</text:p>
          </table:table-cell>
          <table:table-cell office:value-type="string" calcext:value-type="string" table:number-columns-spanned="1" table:number-rows-spanned="4">
            <text:p>Cookieの保存の可否</text:p>
          </table:table-cell>
          <table:table-cell office:value-type="string" calcext:value-type="string" table:number-columns-spanned="1" table:number-rows-spanned="4">
            <text:p>○</text:p>
          </table:table-cell>
          <table:table-cell office:value-type="string" calcext:value-type="string">
            <text:p>永続的に許可する（既定）</text:p>
          </table:table-cell>
          <table:table-cell office:value-type="string" calcext:value-type="string">
            <text:p>MCDで設定を反映する</text:p>
          </table:table-cell>
          <table:table-cell table:style-name="ce1" office:value-type="string" calcext:value-type="string">
            <text:p>lockPref("network.cookie.cookieBehavior", 0);</text:p>
            <text:p>lockPref("network.cookie.lifetimePolicy", 0);</text:p>
          </table:table-cell>
          <table:table-cell table:formula="of:=IF([.H115]=&quot;&quot;;&quot;?&quot;;IF([.J115]=&quot;&quot;;&quot;新規&quot;;IF([.H115]=[.J115];&quot;&quot;;&quot;○&quot;)))">
            <text:p/>
          </table:table-cell>
          <table:table-cell office:value-type="string" calcext:value-type="string">
            <text:p>lockPref("network.cookie.cookieBehavior", 0);</text:p>
            <text:p>lockPref("network.cookie.lifetimePolicy", 0);</text:p>
          </table:table-cell>
          <table:table-cell office:value-type="string" calcext:value-type="string">
            <text:p>変更無し</text:p>
          </table:table-cell>
          <table:table-cell office:value-type="string" calcext:value-type="string">
            <text:p>lockPref("dom.storage.enabled", true);</text:p>
          </table:table-cell>
          <table:table-cell table:number-columns-repeated="1012"/>
        </table:table-row>
        <table:table-row table:style-name="ro16">
          <table:table-cell office:value-type="string" calcext:value-type="string">
            <text:p>Privacy-11</text:p>
          </table:table-cell>
          <table:table-cell office:value-type="float" office:value="2" calcext:value-type="float">
            <text:p>2</text:p>
          </table:table-cell>
          <table:covered-table-cell table:number-columns-repeated="3"/>
          <table:table-cell office:value-type="string" calcext:value-type="string">
            <text:p>特定サイトのみ永続的に許可する</text:p>
          </table:table-cell>
          <table:table-cell office:value-type="string" calcext:value-type="string">
            <text:p>1. アドオン「Permission Auto Registerer」を導入する</text:p>
            <text:p>2. MCDで設定を反映する</text:p>
          </table:table-cell>
          <table:table-cell table:style-name="ce1" office:value-type="string" calcext:value-type="string">
            <text:p>lockPref("extensions.autopermission.sites.(site)", "cookie=1");</text:p>
          </table:table-cell>
          <table:table-cell table:formula="of:=IF([.H116]=&quot;&quot;;&quot;?&quot;;IF([.J116]=&quot;&quot;;&quot;新規&quot;;IF([.H116]=[.J116];&quot;&quot;;&quot;○&quot;)))">
            <text:p/>
          </table:table-cell>
          <table:table-cell office:value-type="string" calcext:value-type="string">
            <text:p>lockPref("extensions.autopermission.sites.(site)", "cookie=1");</text:p>
          </table:table-cell>
          <table:table-cell table:number-columns-repeated="1014"/>
        </table:table-row>
        <table:table-row table:style-name="ro14">
          <table:table-cell office:value-type="string" calcext:value-type="string">
            <text:p>Privacy-11</text:p>
          </table:table-cell>
          <table:table-cell office:value-type="float" office:value="3" calcext:value-type="float">
            <text:p>3</text:p>
          </table:table-cell>
          <table:covered-table-cell table:number-columns-repeated="3"/>
          <table:table-cell office:value-type="string" calcext:value-type="string">
            <text:p>セッション中のみ許可する</text:p>
          </table:table-cell>
          <table:table-cell office:value-type="string" calcext:value-type="string">
            <text:p>MCDで設定を反映する</text:p>
          </table:table-cell>
          <table:table-cell table:style-name="ce1" office:value-type="string" calcext:value-type="string">
            <text:p>lockPref("network.cookie.cookieBehavior", 0);</text:p>
            <text:p>lockPref("network.cookie.lifetimePolicy", 2);</text:p>
          </table:table-cell>
          <table:table-cell table:formula="of:=IF([.H117]=&quot;&quot;;&quot;?&quot;;IF([.J117]=&quot;&quot;;&quot;新規&quot;;IF([.H117]=[.J117];&quot;&quot;;&quot;○&quot;)))">
            <text:p/>
          </table:table-cell>
          <table:table-cell office:value-type="string" calcext:value-type="string">
            <text:p>lockPref("network.cookie.cookieBehavior", 0);</text:p>
            <text:p>lockPref("network.cookie.lifetimePolicy", 2);</text:p>
          </table:table-cell>
          <table:table-cell table:number-columns-repeated="1014"/>
        </table:table-row>
        <table:table-row table:style-name="ro14">
          <table:table-cell office:value-type="string" calcext:value-type="string">
            <text:p>Privacy-11</text:p>
          </table:table-cell>
          <table:table-cell office:value-type="float" office:value="4" calcext:value-type="float">
            <text:p>4</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network.cookie.cookieBehavior", 2);</text:p>
            <text:p>lockPref("network.cookie.lifetimePolicy", 0);</text:p>
          </table:table-cell>
          <table:table-cell table:formula="of:=IF([.H118]=&quot;&quot;;&quot;?&quot;;IF([.J118]=&quot;&quot;;&quot;新規&quot;;IF([.H118]=[.J118];&quot;&quot;;&quot;○&quot;)))">
            <text:p/>
          </table:table-cell>
          <table:table-cell office:value-type="string" calcext:value-type="string">
            <text:p>lockPref("network.cookie.cookieBehavior", 2);</text:p>
            <text:p>lockPref("network.cookie.lifetimePolicy", 0);</text:p>
          </table:table-cell>
          <table:table-cell office:value-type="string" calcext:value-type="string">
            <text:p>変更無し</text:p>
          </table:table-cell>
          <table:table-cell office:value-type="string" calcext:value-type="string">
            <text:p>lockPref("dom.storage.enabled", false);</text:p>
          </table:table-cell>
          <table:table-cell table:number-columns-repeated="1012"/>
        </table:table-row>
        <table:table-row table:style-name="ro4">
          <table:table-cell office:value-type="string" calcext:value-type="string">
            <text:p>Privacy-1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DOMストレージの利用の可否</text:p>
          </table:table-cell>
          <table:table-cell office:value-type="string" calcext:value-type="string" table:number-columns-spanned="1" table:number-rows-spanned="2">
            <text:p>○（Cookieとの一括制御）</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dom.storage.enabled", true);</text:p>
          </table:table-cell>
          <table:table-cell table:formula="of:=IF([.H119]=&quot;&quot;;&quot;?&quot;;IF([.J119]=&quot;&quot;;&quot;新規&quot;;IF([.H119]=[.J119];&quot;&quot;;&quot;○&quot;)))">
            <text:p/>
          </table:table-cell>
          <table:table-cell office:value-type="string" calcext:value-type="string">
            <text:p>lockPref("dom.storage.enabled", true);</text:p>
          </table:table-cell>
          <table:table-cell office:value-type="string" calcext:value-type="string">
            <text:p>変更無し</text:p>
          </table:table-cell>
          <table:table-cell office:value-type="string" calcext:value-type="string">
            <text:p>lockPref("dom.storage.enabled", true);</text:p>
          </table:table-cell>
          <table:table-cell table:number-columns-repeated="1012"/>
        </table:table-row>
        <table:table-row table:style-name="ro4">
          <table:table-cell office:value-type="string" calcext:value-type="string">
            <text:p>Privacy-1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dom.storage.enabled", false);</text:p>
          </table:table-cell>
          <table:table-cell table:formula="of:=IF([.H120]=&quot;&quot;;&quot;?&quot;;IF([.J120]=&quot;&quot;;&quot;新規&quot;;IF([.H120]=[.J120];&quot;&quot;;&quot;○&quot;)))">
            <text:p/>
          </table:table-cell>
          <table:table-cell office:value-type="string" calcext:value-type="string">
            <text:p>lockPref("dom.storage.enabled", false);</text:p>
          </table:table-cell>
          <table:table-cell office:value-type="string" calcext:value-type="string">
            <text:p>変更無し</text:p>
          </table:table-cell>
          <table:table-cell office:value-type="string" calcext:value-type="string">
            <text:p>lockPref("dom.storage.enabled", false);</text:p>
          </table:table-cell>
          <table:table-cell table:number-columns-repeated="1012"/>
        </table:table-row>
        <table:table-row table:style-name="ro14">
          <table:table-cell office:value-type="string" calcext:value-type="string">
            <text:p>Privacy-13</text:p>
          </table:table-cell>
          <table:table-cell office:value-type="float" office:value="1" calcext:value-type="float">
            <text:p>1</text:p>
          </table:table-cell>
          <table:table-cell office:value-type="string" calcext:value-type="string" table:number-columns-spanned="1" table:number-rows-spanned="3">
            <text:p>プライバシー</text:p>
          </table:table-cell>
          <table:table-cell office:value-type="string" calcext:value-type="string" table:number-columns-spanned="1" table:number-rows-spanned="3">
            <text:p>Indexed DBの利用の可否</text:p>
          </table:table-cell>
          <table:table-cell office:value-type="string" calcext:value-type="string" table:number-columns-spanned="1" table:number-rows-spanned="3">
            <text:p>○</text:p>
          </table:table-cell>
          <table:table-cell office:value-type="string" calcext:value-type="string">
            <text:p>確認の上で許可する（既定）</text:p>
          </table:table-cell>
          <table:table-cell office:value-type="string" calcext:value-type="string">
            <text:p>MCDで設定を反映する</text:p>
          </table:table-cell>
          <table:table-cell table:style-name="ce1" office:value-type="string" calcext:value-type="string">
            <text:p>lockPref("dom.indexedDB.enabled", true);</text:p>
          </table:table-cell>
          <table:table-cell table:formula="of:=IF([.H121]=&quot;&quot;;&quot;?&quot;;IF([.J121]=&quot;&quot;;&quot;新規&quot;;IF([.H121]=[.J121];&quot;&quot;;&quot;○&quot;)))">
            <text:p/>
          </table:table-cell>
          <table:table-cell office:value-type="string" calcext:value-type="string">
            <text:p>lockPref("dom.indexedDB.enabled", true);</text:p>
          </table:table-cell>
          <table:table-cell office:value-type="string" calcext:value-type="string">
            <text:p>変更無し</text:p>
          </table:table-cell>
          <table:table-cell office:value-type="string" calcext:value-type="string">
            <text:p>lockPref("dom.storage.enabled", true);</text:p>
          </table:table-cell>
          <table:table-cell table:number-columns-repeated="1012"/>
        </table:table-row>
        <table:table-row table:style-name="ro16">
          <table:table-cell office:value-type="string" calcext:value-type="string">
            <text:p>Privacy-13</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style-name="ce1" office:value-type="string" calcext:value-type="string">
            <text:p>lockPref("extensions.autopermission.sites.(site)", "indexedDB=1");</text:p>
          </table:table-cell>
          <table:table-cell table:formula="of:=IF([.H122]=&quot;&quot;;&quot;?&quot;;IF([.J122]=&quot;&quot;;&quot;新規&quot;;IF([.H122]=[.J122];&quot;&quot;;&quot;○&quot;)))">
            <text:p/>
          </table:table-cell>
          <table:table-cell office:value-type="string" calcext:value-type="string">
            <text:p>lockPref("extensions.autopermission.sites.(site)", "indexedDB=1");</text:p>
          </table:table-cell>
          <table:table-cell table:number-columns-repeated="1014"/>
        </table:table-row>
        <table:table-row table:style-name="ro14">
          <table:table-cell office:value-type="string" calcext:value-type="string">
            <text:p>Privacy-13</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dom.indexedDB.enabled", false);</text:p>
          </table:table-cell>
          <table:table-cell table:formula="of:=IF([.H123]=&quot;&quot;;&quot;?&quot;;IF([.J123]=&quot;&quot;;&quot;新規&quot;;IF([.H123]=[.J123];&quot;&quot;;&quot;○&quot;)))">
            <text:p/>
          </table:table-cell>
          <table:table-cell office:value-type="string" calcext:value-type="string">
            <text:p>lockPref("dom.indexedDB.enabled", false);</text:p>
          </table:table-cell>
          <table:table-cell office:value-type="string" calcext:value-type="string">
            <text:p>変更無し</text:p>
          </table:table-cell>
          <table:table-cell office:value-type="string" calcext:value-type="string">
            <text:p>lockPref("dom.storage.enabled", false);</text:p>
          </table:table-cell>
          <table:table-cell table:number-columns-repeated="1012"/>
        </table:table-row>
        <table:table-row table:style-name="ro4">
          <table:table-cell office:value-type="string" calcext:value-type="string">
            <text:p>Privacy-14</text:p>
          </table:table-cell>
          <table:table-cell office:value-type="float" office:value="1" calcext:value-type="float">
            <text:p>1</text:p>
          </table:table-cell>
          <table:table-cell office:value-type="string" calcext:value-type="string" table:number-columns-spanned="1" table:number-rows-spanned="3">
            <text:p>プライバシー</text:p>
          </table:table-cell>
          <table:table-cell office:value-type="string" calcext:value-type="string" table:number-columns-spanned="1" table:number-rows-spanned="3">
            <text:p>位置情報の利用の可否</text:p>
          </table:table-cell>
          <table:table-cell office:value-type="string" calcext:value-type="string" table:number-columns-spanned="1" table:number-rows-spanned="3">
            <text:p>○</text:p>
          </table:table-cell>
          <table:table-cell office:value-type="string" calcext:value-type="string">
            <text:p>確認の上で許可する（既定）</text:p>
          </table:table-cell>
          <table:table-cell office:value-type="string" calcext:value-type="string">
            <text:p>MCDで設定を反映する</text:p>
          </table:table-cell>
          <table:table-cell table:style-name="ce2" office:value-type="string" calcext:value-type="string">
            <text:p>lockPref("geo.enabled", true);</text:p>
          </table:table-cell>
          <table:table-cell table:formula="of:=IF([.H124]=&quot;&quot;;&quot;?&quot;;IF([.J124]=&quot;&quot;;&quot;新規&quot;;IF([.H124]=[.J124];&quot;&quot;;&quot;○&quot;)))">
            <text:p/>
          </table:table-cell>
          <table:table-cell office:value-type="string" calcext:value-type="string">
            <text:p>lockPref("geo.enabled", true);</text:p>
          </table:table-cell>
          <table:table-cell office:value-type="string" calcext:value-type="string">
            <text:p>変更無し</text:p>
          </table:table-cell>
          <table:table-cell office:value-type="string" calcext:value-type="string">
            <text:p>lockPref("geo.enabled", true);</text:p>
          </table:table-cell>
          <table:table-cell table:number-columns-repeated="1012"/>
        </table:table-row>
        <table:table-row table:style-name="ro23">
          <table:table-cell office:value-type="string" calcext:value-type="string">
            <text:p>Privacy-14</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style-name="ce2" office:value-type="string" calcext:value-type="string">
            <text:p>lockPref("extensions.autopermission.sites.(site)", "geo=1");</text:p>
          </table:table-cell>
          <table:table-cell table:formula="of:=IF([.H125]=&quot;&quot;;&quot;?&quot;;IF([.J125]=&quot;&quot;;&quot;新規&quot;;IF([.H125]=[.J125];&quot;&quot;;&quot;○&quot;)))">
            <text:p/>
          </table:table-cell>
          <table:table-cell office:value-type="string" calcext:value-type="string">
            <text:p>lockPref("extensions.autopermission.sites.(site)", "geo=1");</text:p>
          </table:table-cell>
          <table:table-cell table:number-columns-repeated="1014"/>
        </table:table-row>
        <table:table-row table:style-name="ro4">
          <table:table-cell office:value-type="string" calcext:value-type="string">
            <text:p>Privacy-14</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geo.enabled", false);</text:p>
          </table:table-cell>
          <table:table-cell table:formula="of:=IF([.H126]=&quot;&quot;;&quot;?&quot;;IF([.J126]=&quot;&quot;;&quot;新規&quot;;IF([.H126]=[.J126];&quot;&quot;;&quot;○&quot;)))">
            <text:p/>
          </table:table-cell>
          <table:table-cell office:value-type="string" calcext:value-type="string">
            <text:p>lockPref("geo.enabled", false);</text:p>
          </table:table-cell>
          <table:table-cell office:value-type="string" calcext:value-type="string">
            <text:p>変更無し</text:p>
          </table:table-cell>
          <table:table-cell office:value-type="string" calcext:value-type="string">
            <text:p>lockPref("geo.enabled", false);</text:p>
          </table:table-cell>
          <table:table-cell table:number-columns-repeated="1012"/>
        </table:table-row>
        <table:table-row table:style-name="ro8">
          <table:table-cell office:value-type="string" calcext:value-type="string">
            <text:p>Privacy-15</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検索結果のローカライズ用地域コードの位置情報に基づく推定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1" office:value-type="string" calcext:value-type="string">
            <text:p>-</text:p>
          </table:table-cell>
          <table:table-cell table:formula="of:=IF([.H127]=&quot;&quot;;&quot;?&quot;;IF([.J127]=&quot;&quot;;&quot;新規&quot;;IF([.H127]=[.J127];&quot;&quot;;&quot;○&quot;)))">
            <text:p/>
          </table:table-cell>
          <table:table-cell office:value-type="string" calcext:value-type="string">
            <text:p>-</text:p>
          </table:table-cell>
          <table:table-cell table:number-columns-repeated="1014"/>
        </table:table-row>
        <table:table-row table:style-name="ro8">
          <table:table-cell office:value-type="string" calcext:value-type="string">
            <text:p>Privacy-1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browser.search.geoip.url", "");</text:p>
          </table:table-cell>
          <table:table-cell table:formula="of:=IF([.H128]=&quot;&quot;;&quot;?&quot;;IF([.J128]=&quot;&quot;;&quot;新規&quot;;IF([.H128]=[.J128];&quot;&quot;;&quot;○&quot;)))">
            <text:p/>
          </table:table-cell>
          <table:table-cell office:value-type="string" calcext:value-type="string">
            <text:p>lockPref("browser.search.geoip.url", "");</text:p>
          </table:table-cell>
          <table:table-cell table:number-columns-repeated="1014"/>
        </table:table-row>
        <table:table-row table:style-name="ro4">
          <table:table-cell office:value-type="string" calcext:value-type="string">
            <text:p>Privacy-16</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DNSの先読み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network.dns.disablePrefetch", false);</text:p>
          </table:table-cell>
          <table:table-cell table:formula="of:=IF([.H129]=&quot;&quot;;&quot;?&quot;;IF([.J129]=&quot;&quot;;&quot;新規&quot;;IF([.H129]=[.J129];&quot;&quot;;&quot;○&quot;)))">
            <text:p/>
          </table:table-cell>
          <table:table-cell office:value-type="string" calcext:value-type="string">
            <text:p>lockPref("network.dns.disablePrefetch", false);</text:p>
          </table:table-cell>
          <table:table-cell office:value-type="string" calcext:value-type="string">
            <text:p>変更無し</text:p>
          </table:table-cell>
          <table:table-cell office:value-type="string" calcext:value-type="string">
            <text:p>lockPref("network.dns.disablePrefetch", false);</text:p>
          </table:table-cell>
          <table:table-cell table:number-columns-repeated="1012"/>
        </table:table-row>
        <table:table-row table:style-name="ro4">
          <table:table-cell office:value-type="string" calcext:value-type="string">
            <text:p>Privacy-1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network.dns.disablePrefetch", true);</text:p>
          </table:table-cell>
          <table:table-cell table:formula="of:=IF([.H130]=&quot;&quot;;&quot;?&quot;;IF([.J130]=&quot;&quot;;&quot;新規&quot;;IF([.H130]=[.J130];&quot;&quot;;&quot;○&quot;)))">
            <text:p/>
          </table:table-cell>
          <table:table-cell office:value-type="string" calcext:value-type="string">
            <text:p>lockPref("network.dns.disablePrefetch", true);</text:p>
          </table:table-cell>
          <table:table-cell office:value-type="string" calcext:value-type="string">
            <text:p>変更無し</text:p>
          </table:table-cell>
          <table:table-cell office:value-type="string" calcext:value-type="string">
            <text:p>lockPref("network.dns.disablePrefetch", true);</text:p>
          </table:table-cell>
          <table:table-cell table:number-columns-repeated="1012"/>
        </table:table-row>
        <table:table-row table:style-name="ro4">
          <table:table-cell office:value-type="string" calcext:value-type="string">
            <text:p>Privacy-17</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検索エンジンの候補表示（Suggest）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browser.search.suggest.enabled", true);</text:p>
          </table:table-cell>
          <table:table-cell table:formula="of:=IF([.H131]=&quot;&quot;;&quot;?&quot;;IF([.J131]=&quot;&quot;;&quot;新規&quot;;IF([.H131]=[.J131];&quot;&quot;;&quot;○&quot;)))">
            <text:p/>
          </table:table-cell>
          <table:table-cell office:value-type="string" calcext:value-type="string">
            <text:p>lockPref("browser.search.suggest.enabled", true);</text:p>
          </table:table-cell>
          <table:table-cell office:value-type="string" calcext:value-type="string">
            <text:p>変更無し</text:p>
          </table:table-cell>
          <table:table-cell office:value-type="string" calcext:value-type="string">
            <text:p>lockPref("browser.search.suggest.enabled", true);</text:p>
          </table:table-cell>
          <table:table-cell table:number-columns-repeated="1012"/>
        </table:table-row>
        <table:table-row table:style-name="ro43">
          <table:table-cell office:value-type="string" calcext:value-type="string">
            <text:p>Privacy-17</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formula="of:=IF([.H132]=&quot;&quot;;&quot;?&quot;;IF([.J132]=&quot;&quot;;&quot;新規&quot;;IF([.H132]=[.J132];&quot;&quot;;&quot;○&quot;)))">
            <text:p/>
          </table:table-cell>
          <table:table-cell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earch.suggest.enabled", false);</text:p>
            <text:p/>
            <text:p>globalChrome.css:</text:p>
            <text:p>@-moz-document url-prefix("chrome://browser/content/search/engineManager.xul") {</text:p>
            <text:p>  #enableSuggest {</text:p>
            <text:p>    display: none !important;</text:p>
            <text:p>    -moz-user-focus: ignore !important;</text:p>
            <text:p>  }</text:p>
            <text:p>}</text:p>
          </table:table-cell>
          <table:table-cell table:number-columns-repeated="1012"/>
        </table:table-row>
        <table:table-row table:style-name="ro8">
          <table:table-cell office:value-type="string" calcext:value-type="string">
            <text:p>Privacy-18</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利用状況の統計の保存および送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33]=&quot;&quot;;&quot;?&quot;;IF([.J133]=&quot;&quot;;&quot;新規&quot;;IF([.H133]=[.J133];&quot;&quot;;&quot;○&quot;)))">
            <text:p/>
          </table:table-cell>
          <table:table-cell office:value-type="string" calcext:value-type="string">
            <text:p>-</text:p>
          </table:table-cell>
          <table:table-cell office:value-type="string" calcext:value-type="string">
            <text:p>変更無し</text:p>
          </table:table-cell>
          <table:table-cell table:number-columns-repeated="1013"/>
        </table:table-row>
        <table:table-row table:style-name="ro44">
          <table:table-cell office:value-type="string" calcext:value-type="string">
            <text:p>Privacy-1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formula="of:=IF([.H134]=&quot;&quot;;&quot;?&quot;;IF([.J134]=&quot;&quot;;&quot;新規&quot;;IF([.H134]=[.J134];&quot;&quot;;&quot;○&quot;)))" office:value-type="string" office:string-value="○" calcext:value-type="string">
            <text:p>○</text:p>
          </table:table-cell>
          <table:table-cell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if (typeof getPref("toolkit.telemetry.prompted") == "boolean")</text:p>
            <text:p>  clearPref("toolkit.telemetry.prompted");</text:p>
            <text:p>lockPref("toolkit.telemetry.prompted", 2);</text:p>
            <text:p>lockPref("toolkit.telemetry.rejected", true);</text:p>
            <text:p>lockPref("toolkit.telemetry.enabled", false);</text:p>
            <text:p>lockPref("datareporting.healthreport.service.enabled", false);</text:p>
            <text:p>lockPref("datareporting.healthreport.uploadEnabled", false);</text:p>
            <text:p>lockPref("datareporting.policy.dataSubmissionEnabled", false);</text:p>
            <text:p/>
            <text:p>globalChrome.css:</text:p>
            <text:p>@-moz-document url-prefix("chrome://browser/content/preferences/preferences.xul") {</text:p>
            <text:p>  #dataChoicesTab,</text:p>
            <text:p>  #dataChoicesPanel {</text:p>
            <text:p>    visibility: collapse !important;</text:p>
            <text:p>    -moz-user-focus: ignore !important;</text:p>
            <text:p>  }</text:p>
            <text:p>}</text:p>
          </table:table-cell>
          <table:table-cell table:number-columns-repeated="1012"/>
        </table:table-row>
        <table:table-row table:style-name="ro8">
          <table:table-cell office:value-type="string" calcext:value-type="string">
            <text:p>Privacy-19</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エラーレポートの送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1" office:value-type="string" calcext:value-type="string">
            <text:p>-</text:p>
          </table:table-cell>
          <table:table-cell table:formula="of:=IF([.H135]=&quot;&quot;;&quot;?&quot;;IF([.J135]=&quot;&quot;;&quot;新規&quot;;IF([.H135]=[.J135];&quot;&quot;;&quot;○&quot;)))">
            <text:p/>
          </table:table-cell>
          <table:table-cell office:value-type="string" calcext:value-type="string">
            <text:p>-</text:p>
          </table:table-cell>
          <table:table-cell table:number-columns-repeated="1014"/>
        </table:table-row>
        <table:table-row table:style-name="ro16">
          <table:table-cell office:value-type="string" calcext:value-type="string">
            <text:p>Privacy-19</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security.ssl.errorReporting.automatic", false);</text:p>
            <text:p>lockPref("security.ssl.errorReporting.enabled", false);</text:p>
            <text:p>lockPref("security.ssl.errorReporting.url", "");</text:p>
          </table:table-cell>
          <table:table-cell table:formula="of:=IF([.H136]=&quot;&quot;;&quot;?&quot;;IF([.J136]=&quot;&quot;;&quot;新規&quot;;IF([.H136]=[.J136];&quot;&quot;;&quot;○&quot;)))">
            <text:p/>
          </table:table-cell>
          <table:table-cell office:value-type="string" calcext:value-type="string">
            <text:p>lockPref("security.ssl.errorReporting.automatic", false);</text:p>
            <text:p>lockPref("security.ssl.errorReporting.enabled", false);</text:p>
            <text:p>lockPref("security.ssl.errorReporting.url", "");</text:p>
          </table:table-cell>
          <table:table-cell table:number-columns-repeated="1014"/>
        </table:table-row>
        <table:table-row table:style-name="ro4">
          <table:table-cell office:value-type="string" calcext:value-type="string">
            <text:p>Privacy-20</text:p>
          </table:table-cell>
          <table:table-cell office:value-type="float" office:value="1" calcext:value-type="float">
            <text:p>1</text:p>
          </table:table-cell>
          <table:table-cell office:value-type="string" calcext:value-type="string" table:number-columns-spanned="1" table:number-rows-spanned="4">
            <text:p>プライバシー</text:p>
          </table:table-cell>
          <table:table-cell office:value-type="string" calcext:value-type="string" table:number-columns-spanned="1" table:number-rows-spanned="4">
            <text:p>「Do Not Track」ヘッダの送出の可否</text:p>
          </table:table-cell>
          <table:table-cell office:value-type="string" calcext:value-type="string" table:number-columns-spanned="1" table:number-rows-spanned="4">
            <text:p>-</text:p>
          </table:table-cell>
          <table:table-cell office:value-type="string" calcext:value-type="string">
            <text:p>許可で送出する</text:p>
          </table:table-cell>
          <table:table-cell office:value-type="string" calcext:value-type="string">
            <text:p>MCDで設定を反映する</text:p>
          </table:table-cell>
          <table:table-cell table:style-name="ce2" office:value-type="string" calcext:value-type="string">
            <text:p>pref("privacy.donottrackheader.enabled", false);</text:p>
          </table:table-cell>
          <table:table-cell table:formula="of:=IF([.H137]=&quot;&quot;;&quot;?&quot;;IF([.J137]=&quot;&quot;;&quot;新規&quot;;IF([.H137]=[.J137];&quot;&quot;;&quot;○&quot;)))">
            <text:p/>
          </table:table-cell>
          <table:table-cell office:value-type="string" calcext:value-type="string">
            <text:p>pref("privacy.donottrackheader.enabled", false);</text:p>
          </table:table-cell>
          <table:table-cell office:value-type="string" calcext:value-type="string">
            <text:p>変更無し</text:p>
          </table:table-cell>
          <table:table-cell office:value-type="string" calcext:value-type="string">
            <text:p>pref("privacy.donottrackheader.enabled", false);</text:p>
          </table:table-cell>
          <table:table-cell table:number-columns-repeated="1012"/>
        </table:table-row>
        <table:table-row table:style-name="ro4">
          <table:table-cell office:value-type="string" calcext:value-type="string">
            <text:p>Privacy-20</text:p>
          </table:table-cell>
          <table:table-cell office:value-type="float" office:value="2" calcext:value-type="float">
            <text:p>2</text:p>
          </table:table-cell>
          <table:covered-table-cell table:number-columns-repeated="3"/>
          <table:table-cell office:value-type="string" calcext:value-type="string">
            <text:p>禁止で送出する</text:p>
          </table:table-cell>
          <table:table-cell office:value-type="string" calcext:value-type="string">
            <text:p>MCDで設定を反映する</text:p>
          </table:table-cell>
          <table:table-cell table:style-name="ce2" office:value-type="string" calcext:value-type="string">
            <text:p>pref("privacy.donottrackheader.enabled", true);</text:p>
          </table:table-cell>
          <table:table-cell table:formula="of:=IF([.H138]=&quot;&quot;;&quot;?&quot;;IF([.J138]=&quot;&quot;;&quot;新規&quot;;IF([.H138]=[.J138];&quot;&quot;;&quot;○&quot;)))">
            <text:p/>
          </table:table-cell>
          <table:table-cell office:value-type="string" calcext:value-type="string">
            <text:p>pref("privacy.donottrackheader.enabled", true);</text:p>
          </table:table-cell>
          <table:table-cell office:value-type="string" calcext:value-type="string">
            <text:p>変更無し</text:p>
          </table:table-cell>
          <table:table-cell office:value-type="string" calcext:value-type="string">
            <text:p>pref("privacy.donottrackheader.enabled", true);</text:p>
          </table:table-cell>
          <table:table-cell table:number-columns-repeated="1012"/>
        </table:table-row>
        <table:table-row table:style-name="ro8">
          <table:table-cell office:value-type="string" calcext:value-type="string">
            <text:p>Privacy-20</text:p>
          </table:table-cell>
          <table:table-cell office:value-type="float" office:value="3" calcext:value-type="float">
            <text:p>3</text:p>
          </table:table-cell>
          <table:covered-table-cell table:number-columns-repeated="3"/>
          <table:table-cell office:value-type="string" calcext:value-type="string">
            <text:p>一切送出しない（既定）</text:p>
          </table:table-cell>
          <table:table-cell office:value-type="string" calcext:value-type="string">
            <text:p>-</text:p>
          </table:table-cell>
          <table:table-cell table:style-name="ce2" office:value-type="string" calcext:value-type="string">
            <text:p>-</text:p>
          </table:table-cell>
          <table:table-cell table:formula="of:=IF([.H139]=&quot;&quot;;&quot;?&quot;;IF([.J139]=&quot;&quot;;&quot;新規&quot;;IF([.H139]=[.J139];&quot;&quot;;&quot;○&quot;)))">
            <text:p/>
          </table:table-cell>
          <table:table-cell office:value-type="string" calcext:value-type="string">
            <text:p>-</text:p>
          </table:table-cell>
          <table:table-cell table:number-columns-repeated="1014"/>
        </table:table-row>
        <table:table-row table:style-name="ro45">
          <table:table-cell office:value-type="string" calcext:value-type="string">
            <text:p>Privacy-20</text:p>
          </table:table-cell>
          <table:table-cell office:value-type="float" office:value="4" calcext:value-type="float">
            <text:p>4</text:p>
          </table:table-cell>
          <table:covered-table-cell table:number-columns-repeated="3"/>
          <table:table-cell office:value-type="string" calcext:value-type="string">
            <text:p>一切送出しないことを強制</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formula="of:=IF([.H140]=&quot;&quot;;&quot;?&quot;;IF([.J140]=&quot;&quot;;&quot;新規&quot;;IF([.H140]=[.J140];&quot;&quot;;&quot;○&quot;)))">
            <text:p/>
          </table:table-cell>
          <table:table-cell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privacy.donottrackheader.enabled", false);</text:p>
            <text:p/>
            <text:p>globalChrome.css:</text:p>
            <text:p>@-moz-document url-prefix("chrome://browser/content/preferences/preferences.xul") {</text:p>
            <text:p>  #trackingGroup {</text:p>
            <text:p>    visibility: collapse !important;</text:p>
            <text:p>    -moz-user-focus: ignore !important;</text:p>
            <text:p>  }</text:p>
            <text:p>}</text:p>
          </table:table-cell>
          <table:table-cell table:number-columns-repeated="1012"/>
        </table:table-row>
        <table:table-row table:style-name="ro8">
          <table:table-cell office:value-type="string" calcext:value-type="string">
            <text:p>Privacy-21</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クラッシュレポートの送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41]=&quot;&quot;;&quot;?&quot;;IF([.J141]=&quot;&quot;;&quot;新規&quot;;IF([.H141]=[.J141];&quot;&quot;;&quot;○&quot;)))">
            <text:p/>
          </table:table-cell>
          <table:table-cell office:value-type="string" calcext:value-type="string">
            <text:p>-</text:p>
          </table:table-cell>
          <table:table-cell table:number-columns-repeated="1014"/>
        </table:table-row>
        <table:table-row table:style-name="ro11">
          <table:table-cell office:value-type="string" calcext:value-type="string">
            <text:p>Privacy-2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fainstall.iniを編集する</text:p>
          </table:table-cell>
          <table:table-cell table:style-name="ce2" office:value-type="string" calcext:value-type="string">
            <text:p>[fainstall]</text:p>
            <text:p>AppEnableCrashReport=false</text:p>
          </table:table-cell>
          <table:table-cell table:formula="of:=IF([.H142]=&quot;&quot;;&quot;?&quot;;IF([.J142]=&quot;&quot;;&quot;新規&quot;;IF([.H142]=[.J142];&quot;&quot;;&quot;○&quot;)))">
            <text:p/>
          </table:table-cell>
          <table:table-cell office:value-type="string" calcext:value-type="string">
            <text:p>[fainstall]</text:p>
            <text:p>AppEnableCrashReport=false</text:p>
          </table:table-cell>
          <table:table-cell office:value-type="string" calcext:value-type="string">
            <text:p>変更無し</text:p>
          </table:table-cell>
          <table:table-cell office:value-type="string" calcext:value-type="string">
            <text:p>[fainstall]</text:p>
            <text:p>AppEnableCrashReport=false</text:p>
          </table:table-cell>
          <table:table-cell table:number-columns-repeated="1012"/>
        </table:table-row>
        <table:table-row table:style-name="ro8">
          <table:table-cell office:value-type="string" calcext:value-type="string">
            <text:p>Privacy-2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Firefox Sync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43]=&quot;&quot;;&quot;?&quot;;IF([.J143]=&quot;&quot;;&quot;新規&quot;;IF([.H143]=[.J143];&quot;&quot;;&quot;○&quot;)))">
            <text:p/>
          </table:table-cell>
          <table:table-cell office:value-type="string" calcext:value-type="string">
            <text:p>-</text:p>
          </table:table-cell>
          <table:table-cell table:number-columns-repeated="1014"/>
        </table:table-row>
        <table:table-row table:style-name="ro4">
          <table:table-cell office:value-type="string" calcext:value-type="string">
            <text:p>Privacy-2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アドオン「Disable Sync」を導入する</text:p>
          </table:table-cell>
          <table:table-cell table:style-name="ce2" office:value-type="string" calcext:value-type="string">
            <text:p>-</text:p>
          </table:table-cell>
          <table:table-cell table:formula="of:=IF([.H144]=&quot;&quot;;&quot;?&quot;;IF([.J144]=&quot;&quot;;&quot;新規&quot;;IF([.H144]=[.J144];&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2"/>
        </table:table-row>
        <table:table-row table:style-name="ro20">
          <table:table-cell table:style-name="ce3" office:value-type="string" calcext:value-type="string">
            <text:p>Privacy-23（廃止）</text:p>
          </table:table-cell>
          <table:table-cell table:style-name="ce3" office:value-type="float" office:value="1" calcext:value-type="float">
            <text:p>1</text:p>
          </table:table-cell>
          <table:table-cell table:style-name="ce3" office:value-type="string" calcext:value-type="string" table:number-columns-spanned="1" table:number-rows-spanned="2">
            <text:p>プライバシー</text:p>
          </table:table-cell>
          <table:table-cell table:style-name="ce3" office:value-type="string" calcext:value-type="string" table:number-columns-spanned="1" table:number-rows-spanned="2">
            <text:p>ソーシャルAPIの利用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既定）</text:p>
          </table:table-cell>
          <table:table-cell table:style-name="ce3" office:value-type="string" calcext:value-type="string">
            <text:p>-</text:p>
          </table:table-cell>
          <table:table-cell table:style-name="ce12" office:value-type="string" calcext:value-type="string">
            <text:p>-</text:p>
          </table:table-cell>
          <table:table-cell table:style-name="ce3" table:formula="of:=IF([.H145]=&quot;&quot;;&quot;?&quot;;IF([.J145]=&quot;&quot;;&quot;新規&quot;;IF([.H145]=[.J145];&quot;&quot;;&quot;○&quot;)))">
            <text:p/>
          </table:table-cell>
          <table:table-cell table:style-name="ce2" office:value-type="string" calcext:value-type="string">
            <text:p>-</text:p>
          </table:table-cell>
          <table:table-cell office:value-type="string" calcext:value-type="string">
            <text:p>lockPref("social.remote-install.enabled", true);</text:p>
            <text:p>lockPref("social.toast-notifications.enabled", true);</text:p>
          </table:table-cell>
          <table:table-cell office:value-type="string" calcext:value-type="string">
            <text:p>-</text:p>
          </table:table-cell>
          <table:table-cell table:number-columns-repeated="1012"/>
        </table:table-row>
        <table:table-row table:style-name="ro46">
          <table:table-cell table:style-name="ce3" office:value-type="string" calcext:value-type="string">
            <text:p>Privacy-23（廃止）</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text:p>
          </table:table-cell>
          <table:table-cell table:style-name="ce3" office:value-type="string" calcext:value-type="string">
            <text:p>1. MCDで設定を反映する</text:p>
            <text:p>2. アドオン「globalChrome.css」を導入する</text:p>
            <text:p>3. globalChrome.cssで設定を反映する</text:p>
          </table:table-cell>
          <table:table-cell table:style-name="ce13" office:value-type="string" calcext:value-type="string">
            <text:p>Security-11に統合</text:p>
          </table:table-cell>
          <table:table-cell table:style-name="ce3" table:formula="of:=IF([.H146]=&quot;&quot;;&quot;?&quot;;IF([.J146]=&quot;&quot;;&quot;新規&quot;;IF([.H146]=[.J146];&quot;&quot;;&quot;○&quot;)))" office:value-type="string" office:string-value="○" calcext:value-type="string">
            <text:p>○</text:p>
          </table:table-cell>
          <table:table-cell table:style-name="ce11" office:value-type="string" calcext:value-type="string">
            <text:p><text:span text:style-name="T1">MCD:</text:span></text:p>
            <text:p><text:span text:style-name="T1">lockPref("social.directories", "");</text:span></text:p>
            <text:p><text:span text:style-name="T1">lockPref("social.remote-install.enabled", false);</text:span></text:p>
            <text:p><text:span text:style-name="T1">lockPref("social.share.activationPanelEnabled", false);</text:span></text:p>
            <text:p><text:span text:style-name="T1">lockPref("social.toast-notifications.enabled", false);</text:span></text:p>
            <text:p><text:span text:style-name="T1">lockPref("social.whitelist", "");</text:span></text:p>
            <text:p/>
            <text:p><text:span text:style-name="T1">globalChrome.css:</text:span></text:p>
            <text:p><text:span text:style-name="T1">@-moz-document url-prefix("chrome://browser/content/browser.xul") {</text:span></text:p>
            <text:p><text:span text:style-name="T1">  #social-share-button,</text:span></text:p>
            <text:p><text:span text:style-name="T1">  #wrapper-social-share-button {</text:span></text:p>
            <text:p><text:span text:style-name="T1">    display: none !important;</text:span></text:p>
            <text:p><text:span text:style-name="T1">    -moz-user-focus: ignore !important;</text:span></text:p>
            <text:p><text:span text:style-name="T1">  }</text:span></text:p>
            <text:p><text:span text:style-name="T1">}</text:span></text:p>
          </table:table-cell>
          <table:table-cell office:value-type="string" calcext:value-type="string">
            <text:p>lockPref("social.remote-install.enabled", false);</text:p>
            <text:p>lockPref("social.toast-notifications.enabled", false);</text:p>
          </table:table-cell>
          <table:table-cell office:value-type="string" calcext:value-type="string">
            <text:p>-</text:p>
          </table:table-cell>
          <table:table-cell table:number-columns-repeated="1012"/>
        </table:table-row>
        <table:table-row table:style-name="ro8">
          <table:table-cell office:value-type="string" calcext:value-type="string">
            <text:p>Privacy-24</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Firefoxアカウント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47]=&quot;&quot;;&quot;?&quot;;IF([.J147]=&quot;&quot;;&quot;新規&quot;;IF([.H147]=[.J147];&quot;&quot;;&quot;○&quot;)))">
            <text:p/>
          </table:table-cell>
          <table:table-cell office:value-type="string" calcext:value-type="string">
            <text:p>-</text:p>
          </table:table-cell>
          <table:table-cell/>
          <table:table-cell office:value-type="string" calcext:value-type="string">
            <text:p>-</text:p>
          </table:table-cell>
          <table:table-cell table:number-columns-repeated="1012"/>
        </table:table-row>
        <table:table-row table:style-name="ro47">
          <table:table-cell office:value-type="string" calcext:value-type="string">
            <text:p>Privacy-24</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ext:p>lockPref("identity.fxaccounts.remote.webchannel.uri","about:blank");</text:p>
          </table:table-cell>
          <table:table-cell table:formula="of:=IF([.H148]=&quot;&quot;;&quot;?&quot;;IF([.J148]=&quot;&quot;;&quot;新規&quot;;IF([.H148]=[.J148];&quot;&quot;;&quot;○&quot;)))" office:value-type="string" office:string-value="○" calcext:value-type="string">
            <text:p>○</text:p>
          </table:table-cell>
          <table:table-cell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able:table-cell>
          <table:table-cell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able:table-cell>
          <table:table-cell office:value-type="string" calcext:value-type="string">
            <text:p>-</text:p>
          </table:table-cell>
          <table:table-cell table:number-columns-repeated="1012"/>
        </table:table-row>
        <table:table-row table:style-name="ro4">
          <table:table-cell office:value-type="string" calcext:value-type="string">
            <text:p>Privacy-25</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Firefox Hello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loop.enabled",true);</text:p>
          </table:table-cell>
          <table:table-cell table:formula="of:=IF([.H149]=&quot;&quot;;&quot;?&quot;;IF([.J149]=&quot;&quot;;&quot;新規&quot;;IF([.H149]=[.J149];&quot;&quot;;&quot;○&quot;)))">
            <text:p/>
          </table:table-cell>
          <table:table-cell table:number-columns-repeated="2" office:value-type="string" calcext:value-type="string">
            <text:p>lockPref("loop.enabled",true);</text:p>
          </table:table-cell>
          <table:table-cell office:value-type="string" calcext:value-type="string">
            <text:p>-</text:p>
          </table:table-cell>
          <table:table-cell table:number-columns-repeated="1012"/>
        </table:table-row>
        <table:table-row table:style-name="ro48">
          <table:table-cell office:value-type="string" calcext:value-type="string">
            <text:p>Privacy-2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text:span text:style-name="T2">lockPref("loop.enabled",false);</text:span></text:p>
            <text:p><text:span text:style-name="T2">lockPref("loop.server", "");</text:span></text:p>
            <text:p><text:span text:style-name="T2">lockPref("loop.facebook.shareUrl", "");</text:span></text:p>
            <text:p><text:span text:style-name="T2">lockPref("loop.feedback.baseUrl", "");</text:span></text:p>
            <text:p><text:span text:style-name="T2">lockPref("loop.feedback.formURL", "");</text:span></text:p>
            <text:p><text:span text:style-name="T2">lockPref("loop.feedback.manualFormURL", "");</text:span></text:p>
            <text:p><text:span text:style-name="T2">lockPref("loop.gettingStarted.url", "");</text:span></text:p>
            <text:p><text:span text:style-name="T2">lockPref("loop.learnMoreUrl", "");</text:span></text:p>
            <text:p><text:span text:style-name="T2">lockPref("loop.legal.ToS_url", "");</text:span></text:p>
            <text:p><text:span text:style-name="T2">lockPref("loop.legal.privacy_url", "");</text:span></text:p>
            <text:p><text:span text:style-name="T2">lockPref("loop.linkChecker.url", "");</text:span></text:p>
            <text:p><text:span text:style-name="T2">lockPref("loop.oauth.google.scope", "");</text:span></text:p>
            <text:p><text:span text:style-name="T2">lockPref("loop.support_url", "");</text:span></text:p>
            <text:p><text:span text:style-name="T2">lockPref("loop.CSP", "");</text:span></text:p>
            <text:p><text:span text:style-name="T2">lockPref("loop.linkClicker.url", "")</text:span></text:p>
            <text:p/>
            <text:p>globalChrome.css:</text:p>
            <text:p>@-moz-document url-prefix("chrome://browser/content/browser.xul") {</text:p>
            <text:p>  #loop-button,</text:p>
            <text:p>  #wrapper-loop-button,</text:p>
            <text:p>  #menu_openLoop {</text:p>
            <text:p>    display: none !important;</text:p>
            <text:p>    -moz-user-focus: ignore !important;</text:p>
            <text:p>  }</text:p>
            <text:p>}</text:p>
          </table:table-cell>
          <table:table-cell table:formula="of:=IF([.H150]=&quot;&quot;;&quot;?&quot;;IF([.J150]=&quot;&quot;;&quot;新規&quot;;IF([.H150]=[.J150];&quot;&quot;;&quot;○&quot;)))" office:value-type="string" office:string-value="○" calcext:value-type="string">
            <text:p>○</text:p>
          </table:table-cell>
          <table:table-cell office:value-type="string" calcext:value-type="string">
            <text:p>MCD:</text:p>
            <text:p>lockPref("loop.enabled",false);</text:p>
            <text:p>lockPref("loop.server", "");</text:p>
            <text:p>lockPref("loop.feedback.baseUrl", "");</text:p>
            <text:p>lockPref("loop.gettingStarted.url", "");</text:p>
            <text:p>lockPref("loop.learnMoreUrl", "");</text:p>
            <text:p>lockPref("loop.legal.ToS_url", "");</text:p>
            <text:p>lockPref("loop.legal.privacy_url", "");</text:p>
            <text:p>lockPref("loop.oauth.google.scope", "");</text:p>
            <text:p>lockPref("loop.support_url", "");</text:p>
            <text:p/>
            <text:p>globalChrome.css:</text:p>
            <text:p>@-moz-document url-prefix("chrome://browser/content/browser.xul") {</text:p>
            <text:p>  #loop-button,</text:p>
            <text:p>  #wrapper-loop-button {</text:p>
            <text:p>    display: none !important;</text:p>
            <text:p>    -moz-user-focus: ignore !important;</text:p>
            <text:p>  }</text:p>
            <text:p>}</text:p>
          </table:table-cell>
          <table:table-cell office:value-type="string" calcext:value-type="string">
            <text:p>lockPref("loop.enabled",false);</text:p>
          </table:table-cell>
          <table:table-cell office:value-type="string" calcext:value-type="string">
            <text:p>-</text:p>
          </table:table-cell>
          <table:table-cell table:number-columns-repeated="1012"/>
        </table:table-row>
        <table:table-row table:style-name="ro8">
          <table:table-cell office:value-type="string" calcext:value-type="string">
            <text:p>Privacy-26</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table:style-name="ce5" office:value-type="string" calcext:value-type="string" table:number-columns-spanned="1" table:number-rows-spanned="2">
            <text:p>「忘れる」ボタン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51]=&quot;&quot;;&quot;?&quot;;IF([.J151]=&quot;&quot;;&quot;新規&quot;;IF([.H151]=[.J151];&quot;&quot;;&quot;○&quot;)))">
            <text:p/>
          </table:table-cell>
          <table:table-cell office:value-type="string" calcext:value-type="string">
            <text:p>-</text:p>
          </table:table-cell>
          <table:table-cell table:number-columns-repeated="1014"/>
        </table:table-row>
        <table:table-row table:style-name="ro49">
          <table:table-cell office:value-type="string" calcext:value-type="string">
            <text:p>Privacy-2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アドオン「globalChrome.css」を導入する</text:p>
            <text:p>2. globalChrome.cssで設定を反映する</text:p>
          </table:table-cell>
          <table:table-cell table:style-name="ce2"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formula="of:=IF([.H152]=&quot;&quot;;&quot;?&quot;;IF([.J152]=&quot;&quot;;&quot;新規&quot;;IF([.H152]=[.J152];&quot;&quot;;&quot;○&quot;)))">
            <text:p/>
          </table:table-cell>
          <table:table-cell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number-columns-repeated="1014"/>
        </table:table-row>
        <table:table-row table:style-name="ro8">
          <table:table-cell office:value-type="string" calcext:value-type="string">
            <text:p>Privacy-27</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Pocket（リーディングリスト機能）の利用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text:p>
          </table:table-cell>
          <table:table-cell table:style-name="ce2" office:value-type="string" calcext:value-type="string">
            <text:p>-</text:p>
          </table:table-cell>
          <table:table-cell table:formula="of:=IF([.H153]=&quot;&quot;;&quot;?&quot;;IF([.J153]=&quot;&quot;;&quot;新規&quot;;IF([.H153]=[.J153];&quot;&quot;;&quot;○&quot;)))">
            <text:p/>
          </table:table-cell>
          <table:table-cell office:value-type="string" calcext:value-type="string">
            <text:p>-</text:p>
          </table:table-cell>
          <table:table-cell table:number-columns-repeated="1014"/>
        </table:table-row>
        <table:table-row table:style-name="ro50">
          <table:table-cell office:value-type="string" calcext:value-type="string">
            <text:p>Privacy-27</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1" office:value-type="string" calcext:value-type="string">
            <text:p><text:span text:style-name="T1">MCD:</text:span></text:p>
            <text:p><text:span text:style-name="T1">lockPref("browser.readinglist.enabled", false);</text:span></text:p>
            <text:p><text:span text:style-name="T1">lockPref("browser.readinglist.sidebarEverOpened", false);</text:span></text:p>
            <text:p><text:span text:style-name="T1">lockPref("readinglist.scheduler.enabled", false);</text:span></text:p>
            <text:p><text:span text:style-name="T1">lockPref("readinglist.server", "");</text:span></text:p>
            <text:p><text:span text:style-name="T1">lockPref("browser.reader.detectedFirstArticle", true);</text:span></text:p>
            <text:p/>
            <text:p><text:span text:style-name="T1">globalChrome.css:</text:span></text:p>
            <text:p><text:span text:style-name="T1">@-moz-document url-prefix("chrome://browser/content/browser.xul") {</text:span></text:p>
            <text:p><text:span text:style-name="T1">  #menu_pocket,</text:span></text:p>
            <text:p><text:span text:style-name="T1">  #menu_pocketSeparator,</text:span></text:p>
            <text:p><text:span text:style-name="T1">  #BMB_pocket,</text:span></text:p>
            <text:p><text:span text:style-name="T1">  #BMB_pocketSeparator,</text:span></text:p>
            <text:p><text:span text:style-name="T1">  #panelMenu_pocket,</text:span></text:p>
            <text:p><text:span text:style-name="T1">  #panelMenu_pocketSeparator,</text:span></text:p>
            <text:p><text:span text:style-name="T1">  #pocket-button,</text:span></text:p>
            <text:p><text:span text:style-name="T1">  #wrapper-pocket-button {</text:span></text:p>
            <text:p><text:span text:style-name="T1">    display: none !important;</text:span></text:p>
            <text:p><text:span text:style-name="T1">    -moz-user-focus: ignore !important;</text:span></text:p>
            <text:p><text:span text:style-name="T1">  }</text:span></text:p>
            <text:p><text:span text:style-name="T1">}</text:span></text:p>
          </table:table-cell>
          <table:table-cell table:formula="of:=IF([.H154]=&quot;&quot;;&quot;?&quot;;IF([.J154]=&quot;&quot;;&quot;新規&quot;;IF([.H154]=[.J154];&quot;&quot;;&quot;○&quot;)))" office:value-type="string" office:string-value="○" calcext:value-type="string">
            <text:p>○</text:p>
          </table:table-cell>
          <table:table-cell office:value-type="string" calcext:value-type="string">
            <text:p>MCD:</text:p>
            <text:p>lockPref("browser.readinglist.enabled", false);</text:p>
            <text:p>lockPref("browser.readinglist.sidebarEverOpened", false);</text:p>
            <text:p>lockPref("readinglist.scheduler.enabled", false);</text:p>
            <text:p>lockPref("readinglist.server", "");</text:p>
            <text:p/>
            <text:p>globalChrome.css:</text:p>
            <text:p>@-moz-document url-prefix("chrome://browser/content/browser.xul") {</text:p>
            <text:p>  #pocket-button,</text:p>
            <text:p>  #wrapper-pocket-button {</text:p>
            <text:p>    display: none !important;</text:p>
            <text:p>    -moz-user-focus: ignore !important;</text:p>
            <text:p>  }</text:p>
            <text:p>}</text:p>
          </table:table-cell>
          <table:table-cell table:number-columns-repeated="1014"/>
        </table:table-row>
        <table:table-row table:style-name="ro8">
          <table:table-cell office:value-type="string" calcext:value-type="string">
            <text:p>Privacy-28</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その他、プライバシー情報に関わる一切の機能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text:p>
          </table:table-cell>
          <table:table-cell table:formula="of:=IF([.H155]=&quot;&quot;;&quot;?&quot;;IF([.J155]=&quot;&quot;;&quot;新規&quot;;IF([.H155]=[.J155];&quot;&quot;;&quot;○&quot;)))">
            <text:p/>
          </table:table-cell>
          <table:table-cell office:value-type="string" calcext:value-type="string">
            <text:p>-</text:p>
          </table:table-cell>
          <table:table-cell table:number-columns-repeated="1014"/>
        </table:table-row>
        <table:table-row table:style-name="ro51">
          <table:table-cell office:value-type="string" calcext:value-type="string">
            <text:p>Privacy-2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office:value-type="string" calcext:value-type="string">
            <text:p>// トラッキングプロテクション機能の通信を無効化する</text:p>
            <text:p>lockPref("browser.trackingprotection.gethashURL", "");</text:p>
            <text:p>lockPref("browser.trackingprotection.updateURL", "");</text:p>
            <text:p>lockPref("privacy.trackingprotection.introURL", "");</text:p>
            <text:p>// about:homeの「Marketplace」ボタンからの遷移先URL</text:p>
            <text:p>lockPref("browser.apps.URL", "");</text:p>
            <text:p>// Firefox Developer Editionへの誘導用URL</text:p>
            <text:p>lockPref("devtools.devedition.promo.url", "");</text:p>
            <text:p>// ツールバーカスタマイズにおける、「その他のテーマを入手」の遷移先URL。</text:p>
            <text:p>lockPref("lightweightThemes.getMoreURL", "");</text:p>
            <text:p>// ツールバーカスタマイズにおける、テーマの「おすすめ」の取得用URL。</text:p>
            <text:p>lockPref("lightweightThemes.recommendedThemes", "");</text:p>
            <text:p>// WebIDEの追加コンポーネント「Tools Adapters Add-on」の取得用URL。</text:p>
            <text:p>lockPref("devtools.webide.adaptersAddonURL", "");</text:p>
            <text:p>// プッシュ通知受信用のエンドポイントURL。</text:p>
            <text:p>lockPref("services.push.serverURL", "");</text:p>
            <text:p/>
            <text:p>// 統計情報の送信先（Privacy-18）</text:p>
            <text:p>lockPref("toolkit.telemetry.infoURL", "");</text:p>
            <text:p>lockPref("toolkit.telemetry.server", "");</text:p>
            <text:p>// ヘルスレポートの送信先（Privacy-18）</text:p>
            <text:p>lockPref("datareporting.healthreport.about.reportUrl", "");</text:p>
            <text:p>lockPref("datareporting.healthreport.about.reportUrlUnified", "");</text:p>
            <text:p>lockPref("datareporting.healthreport.documentServerURI", "");</text:p>
            <text:p>lockPref("datareporting.healthreport.infoURL", "");</text:p>
            <text:p>// エラーレポートの送信先（Privacy-19）</text:p>
            <text:p>lockPref("security.ssl.errorReporting.automatic", false);</text:p>
            <text:p>lockPref("security.ssl.errorReporting.enabled", false);</text:p>
            <text:p>lockPref("security.ssl.errorReporting.url", "");</text:p>
            <text:p>// Firefoxアカウント（Privacy-24）</text:p>
            <text:p>lockPref("identity.fxaccounts.auth.uri", "");</text:p>
            <text:p>lockPref("identity.fxaccounts.remote.force_auth.uri","");</text:p>
            <text:p>lockPref("identity.fxaccounts.remote.webchannel.uri","about:blank");</text:p>
            <text:p>lockPref("identity.fxaccounts.remote.signin.uri","");</text:p>
            <text:p>lockPref("identity.fxaccounts.remote.signup.uri","");</text:p>
            <text:p>lockPref("identity.fxaccounts.settings.uri","");</text:p>
            <text:p>lockPref("identity.fxaccounts.remote.oauth.uri","");</text:p>
            <text:p>lockPref("identity.fxaccounts.remote.profile.uri","");</text:p>
            <text:p>// Firefox Hello（Privacy-25）</text:p>
            <text:p>lockPref("loop.server", "");</text:p>
            <text:p>lockPref("loop.facebook.shareUrl", "");</text:p>
            <text:p>lockPref("loop.feedback.baseUrl", "");</text:p>
            <text:p>lockPref("loop.feedback.formURL", "");</text:p>
            <text:p>lockPref("loop.feedback.manualFormURL", "");</text:p>
            <text:p>lockPref("loop.gettingStarted.url", "");</text:p>
            <text:p>lockPref("loop.learnMoreUrl", "");</text:p>
            <text:p>lockPref("loop.legal.ToS_url", "");</text:p>
            <text:p>lockPref("loop.legal.privacy_url", "");</text:p>
            <text:p>lockPref("loop.linkChecker.url", "");</text:p>
            <text:p>lockPref("loop.oauth.google.scope", "");</text:p>
            <text:p>lockPref("loop.support_url", "");</text:p>
            <text:p>lockPref("loop.CSP", "");</text:p>
            <text:p>lockPref("loop.linkClicker.url", "")</text:p>
            <text:p>// トラッキング防止（Privacy-33）</text:p>
            <text:p>lockPref("privacy.trackingprotection.introURL", "");</text:p>
            <text:p>lockPref("browser.safebrowsing.provider.google.gethashURL", "");</text:p>
            <text:p>lockPref("browser.safebrowsing.provider.google.lists", "");</text:p>
            <text:p>lockPref("browser.safebrowsing.provider.google.updateURL", "");</text:p>
            <text:p>lockPref("browser.safebrowsing.provider.google.reportURL", ""); </text:p>
            <text:p>lockPref("browser.safebrowsing.provider.mozilla.gethashURL", "");</text:p>
            <text:p>lockPref("browser.safebrowsing.provider.mozilla.lists", "");</text:p>
            <text:p>lockPref("browser.safebrowsing.provider.mozilla.updateURL", "");</text:p>
            <text:p>lockPref("browser.safebrowsing.reportMalwareMistakeURL", "");</text:p>
            <text:p>lockPref("browser.safebrowsing.reportPhishMistakeURL", "");</text:p>
            <text:p/>
          </table:table-cell>
          <table:table-cell table:formula="of:=IF([.H156]=&quot;&quot;;&quot;?&quot;;IF([.J156]=&quot;&quot;;&quot;新規&quot;;IF([.H156]=[.J156];&quot;&quot;;&quot;○&quot;)))" office:value-type="string" office:string-value="○" calcext:value-type="string">
            <text:p>○</text:p>
          </table:table-cell>
          <table:table-cell office:value-type="string" calcext:value-type="string">
            <text:p>// トラッキングプロテクション機能の通信を無効化する</text:p>
            <text:p>lockPref("browser.trackingprotection.gethashURL", "");</text:p>
            <text:p><text:span text:style-name="T2">lockPref("browser.trackingprotection.updateURL", "");</text:span></text:p>
            <text:p>// about:homeの「Marketplace」ボタンからの遷移先URL</text:p>
            <text:p>lockPref("browser.apps.URL", "");</text:p>
            <text:p>// Firefox Developer Editionへの誘導用URL</text:p>
            <text:p>lockPref("devtools.devedition.promo.url", "");</text:p>
            <text:p>// ツールバーカスタマイズにおける、「その他のテーマを入手」の遷移先URL。</text:p>
            <text:p>lockPref("lightweightThemes.getMoreURL", "");</text:p>
            <text:p>// ツールバーカスタマイズにおける、テーマの「おすすめ」の取得用URL。</text:p>
            <text:p>lockPref("lightweightThemes.recommendedThemes", "");</text:p>
            <text:p>// WebIDEの追加コンポーネント「Tools Adapters Add-on」の取得用URL。</text:p>
            <text:p>lockPref("devtools.webide.adaptersAddonURL", "");</text:p>
            <text:p>// プッシュ通知受信用のエンドポイントURL。</text:p>
            <text:p>lockPref("services.push.serverURL", "");</text:p>
          </table:table-cell>
          <table:table-cell table:number-columns-repeated="1014"/>
        </table:table-row>
        <table:table-row table:style-name="ro16">
          <table:table-cell office:value-type="string" calcext:value-type="string">
            <text:p>Privacy-29</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履歴・ブックマーク用データベースの自動最適化</text:p>
          </table:table-cell>
          <table:table-cell office:value-type="string" calcext:value-type="string" table:number-columns-spanned="1" table:number-rows-spanned="2">
            <text:p>-</text:p>
          </table:table-cell>
          <table:table-cell office:value-type="string" calcext:value-type="string">
            <text:p>1週間に1回、最低限の最適化のみ行う（既定）</text:p>
          </table:table-cell>
          <table:table-cell office:value-type="string" calcext:value-type="string">
            <text:p>-</text:p>
          </table:table-cell>
          <table:table-cell table:style-name="ce1" office:value-type="string" calcext:value-type="string">
            <text:p>-</text:p>
          </table:table-cell>
          <table:table-cell table:formula="of:=IF([.H157]=&quot;&quot;;&quot;?&quot;;IF([.J157]=&quot;&quot;;&quot;新規&quot;;IF([.H157]=[.J157];&quot;&quot;;&quot;○&quot;)))">
            <text:p/>
          </table:table-cell>
          <table:table-cell office:value-type="string" calcext:value-type="string">
            <text:p>-</text:p>
          </table:table-cell>
          <table:table-cell table:number-columns-repeated="1014"/>
        </table:table-row>
        <table:table-row table:style-name="ro14">
          <table:table-cell office:value-type="string" calcext:value-type="string">
            <text:p>Privacy-29</text:p>
          </table:table-cell>
          <table:table-cell office:value-type="float" office:value="2" calcext:value-type="float">
            <text:p>2</text:p>
          </table:table-cell>
          <table:covered-table-cell table:number-columns-repeated="3"/>
          <table:table-cell office:value-type="string" calcext:value-type="string">
            <text:p>1週間に1回、VACUUMも含めて行う（</text:p>
          </table:table-cell>
          <table:table-cell office:value-type="string" calcext:value-type="string">
            <text:p>アドオン「Places Auto Vacuum On Idle」を導入する。</text:p>
          </table:table-cell>
          <table:table-cell table:style-name="ce1" office:value-type="string" calcext:value-type="string">
            <text:p>-</text:p>
          </table:table-cell>
          <table:table-cell table:formula="of:=IF([.H158]=&quot;&quot;;&quot;?&quot;;IF([.J158]=&quot;&quot;;&quot;新規&quot;;IF([.H158]=[.J158];&quot;&quot;;&quot;○&quot;)))">
            <text:p/>
          </table:table-cell>
          <table:table-cell office:value-type="string" calcext:value-type="string">
            <text:p>-</text:p>
          </table:table-cell>
          <table:table-cell table:number-columns-repeated="1014"/>
        </table:table-row>
        <table:table-row table:style-name="ro8">
          <table:table-cell office:value-type="string" calcext:value-type="string">
            <text:p>Privacy-30</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ディスクキャッシュの最大サイズ制限</text:p>
          </table:table-cell>
          <table:table-cell office:value-type="string" calcext:value-type="string" table:number-columns-spanned="1" table:number-rows-spanned="2">
            <text:p>-</text:p>
          </table:table-cell>
          <table:table-cell office:value-type="string" calcext:value-type="string">
            <text:p>制限しない（既定）</text:p>
          </table:table-cell>
          <table:table-cell office:value-type="string" calcext:value-type="string">
            <text:p>MCDで設定を反映する</text:p>
          </table:table-cell>
          <table:table-cell table:style-name="ce1" office:value-type="string" calcext:value-type="string">
            <text:p>lockPref("browser.cache.disk.smart_size.enabled", true);</text:p>
          </table:table-cell>
          <table:table-cell table:formula="of:=IF([.H159]=&quot;&quot;;&quot;?&quot;;IF([.J159]=&quot;&quot;;&quot;新規&quot;;IF([.H159]=[.J159];&quot;&quot;;&quot;○&quot;)))">
            <text:p/>
          </table:table-cell>
          <table:table-cell office:value-type="string" calcext:value-type="string">
            <text:p>lockPref("browser.cache.disk.smart_size.enabled", true);</text:p>
          </table:table-cell>
          <table:table-cell table:number-columns-repeated="1014"/>
        </table:table-row>
        <table:table-row table:style-name="ro14">
          <table:table-cell office:value-type="string" calcext:value-type="string">
            <text:p>Privacy-30</text:p>
          </table:table-cell>
          <table:table-cell office:value-type="float" office:value="2" calcext:value-type="float">
            <text:p>2</text:p>
          </table:table-cell>
          <table:covered-table-cell table:number-columns-repeated="3"/>
          <table:table-cell office:value-type="string" calcext:value-type="string">
            <text:p>制限する</text:p>
          </table:table-cell>
          <table:table-cell office:value-type="string" calcext:value-type="string">
            <text:p>MCDで設定を反映する</text:p>
          </table:table-cell>
          <table:table-cell table:style-name="ce1" office:value-type="string" calcext:value-type="string">
            <text:p>lockPref("browser.cache.disk.smart_size.enabled", false);</text:p>
            <text:p>lockPref("browser.cache.disk.capacity", サイズ（KB）);</text:p>
          </table:table-cell>
          <table:table-cell table:formula="of:=IF([.H160]=&quot;&quot;;&quot;?&quot;;IF([.J160]=&quot;&quot;;&quot;新規&quot;;IF([.H160]=[.J160];&quot;&quot;;&quot;○&quot;)))">
            <text:p/>
          </table:table-cell>
          <table:table-cell office:value-type="string" calcext:value-type="string">
            <text:p>lockPref("browser.cache.disk.smart_size.enabled", false);</text:p>
            <text:p>lockPref("browser.cache.disk.capacity", サイズ（KB）);</text:p>
          </table:table-cell>
          <table:table-cell table:number-columns-repeated="1014"/>
        </table:table-row>
        <table:table-row table:style-name="ro52">
          <table:table-cell office:value-type="string" calcext:value-type="string">
            <text:p>Privacy-31</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Firefoxのユーザー評価の送信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10" office:value-type="string" calcext:value-type="string">
            <text:p>-</text:p>
          </table:table-cell>
          <table:table-cell table:formula="of:=IF([.H161]=&quot;&quot;;&quot;?&quot;;IF([.J161]=&quot;&quot;;&quot;新規&quot;;IF([.H161]=[.J161];&quot;&quot;;&quot;○&quot;)))">
            <text:p/>
          </table:table-cell>
          <table:table-cell table:number-columns-repeated="2" office:value-type="string" calcext:value-type="string">
            <text:p>-</text:p>
          </table:table-cell>
          <table:table-cell table:number-columns-repeated="1013"/>
        </table:table-row>
        <table:table-row table:style-name="ro4">
          <table:table-cell table:style-name="ce4" office:value-type="string" calcext:value-type="string">
            <text:p>Privacy-3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0" office:value-type="string" calcext:value-type="string">
            <text:p>lockPref("browser.selfsupport.url", "");</text:p>
          </table:table-cell>
          <table:table-cell table:formula="of:=IF([.H162]=&quot;&quot;;&quot;?&quot;;IF([.J162]=&quot;&quot;;&quot;新規&quot;;IF([.H162]=[.J162];&quot;&quot;;&quot;○&quot;)))">
            <text:p/>
          </table:table-cell>
          <table:table-cell table:number-columns-repeated="2" office:value-type="string" calcext:value-type="string">
            <text:p>lockPref("browser.selfsupport.url", "");</text:p>
          </table:table-cell>
          <table:table-cell table:number-columns-repeated="1013"/>
        </table:table-row>
        <table:table-row table:style-name="ro8">
          <table:table-cell office:value-type="string" calcext:value-type="string">
            <text:p>Privacy-3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リンクのhoverによるリンク先の先読み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defaultPref("network.http.speculative-parallel-limit", 6);</text:p>
          </table:table-cell>
          <table:table-cell table:formula="of:=IF([.H163]=&quot;&quot;;&quot;?&quot;;IF([.J163]=&quot;&quot;;&quot;新規&quot;;IF([.H163]=[.J163];&quot;&quot;;&quot;○&quot;)))">
            <text:p/>
          </table:table-cell>
          <table:table-cell office:value-type="string" calcext:value-type="string">
            <text:p>defaultPref("network.http.speculative-parallel-limit", 6);</text:p>
          </table:table-cell>
          <table:table-cell table:number-columns-repeated="1014"/>
        </table:table-row>
        <table:table-row table:style-name="ro8">
          <table:table-cell office:value-type="string" calcext:value-type="string">
            <text:p>Privacy-3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network.http.speculative-parallel-limit", 0);</text:p>
          </table:table-cell>
          <table:table-cell table:formula="of:=IF([.H164]=&quot;&quot;;&quot;?&quot;;IF([.J164]=&quot;&quot;;&quot;新規&quot;;IF([.H164]=[.J164];&quot;&quot;;&quot;○&quot;)))">
            <text:p/>
          </table:table-cell>
          <table:table-cell office:value-type="string" calcext:value-type="string">
            <text:p>lockPref("network.http.speculative-parallel-limit", 0);</text:p>
          </table:table-cell>
          <table:table-cell table:number-columns-repeated="1014"/>
        </table:table-row>
        <table:table-row table:style-name="ro31">
          <table:table-cell table:style-name="ce2" office:value-type="string" calcext:value-type="string">
            <text:p>Privacy-33</text:p>
          </table:table-cell>
          <table:table-cell table:style-name="ce2" office:value-type="float" office:value="1" calcext:value-type="float">
            <text:p>1</text:p>
          </table:table-cell>
          <table:table-cell table:style-name="ce2" office:value-type="string" calcext:value-type="string" table:number-columns-spanned="1" table:number-rows-spanned="3">
            <text:p>プライバシー</text:p>
          </table:table-cell>
          <table:table-cell table:style-name="ce6" office:value-type="string" calcext:value-type="string" table:number-columns-spanned="1" table:number-rows-spanned="3">
            <text:p>Webサービスによる行動履歴の収集（トラッキング）の遮断の可否</text:p>
          </table:table-cell>
          <table:table-cell table:style-name="ce2" office:value-type="string" calcext:value-type="string" table:number-columns-spanned="1" table:number-rows-spanned="3">
            <text:p>-</text:p>
          </table:table-cell>
          <table:table-cell table:style-name="ce2" office:value-type="string" calcext:value-type="string">
            <text:p>ブロックリストを取得して、プライベートブラウジング時のみトラッキングを遮断する（既定）</text:p>
          </table:table-cell>
          <table:table-cell table:style-name="ce2" office:value-type="string" calcext:value-type="string">
            <text:p>-</text:p>
          </table:table-cell>
          <table:table-cell table:style-name="ce10" office:value-type="string" calcext:value-type="string">
            <text:p>-</text:p>
          </table:table-cell>
          <table:table-cell table:formula="of:=IF([.H165]=&quot;&quot;;&quot;?&quot;;IF([.J165]=&quot;&quot;;&quot;新規&quot;;IF([.H165]=[.J165];&quot;&quot;;&quot;○&quot;)))" office:value-type="string" office:string-value="新規" calcext:value-type="string">
            <text:p>新規</text:p>
          </table:table-cell>
          <table:table-cell table:number-columns-repeated="1015"/>
        </table:table-row>
        <table:table-row table:style-name="ro11">
          <table:table-cell table:style-name="ce2" office:value-type="string" calcext:value-type="string">
            <text:p>Privacy-33</text:p>
          </table:table-cell>
          <table:table-cell table:style-name="ce2" office:value-type="float" office:value="2" calcext:value-type="float">
            <text:p>2</text:p>
          </table:table-cell>
          <table:covered-table-cell table:style-name="ce2"/>
          <table:covered-table-cell table:style-name="ce6"/>
          <table:covered-table-cell table:style-name="ce2"/>
          <table:table-cell table:style-name="ce2" office:value-type="string" calcext:value-type="string">
            <text:p>ブロックリストを取得して、トラッキングを常に遮断する</text:p>
          </table:table-cell>
          <table:table-cell table:style-name="ce2" office:value-type="string" calcext:value-type="string">
            <text:p>MCDで設定を反映する</text:p>
          </table:table-cell>
          <table:table-cell table:style-name="ce10" office:value-type="string" calcext:value-type="string">
            <text:p>lockPref("privacy.trackingprotection.enabled", true);</text:p>
            <text:p>lockPref("privacy.trackingprotection.pbmode.enabled", true);</text:p>
          </table:table-cell>
          <table:table-cell table:formula="of:=IF([.H166]=&quot;&quot;;&quot;?&quot;;IF([.J166]=&quot;&quot;;&quot;新規&quot;;IF([.H166]=[.J166];&quot;&quot;;&quot;○&quot;)))" office:value-type="string" office:string-value="新規" calcext:value-type="string">
            <text:p>新規</text:p>
          </table:table-cell>
          <table:table-cell table:number-columns-repeated="1015"/>
        </table:table-row>
        <table:table-row table:style-name="ro53">
          <table:table-cell table:style-name="ce2" office:value-type="string" calcext:value-type="string">
            <text:p>Privacy-33</text:p>
          </table:table-cell>
          <table:table-cell table:style-name="ce2" office:value-type="float" office:value="3" calcext:value-type="float">
            <text:p>3</text:p>
          </table:table-cell>
          <table:covered-table-cell table:style-name="ce2"/>
          <table:covered-table-cell table:style-name="ce6"/>
          <table:covered-table-cell table:style-name="ce2"/>
          <table:table-cell table:style-name="ce2" office:value-type="string" calcext:value-type="string">
            <text:p>ブロックリストを取得せず、トラッキングを遮断しない</text:p>
          </table:table-cell>
          <table:table-cell table:style-name="ce2" office:value-type="string" calcext:value-type="string">
            <text:p>MCDで設定を反映する</text:p>
          </table:table-cell>
          <table:table-cell table:style-name="ce10" office:value-type="string" calcext:value-type="string">
            <text:p>lockPref("privacy.trackingprotection.enabled", false);</text:p>
            <text:p>lockPref("privacy.trackingprotection.pbmode.enabled", false);</text:p>
            <text:p>lockPref("privacy.trackingprotection.introURL", "");</text:p>
            <text:p>lockPref("browser.safebrowsing.provider.google.gethashURL", "");</text:p>
            <text:p>lockPref("browser.safebrowsing.provider.google.lists", "");</text:p>
            <text:p>lockPref("browser.safebrowsing.provider.google.updateURL", "");</text:p>
            <text:p><text:span text:style-name="T3">lockPref("browser.safebrowsing.provider.google.reportURL", "");</text:span></text:p>
            <text:p>lockPref("browser.safebrowsing.provider.mozilla.gethashURL", "");</text:p>
            <text:p>lockPref("browser.safebrowsing.provider.mozilla.lists", "");</text:p>
            <text:p>lockPref("browser.safebrowsing.provider.mozilla.updateURL", "");</text:p>
            <text:p><text:span text:style-name="T3">lockPref("browser.safebrowsing.provider.mozilla.reportURL", "");</text:span></text:p>
            <text:p>lockPref("browser.safebrowsing.reportMalwareMistakeURL", "");</text:p>
            <text:p>lockPref("browser.safebrowsing.reportPhishMistakeURL", "");</text:p>
          </table:table-cell>
          <table:table-cell table:formula="of:=IF([.H167]=&quot;&quot;;&quot;?&quot;;IF([.J167]=&quot;&quot;;&quot;新規&quot;;IF([.H167]=[.J167];&quot;&quot;;&quot;○&quot;)))" office:value-type="string" office:string-value="新規" calcext:value-type="string">
            <text:p>新規</text:p>
          </table:table-cell>
          <table:table-cell table:number-columns-repeated="1015"/>
        </table:table-row>
        <table:table-row table:style-name="ro8">
          <table:table-cell office:value-type="string" calcext:value-type="string">
            <text:p>Startup-1</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初回起動時の設定移行ウィザード</text:p>
          </table:table-cell>
          <table:table-cell office:value-type="string" calcext:value-type="string" table:number-columns-spanned="1" table:number-rows-spanned="2">
            <text:p>-</text:p>
          </table:table-cell>
          <table:table-cell office:value-type="string" calcext:value-type="string">
            <text:p>表示する（既定）</text:p>
          </table:table-cell>
          <table:table-cell office:value-type="string" calcext:value-type="string">
            <text:p>-</text:p>
          </table:table-cell>
          <table:table-cell table:style-name="ce1" office:value-type="string" calcext:value-type="string">
            <text:p>lockPref("browser.safebrowsing.provider.google.updateURL", "");</text:p>
          </table:table-cell>
          <table:table-cell table:formula="of:=IF([.H168]=&quot;&quot;;&quot;?&quot;;IF([.J168]=&quot;&quot;;&quot;新規&quot;;IF([.H168]=[.J168];&quot;&quot;;&quot;○&quot;)))" office:value-type="string" office:string-value="○" calcext:value-type="string">
            <text:p>○</text:p>
          </table:table-cell>
          <table:table-cell office:value-type="string" calcext:value-type="string">
            <text:p>-</text:p>
          </table:table-cell>
          <table:table-cell table:number-columns-repeated="1014"/>
        </table:table-row>
        <table:table-row table:style-name="ro14">
          <table:table-cell office:value-type="string" calcext:value-type="string">
            <text:p>Startup-1</text:p>
          </table:table-cell>
          <table:table-cell office:value-type="float" office:value="2" calcext:value-type="float">
            <text:p>2</text:p>
          </table:table-cell>
          <table:covered-table-cell table:number-columns-repeated="3"/>
          <table:table-cell office:value-type="string" calcext:value-type="string">
            <text:p>表示しない</text:p>
          </table:table-cell>
          <table:table-cell office:value-type="string" calcext:value-type="string">
            <text:p>override.iniに設定を反映する</text:p>
          </table:table-cell>
          <table:table-cell table:style-name="ce1" office:value-type="string" calcext:value-type="string">
            <text:p>lockPref("browser.safebrowsing.provider.mozilla.gethashURL", "");</text:p>
          </table:table-cell>
          <table:table-cell table:formula="of:=IF([.H169]=&quot;&quot;;&quot;?&quot;;IF([.J169]=&quot;&quot;;&quot;新規&quot;;IF([.H169]=[.J169];&quot;&quot;;&quot;○&quot;)))" office:value-type="string" office:string-value="○" calcext:value-type="string">
            <text:p>○</text:p>
          </table:table-cell>
          <table:table-cell office:value-type="string" calcext:value-type="string">
            <text:p>[XRE]</text:p>
            <text:p>EnableProfileMigrator=0</text:p>
          </table:table-cell>
          <table:table-cell table:number-columns-repeated="1014"/>
        </table:table-row>
        <table:table-row table:style-name="ro8">
          <table:table-cell office:value-type="string" calcext:value-type="string">
            <text:p>Startup-2</text:p>
          </table:table-cell>
          <table:table-cell office:value-type="float" office:value="1" calcext:value-type="float">
            <text:p>1</text:p>
          </table:table-cell>
          <table:table-cell office:value-type="string" calcext:value-type="string" table:number-columns-spanned="1" table:number-rows-spanned="3">
            <text:p>起動時の挙動の制御</text:p>
          </table:table-cell>
          <table:table-cell office:value-type="string" calcext:value-type="string" table:number-columns-spanned="1" table:number-rows-spanned="3">
            <text:p>起動時のホームページの指定</text:p>
          </table:table-cell>
          <table:table-cell office:value-type="string" calcext:value-type="string" table:number-columns-spanned="1" table:number-rows-spanned="3">
            <text:p>-</text:p>
          </table:table-cell>
          <table:table-cell office:value-type="string" calcext:value-type="string">
            <text:p>ユーザが指定（既定）</text:p>
          </table:table-cell>
          <table:table-cell office:value-type="string" calcext:value-type="string">
            <text:p>-</text:p>
          </table:table-cell>
          <table:table-cell table:style-name="ce2" office:value-type="string" calcext:value-type="string">
            <text:p>-</text:p>
          </table:table-cell>
          <table:table-cell table:formula="of:=IF([.H170]=&quot;&quot;;&quot;?&quot;;IF([.J170]=&quot;&quot;;&quot;新規&quot;;IF([.H170]=[.J170];&quot;&quot;;&quot;○&quot;)))">
            <text:p/>
          </table:table-cell>
          <table:table-cell office:value-type="string" calcext:value-type="string">
            <text:p>-</text:p>
          </table:table-cell>
          <table:table-cell table:number-columns-repeated="1014"/>
        </table:table-row>
        <table:table-row table:style-name="ro54">
          <table:table-cell office:value-type="string" calcext:value-type="string">
            <text:p>Startup-2</text:p>
          </table:table-cell>
          <table:table-cell office:value-type="float" office:value="2" calcext:value-type="float">
            <text:p>2</text:p>
          </table:table-cell>
          <table:covered-table-cell table:number-columns-repeated="3"/>
          <table:table-cell office:value-type="string" calcext:value-type="string">
            <text:p>管理者が指定し、変更を許可</text:p>
          </table:table-cell>
          <table:table-cell office:value-type="string" calcext:value-type="string">
            <text:p>distribution.iniに設定を反映する</text:p>
          </table:table-cell>
          <table:table-cell table:style-name="ce2"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formula="of:=IF([.H171]=&quot;&quot;;&quot;?&quot;;IF([.J171]=&quot;&quot;;&quot;新規&quot;;IF([.H171]=[.J171];&quot;&quot;;&quot;○&quot;)))">
            <text:p/>
          </table:table-cell>
          <table:table-cell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office:value-type="string" calcext:value-type="string">
            <text:p>[Global]</text:p>
            <text:p>id=（導入先ID）</text:p>
            <text:p>version=（バージョン）</text:p>
            <text:p>about=Mozilla Firefox</text:p>
            <text:p/>
            <text:p>[LocalizablePreferences]</text:p>
            <text:p>browser.startup.homepage="（URL）"</text:p>
          </table:table-cell>
          <table:table-cell table:number-columns-repeated="1012"/>
        </table:table-row>
        <table:table-row table:style-name="ro55">
          <table:table-cell office:value-type="string" calcext:value-type="string">
            <text:p>Startup-2</text:p>
          </table:table-cell>
          <table:table-cell office:value-type="float" office:value="3" calcext:value-type="float">
            <text:p>3</text:p>
          </table:table-cell>
          <table:covered-table-cell table:number-columns-repeated="3"/>
          <table:table-cell office:value-type="string" calcext:value-type="string">
            <text:p>管理者が指定し、変更を禁止</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formula="of:=IF([.H172]=&quot;&quot;;&quot;?&quot;;IF([.J172]=&quot;&quot;;&quot;新規&quot;;IF([.H172]=[.J172];&quot;&quot;;&quot;○&quot;)))">
            <text:p/>
          </table:table-cell>
          <table:table-cell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number-columns-repeated="1014"/>
        </table:table-row>
        <table:table-row table:style-name="ro11">
          <table:table-cell office:value-type="string" calcext:value-type="string">
            <text:p>Startup-3</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既定のブラウザでなかった場合の、起動時における既定のブラウザにするかどうかの確認の可否</text:p>
          </table:table-cell>
          <table:table-cell office:value-type="string" calcext:value-type="string" table:number-columns-spanned="1" table:number-rows-spanned="2">
            <text:p>-</text:p>
          </table:table-cell>
          <table:table-cell office:value-type="string" calcext:value-type="string">
            <text:p>確認する（既定）</text:p>
          </table:table-cell>
          <table:table-cell office:value-type="string" calcext:value-type="string">
            <text:p>MCDで設定を反映する</text:p>
          </table:table-cell>
          <table:table-cell table:style-name="ce2" office:value-type="string" calcext:value-type="string">
            <text:p>lockPref("browser.shell.checkDefaultBrowser", true);</text:p>
          </table:table-cell>
          <table:table-cell table:formula="of:=IF([.H173]=&quot;&quot;;&quot;?&quot;;IF([.J173]=&quot;&quot;;&quot;新規&quot;;IF([.H173]=[.J173];&quot;&quot;;&quot;○&quot;)))">
            <text:p/>
          </table:table-cell>
          <table:table-cell office:value-type="string" calcext:value-type="string">
            <text:p>lockPref("browser.shell.checkDefaultBrowser", true);</text:p>
          </table:table-cell>
          <table:table-cell office:value-type="string" calcext:value-type="string">
            <text:p>変更無し</text:p>
          </table:table-cell>
          <table:table-cell office:value-type="string" calcext:value-type="string">
            <text:p>lockPref("browser.shell.checkDefaultBrowser", true);</text:p>
          </table:table-cell>
          <table:table-cell table:number-columns-repeated="1012"/>
        </table:table-row>
        <table:table-row table:style-name="ro56">
          <table:table-cell office:value-type="string" calcext:value-type="string">
            <text:p>Startup-3</text:p>
          </table:table-cell>
          <table:table-cell office:value-type="float" office:value="2" calcext:value-type="float">
            <text:p>2</text:p>
          </table:table-cell>
          <table:covered-table-cell table:number-columns-repeated="3"/>
          <table:table-cell office:value-type="string" calcext:value-type="string">
            <text:p>確認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formula="of:=IF([.H174]=&quot;&quot;;&quot;?&quot;;IF([.J174]=&quot;&quot;;&quot;新規&quot;;IF([.H174]=[.J174];&quot;&quot;;&quot;○&quot;)))">
            <text:p/>
          </table:table-cell>
          <table:table-cell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hell.checkDefaultBrowser", false);</text:p>
            <text:p/>
            <text:p>globalChrome.css:</text:p>
            <text:p>@-moz-document url-prefix("chrome://browser/content/preferences/preferences.xul") {</text:p>
            <text:p>  #systemDefaultsGroup {</text:p>
            <text:p>    visibility: collapse !important;</text:p>
            <text:p>    -moz-user-focus: ignore !important;</text:p>
            <text:p>  }</text:p>
            <text:p>}</text:p>
          </table:table-cell>
          <table:table-cell table:number-columns-repeated="1012"/>
        </table:table-row>
        <table:table-row table:style-name="ro8">
          <table:table-cell office:value-type="string" calcext:value-type="string">
            <text:p>Startup-4</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バージョンアップ後の初回起動時における、バージョンアップ完了案内のタブの表示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75]=&quot;&quot;;&quot;?&quot;;IF([.J175]=&quot;&quot;;&quot;新規&quot;;IF([.H175]=[.J175];&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2"/>
        </table:table-row>
        <table:table-row table:style-name="ro11">
          <table:table-cell office:value-type="string" calcext:value-type="string">
            <text:p>Startup-4</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browser.startup.homepage_override.mstone", "ignore");</text:p>
          </table:table-cell>
          <table:table-cell table:formula="of:=IF([.H176]=&quot;&quot;;&quot;?&quot;;IF([.J176]=&quot;&quot;;&quot;新規&quot;;IF([.H176]=[.J176];&quot;&quot;;&quot;○&quot;)))">
            <text:p/>
          </table:table-cell>
          <table:table-cell office:value-type="string" calcext:value-type="string">
            <text:p>lockPref("browser.startup.homepage_override.mstone", "ignore");</text:p>
          </table:table-cell>
          <table:table-cell office:value-type="string" calcext:value-type="string">
            <text:p>変更無し</text:p>
          </table:table-cell>
          <table:table-cell office:value-type="string" calcext:value-type="string">
            <text:p>lockPref("browser.startup.homepage_override.mstone", "ignore");</text:p>
          </table:table-cell>
          <table:table-cell table:number-columns-repeated="1012"/>
        </table:table-row>
        <table:table-row table:style-name="ro8">
          <table:table-cell office:value-type="string" calcext:value-type="string">
            <text:p>Startup-5</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初期状態のブックマーク</text:p>
          </table:table-cell>
          <table:table-cell office:value-type="string" calcext:value-type="string" table:number-columns-spanned="1" table:number-rows-spanned="2">
            <text:p>-</text:p>
          </table:table-cell>
          <table:table-cell office:value-type="string" calcext:value-type="string">
            <text:p>初期項目を使う（既定）</text:p>
          </table:table-cell>
          <table:table-cell office:value-type="string" calcext:value-type="string">
            <text:p>-</text:p>
          </table:table-cell>
          <table:table-cell table:style-name="ce2" office:value-type="string" calcext:value-type="string">
            <text:p>-</text:p>
          </table:table-cell>
          <table:table-cell table:formula="of:=IF([.H177]=&quot;&quot;;&quot;?&quot;;IF([.J177]=&quot;&quot;;&quot;新規&quot;;IF([.H177]=[.J177];&quot;&quot;;&quot;○&quot;)))">
            <text:p/>
          </table:table-cell>
          <table:table-cell office:value-type="string" calcext:value-type="string">
            <text:p>-</text:p>
          </table:table-cell>
          <table:table-cell table:number-columns-repeated="1014"/>
        </table:table-row>
        <table:table-row table:style-name="ro26">
          <table:table-cell office:value-type="string" calcext:value-type="string">
            <text:p>Startup-5</text:p>
          </table:table-cell>
          <table:table-cell office:value-type="float" office:value="2" calcext:value-type="float">
            <text:p>2</text:p>
          </table:table-cell>
          <table:covered-table-cell table:number-columns-repeated="3"/>
          <table:table-cell office:value-type="string" calcext:value-type="string">
            <text:p>空にする</text:p>
          </table:table-cell>
          <table:table-cell office:value-type="string" calcext:value-type="string">
            <text:p>1. 空のbookmarks.htmlをdefault/profile/に設置する</text:p>
            <text:p>2. MCDで設定を反映する</text:p>
          </table:table-cell>
          <table:table-cell table:style-name="ce2"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formula="of:=IF([.H178]=&quot;&quot;;&quot;?&quot;;IF([.J178]=&quot;&quot;;&quot;新規&quot;;IF([.H178]=[.J178];&quot;&quot;;&quot;○&quot;)))" office:value-type="string" office:string-value="○" calcext:value-type="string">
            <text:p>○</text:p>
          </table:table-cell>
          <table:table-cell office:value-type="string" calcext:value-type="string">
            <text:p>Firefox 38以降ではbookmarks.htmlは使用しない（設置しても使われない）。</text:p>
            <text:p/>
            <text:p>MCD:</text:p>
            <text:p>lockPref("browser.places.smartBookmarksVersion", -1);</text:p>
            <text:p>defaultPref("browser.places.importBookmarksHTML", true);</text:p>
            <text:p>lockPref("browser.bookmarks.autoExportHTML", false);</text:p>
            <text:p>defaultPref("browser.bookmarks.restore_default_bookmarks", false);</text:p>
          </table:table-cell>
          <table:table-cell office:value-type="string" calcext:value-type="string">
            <text:p>変更無し</text:p>
          </table:table-cell>
          <table:table-cell office:value-type="string" calcext:value-type="string">
            <text:p>MCD:</text:p>
            <text:p>lockPref("browser.places.smartBookmarksVersion", -1); // prevent to build default queries</text:p>
            <text:p/>
            <text:p>bookmarks.html:</text:p>
            <text:p>&lt;!DOCTYPE NETSCAPE-Bookmark-file-1&gt;</text:p>
            <text:p>&lt;!-- This is an automatically generated file.</text:p>
            <text:p>     It will be read and overwritten.</text:p>
            <text:p>     DO NOT EDIT! --&gt;</text:p>
            <text:p>&lt;META HTTP-EQUIV="Content-Type" CONTENT="text/html; charset=UTF-8"&gt;</text:p>
            <text:p>&lt;TITLE&gt;ブックマーク&lt;/TITLE&gt;</text:p>
            <text:p>&lt;H1&gt;ブックマーク&lt;/H1&gt;</text:p>
            <text:p>&lt;DL&gt;&lt;p&gt;</text:p>
            <text:p>&lt;/DL&gt;&lt;p&gt;</text:p>
          </table:table-cell>
          <table:table-cell table:number-columns-repeated="1012"/>
        </table:table-row>
        <table:table-row table:style-name="ro8">
          <table:table-cell office:value-type="string" calcext:value-type="string">
            <text:p>Startup-6</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あなたの権利」の表示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79]=&quot;&quot;;&quot;?&quot;;IF([.J179]=&quot;&quot;;&quot;新規&quot;;IF([.H179]=[.J179];&quot;&quot;;&quot;○&quot;)))">
            <text:p/>
          </table:table-cell>
          <table:table-cell office:value-type="string" calcext:value-type="string">
            <text:p>-</text:p>
          </table:table-cell>
          <table:table-cell table:number-columns-repeated="1014"/>
        </table:table-row>
        <table:table-row table:style-name="ro57">
          <table:table-cell office:value-type="string" calcext:value-type="string">
            <text:p>Startup-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formula="of:=IF([.H180]=&quot;&quot;;&quot;?&quot;;IF([.J180]=&quot;&quot;;&quot;新規&quot;;IF([.H180]=[.J180];&quot;&quot;;&quot;○&quot;)))">
            <text:p/>
          </table:table-cell>
          <table:table-cell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office:value-type="string" calcext:value-type="string">
            <text:p>変更無し</text:p>
          </table:table-cell>
          <table:table-cell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number-columns-repeated="1012"/>
        </table:table-row>
        <table:table-row table:style-name="ro4">
          <table:table-cell office:value-type="string" calcext:value-type="string">
            <text:p>Startup-7</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60日以上Firefoxを使用しなかった場合の、次の起動時における設定のリセットの提案の可否</text:p>
          </table:table-cell>
          <table:table-cell office:value-type="string" calcext:value-type="string" table:number-columns-spanned="1" table:number-rows-spanned="2">
            <text:p>-</text:p>
          </table:table-cell>
          <table:table-cell office:value-type="string" calcext:value-type="string">
            <text:p>リセットを提案する（既定）</text:p>
          </table:table-cell>
          <table:table-cell office:value-type="string" calcext:value-type="string">
            <text:p>MCDで設定を反映する</text:p>
          </table:table-cell>
          <table:table-cell table:style-name="ce2" office:value-type="string" calcext:value-type="string">
            <text:p>lockPref("browser.disableResetPrompt", false);</text:p>
          </table:table-cell>
          <table:table-cell table:formula="of:=IF([.H181]=&quot;&quot;;&quot;?&quot;;IF([.J181]=&quot;&quot;;&quot;新規&quot;;IF([.H181]=[.J181];&quot;&quot;;&quot;○&quot;)))">
            <text:p/>
          </table:table-cell>
          <table:table-cell table:number-columns-repeated="2" office:value-type="string" calcext:value-type="string">
            <text:p>lockPref("browser.disableResetPrompt", false);</text:p>
          </table:table-cell>
          <table:table-cell office:value-type="string" calcext:value-type="string">
            <text:p>-</text:p>
          </table:table-cell>
          <table:table-cell table:number-columns-repeated="1012"/>
        </table:table-row>
        <table:table-row table:style-name="ro4">
          <table:table-cell office:value-type="string" calcext:value-type="string">
            <text:p>Startup-7</text:p>
          </table:table-cell>
          <table:table-cell office:value-type="float" office:value="2" calcext:value-type="float">
            <text:p>2</text:p>
          </table:table-cell>
          <table:covered-table-cell table:number-columns-repeated="3"/>
          <table:table-cell office:value-type="string" calcext:value-type="string">
            <text:p>リセットを提案しない</text:p>
          </table:table-cell>
          <table:table-cell office:value-type="string" calcext:value-type="string">
            <text:p>MCDで設定を反映する</text:p>
          </table:table-cell>
          <table:table-cell table:style-name="ce2" office:value-type="string" calcext:value-type="string">
            <text:p>lockPref("browser.disableResetPrompt", true);</text:p>
          </table:table-cell>
          <table:table-cell table:formula="of:=IF([.H182]=&quot;&quot;;&quot;?&quot;;IF([.J182]=&quot;&quot;;&quot;新規&quot;;IF([.H182]=[.J182];&quot;&quot;;&quot;○&quot;)))">
            <text:p/>
          </table:table-cell>
          <table:table-cell table:number-columns-repeated="2" office:value-type="string" calcext:value-type="string">
            <text:p>lockPref("browser.disableResetPrompt", true);</text:p>
          </table:table-cell>
          <table:table-cell office:value-type="string" calcext:value-type="string">
            <text:p>-</text:p>
          </table:table-cell>
          <table:table-cell table:number-columns-repeated="1012"/>
        </table:table-row>
        <table:table-row table:style-name="ro4">
          <table:table-cell office:value-type="string" calcext:value-type="string">
            <text:p>Startup-8</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UIの変更点を解説するツアーの表示の可否</text:p>
          </table:table-cell>
          <table:table-cell office:value-type="string" calcext:value-type="string" table:number-columns-spanned="1" table:number-rows-spanned="2">
            <text:p>-</text:p>
          </table:table-cell>
          <table:table-cell office:value-type="string" calcext:value-type="string">
            <text:p>ツアーを表示する（既定）</text:p>
          </table:table-cell>
          <table:table-cell office:value-type="string" calcext:value-type="string">
            <text:p>MCDで設定を反映する</text:p>
          </table:table-cell>
          <table:table-cell table:style-name="ce2" office:value-type="string" calcext:value-type="string">
            <text:p>lockPref("browser.uitour.enabled", true);</text:p>
          </table:table-cell>
          <table:table-cell table:formula="of:=IF([.H183]=&quot;&quot;;&quot;?&quot;;IF([.J183]=&quot;&quot;;&quot;新規&quot;;IF([.H183]=[.J183];&quot;&quot;;&quot;○&quot;)))">
            <text:p/>
          </table:table-cell>
          <table:table-cell table:number-columns-repeated="2" office:value-type="string" calcext:value-type="string">
            <text:p>lockPref("browser.uitour.enabled", true);</text:p>
          </table:table-cell>
          <table:table-cell office:value-type="string" calcext:value-type="string">
            <text:p>-</text:p>
          </table:table-cell>
          <table:table-cell table:number-columns-repeated="1012"/>
        </table:table-row>
        <table:table-row table:style-name="ro31">
          <table:table-cell office:value-type="string" calcext:value-type="string">
            <text:p>Startup-8</text:p>
          </table:table-cell>
          <table:table-cell office:value-type="float" office:value="2" calcext:value-type="float">
            <text:p>2</text:p>
          </table:table-cell>
          <table:covered-table-cell table:number-columns-repeated="3"/>
          <table:table-cell office:value-type="string" calcext:value-type="string">
            <text:p>ツアーを表示しない</text:p>
          </table:table-cell>
          <table:table-cell office:value-type="string" calcext:value-type="string">
            <text:p>MCDで設定を反映する</text:p>
          </table:table-cell>
          <table:table-cell table:style-name="ce2"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formula="of:=IF([.H184]=&quot;&quot;;&quot;?&quot;;IF([.J184]=&quot;&quot;;&quot;新規&quot;;IF([.H184]=[.J184];&quot;&quot;;&quot;○&quot;)))" office:value-type="string" office:string-value="○" calcext:value-type="string">
            <text:p>○</text:p>
          </table:table-cell>
          <table:table-cell office:value-type="string" calcext:value-type="string">
            <text:p>lockPref("browser.uitour.enabled", false);</text:p>
            <text:p>lockPref("browser.uitour.pinnedTabUrl", "");</text:p>
            <text:p>lockPref("browser.uitour.themeOrigin", "");</text:p>
            <text:p>lockPref("browser.uitour.url", "");</text:p>
          </table:table-cell>
          <table:table-cell office:value-type="string" calcext:value-type="string">
            <text:p>lockPref("browser.uitour.enabled", false);</text:p>
          </table:table-cell>
          <table:table-cell office:value-type="string" calcext:value-type="string">
            <text:p>-</text:p>
          </table:table-cell>
          <table:table-cell table:number-columns-repeated="1012"/>
        </table:table-row>
        <table:table-row table:style-name="ro8">
          <table:table-cell office:value-type="string" calcext:value-type="string">
            <text:p>Startup-9</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マルチプロセスモードのフィードバックを促すメッセージの表示の可否</text:p>
          </table:table-cell>
          <table:table-cell office:value-type="string" calcext:value-type="string" table:number-columns-spanned="1" table:number-rows-spanned="2">
            <text:p>-</text:p>
          </table:table-cell>
          <table:table-cell office:value-type="string" calcext:value-type="string">
            <text:p>表示する（既定）</text:p>
          </table:table-cell>
          <table:table-cell office:value-type="string" calcext:value-type="string">
            <text:p>-</text:p>
          </table:table-cell>
          <table:table-cell table:style-name="ce1" office:value-type="string" calcext:value-type="string">
            <text:p>-</text:p>
          </table:table-cell>
          <table:table-cell table:formula="of:=IF([.H185]=&quot;&quot;;&quot;?&quot;;IF([.J185]=&quot;&quot;;&quot;新規&quot;;IF([.H185]=[.J185];&quot;&quot;;&quot;○&quot;)))">
            <text:p/>
          </table:table-cell>
          <table:table-cell office:value-type="string" calcext:value-type="string">
            <text:p>-</text:p>
          </table:table-cell>
          <table:table-cell table:number-columns-repeated="1014"/>
        </table:table-row>
        <table:table-row table:style-name="ro14">
          <table:table-cell office:value-type="string" calcext:value-type="string">
            <text:p>Startup-9</text:p>
          </table:table-cell>
          <table:table-cell office:value-type="float" office:value="2" calcext:value-type="float">
            <text:p>2</text:p>
          </table:table-cell>
          <table:covered-table-cell table:number-columns-repeated="3"/>
          <table:table-cell office:value-type="string" calcext:value-type="string">
            <text:p>表示しない</text:p>
          </table:table-cell>
          <table:table-cell office:value-type="string" calcext:value-type="string">
            <text:p>MCDで設定を反映する</text:p>
          </table:table-cell>
          <table:table-cell table:style-name="ce1" office:value-type="string" calcext:value-type="string">
            <text:p>lockPref("browser.requestE10sFeedback", false);</text:p>
            <text:p>lockPref("app.feedback.baseURL", "");</text:p>
          </table:table-cell>
          <table:table-cell table:formula="of:=IF([.H186]=&quot;&quot;;&quot;?&quot;;IF([.J186]=&quot;&quot;;&quot;新規&quot;;IF([.H186]=[.J186];&quot;&quot;;&quot;○&quot;)))">
            <text:p/>
          </table:table-cell>
          <table:table-cell office:value-type="string" calcext:value-type="string">
            <text:p>lockPref("browser.requestE10sFeedback", false);</text:p>
            <text:p>lockPref("app.feedback.baseURL", "");</text:p>
          </table:table-cell>
          <table:table-cell table:number-columns-repeated="1014"/>
        </table:table-row>
        <table:table-row table:style-name="ro8">
          <table:table-cell office:value-type="string" calcext:value-type="string">
            <text:p>Websearch-1</text:p>
          </table:table-cell>
          <table:table-cell office:value-type="float" office:value="1" calcext:value-type="float">
            <text:p>1</text:p>
          </table:table-cell>
          <table:table-cell office:value-type="string" calcext:value-type="string" table:number-columns-spanned="1" table:number-rows-spanned="2">
            <text:p>Web検索バーの挙動</text:p>
          </table:table-cell>
          <table:table-cell office:value-type="string" calcext:value-type="string" table:number-columns-spanned="1" table:number-rows-spanned="2">
            <text:p>検索エンジンの追加・削除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87]=&quot;&quot;;&quot;?&quot;;IF([.J187]=&quot;&quot;;&quot;新規&quot;;IF([.H187]=[.J187];&quot;&quot;;&quot;○&quot;)))">
            <text:p/>
          </table:table-cell>
          <table:table-cell office:value-type="string" calcext:value-type="string">
            <text:p>-</text:p>
          </table:table-cell>
          <table:table-cell table:number-columns-repeated="1014"/>
        </table:table-row>
        <table:table-row table:style-name="ro58">
          <table:table-cell office:value-type="string" calcext:value-type="string">
            <text:p>Websearch-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アドオン「globalChrome.css」を導入する</text:p>
            <text:p>2. globalChrome.cssで設定を反映する</text:p>
          </table:table-cell>
          <table:table-cell table:style-name="ce11" office:value-type="string" calcext:value-type="string">
            <text:p><text:span text:style-name="T1">@-moz-document</text:span></text:p>
            <text:p><text:span text:style-name="T1">  url-prefix("chrome://browser/content/preferences/in-content/preferences.xul"),</text:span></text:p>
            <text:p><text:span text:style-name="T1">  url-prefix("about:preferences") {</text:span></text:p>
            <text:p><text:span text:style-name="T1">  #addEngines,</text:span></text:p>
            <text:p><text:span text:style-name="T1">  #removeEngineButton,</text:span></text:p>
            <text:p><text:span text:style-name="T1">  #restoreDefaultSearchEngines {</text:span></text:p>
            <text:p><text:span text:style-name="T1">    display: none !important;</text:span></text:p>
            <text:p><text:span text:style-name="T1">    -moz-user-focus: ignore !important;</text:span></text:p>
            <text:p><text:span text:style-name="T1">  }</text:span></text:p>
            <text:p><text:span text:style-name="T1">}</text:span></text:p>
            <text:p><text:span text:style-name="T1">@-moz-document url-prefix("chrome://browser/content/search/engineManager.xul") {</text:span></text:p>
            <text:p><text:span text:style-name="T1">  #addEngines {</text:span></text:p>
            <text:p><text:span text:style-name="T1">    display: none !important;</text:span></text:p>
            <text:p><text:span text:style-name="T1">    -moz-user-focus: ignore !important;</text:span></text:p>
            <text:p><text:span text:style-name="T1">  }</text:span></text:p>
            <text:p><text:span text:style-name="T1">}</text:span></text:p>
            <text:p><text:span text:style-name="T1">@-moz-document url-prefix("chrome://browser/content/browser.xul") {</text:span></text:p>
            <text:p><text:span text:style-name="T1">  #PopupSearchAutoComplete [anonid="add-engines"] {</text:span></text:p>
            <text:p><text:span text:style-name="T1">    visibility: collapse !important;</text:span></text:p>
            <text:p><text:span text:style-name="T1">    -moz-user-focus: ignore !important;</text:span></text:p>
            <text:p><text:span text:style-name="T1">  }</text:span></text:p>
            <text:p><text:span text:style-name="T1">  .searchbar-search-button[addengines="true"] {</text:span></text:p>
            <text:p><text:span text:style-name="T1">    list-style-image: url("chrome://browser/skin/search-indicator.png") !important;</text:span></text:p>
            <text:p><text:span text:style-name="T1">  }</text:span></text:p>
            <text:p><text:span text:style-name="T1">  @media (min-resolution: 1.1dppx) {</text:span></text:p>
            <text:p><text:span text:style-name="T1">    .searchbar-search-button[addengines="true"] {</text:span></text:p>
            <text:p><text:span text:style-name="T1">      list-style-image: url("chrome://browser/skin/search-indicator-badge-add@2x.png") !important;</text:span></text:p>
            <text:p><text:span text:style-name="T1">    }</text:span></text:p>
            <text:p><text:span text:style-name="T1">  }</text:span></text:p>
            <text:p><text:span text:style-name="T1">}</text:span></text:p>
          </table:table-cell>
          <table:table-cell table:formula="of:=IF([.H188]=&quot;&quot;;&quot;?&quot;;IF([.J188]=&quot;&quot;;&quot;新規&quot;;IF([.H188]=[.J188];&quot;&quot;;&quot;○&quot;)))" office:value-type="string" office:string-value="○" calcext:value-type="string">
            <text:p>○</text:p>
          </table:table-cell>
          <table:table-cell office:value-type="string" calcext:value-type="string">
            <text:p>@-moz-document</text:p>
            <text:p>  url-prefix("chrome://browser/content/preferences/in-content/preferences.xul"),</text:p>
            <text:p>  url-prefix("about:preferences") {</text:p>
            <text:p>  #addEngines {</text:p>
            <text:p>    display: none !important;</text:p>
            <text:p>    -moz-user-focus: ignore !important;</text:p>
            <text:p>  }</text:p>
            <text:p>}</text:p>
            <text:p>@-moz-document url-prefix("chrome://browser/content/search/engineManager.xul") {</text:p>
            <text:p>  #addEngines {</text:p>
            <text:p>    display: none !important;</text:p>
            <text:p>    -moz-user-focus: ignore !important;</text:p>
            <text:p>  }</text:p>
            <text:p>}</text:p>
          </table:table-cell>
          <table:table-cell office:value-type="string" calcext:value-type="string">
            <text:p>変更無し</text:p>
          </table:table-cell>
          <table:table-cell office:value-type="string" calcext:value-type="string">
            <text:p>@-moz-document url-prefix("chrome://browser/content/search/engineManager.xul") {</text:p>
            <text:p>  #addEngines {</text:p>
            <text:p>    display: none !important;</text:p>
            <text:p>    -moz-user-focus: ignore !important;</text:p>
            <text:p>  }</text:p>
            <text:p>}</text:p>
          </table:table-cell>
          <table:table-cell table:number-columns-repeated="1012"/>
        </table:table-row>
        <table:table-row table:style-name="ro8">
          <table:table-cell office:value-type="string" calcext:value-type="string">
            <text:p>Websearch-2</text:p>
          </table:table-cell>
          <table:table-cell office:value-type="float" office:value="1" calcext:value-type="float">
            <text:p>1</text:p>
          </table:table-cell>
          <table:table-cell office:value-type="string" calcext:value-type="string" table:number-columns-spanned="1" table:number-rows-spanned="2">
            <text:p>Web検索バーの挙動</text:p>
          </table:table-cell>
          <table:table-cell office:value-type="string" calcext:value-type="string" table:number-columns-spanned="1" table:number-rows-spanned="2">
            <text:p>初期状態で利用する検索エンジン</text:p>
          </table:table-cell>
          <table:table-cell office:value-type="string" calcext:value-type="string" table:number-columns-spanned="1" table:number-rows-spanned="2">
            <text:p>-</text:p>
          </table:table-cell>
          <table:table-cell office:value-type="string" calcext:value-type="string">
            <text:p>すべて使用する（既定）</text:p>
          </table:table-cell>
          <table:table-cell office:value-type="string" calcext:value-type="string">
            <text:p>-</text:p>
          </table:table-cell>
          <table:table-cell table:style-name="ce2" office:value-type="string" calcext:value-type="string">
            <text:p>-</text:p>
          </table:table-cell>
          <table:table-cell table:formula="of:=IF([.H189]=&quot;&quot;;&quot;?&quot;;IF([.J189]=&quot;&quot;;&quot;新規&quot;;IF([.H189]=[.J189];&quot;&quot;;&quot;○&quot;)))">
            <text:p/>
          </table:table-cell>
          <table:table-cell office:value-type="string" calcext:value-type="string">
            <text:p>-</text:p>
          </table:table-cell>
          <table:table-cell table:number-columns-repeated="1014"/>
        </table:table-row>
        <table:table-row table:style-name="ro31">
          <table:table-cell office:value-type="string" calcext:value-type="string">
            <text:p>Websearch-2</text:p>
          </table:table-cell>
          <table:table-cell office:value-type="float" office:value="2" calcext:value-type="float">
            <text:p>2</text:p>
          </table:table-cell>
          <table:covered-table-cell table:number-columns-repeated="3"/>
          <table:table-cell office:value-type="string" calcext:value-type="string">
            <text:p>限定する</text:p>
          </table:table-cell>
          <table:table-cell table:style-name="ce8" office:value-type="string" calcext:value-type="string">
            <text:p><text:span text:style-name="T1">1. アドオン「Disable Search Engines」を導入する</text:span></text:p>
            <text:p><text:span text:style-name="T1">2. MCDで設定を反映する</text:span></text:p>
            <text:p><text:span text:style-name="T1">（Firefox 38以前では、fainstall.iniを編集する）</text:span></text:p>
          </table:table-cell>
          <table:table-cell table:style-name="ce11" office:value-type="string" calcext:value-type="string">
            <text:p><text:span text:style-name="T1">lockPref("extensions.disablesearchengines@clear-code.com.disabled", "（無効化するエンジンの名前のカンマ区切りのリスト）");</text:span></text:p>
            <text:p><text:span text:style-name="T1">または</text:span></text:p>
            <text:p><text:span text:style-name="T1">lockPref("extensions.disablesearchengines@clear-code.com.enabled", "（有効化するエンジンの名前のカンマ区切りのリスト）");</text:span></text:p>
          </table:table-cell>
          <table:table-cell table:formula="of:=IF([.H190]=&quot;&quot;;&quot;?&quot;;IF([.J190]=&quot;&quot;;&quot;新規&quot;;IF([.H190]=[.J190];&quot;&quot;;&quot;○&quot;)))" office:value-type="string" office:string-value="○" calcext:value-type="string">
            <text:p>○</text:p>
          </table:table-cell>
          <table:table-cell office:value-type="string" calcext:value-type="string">
            <text:p>[fainstall]</text:p>
            <text:p>FxEnabledSearchPlugins=（ファイル名のスペース区切りのリスト）</text:p>
          </table:table-cell>
          <table:table-cell office:value-type="string" calcext:value-type="string">
            <text:p>変更無し</text:p>
          </table:table-cell>
          <table:table-cell office:value-type="string" calcext:value-type="string">
            <text:p>[fainstall]</text:p>
            <text:p>FxEnabledSearchPlugins=（ファイル名のスペース区切りのリスト）</text:p>
          </table:table-cell>
          <table:table-cell table:number-columns-repeated="1012"/>
        </table:table-row>
        <table:table-row table:style-name="ro4">
          <table:table-cell office:value-type="string" calcext:value-type="string">
            <text:p>Location-1</text:p>
          </table:table-cell>
          <table:table-cell office:value-type="float" office:value="1" calcext:value-type="float">
            <text:p>1</text:p>
          </table:table-cell>
          <table:table-cell office:value-type="string" calcext:value-type="string" table:number-columns-spanned="1" table:number-rows-spanned="2">
            <text:p>ロケーションバーの挙動</text:p>
          </table:table-cell>
          <table:table-cell office:value-type="string" calcext:value-type="string" table:number-columns-spanned="1" table:number-rows-spanned="2">
            <text:p>ロケーションバーにおけるURLの「http://」の省略表示の可否</text:p>
          </table:table-cell>
          <table:table-cell office:value-type="string" calcext:value-type="string" table:number-columns-spanned="1" table:number-rows-spanned="2">
            <text:p>-</text:p>
          </table:table-cell>
          <table:table-cell office:value-type="string" calcext:value-type="string">
            <text:p>省略する（既定）</text:p>
          </table:table-cell>
          <table:table-cell office:value-type="string" calcext:value-type="string">
            <text:p>MCDで設定を反映する</text:p>
          </table:table-cell>
          <table:table-cell table:style-name="ce2" office:value-type="string" calcext:value-type="string">
            <text:p>lockPref("browser.urlbar.trimURLs", true);</text:p>
          </table:table-cell>
          <table:table-cell table:formula="of:=IF([.H191]=&quot;&quot;;&quot;?&quot;;IF([.J191]=&quot;&quot;;&quot;新規&quot;;IF([.H191]=[.J191];&quot;&quot;;&quot;○&quot;)))">
            <text:p/>
          </table:table-cell>
          <table:table-cell office:value-type="string" calcext:value-type="string">
            <text:p>lockPref("browser.urlbar.trimURLs", true);</text:p>
          </table:table-cell>
          <table:table-cell office:value-type="string" calcext:value-type="string">
            <text:p>変更無し</text:p>
          </table:table-cell>
          <table:table-cell office:value-type="string" calcext:value-type="string">
            <text:p>lockPref("browser.urlbar.trimURLs", true);</text:p>
          </table:table-cell>
          <table:table-cell table:number-columns-repeated="1012"/>
        </table:table-row>
        <table:table-row table:style-name="ro4">
          <table:table-cell office:value-type="string" calcext:value-type="string">
            <text:p>Location-1</text:p>
          </table:table-cell>
          <table:table-cell office:value-type="float" office:value="2" calcext:value-type="float">
            <text:p>2</text:p>
          </table:table-cell>
          <table:covered-table-cell table:number-columns-repeated="3"/>
          <table:table-cell office:value-type="string" calcext:value-type="string">
            <text:p>省略しない</text:p>
          </table:table-cell>
          <table:table-cell office:value-type="string" calcext:value-type="string">
            <text:p>MCDで設定を反映する</text:p>
          </table:table-cell>
          <table:table-cell table:style-name="ce2" office:value-type="string" calcext:value-type="string">
            <text:p>lockPref("browser.urlbar.trimURLs", false);</text:p>
          </table:table-cell>
          <table:table-cell table:formula="of:=IF([.H192]=&quot;&quot;;&quot;?&quot;;IF([.J192]=&quot;&quot;;&quot;新規&quot;;IF([.H192]=[.J192];&quot;&quot;;&quot;○&quot;)))">
            <text:p/>
          </table:table-cell>
          <table:table-cell office:value-type="string" calcext:value-type="string">
            <text:p>lockPref("browser.urlbar.trimURLs", false);</text:p>
          </table:table-cell>
          <table:table-cell office:value-type="string" calcext:value-type="string">
            <text:p>変更無し</text:p>
          </table:table-cell>
          <table:table-cell office:value-type="string" calcext:value-type="string">
            <text:p>lockPref("browser.urlbar.trimURLs", false);</text:p>
          </table:table-cell>
          <table:table-cell table:number-columns-repeated="1012"/>
        </table:table-row>
        <table:table-row table:style-name="ro59">
          <table:table-cell office:value-type="string" calcext:value-type="string">
            <text:p>Download-1</text:p>
          </table:table-cell>
          <table:table-cell office:value-type="float" office:value="1" calcext:value-type="float">
            <text:p>1</text:p>
          </table:table-cell>
          <table:table-cell office:value-type="string" calcext:value-type="string" table:number-columns-spanned="1" table:number-rows-spanned="2">
            <text:p>ファイルのダウンロード</text:p>
          </table:table-cell>
          <table:table-cell office:value-type="string" calcext:value-type="string" table:number-columns-spanned="1" table:number-rows-spanned="2">
            <text:p>ダウンロードマネージャの利用の可否</text:p>
          </table:table-cell>
          <table:table-cell office:value-type="string" calcext:value-type="string" table:number-columns-spanned="1" table:number-rows-spanned="2">
            <text:p>-</text:p>
          </table:table-cell>
          <table:table-cell office:value-type="string" calcext:value-type="string">
            <text:p>利用する（既定）</text:p>
          </table:table-cell>
          <table:table-cell office:value-type="string" calcext:value-type="string">
            <text:p>-</text:p>
          </table:table-cell>
          <table:table-cell table:style-name="ce2" office:value-type="string" calcext:value-type="string">
            <text:p>-</text:p>
          </table:table-cell>
          <table:table-cell table:formula="of:=IF([.H193]=&quot;&quot;;&quot;?&quot;;IF([.J193]=&quot;&quot;;&quot;新規&quot;;IF([.H193]=[.J193];&quot;&quot;;&quot;○&quot;)))">
            <text:p/>
          </table:table-cell>
          <table:table-cell office:value-type="string" calcext:value-type="string">
            <text:p>-</text:p>
          </table:table-cell>
          <table:table-cell office:value-type="string" calcext:value-type="string">
            <text:p>存在しない</text:p>
          </table:table-cell>
          <table:table-cell office:value-type="string" calcext:value-type="string">
            <text:p>lockPref("browser.download.manager.showWhenStarting", true);</text:p>
            <text:p>lockPref("browser.download.manager.useWindow", true);</text:p>
            <text:p>lockPref("browser.download.manager.closeWhenDone", false);</text:p>
            <text:p>lockPref("browser.download.useDownloadDir", true);</text:p>
          </table:table-cell>
          <table:table-cell table:number-columns-repeated="1012"/>
        </table:table-row>
        <table:table-row table:style-name="ro60">
          <table:table-cell office:value-type="string" calcext:value-type="string">
            <text:p>Download-1</text:p>
          </table:table-cell>
          <table:table-cell office:value-type="float" office:value="2" calcext:value-type="float">
            <text:p>2</text:p>
          </table:table-cell>
          <table:covered-table-cell table:number-columns-repeated="3"/>
          <table:table-cell office:value-type="string" calcext:value-type="string">
            <text:p>利用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2">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formula="of:=IF([.H194]=&quot;&quot;;&quot;?&quot;;IF([.J194]=&quot;&quot;;&quot;新規&quot;;IF([.H194]=[.J194];&quot;&quot;;&quot;○&quot;)))" office:value-type="string" office:string-value="○" calcext:value-type="string">
            <text:p>○</text:p>
          </table:table-cell>
          <table:table-cell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  #downloads-notification-anchor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office:value-type="string" calcext:value-type="string">
            <text:p>ダウンロードマネージャは完全に廃止された。代わりに実装された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office:value-type="string" calcext:value-type="string">
            <text:p>MCD:</text:p>
            <text:p>lockPref("browser.download.manager.showWhenStarting", false);</text:p>
            <text:p>lockPref("browser.download.manager.useWindow", false);</text:p>
            <text:p>lockPref("browser.download.manager.openDelay", -1);</text:p>
            <text:p>lockPref("browser.download.manager.closeWhenDone", true);</text:p>
            <text:p>lockPref("browser.download.useDownloadDir", false);</text:p>
            <text:p/>
            <text:p>globalChrome.css:</text:p>
            <text:p>@-moz-document url-prefix("chrome://browser/content/preferences/preferences.xul") {</text:p>
            <text:p>  #downloadsGroup {</text:p>
            <text:p>    visibility: collapse !important;</text:p>
            <text:p>    -moz-user-focus: ignore !important;</text:p>
            <text:p>  }</text:p>
            <text:p>}</text:p>
          </table:table-cell>
          <table:table-cell table:number-columns-repeated="1012"/>
        </table:table-row>
        <table:table-row table:style-name="ro61">
          <table:table-cell office:value-type="string" calcext:value-type="string">
            <text:p>Download-2</text:p>
          </table:table-cell>
          <table:table-cell office:value-type="float" office:value="1" calcext:value-type="float">
            <text:p>1</text:p>
          </table:table-cell>
          <table:table-cell office:value-type="string" calcext:value-type="string" table:number-columns-spanned="1" table:number-rows-spanned="3">
            <text:p>ファイルのダウンロード</text:p>
          </table:table-cell>
          <table:table-cell office:value-type="string" calcext:value-type="string" table:number-columns-spanned="1" table:number-rows-spanned="3">
            <text:p>ファイルの既定のダウンロード先</text:p>
          </table:table-cell>
          <table:table-cell office:value-type="string" calcext:value-type="string" table:number-columns-spanned="1" table:number-rows-spanned="3">
            <text:p>-</text:p>
          </table:table-cell>
          <table:table-cell office:value-type="string" calcext:value-type="string">
            <text:p>指定する：任意</text:p>
          </table:table-cell>
          <table:table-cell office:value-type="string" calcext:value-type="string">
            <text:p>MCDで設定を反映する</text:p>
          </table:table-cell>
          <table:table-cell table:style-name="ce2" office:value-type="string" calcext:value-type="string">
            <text:p>defaultPref("browser.open.lastDir", "（ディレクトリのパス）");</text:p>
            <text:p>defaultPref("browser.download.lastDir", "（ディレクトリのパス）");</text:p>
          </table:table-cell>
          <table:table-cell table:formula="of:=IF([.H195]=&quot;&quot;;&quot;?&quot;;IF([.J195]=&quot;&quot;;&quot;新規&quot;;IF([.H195]=[.J195];&quot;&quot;;&quot;○&quot;)))">
            <text:p/>
          </table:table-cell>
          <table:table-cell office:value-type="string" calcext:value-type="string">
            <text:p>defaultPref("browser.open.lastDir", "（ディレクトリのパス）");</text:p>
            <text:p>defaultPref("browser.download.lastDir", "（ディレクトリのパス）");</text:p>
          </table:table-cell>
          <table:table-cell office:value-type="string" calcext:value-type="string">
            <text:p>変更無し</text:p>
          </table:table-cell>
          <table:table-cell office:value-type="string" calcext:value-type="string">
            <text:p>defaultPref("browser.open.lastDir", "（ディレクトリのパス）");</text:p>
            <text:p>defaultPref("browser.download.lastDir", "（ディレクトリのパス）");</text:p>
          </table:table-cell>
          <table:table-cell table:number-columns-repeated="1012"/>
        </table:table-row>
        <table:table-row table:style-name="ro11">
          <table:table-cell office:value-type="string" calcext:value-type="string">
            <text:p>Download-2</text:p>
          </table:table-cell>
          <table:table-cell office:value-type="float" office:value="2" calcext:value-type="float">
            <text:p>2</text:p>
          </table:table-cell>
          <table:covered-table-cell table:number-columns-repeated="3"/>
          <table:table-cell office:value-type="string" calcext:value-type="string">
            <text:p>指定する：デスクトップ</text:p>
          </table:table-cell>
          <table:table-cell office:value-type="string" calcext:value-type="string">
            <text:p>MCDで設定を反映する</text:p>
          </table:table-cell>
          <table:table-cell table:style-name="ce2" office:value-type="string" calcext:value-type="string">
            <text:p>pref("browser.open.lastDir", "");</text:p>
            <text:p>pref("browser.download.lastDir", "");</text:p>
            <text:p>pref("browser.download.folderList", 0);</text:p>
          </table:table-cell>
          <table:table-cell table:formula="of:=IF([.H196]=&quot;&quot;;&quot;?&quot;;IF([.J196]=&quot;&quot;;&quot;新規&quot;;IF([.H196]=[.J196];&quot;&quot;;&quot;○&quot;)))">
            <text:p/>
          </table:table-cell>
          <table:table-cell office:value-type="string" calcext:value-type="string">
            <text:p>pref("browser.open.lastDir", "");</text:p>
            <text:p>pref("browser.download.lastDir", "");</text:p>
            <text:p>pref("browser.download.folderList", 0);</text:p>
          </table:table-cell>
          <table:table-cell table:number-columns-repeated="1014"/>
        </table:table-row>
        <table:table-row table:style-name="ro8">
          <table:table-cell office:value-type="string" calcext:value-type="string">
            <text:p>Download-2</text:p>
          </table:table-cell>
          <table:table-cell office:value-type="float" office:value="3" calcext:value-type="float">
            <text:p>3</text:p>
          </table:table-cell>
          <table:covered-table-cell table:number-columns-repeated="3"/>
          <table:table-cell office:value-type="string" calcext:value-type="string">
            <text:p>指定しない（既定）</text:p>
          </table:table-cell>
          <table:table-cell office:value-type="string" calcext:value-type="string">
            <text:p>-</text:p>
          </table:table-cell>
          <table:table-cell table:style-name="ce2" office:value-type="string" calcext:value-type="string">
            <text:p>-</text:p>
          </table:table-cell>
          <table:table-cell table:formula="of:=IF([.H197]=&quot;&quot;;&quot;?&quot;;IF([.J197]=&quot;&quot;;&quot;新規&quot;;IF([.H197]=[.J197];&quot;&quot;;&quot;○&quot;)))">
            <text:p/>
          </table:table-cell>
          <table:table-cell office:value-type="string" calcext:value-type="string">
            <text:p>-</text:p>
          </table:table-cell>
          <table:table-cell table:number-columns-repeated="1014"/>
        </table:table-row>
        <table:table-row table:style-name="ro11">
          <table:table-cell office:value-type="string" calcext:value-type="string">
            <text:p>Download-3</text:p>
          </table:table-cell>
          <table:table-cell office:value-type="float" office:value="1" calcext:value-type="float">
            <text:p>1</text:p>
          </table:table-cell>
          <table:table-cell office:value-type="string" calcext:value-type="string" table:number-columns-spanned="1" table:number-rows-spanned="2">
            <text:p>ファイルのダウンロード</text:p>
          </table:table-cell>
          <table:table-cell office:value-type="string" calcext:value-type="string" table:number-columns-spanned="1" table:number-rows-spanned="2">
            <text:p>ファイルのダウンロード先ディレクトリの制御</text:p>
          </table:table-cell>
          <table:table-cell office:value-type="string" calcext:value-type="string" table:number-columns-spanned="1" table:number-rows-spanned="2">
            <text:p>-</text:p>
          </table:table-cell>
          <table:table-cell office:value-type="string" calcext:value-type="string">
            <text:p>全体で共通のディレクトリにダウンロードする</text:p>
          </table:table-cell>
          <table:table-cell office:value-type="string" calcext:value-type="string">
            <text:p>MCDで設定を反映する</text:p>
          </table:table-cell>
          <table:table-cell table:style-name="ce2" office:value-type="string" calcext:value-type="string">
            <text:p>lockPref("browser.download.lastDir.savePerSite", false);</text:p>
          </table:table-cell>
          <table:table-cell table:formula="of:=IF([.H198]=&quot;&quot;;&quot;?&quot;;IF([.J198]=&quot;&quot;;&quot;新規&quot;;IF([.H198]=[.J198];&quot;&quot;;&quot;○&quot;)))">
            <text:p/>
          </table:table-cell>
          <table:table-cell office:value-type="string" calcext:value-type="string">
            <text:p>lockPref("browser.download.lastDir.savePerSite", false);</text:p>
          </table:table-cell>
          <table:table-cell office:value-type="string" calcext:value-type="string">
            <text:p>変更無し</text:p>
          </table:table-cell>
          <table:table-cell office:value-type="string" calcext:value-type="string">
            <text:p>lockPref("browser.download.lastDir.savePerSite", false);</text:p>
          </table:table-cell>
          <table:table-cell table:number-columns-repeated="1012"/>
        </table:table-row>
        <table:table-row table:style-name="ro11">
          <table:table-cell office:value-type="string" calcext:value-type="string">
            <text:p>Download-3</text:p>
          </table:table-cell>
          <table:table-cell office:value-type="float" office:value="2" calcext:value-type="float">
            <text:p>2</text:p>
          </table:table-cell>
          <table:covered-table-cell table:number-columns-repeated="3"/>
          <table:table-cell office:value-type="string" calcext:value-type="string">
            <text:p>サイトごとにダウンロード先ディレクトリを保持する（既定）</text:p>
          </table:table-cell>
          <table:table-cell office:value-type="string" calcext:value-type="string">
            <text:p>MCDで設定を反映する</text:p>
          </table:table-cell>
          <table:table-cell table:style-name="ce2" office:value-type="string" calcext:value-type="string">
            <text:p>lockPref("browser.download.lastDir.savePerSite", true);</text:p>
          </table:table-cell>
          <table:table-cell table:formula="of:=IF([.H199]=&quot;&quot;;&quot;?&quot;;IF([.J199]=&quot;&quot;;&quot;新規&quot;;IF([.H199]=[.J199];&quot;&quot;;&quot;○&quot;)))">
            <text:p/>
          </table:table-cell>
          <table:table-cell office:value-type="string" calcext:value-type="string">
            <text:p>lockPref("browser.download.lastDir.savePerSite", true);</text:p>
          </table:table-cell>
          <table:table-cell office:value-type="string" calcext:value-type="string">
            <text:p>変更無し</text:p>
          </table:table-cell>
          <table:table-cell office:value-type="string" calcext:value-type="string">
            <text:p>lockPref("browser.download.lastDir.savePerSite", true);</text:p>
          </table:table-cell>
          <table:table-cell table:number-columns-repeated="1012"/>
        </table:table-row>
        <table:table-row table:style-name="ro62">
          <table:table-cell office:value-type="string" calcext:value-type="string">
            <text:p>Tab-1</text:p>
          </table:table-cell>
          <table:table-cell office:value-type="float" office:value="1" calcext:value-type="float">
            <text:p>1</text:p>
          </table:table-cell>
          <table:table-cell office:value-type="string" calcext:value-type="string" table:number-columns-spanned="1" table:number-rows-spanned="3">
            <text:p>タブ</text:p>
          </table:table-cell>
          <table:table-cell office:value-type="string" calcext:value-type="string" table:number-columns-spanned="1" table:number-rows-spanned="3">
            <text:p>複数のタブを閉じる際の警告の可否</text:p>
          </table:table-cell>
          <table:table-cell office:value-type="string" calcext:value-type="string" table:number-columns-spanned="1" table:number-rows-spanned="3">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tabs.warnOnClose", true);</text:p>
          </table:table-cell>
          <table:table-cell table:formula="of:=IF([.H200]=&quot;&quot;;&quot;?&quot;;IF([.J200]=&quot;&quot;;&quot;新規&quot;;IF([.H200]=[.J200];&quot;&quot;;&quot;○&quot;)))">
            <text:p/>
          </table:table-cell>
          <table:table-cell table:number-columns-repeated="2" office:value-type="string" calcext:value-type="string">
            <text:p>lockPref("browser.tabs.warnOnClose", true);</text:p>
          </table:table-cell>
          <table:table-cell office:value-type="string" calcext:value-type="string">
            <text:p>defaultPref("browser.tabs.warnOnClose", true);</text:p>
          </table:table-cell>
          <table:table-cell table:number-columns-repeated="1012"/>
        </table:table-row>
        <table:table-row table:style-name="ro63">
          <table:table-cell office:value-type="string" calcext:value-type="string">
            <text:p>Tab-1</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browser.tabs.warnOnClose", false);</text:p>
          </table:table-cell>
          <table:table-cell table:formula="of:=IF([.H201]=&quot;&quot;;&quot;?&quot;;IF([.J201]=&quot;&quot;;&quot;新規&quot;;IF([.H201]=[.J201];&quot;&quot;;&quot;○&quot;)))">
            <text:p/>
          </table:table-cell>
          <table:table-cell table:number-columns-repeated="2" office:value-type="string" calcext:value-type="string">
            <text:p>lockPref("browser.tabs.warnOnClose", false);</text:p>
          </table:table-cell>
          <table:table-cell office:value-type="string" calcext:value-type="string">
            <text:p>defaultPref("browser.tabs.warnOnClose", false);</text:p>
          </table:table-cell>
          <table:table-cell table:number-columns-repeated="1012"/>
        </table:table-row>
        <table:table-row table:style-name="ro17">
          <table:table-cell office:value-type="string" calcext:value-type="string">
            <text:p>Tab-1</text:p>
          </table:table-cell>
          <table:table-cell office:value-type="float" office:value="3" calcext:value-type="float">
            <text:p>3</text:p>
          </table:table-cell>
          <table:covered-table-cell table:number-columns-repeated="3"/>
          <table:table-cell office:value-type="string" calcext:value-type="string">
            <text:p>警告しないが、任意で警告を表示する状態に戻せる</text:p>
          </table:table-cell>
          <table:table-cell office:value-type="string" calcext:value-type="string">
            <text:p>MCDで設定を反映する</text:p>
          </table:table-cell>
          <table:table-cell table:style-name="ce2" office:value-type="string" calcext:value-type="string">
            <text:p>if (!getPref("browser.tabs.warnOnClose.initialized")) {</text:p>
            <text:p>  pref("browser.tabs.warnOnClose", false);</text:p>
            <text:p>  pref("browser.tabs.warnOnClose.initialized", true);</text:p>
            <text:p>}</text:p>
          </table:table-cell>
          <table:table-cell table:number-columns-repeated="1016"/>
        </table:table-row>
        <table:table-row table:style-name="ro63">
          <table:table-cell office:value-type="string" calcext:value-type="string">
            <text:p>Tab-2</text:p>
          </table:table-cell>
          <table:table-cell office:value-type="float" office:value="1" calcext:value-type="float">
            <text:p>1</text:p>
          </table:table-cell>
          <table:table-cell office:value-type="string" calcext:value-type="string" table:number-columns-spanned="1" table:number-rows-spanned="3">
            <text:p>タブ</text:p>
          </table:table-cell>
          <table:table-cell office:value-type="string" calcext:value-type="string" table:number-columns-spanned="1" table:number-rows-spanned="3">
            <text:p>「他のタブをすべて閉じる」の警告の可否</text:p>
          </table:table-cell>
          <table:table-cell office:value-type="string" calcext:value-type="string" table:number-columns-spanned="1" table:number-rows-spanned="3">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tabs.warnOnCloseOtherTabs", true);</text:p>
          </table:table-cell>
          <table:table-cell table:formula="of:=IF([.H203]=&quot;&quot;;&quot;?&quot;;IF([.J203]=&quot;&quot;;&quot;新規&quot;;IF([.H203]=[.J203];&quot;&quot;;&quot;○&quot;)))">
            <text:p/>
          </table:table-cell>
          <table:table-cell table:number-columns-repeated="2" office:value-type="string" calcext:value-type="string">
            <text:p>lockPref("browser.tabs.warnOnCloseOtherTabs", true);</text:p>
          </table:table-cell>
          <table:table-cell office:value-type="string" calcext:value-type="string">
            <text:p>-</text:p>
          </table:table-cell>
          <table:table-cell table:number-columns-repeated="1012"/>
        </table:table-row>
        <table:table-row table:style-name="ro64">
          <table:table-cell office:value-type="string" calcext:value-type="string">
            <text:p>Tab-2</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browser.tabs.warnOnCloseOtherTabs", false);</text:p>
          </table:table-cell>
          <table:table-cell table:formula="of:=IF([.H204]=&quot;&quot;;&quot;?&quot;;IF([.J204]=&quot;&quot;;&quot;新規&quot;;IF([.H204]=[.J204];&quot;&quot;;&quot;○&quot;)))">
            <text:p/>
          </table:table-cell>
          <table:table-cell table:number-columns-repeated="2" office:value-type="string" calcext:value-type="string">
            <text:p>lockPref("browser.tabs.warnOnCloseOtherTabs", false);</text:p>
          </table:table-cell>
          <table:table-cell office:value-type="string" calcext:value-type="string">
            <text:p>-</text:p>
          </table:table-cell>
          <table:table-cell table:number-columns-repeated="1012"/>
        </table:table-row>
        <table:table-row table:style-name="ro17">
          <table:table-cell office:value-type="string" calcext:value-type="string">
            <text:p>Tab-2</text:p>
          </table:table-cell>
          <table:table-cell office:value-type="float" office:value="3" calcext:value-type="float">
            <text:p>3</text:p>
          </table:table-cell>
          <table:covered-table-cell table:number-columns-repeated="3"/>
          <table:table-cell table:style-name="ce8" office:value-type="string" calcext:value-type="string">
            <text:p>警告しないが、任意で警告を表示する状態に戻せる</text:p>
          </table:table-cell>
          <table:table-cell office:value-type="string" calcext:value-type="string">
            <text:p>MCDで設定を反映する</text:p>
          </table:table-cell>
          <table:table-cell table:style-name="ce2" office:value-type="string" calcext:value-type="string">
            <text:p>if (!getPref("browser.tabs.warnOnCloseOtherTabs.initialized")) {</text:p>
            <text:p>  pref("browser.tabs.warnOnCloseOtherTabs", false);</text:p>
            <text:p>  pref("browser.tabs.warnOnCloseOtherTabs.initialized", true);</text:p>
            <text:p>}</text:p>
          </table:table-cell>
          <table:table-cell table:number-columns-repeated="1016"/>
        </table:table-row>
        <table:table-row table:style-name="ro64">
          <table:table-cell office:value-type="string" calcext:value-type="string">
            <text:p>Tab-3</text:p>
          </table:table-cell>
          <table:table-cell office:value-type="float" office:value="1" calcext:value-type="float">
            <text:p>1</text:p>
          </table:table-cell>
          <table:table-cell office:value-type="string" calcext:value-type="string" table:number-columns-spanned="1" table:number-rows-spanned="3">
            <text:p>タブ</text:p>
          </table:table-cell>
          <table:table-cell office:value-type="string" calcext:value-type="string" table:number-columns-spanned="1" table:number-rows-spanned="3">
            <text:p>複数のタブを一度に開く際の警告の可否</text:p>
          </table:table-cell>
          <table:table-cell office:value-type="string" calcext:value-type="string" table:number-columns-spanned="1" table:number-rows-spanned="3">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tabs.warnOnOpen", true);</text:p>
          </table:table-cell>
          <table:table-cell table:formula="of:=IF([.H206]=&quot;&quot;;&quot;?&quot;;IF([.J206]=&quot;&quot;;&quot;新規&quot;;IF([.H206]=[.J206];&quot;&quot;;&quot;○&quot;)))">
            <text:p/>
          </table:table-cell>
          <table:table-cell table:number-columns-repeated="2" office:value-type="string" calcext:value-type="string">
            <text:p>lockPref("browser.tabs.warnOnOpen", true);</text:p>
          </table:table-cell>
          <table:table-cell office:value-type="string" calcext:value-type="string">
            <text:p>defaultPref("browser.tabs.warnOnOpen", true);</text:p>
          </table:table-cell>
          <table:table-cell table:number-columns-repeated="1012"/>
        </table:table-row>
        <table:table-row table:style-name="ro65">
          <table:table-cell office:value-type="string" calcext:value-type="string">
            <text:p>Tab-3</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browser.tabs.warnOnOpen", false);</text:p>
          </table:table-cell>
          <table:table-cell table:formula="of:=IF([.H207]=&quot;&quot;;&quot;?&quot;;IF([.J207]=&quot;&quot;;&quot;新規&quot;;IF([.H207]=[.J207];&quot;&quot;;&quot;○&quot;)))">
            <text:p/>
          </table:table-cell>
          <table:table-cell table:number-columns-repeated="2" office:value-type="string" calcext:value-type="string">
            <text:p>lockPref("browser.tabs.warnOnOpen", false);</text:p>
          </table:table-cell>
          <table:table-cell office:value-type="string" calcext:value-type="string">
            <text:p>defaultPref("browser.tabs.warnOnOpen", false);</text:p>
          </table:table-cell>
          <table:table-cell table:number-columns-repeated="1012"/>
        </table:table-row>
        <table:table-row table:style-name="ro17">
          <table:table-cell office:value-type="string" calcext:value-type="string">
            <text:p>Tab-3</text:p>
          </table:table-cell>
          <table:table-cell office:value-type="float" office:value="3" calcext:value-type="float">
            <text:p>3</text:p>
          </table:table-cell>
          <table:covered-table-cell table:number-columns-repeated="3"/>
          <table:table-cell table:style-name="ce8" office:value-type="string" calcext:value-type="string">
            <text:p>警告しないが、任意で警告を表示する状態に戻せる</text:p>
          </table:table-cell>
          <table:table-cell office:value-type="string" calcext:value-type="string">
            <text:p>MCDで設定を反映する</text:p>
          </table:table-cell>
          <table:table-cell table:style-name="ce2" office:value-type="string" calcext:value-type="string">
            <text:p>if (!getPref("browser.tabs.warnOnOpen.initialized")) {</text:p>
            <text:p>  pref("browser.tabs.warnOnOpen", false);</text:p>
            <text:p>  pref("browser.tabs.warnOnOpen.initialized", true);</text:p>
            <text:p>}</text:p>
          </table:table-cell>
          <table:table-cell table:number-columns-repeated="1016"/>
        </table:table-row>
        <table:table-row table:style-name="ro41">
          <table:table-cell table:style-name="ce3" office:value-type="string" calcext:value-type="string">
            <text:p>Tab-4（廃止）</text:p>
          </table:table-cell>
          <table:table-cell table:style-name="ce3" office:value-type="float" office:value="1" calcext:value-type="float">
            <text:p>1</text:p>
          </table:table-cell>
          <table:table-cell table:style-name="ce3" office:value-type="string" calcext:value-type="string" table:number-columns-spanned="1" table:number-rows-spanned="2">
            <text:p>タブ</text:p>
          </table:table-cell>
          <table:table-cell table:style-name="ce3" office:value-type="string" calcext:value-type="string" table:number-columns-spanned="1" table:number-rows-spanned="2">
            <text:p>タブバーの表示の可否</text:p>
          </table:table-cell>
          <table:table-cell table:style-name="ce3" office:value-type="string" calcext:value-type="string" table:number-columns-spanned="1" table:number-rows-spanned="2">
            <text:p>-</text:p>
          </table:table-cell>
          <table:table-cell table:style-name="ce3" office:value-type="string" calcext:value-type="string">
            <text:p>常に表示する</text:p>
          </table:table-cell>
          <table:table-cell table:style-name="ce3" office:value-type="string" calcext:value-type="string">
            <text:p>-</text:p>
          </table:table-cell>
          <table:table-cell table:style-name="ce12" office:value-type="string" calcext:value-type="string">
            <text:p>-</text:p>
          </table:table-cell>
          <table:table-cell table:style-name="ce3" table:formula="of:=IF([.H209]=&quot;&quot;;&quot;?&quot;;IF([.J209]=&quot;&quot;;&quot;新規&quot;;IF([.H209]=[.J209];&quot;&quot;;&quot;○&quot;)))">
            <text:p/>
          </table:table-cell>
          <table:table-cell table:style-name="ce3" office:value-type="string" calcext:value-type="string">
            <text:p>-</text:p>
          </table:table-cell>
          <table:table-cell office:value-type="string" calcext:value-type="string">
            <text:p>廃止（Firefox 31）</text:p>
            <text:p>true時の挙動がなくなりfalse時の挙動強制となったため実質的には変更無し。</text:p>
          </table:table-cell>
          <table:table-cell office:value-type="string" calcext:value-type="string">
            <text:p>defaultPref("browser.tabs.autoHide", false);</text:p>
          </table:table-cell>
          <table:table-cell table:number-columns-repeated="1012"/>
        </table:table-row>
        <table:table-row table:style-name="ro66">
          <table:table-cell table:style-name="ce3" office:value-type="string" calcext:value-type="string">
            <text:p>Tab-4（廃止）</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タブが1つだけの時は隠す</text:p>
          </table:table-cell>
          <table:table-cell table:style-name="ce3" office:value-type="string" calcext:value-type="string">
            <text:p>-</text:p>
          </table:table-cell>
          <table:table-cell table:style-name="ce12" office:value-type="string" calcext:value-type="string">
            <text:p>Firefox 31時点で機能が廃止されたためカスタマイズ不可能</text:p>
          </table:table-cell>
          <table:table-cell table:style-name="ce3" table:formula="of:=IF([.H210]=&quot;&quot;;&quot;?&quot;;IF([.J210]=&quot;&quot;;&quot;新規&quot;;IF([.H210]=[.J210];&quot;&quot;;&quot;○&quot;)))">
            <text:p/>
          </table:table-cell>
          <table:table-cell table:style-name="ce3" office:value-type="string" calcext:value-type="string">
            <text:p>Firefox 31時点で機能が廃止されたためカスタマイズ不可能</text:p>
          </table:table-cell>
          <table:table-cell office:value-type="string" calcext:value-type="string">
            <text:p>廃止</text:p>
          </table:table-cell>
          <table:table-cell office:value-type="string" calcext:value-type="string">
            <text:p>defaultPref("browser.tabs.autoHide", true);</text:p>
          </table:table-cell>
          <table:table-cell table:number-columns-repeated="1012"/>
        </table:table-row>
        <table:table-row table:style-name="ro14">
          <table:table-cell office:value-type="string" calcext:value-type="string">
            <text:p>Tab-5</text:p>
          </table:table-cell>
          <table:table-cell office:value-type="float" office:value="1" calcext:value-type="float">
            <text:p>1</text:p>
          </table:table-cell>
          <table:table-cell office:value-type="string" calcext:value-type="string" table:number-columns-spanned="1" table:number-rows-spanned="2">
            <text:p>タブ</text:p>
          </table:table-cell>
          <table:table-cell office:value-type="string" calcext:value-type="string" table:number-columns-spanned="1" table:number-rows-spanned="2">
            <text:p>新しいタブの内容</text:p>
          </table:table-cell>
          <table:table-cell office:value-type="string" calcext:value-type="string" table:number-columns-spanned="1" table:number-rows-spanned="2">
            <text:p>-</text:p>
          </table:table-cell>
          <table:table-cell office:value-type="string" calcext:value-type="string">
            <text:p>about:newtab（既定）</text:p>
          </table:table-cell>
          <table:table-cell table:number-columns-repeated="2" office:value-type="string" calcext:value-type="string">
            <text:p>-</text:p>
          </table:table-cell>
          <table:table-cell table:formula="of:=IF([.H211]=&quot;&quot;;&quot;?&quot;;IF([.J211]=&quot;&quot;;&quot;新規&quot;;IF([.H211]=[.J211];&quot;&quot;;&quot;○&quot;)))">
            <text:p/>
          </table:table-cell>
          <table:table-cell office:value-type="string" calcext:value-type="string">
            <text:p>-</text:p>
          </table:table-cell>
          <table:table-cell table:number-columns-repeated="1014"/>
        </table:table-row>
        <table:table-row table:style-name="ro67">
          <table:table-cell office:value-type="string" calcext:value-type="string">
            <text:p>Tab-5</text:p>
          </table:table-cell>
          <table:table-cell office:value-type="float" office:value="2" calcext:value-type="float">
            <text:p>2</text:p>
          </table:table-cell>
          <table:covered-table-cell table:number-columns-repeated="3"/>
          <table:table-cell office:value-type="string" calcext:value-type="string">
            <text:p>何も表示しない</text:p>
          </table:table-cell>
          <table:table-cell office:value-type="string" calcext:value-type="string">
            <text:p>1. アドオン「newtab.url」（ <text:a xlink:href="https://addons.mozilla.org/ja/firefox/addon/newtaburl-1/" xlink:type="simple">https://addons.mozilla.org/ja/firefox/addon/newtaburl-1/</text:a> ）を導入する。</text:p>
            <text:p>2. MCDで設定を反映する</text:p>
          </table:table-cell>
          <table:table-cell table:style-name="ce8"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formula="of:=IF([.H212]=&quot;&quot;;&quot;?&quot;;IF([.J212]=&quot;&quot;;&quot;新規&quot;;IF([.H212]=[.J212];&quot;&quot;;&quot;○&quot;)))" office:value-type="string" office:string-value="○" calcext:value-type="string">
            <text:p>○</text:p>
          </table:table-cell>
          <table:table-cell office:value-type="string" calcext:value-type="string">
            <text:p>lockPref("browser.newtab.url", "about:blank");</text:p>
            <text:p>lockPref("browser.newtabpage.enabled",false);</text:p>
            <text:p>lockPref("browser.newtabpage.enhanced",false);</text:p>
            <text:p>lockPref("browser.newtabpage.directory.ping","");</text:p>
            <text:p>lockPref("browser.newtabpage.directory.source","");</text:p>
          </table:table-cell>
          <table:table-cell table:number-columns-repeated="1014"/>
        </table:table-row>
        <table:table-row table:style-name="ro8">
          <table:table-cell office:value-type="string" calcext:value-type="string">
            <text:p>Tab-6</text:p>
          </table:table-cell>
          <table:table-cell office:value-type="float" office:value="1" calcext:value-type="float">
            <text:p>1</text:p>
          </table:table-cell>
          <table:table-cell office:value-type="string" calcext:value-type="string" table:number-columns-spanned="1" table:number-rows-spanned="2">
            <text:p>タブ</text:p>
          </table:table-cell>
          <table:table-cell office:value-type="string" calcext:value-type="string" table:number-columns-spanned="1" table:number-rows-spanned="2">
            <text:p>新規ウィンドウではなく新規タブで開く</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1" office:value-type="string" calcext:value-type="string">
            <text:p>-</text:p>
          </table:table-cell>
          <table:table-cell table:formula="of:=IF([.H213]=&quot;&quot;;&quot;?&quot;;IF([.J213]=&quot;&quot;;&quot;新規&quot;;IF([.H213]=[.J213];&quot;&quot;;&quot;○&quot;)))">
            <text:p/>
          </table:table-cell>
          <table:table-cell office:value-type="string" calcext:value-type="string">
            <text:p>-</text:p>
          </table:table-cell>
          <table:table-cell table:number-columns-repeated="1014"/>
        </table:table-row>
        <table:table-row table:style-name="ro14">
          <table:table-cell office:value-type="string" calcext:value-type="string">
            <text:p>Tab-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browser.link.open_newwindow", 2);</text:p>
            <text:p>lockPref("browser.link.open_newwindow.restriction", 0);</text:p>
          </table:table-cell>
          <table:table-cell table:formula="of:=IF([.H214]=&quot;&quot;;&quot;?&quot;;IF([.J214]=&quot;&quot;;&quot;新規&quot;;IF([.H214]=[.J214];&quot;&quot;;&quot;○&quot;)))">
            <text:p/>
          </table:table-cell>
          <table:table-cell office:value-type="string" calcext:value-type="string">
            <text:p>lockPref("browser.link.open_newwindow", 2);</text:p>
            <text:p>lockPref("browser.link.open_newwindow.restriction", 0);</text:p>
          </table:table-cell>
          <table:table-cell table:number-columns-repeated="1014"/>
        </table:table-row>
        <table:table-row table:style-name="ro4">
          <table:table-cell office:value-type="string" calcext:value-type="string">
            <text:p>Tab-7</text:p>
          </table:table-cell>
          <table:table-cell office:value-type="float" office:value="1" calcext:value-type="float">
            <text:p>1</text:p>
          </table:table-cell>
          <table:table-cell office:value-type="string" calcext:value-type="string" table:number-columns-spanned="1" table:number-rows-spanned="5">
            <text:p>タブ</text:p>
          </table:table-cell>
          <table:table-cell office:value-type="string" calcext:value-type="string" table:number-columns-spanned="1" table:number-rows-spanned="5">
            <text:p>既定の新しいタブで表示する内容</text:p>
          </table:table-cell>
          <table:table-cell office:value-type="string" calcext:value-type="string" table:number-columns-spanned="1" table:number-rows-spanned="5">
            <text:p>-</text:p>
          </table:table-cell>
          <table:table-cell table:style-name="ce9" office:value-type="string" calcext:value-type="string">
            <text:p>ユーザの設定を優先（既定）</text:p>
          </table:table-cell>
          <table:table-cell office:value-type="string" calcext:value-type="string">
            <text:p>-</text:p>
          </table:table-cell>
          <table:table-cell table:style-name="ce2" office:value-type="string" calcext:value-type="string">
            <text:p>-</text:p>
          </table:table-cell>
          <table:table-cell table:formula="of:=IF([.H215]=&quot;&quot;;&quot;?&quot;;IF([.J215]=&quot;&quot;;&quot;新規&quot;;IF([.H215]=[.J215];&quot;&quot;;&quot;○&quot;)))">
            <text:p/>
          </table:table-cell>
          <table:table-cell office:value-type="string" calcext:value-type="string">
            <text:p>-</text:p>
          </table:table-cell>
          <table:table-cell table:number-columns-repeated="1014"/>
        </table:table-row>
        <table:table-row table:style-name="ro68">
          <table:table-cell office:value-type="string" calcext:value-type="string">
            <text:p>Tab-7</text:p>
          </table:table-cell>
          <table:table-cell office:value-type="float" office:value="2" calcext:value-type="float">
            <text:p>2</text:p>
          </table:table-cell>
          <table:covered-table-cell table:number-columns-repeated="3"/>
          <table:table-cell table:style-name="ce9" office:value-type="string" calcext:value-type="string">
            <text:p>「空白ページを表示」で固定</text:p>
            <text:p>（Firefox 38以前では「白紙」で固定）</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H216]=&quot;&quot;;&quot;?&quot;;IF([.J216]=&quot;&quot;;&quot;新規&quot;;IF([.H216]=[.J216];&quot;&quot;;&quot;○&quot;)))">
            <text:p/>
          </table:table-cell>
          <table:table-cell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number-columns-repeated="1014"/>
        </table:table-row>
        <table:table-row table:style-name="ro68">
          <table:table-cell office:value-type="string" calcext:value-type="string">
            <text:p>Tab-7</text:p>
          </table:table-cell>
          <table:table-cell office:value-type="float" office:value="3" calcext:value-type="float">
            <text:p>3</text:p>
          </table:table-cell>
          <table:covered-table-cell table:number-columns-repeated="3"/>
          <table:table-cell table:style-name="ce9" office:value-type="string" calcext:value-type="string">
            <text:p>「よく見るサイトを表示」で固定</text:p>
            <text:p>（Firefox 38以前では「クラシック」で固定）</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H217]=&quot;&quot;;&quot;?&quot;;IF([.J217]=&quot;&quot;;&quot;新規&quot;;IF([.H217]=[.J217];&quot;&quot;;&quot;○&quot;)))">
            <text:p/>
          </table:table-cell>
          <table:table-cell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number-columns-repeated="1014"/>
        </table:table-row>
        <table:table-row table:style-name="ro68">
          <table:table-cell office:value-type="string" calcext:value-type="string">
            <text:p>Tab-7</text:p>
          </table:table-cell>
          <table:table-cell office:value-type="float" office:value="4" calcext:value-type="float">
            <text:p>4</text:p>
          </table:table-cell>
          <table:covered-table-cell table:number-columns-repeated="3"/>
          <table:table-cell table:style-name="ce9" office:value-type="string" calcext:value-type="string">
            <text:p>「よく見るサイトを表示/おすすめサイトも表示=ON」で固定</text:p>
            <text:p>（Firefox 38以前では「拡張」で固定）</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H218]=&quot;&quot;;&quot;?&quot;;IF([.J218]=&quot;&quot;;&quot;新規&quot;;IF([.H218]=[.J218];&quot;&quot;;&quot;○&quot;)))">
            <text:p/>
          </table:table-cell>
          <table:table-cell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number-columns-repeated="1014"/>
        </table:table-row>
        <table:table-row table:style-name="ro69">
          <table:table-cell office:value-type="string" calcext:value-type="string">
            <text:p>Tab-7</text:p>
          </table:table-cell>
          <table:table-cell office:value-type="float" office:value="5" calcext:value-type="float">
            <text:p>5</text:p>
          </table:table-cell>
          <table:covered-table-cell table:number-columns-repeated="3"/>
          <table:table-cell table:style-name="ce9" office:value-type="string" calcext:value-type="string">
            <text:p>「よく見るサイトを表示」以下の「おすすめサイトも表示」のみ選択禁止</text:p>
            <text:p>（Firefox 38以前では「拡張」のみ禁止）</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formula="of:=IF([.H219]=&quot;&quot;;&quot;?&quot;;IF([.J219]=&quot;&quot;;&quot;新規&quot;;IF([.H219]=[.J219];&quot;&quot;;&quot;○&quot;)))">
            <text:p/>
          </table:table-cell>
          <table:table-cell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number-columns-repeated="1014"/>
        </table:table-row>
        <table:table-row table:style-name="ro11">
          <table:table-cell office:value-type="string" calcext:value-type="string">
            <text:p>Network-1</text:p>
          </table:table-cell>
          <table:table-cell office:value-type="float" office:value="1" calcext:value-type="float">
            <text:p>1</text:p>
          </table:table-cell>
          <table:table-cell office:value-type="string" calcext:value-type="string" table:number-columns-spanned="1" table:number-rows-spanned="2">
            <text:p>UA文字列の制御</text:p>
          </table:table-cell>
          <table:table-cell office:value-type="string" calcext:value-type="string" table:number-columns-spanned="1" table:number-rows-spanned="2">
            <text:p>Microsoft .NET Frameworkへの対応</text:p>
          </table:table-cell>
          <table:table-cell office:value-type="string" calcext:value-type="string" table:number-columns-spanned="1" table:number-rows-spanned="2">
            <text:p>-</text:p>
          </table:table-cell>
          <table:table-cell office:value-type="string" calcext:value-type="string">
            <text:p>対応する</text:p>
          </table:table-cell>
          <table:table-cell office:value-type="string" calcext:value-type="string">
            <text:p>MCDで設定を反映する</text:p>
          </table:table-cell>
          <table:table-cell table:style-name="ce2" office:value-type="string" calcext:value-type="string">
            <text:p>clearPref("general.useragent.extra.microsoftdotnet");</text:p>
          </table:table-cell>
          <table:table-cell table:formula="of:=IF([.H220]=&quot;&quot;;&quot;?&quot;;IF([.J220]=&quot;&quot;;&quot;新規&quot;;IF([.H220]=[.J220];&quot;&quot;;&quot;○&quot;)))">
            <text:p/>
          </table:table-cell>
          <table:table-cell office:value-type="string" calcext:value-type="string">
            <text:p>clearPref("general.useragent.extra.microsoftdotnet");</text:p>
          </table:table-cell>
          <table:table-cell office:value-type="string" calcext:value-type="string">
            <text:p>変更無し</text:p>
          </table:table-cell>
          <table:table-cell office:value-type="string" calcext:value-type="string">
            <text:p>clearPref("general.useragent.extra.microsoftdotnet");</text:p>
          </table:table-cell>
          <table:table-cell table:number-columns-repeated="1012"/>
        </table:table-row>
        <table:table-row table:style-name="ro8">
          <table:table-cell office:value-type="string" calcext:value-type="string">
            <text:p>Network-1</text:p>
          </table:table-cell>
          <table:table-cell office:value-type="float" office:value="2" calcext:value-type="float">
            <text:p>2</text:p>
          </table:table-cell>
          <table:covered-table-cell table:number-columns-repeated="3"/>
          <table:table-cell office:value-type="string" calcext:value-type="string">
            <text:p>対応しない（既定）</text:p>
          </table:table-cell>
          <table:table-cell office:value-type="string" calcext:value-type="string">
            <text:p>-</text:p>
          </table:table-cell>
          <table:table-cell table:style-name="ce2" office:value-type="string" calcext:value-type="string">
            <text:p>-</text:p>
          </table:table-cell>
          <table:table-cell table:formula="of:=IF([.H221]=&quot;&quot;;&quot;?&quot;;IF([.J221]=&quot;&quot;;&quot;新規&quot;;IF([.H221]=[.J221];&quot;&quot;;&quot;○&quot;)))">
            <text:p/>
          </table:table-cell>
          <table:table-cell office:value-type="string" calcext:value-type="string">
            <text:p>-</text:p>
          </table:table-cell>
          <table:table-cell table:number-columns-repeated="1014"/>
        </table:table-row>
        <table:table-row table:style-name="ro4">
          <table:table-cell office:value-type="string" calcext:value-type="string">
            <text:p>Network-2</text:p>
          </table:table-cell>
          <table:table-cell office:value-type="float" office:value="1" calcext:value-type="float">
            <text:p>1</text:p>
          </table:table-cell>
          <table:table-cell office:value-type="string" calcext:value-type="string" table:number-columns-spanned="1" table:number-rows-spanned="5">
            <text:p>ネットワーク接続</text:p>
          </table:table-cell>
          <table:table-cell office:value-type="string" calcext:value-type="string" table:number-columns-spanned="1" table:number-rows-spanned="5">
            <text:p>プロキシの利用</text:p>
          </table:table-cell>
          <table:table-cell office:value-type="string" calcext:value-type="string" table:number-columns-spanned="1" table:number-rows-spanned="5">
            <text:p>-</text:p>
          </table:table-cell>
          <table:table-cell office:value-type="string" calcext:value-type="string">
            <text:p>利用しない</text:p>
          </table:table-cell>
          <table:table-cell office:value-type="string" calcext:value-type="string">
            <text:p>MCDで設定を反映する</text:p>
          </table:table-cell>
          <table:table-cell table:style-name="ce2" office:value-type="string" calcext:value-type="string">
            <text:p>lockPref("network.proxy.type", 0);</text:p>
          </table:table-cell>
          <table:table-cell table:formula="of:=IF([.H222]=&quot;&quot;;&quot;?&quot;;IF([.J222]=&quot;&quot;;&quot;新規&quot;;IF([.H222]=[.J222];&quot;&quot;;&quot;○&quot;)))">
            <text:p/>
          </table:table-cell>
          <table:table-cell office:value-type="string" calcext:value-type="string">
            <text:p>lockPref("network.proxy.type", 0);</text:p>
          </table:table-cell>
          <table:table-cell office:value-type="string" calcext:value-type="string">
            <text:p>変更無し</text:p>
          </table:table-cell>
          <table:table-cell office:value-type="string" calcext:value-type="string">
            <text:p>lockPref("network.proxy.type", 0);</text:p>
          </table:table-cell>
          <table:table-cell table:number-columns-repeated="1012"/>
        </table:table-row>
        <table:table-row table:style-name="ro17">
          <table:table-cell office:value-type="string" calcext:value-type="string">
            <text:p>Network-2</text:p>
          </table:table-cell>
          <table:table-cell office:value-type="float" office:value="2" calcext:value-type="float">
            <text:p>2</text:p>
          </table:table-cell>
          <table:covered-table-cell table:number-columns-repeated="3"/>
          <table:table-cell office:value-type="string" calcext:value-type="string">
            <text:p>固定のプロキシを利用する</text:p>
          </table:table-cell>
          <table:table-cell office:value-type="string" calcext:value-type="string">
            <text:p>MCDで設定を反映する</text:p>
          </table:table-cell>
          <table:table-cell table:style-name="ce2" office:value-type="string" calcext:value-type="string">
            <text:p>lockPref("network.proxy.type", 1);</text:p>
            <text:p><text:span text:style-name="T4">lockPref("network.proxy.http", "（ホスト名）");</text:span></text:p>
            <text:p><text:span text:style-name="T4">lockPref("network.proxy.http_port", （ポート番号）);</text:span></text:p>
            <text:p><text:span text:style-name="T4">lockPref("network.proxy.share_proxy_settings", true);</text:span></text:p>
          </table:table-cell>
          <table:table-cell table:formula="of:=IF([.H223]=&quot;&quot;;&quot;?&quot;;IF([.J223]=&quot;&quot;;&quot;新規&quot;;IF([.H223]=[.J223];&quot;&quot;;&quot;○&quot;)))" office:value-type="string" office:string-value="○" calcext:value-type="string">
            <text:p>○</text:p>
          </table:table-cell>
          <table:table-cell office:value-type="string" calcext:value-type="string">
            <text:p>lockPref("network.proxy.type", 1);</text:p>
          </table:table-cell>
          <table:table-cell office:value-type="string" calcext:value-type="string">
            <text:p>変更無し</text:p>
          </table:table-cell>
          <table:table-cell office:value-type="string" calcext:value-type="string">
            <text:p>lockPref("network.proxy.type", 1);</text:p>
          </table:table-cell>
          <table:table-cell table:number-columns-repeated="1012"/>
        </table:table-row>
        <table:table-row table:style-name="ro70">
          <table:table-cell office:value-type="string" calcext:value-type="string">
            <text:p>Network-2</text:p>
          </table:table-cell>
          <table:table-cell office:value-type="float" office:value="3" calcext:value-type="float">
            <text:p>3</text:p>
          </table:table-cell>
          <table:covered-table-cell table:number-columns-repeated="3"/>
          <table:table-cell office:value-type="string" calcext:value-type="string">
            <text:p>プロキシ自動設定スクリプトを利用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formula="of:=IF([.H224]=&quot;&quot;;&quot;?&quot;;IF([.J224]=&quot;&quot;;&quot;新規&quot;;IF([.H224]=[.J224];&quot;&quot;;&quot;○&quot;)))">
            <text:p/>
          </table:table-cell>
          <table:table-cell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office:value-type="string" calcext:value-type="string">
            <text:p>変更無し</text:p>
          </table:table-cell>
          <table:table-cell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 url-prefix("chrome://browser/content/preferences/preferences.xul")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number-columns-repeated="1012"/>
        </table:table-row>
        <table:table-row table:style-name="ro11">
          <table:table-cell office:value-type="string" calcext:value-type="string">
            <text:p>Network-2</text:p>
          </table:table-cell>
          <table:table-cell office:value-type="float" office:value="4" calcext:value-type="float">
            <text:p>4</text:p>
          </table:table-cell>
          <table:covered-table-cell table:number-columns-repeated="3"/>
          <table:table-cell office:value-type="string" calcext:value-type="string">
            <text:p>WPADでネットワークのプロキシ設定を自動検出する</text:p>
          </table:table-cell>
          <table:table-cell office:value-type="string" calcext:value-type="string">
            <text:p>MCDで設定を反映する</text:p>
          </table:table-cell>
          <table:table-cell table:style-name="ce2" office:value-type="string" calcext:value-type="string">
            <text:p>lockPref("network.proxy.type", 4);</text:p>
          </table:table-cell>
          <table:table-cell table:formula="of:=IF([.H225]=&quot;&quot;;&quot;?&quot;;IF([.J225]=&quot;&quot;;&quot;新規&quot;;IF([.H225]=[.J225];&quot;&quot;;&quot;○&quot;)))">
            <text:p/>
          </table:table-cell>
          <table:table-cell office:value-type="string" calcext:value-type="string">
            <text:p>lockPref("network.proxy.type", 4);</text:p>
          </table:table-cell>
          <table:table-cell office:value-type="string" calcext:value-type="string">
            <text:p>変更無し</text:p>
          </table:table-cell>
          <table:table-cell office:value-type="string" calcext:value-type="string">
            <text:p>lockPref("network.proxy.type", 4);</text:p>
          </table:table-cell>
          <table:table-cell table:number-columns-repeated="1012"/>
        </table:table-row>
        <table:table-row table:style-name="ro4">
          <table:table-cell office:value-type="string" calcext:value-type="string">
            <text:p>Network-2</text:p>
          </table:table-cell>
          <table:table-cell office:value-type="float" office:value="5" calcext:value-type="float">
            <text:p>5</text:p>
          </table:table-cell>
          <table:covered-table-cell table:number-columns-repeated="3"/>
          <table:table-cell office:value-type="string" calcext:value-type="string">
            <text:p>システムの設定を利用する（既定）</text:p>
          </table:table-cell>
          <table:table-cell office:value-type="string" calcext:value-type="string">
            <text:p>MCDで設定を反映する</text:p>
          </table:table-cell>
          <table:table-cell table:style-name="ce2" office:value-type="string" calcext:value-type="string">
            <text:p>lockPref("network.proxy.type", 5);</text:p>
          </table:table-cell>
          <table:table-cell table:formula="of:=IF([.H226]=&quot;&quot;;&quot;?&quot;;IF([.J226]=&quot;&quot;;&quot;新規&quot;;IF([.H226]=[.J226];&quot;&quot;;&quot;○&quot;)))">
            <text:p/>
          </table:table-cell>
          <table:table-cell office:value-type="string" calcext:value-type="string">
            <text:p>lockPref("network.proxy.type", 5);</text:p>
          </table:table-cell>
          <table:table-cell office:value-type="string" calcext:value-type="string">
            <text:p>変更無し</text:p>
          </table:table-cell>
          <table:table-cell office:value-type="string" calcext:value-type="string">
            <text:p>lockPref("network.proxy.type", 5);</text:p>
          </table:table-cell>
          <table:table-cell table:number-columns-repeated="1012"/>
        </table:table-row>
        <table:table-row table:style-name="ro8">
          <table:table-cell table:style-name="ce3" office:value-type="string" calcext:value-type="string">
            <text:p>Network-3</text:p>
          </table:table-cell>
          <table:table-cell table:style-name="ce3" office:value-type="float" office:value="1" calcext:value-type="float">
            <text:p>1</text:p>
          </table:table-cell>
          <table:table-cell table:style-name="ce3" office:value-type="string" calcext:value-type="string" table:number-columns-spanned="1" table:number-rows-spanned="2">
            <text:p>ネットワーク接続</text:p>
          </table:table-cell>
          <table:table-cell table:style-name="ce3" office:value-type="string" calcext:value-type="string" table:number-columns-spanned="1" table:number-rows-spanned="2">
            <text:p>SSL3.0の利用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text:p>
          </table:table-cell>
          <table:table-cell table:style-name="ce3" office:value-type="string" calcext:value-type="string">
            <text:p>MCDで設定を反映する</text:p>
          </table:table-cell>
          <table:table-cell table:style-name="ce3" office:value-type="string" calcext:value-type="string">
            <text:p>Firefox 39時点で廃止</text:p>
          </table:table-cell>
          <table:table-cell table:style-name="ce3" table:formula="of:=IF([.H227]=&quot;&quot;;&quot;?&quot;;IF([.J227]=&quot;&quot;;&quot;新規&quot;;IF([.H227]=[.J227];&quot;&quot;;&quot;○&quot;)))" office:value-type="string" office:string-value="○" calcext:value-type="string">
            <text:p>○</text:p>
          </table:table-cell>
          <table:table-cell office:value-type="string" calcext:value-type="string">
            <text:p>defaultPref("security.tls.version.min", 0);</text:p>
          </table:table-cell>
          <table:table-cell table:number-columns-repeated="1014"/>
        </table:table-row>
        <table:table-row table:style-name="ro8">
          <table:table-cell table:style-name="ce3" office:value-type="string" calcext:value-type="string">
            <text:p>Network-3</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既定）</text:p>
          </table:table-cell>
          <table:table-cell table:style-name="ce3" office:value-type="string" calcext:value-type="string">
            <text:p>MCDで設定を反映する</text:p>
          </table:table-cell>
          <table:table-cell table:style-name="ce3" office:value-type="string" calcext:value-type="string">
            <text:p>Firefox 39時点で廃止</text:p>
          </table:table-cell>
          <table:table-cell table:style-name="ce3" table:formula="of:=IF([.H228]=&quot;&quot;;&quot;?&quot;;IF([.J228]=&quot;&quot;;&quot;新規&quot;;IF([.H228]=[.J228];&quot;&quot;;&quot;○&quot;)))" office:value-type="string" office:string-value="○" calcext:value-type="string">
            <text:p>○</text:p>
          </table:table-cell>
          <table:table-cell office:value-type="string" calcext:value-type="string">
            <text:p>defaultPref("security.tls.version.min", 1);</text:p>
          </table:table-cell>
          <table:table-cell table:number-columns-repeated="1014"/>
        </table:table-row>
        <table:table-row table:style-name="ro16">
          <table:table-cell office:value-type="string" calcext:value-type="string">
            <text:p>Network-4</text:p>
          </table:table-cell>
          <table:table-cell office:value-type="float" office:value="1" calcext:value-type="float">
            <text:p>1</text:p>
          </table:table-cell>
          <table:table-cell office:value-type="string" calcext:value-type="string">
            <text:p>認証</text:p>
          </table:table-cell>
          <table:table-cell office:value-type="string" calcext:value-type="string">
            <text:p>NTLM認証によるシングルサインオンの許可</text:p>
          </table:table-cell>
          <table:table-cell office:value-type="string" calcext:value-type="string">
            <text:p>-</text:p>
          </table:table-cell>
          <table:table-cell office:value-type="string" calcext:value-type="string">
            <text:p>許可する</text:p>
          </table:table-cell>
          <table:table-cell office:value-type="string" calcext:value-type="string">
            <text:p>MCDで設定を反映する</text:p>
          </table:table-cell>
          <table:table-cell table:style-name="ce1" office:value-type="string" calcext:value-type="string">
            <text:p>lockPref("network.automatic-ntlm-auth.trusted-uris", "ドメイン名");</text:p>
          </table:table-cell>
          <table:table-cell table:formula="of:=IF([.H229]=&quot;&quot;;&quot;?&quot;;IF([.J229]=&quot;&quot;;&quot;新規&quot;;IF([.H229]=[.J229];&quot;&quot;;&quot;○&quot;)))">
            <text:p/>
          </table:table-cell>
          <table:table-cell office:value-type="string" calcext:value-type="string">
            <text:p>lockPref("network.automatic-ntlm-auth.trusted-uris", "ドメイン名");</text:p>
          </table:table-cell>
          <table:table-cell table:number-columns-repeated="1014"/>
        </table:table-row>
        <table:table-row table:style-name="ro31">
          <table:table-cell office:value-type="string" calcext:value-type="string">
            <text:p>Network-5</text:p>
          </table:table-cell>
          <table:table-cell office:value-type="float" office:value="1" calcext:value-type="float">
            <text:p>1</text:p>
          </table:table-cell>
          <table:table-cell office:value-type="string" calcext:value-type="string" table:number-columns-spanned="1" table:number-rows-spanned="2">
            <text:p>ネットワーク接続</text:p>
          </table:table-cell>
          <table:table-cell office:value-type="string" calcext:value-type="string" table:number-columns-spanned="1" table:number-rows-spanned="2">
            <text:p>HTTPの同時接続数</text:p>
          </table:table-cell>
          <table:table-cell office:value-type="string" calcext:value-type="string" table:number-columns-spanned="1" table:number-rows-spanned="2">
            <text:p>-</text:p>
          </table:table-cell>
          <table:table-cell office:value-type="string" calcext:value-type="string">
            <text:p>パフォーマンスを優先（既定）</text:p>
          </table:table-cell>
          <table:table-cell office:value-type="string" calcext:value-type="string">
            <text:p>MCDで設定を反映する</text:p>
          </table:table-cell>
          <table:table-cell table:style-name="ce1"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formula="of:=IF([.H230]=&quot;&quot;;&quot;?&quot;;IF([.J230]=&quot;&quot;;&quot;新規&quot;;IF([.H230]=[.J230];&quot;&quot;;&quot;○&quot;)))">
            <text:p/>
          </table:table-cell>
          <table:table-cell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number-columns-repeated="1014"/>
        </table:table-row>
        <table:table-row table:style-name="ro71">
          <table:table-cell office:value-type="string" calcext:value-type="string">
            <text:p>Network-5</text:p>
          </table:table-cell>
          <table:table-cell office:value-type="float" office:value="2" calcext:value-type="float">
            <text:p>2</text:p>
          </table:table-cell>
          <table:covered-table-cell table:number-columns-repeated="3"/>
          <table:table-cell office:value-type="string" calcext:value-type="string">
            <text:p>トラフィックを抑える事を優先</text:p>
          </table:table-cell>
          <table:table-cell office:value-type="string" calcext:value-type="string">
            <text:p>MCDで設定を反映する</text:p>
          </table:table-cell>
          <table:table-cell table:style-name="ce1" office:value-type="string" calcext:value-type="string">
            <text:p>// 最大同時接続数</text:p>
            <text:p>lockPref(“network.http.max-connections”, 6);</text:p>
            <text:p><text:span text:style-name="T5">// Proxy未使用時・使用時それぞれの、Keep-Aliveでの最大同時維持接続数</text:span></text:p>
            <text:p>lockPref(“network.http.max-persistent-connections-per-server”, 2);</text:p>
            <text:p>lockPref(“network.http.max-persistent-connections-per-proxy”, 2);</text:p>
          </table:table-cell>
          <table:table-cell table:formula="of:=IF([.H231]=&quot;&quot;;&quot;?&quot;;IF([.J231]=&quot;&quot;;&quot;新規&quot;;IF([.H231]=[.J231];&quot;&quot;;&quot;○&quot;)))">
            <text:p/>
          </table:table-cell>
          <table:table-cell office:value-type="string" calcext:value-type="string">
            <text:p>// 最大同時接続数</text:p>
            <text:p>lockPref(“network.http.max-connections”, 6);</text:p>
            <text:p><text:span text:style-name="T5">// Proxy未使用時・使用時それぞれの、Keep-Aliveでの最大同時維持接続数</text:span></text:p>
            <text:p>lockPref(“network.http.max-persistent-connections-per-server”, 2);</text:p>
            <text:p>lockPref(“network.http.max-persistent-connections-per-proxy”, 2);</text:p>
          </table:table-cell>
          <table:table-cell table:number-columns-repeated="1014"/>
        </table:table-row>
        <table:table-row table:style-name="ro8">
          <table:table-cell table:style-name="ce2" office:value-type="string" calcext:value-type="string">
            <text:p>Network-6</text:p>
          </table:table-cell>
          <table:table-cell table:style-name="ce2" office:value-type="float" office:value="1" calcext:value-type="float">
            <text:p>1</text:p>
          </table:table-cell>
          <table:table-cell table:style-name="ce2" office:value-type="string" calcext:value-type="string" table:number-columns-spanned="1" table:number-rows-spanned="2">
            <text:p>ネットワーク接続</text:p>
          </table:table-cell>
          <table:table-cell table:style-name="ce2" office:value-type="string" calcext:value-type="string" table:number-columns-spanned="1" table:number-rows-spanned="2">
            <text:p>SPDYプロトコルの使用の可否</text:p>
          </table:table-cell>
          <table:table-cell table:style-name="ce2" office:value-type="string" calcext:value-type="string" table:number-columns-spanned="1" table:number-rows-spanned="2">
            <text:p>-</text:p>
          </table:table-cell>
          <table:table-cell table:style-name="ce2" office:value-type="string" calcext:value-type="string">
            <text:p>許可する（規定）</text:p>
          </table:table-cell>
          <table:table-cell table:style-name="ce2" office:value-type="string" calcext:value-type="string">
            <text:p>MCDで設定を反映する</text:p>
          </table:table-cell>
          <table:table-cell table:style-name="ce2" office:value-type="string" calcext:value-type="string">
            <text:p>lockPref("network.http.spdy.enabled", true);</text:p>
          </table:table-cell>
          <table:table-cell table:formula="of:=IF([.H232]=&quot;&quot;;&quot;?&quot;;IF([.J232]=&quot;&quot;;&quot;新規&quot;;IF([.H232]=[.J232];&quot;&quot;;&quot;○&quot;)))" office:value-type="string" office:string-value="新規" calcext:value-type="string">
            <text:p>新規</text:p>
          </table:table-cell>
          <table:table-cell table:number-columns-repeated="1015"/>
        </table:table-row>
        <table:table-row table:style-name="ro8">
          <table:table-cell table:style-name="ce2" office:value-type="string" calcext:value-type="string">
            <text:p>Network-6</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text:p>
          </table:table-cell>
          <table:table-cell table:style-name="ce2" office:value-type="string" calcext:value-type="string">
            <text:p>MCDで設定を反映する</text:p>
          </table:table-cell>
          <table:table-cell table:style-name="ce2" office:value-type="string" calcext:value-type="string">
            <text:p>lockPref("network.http.spdy.enabled", false);</text:p>
          </table:table-cell>
          <table:table-cell table:formula="of:=IF([.H233]=&quot;&quot;;&quot;?&quot;;IF([.J233]=&quot;&quot;;&quot;新規&quot;;IF([.H233]=[.J233];&quot;&quot;;&quot;○&quot;)))" office:value-type="string" office:string-value="新規" calcext:value-type="string">
            <text:p>新規</text:p>
          </table:table-cell>
          <table:table-cell table:number-columns-repeated="1015"/>
        </table:table-row>
        <table:table-row table:style-name="ro8">
          <table:table-cell table:style-name="ce2" office:value-type="string" calcext:value-type="string">
            <text:p>Network-7</text:p>
          </table:table-cell>
          <table:table-cell table:style-name="ce2" office:value-type="float" office:value="1" calcext:value-type="float">
            <text:p>1</text:p>
          </table:table-cell>
          <table:table-cell table:style-name="ce2" office:value-type="string" calcext:value-type="string" table:number-columns-spanned="1" table:number-rows-spanned="2">
            <text:p>ネットワーク接続</text:p>
          </table:table-cell>
          <table:table-cell table:style-name="ce2" office:value-type="string" calcext:value-type="string" table:number-columns-spanned="1" table:number-rows-spanned="2">
            <text:p>TLS/SSLでの脆弱な暗号化アルゴリズム（RC4など）の使用の可否</text:p>
          </table:table-cell>
          <table:table-cell table:style-name="ce2" office:value-type="string" calcext:value-type="string" table:number-columns-spanned="1" table:number-rows-spanned="2">
            <text:p>-</text:p>
          </table:table-cell>
          <table:table-cell table:style-name="ce2" office:value-type="string" calcext:value-type="string">
            <text:p>禁止する（規定）</text:p>
          </table:table-cell>
          <table:table-cell table:number-columns-repeated="2" table:style-name="ce2" office:value-type="string" calcext:value-type="string">
            <text:p>-</text:p>
          </table:table-cell>
          <table:table-cell table:formula="of:=IF([.H234]=&quot;&quot;;&quot;?&quot;;IF([.J234]=&quot;&quot;;&quot;新規&quot;;IF([.H234]=[.J234];&quot;&quot;;&quot;○&quot;)))" office:value-type="string" office:string-value="新規" calcext:value-type="string">
            <text:p>新規</text:p>
          </table:table-cell>
          <table:table-cell table:number-columns-repeated="1015"/>
        </table:table-row>
        <table:table-row table:style-name="ro72">
          <table:table-cell table:style-name="ce2" office:value-type="string" calcext:value-type="string">
            <text:p>Network-7</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特定のホストでのみ許可する</text:p>
          </table:table-cell>
          <table:table-cell table:style-name="ce2" office:value-type="string" calcext:value-type="string">
            <text:p>MCDで設定を反映する</text:p>
          </table:table-cell>
          <table:table-cell table:style-name="ce2" office:value-type="string" calcext:value-type="string">
            <text:p>lockPref("security.tls.insecure_fallback_hosts", "（ホスト名のカンマ区切りのリスト）");</text:p>
          </table:table-cell>
          <table:table-cell table:formula="of:=IF([.H235]=&quot;&quot;;&quot;?&quot;;IF([.J235]=&quot;&quot;;&quot;新規&quot;;IF([.H235]=[.J235];&quot;&quot;;&quot;○&quot;)))" office:value-type="string" office:string-value="新規" calcext:value-type="string">
            <text:p>新規</text:p>
          </table:table-cell>
          <table:table-cell table:number-columns-repeated="1015"/>
        </table:table-row>
        <table:table-row table:style-name="ro73">
          <table:table-cell office:value-type="string" calcext:value-type="string">
            <text:p>Update-1</text:p>
          </table:table-cell>
          <table:table-cell office:value-type="float" office:value="1" calcext:value-type="float">
            <text:p>1</text:p>
          </table:table-cell>
          <table:table-cell office:value-type="string" calcext:value-type="string" table:number-columns-spanned="1" table:number-rows-spanned="3">
            <text:p>自動更新</text:p>
          </table:table-cell>
          <table:table-cell office:value-type="string" calcext:value-type="string" table:number-columns-spanned="1" table:number-rows-spanned="3">
            <text:p>Firefoxの自動更新の可否</text:p>
          </table:table-cell>
          <table:table-cell office:value-type="string" calcext:value-type="string" table:number-columns-spanned="1" table:number-rows-spanned="3">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app.update.enabled", true);</text:p>
            <text:p>lockPref("app.update.auto", true);</text:p>
            <text:p>lockPref("app.update.mode", 1);</text:p>
          </table:table-cell>
          <table:table-cell table:formula="of:=IF([.H236]=&quot;&quot;;&quot;?&quot;;IF([.J236]=&quot;&quot;;&quot;新規&quot;;IF([.H236]=[.J236];&quot;&quot;;&quot;○&quot;)))">
            <text:p/>
          </table:table-cell>
          <table:table-cell office:value-type="string" calcext:value-type="string">
            <text:p>lockPref("app.update.enabled", true);</text:p>
            <text:p>lockPref("app.update.auto", true);</text:p>
            <text:p>lockPref("app.update.mode", 1);</text:p>
          </table:table-cell>
          <table:table-cell office:value-type="string" calcext:value-type="string">
            <text:p>変更無し</text:p>
          </table:table-cell>
          <table:table-cell office:value-type="string" calcext:value-type="string">
            <text:p>lockPref("app.update.enabled", true);</text:p>
            <text:p>lockPref("app.update.auto", true);</text:p>
            <text:p>lockPref("app.update.mode", 1);</text:p>
          </table:table-cell>
          <table:table-cell table:number-columns-repeated="1012"/>
        </table:table-row>
        <table:table-row table:style-name="ro4">
          <table:table-cell office:value-type="string" calcext:value-type="string">
            <text:p>Update-1</text:p>
          </table:table-cell>
          <table:table-cell office:value-type="float" office:value="2" calcext:value-type="float">
            <text:p>2</text:p>
          </table:table-cell>
          <table:covered-table-cell table:number-columns-repeated="3"/>
          <table:table-cell office:value-type="string" calcext:value-type="string">
            <text:p>セキュリティアップデートのみ許可する</text:p>
          </table:table-cell>
          <table:table-cell office:value-type="string" calcext:value-type="string">
            <text:p>アドオン「Only Minor Update」を導入する</text:p>
          </table:table-cell>
          <table:table-cell table:style-name="ce2" office:value-type="string" calcext:value-type="string">
            <text:p>-</text:p>
          </table:table-cell>
          <table:table-cell table:formula="of:=IF([.H237]=&quot;&quot;;&quot;?&quot;;IF([.J237]=&quot;&quot;;&quot;新規&quot;;IF([.H237]=[.J237];&quot;&quot;;&quot;○&quot;)))">
            <text:p/>
          </table:table-cell>
          <table:table-cell office:value-type="string" calcext:value-type="string">
            <text:p>-</text:p>
          </table:table-cell>
          <table:table-cell table:number-columns-repeated="1014"/>
        </table:table-row>
        <table:table-row table:style-name="ro74">
          <table:table-cell office:value-type="string" calcext:value-type="string">
            <text:p>Update-1</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1. アドオン「Disable Auto-update」を導入する</text:p>
            <text:p>2. MCDで設定を反映する</text:p>
          </table:table-cell>
          <table:table-cell table:style-name="ce1"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formula="of:=IF([.H238]=&quot;&quot;;&quot;?&quot;;IF([.J238]=&quot;&quot;;&quot;新規&quot;;IF([.H238]=[.J238];&quot;&quot;;&quot;○&quot;)))">
            <text:p/>
          </table:table-cell>
          <table:table-cell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office:value-type="string" calcext:value-type="string">
            <text:p>変更無し</text:p>
          </table:table-cell>
          <table:table-cell office:value-type="string" calcext:value-type="string">
            <text:p>lockPref("app.update.enabled", false);</text:p>
            <text:p>lockPref("app.update.auto", false);</text:p>
            <text:p>lockPref("app.update.mode", 0);</text:p>
          </table:table-cell>
          <table:table-cell table:number-columns-repeated="1012"/>
        </table:table-row>
        <table:table-row table:style-name="ro4">
          <table:table-cell office:value-type="string" calcext:value-type="string">
            <text:p>Update-2</text:p>
          </table:table-cell>
          <table:table-cell office:value-type="float" office:value="1" calcext:value-type="float">
            <text:p>1</text:p>
          </table:table-cell>
          <table:table-cell office:value-type="string" calcext:value-type="string" table:number-columns-spanned="1" table:number-rows-spanned="2">
            <text:p>自動更新</text:p>
          </table:table-cell>
          <table:table-cell office:value-type="string" calcext:value-type="string" table:number-columns-spanned="1" table:number-rows-spanned="2">
            <text:p>アドオンの自動更新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extensions.update.enabled", true);</text:p>
          </table:table-cell>
          <table:table-cell table:formula="of:=IF([.H239]=&quot;&quot;;&quot;?&quot;;IF([.J239]=&quot;&quot;;&quot;新規&quot;;IF([.H239]=[.J239];&quot;&quot;;&quot;○&quot;)))">
            <text:p/>
          </table:table-cell>
          <table:table-cell office:value-type="string" calcext:value-type="string">
            <text:p>lockPref("extensions.update.enabled", true);</text:p>
          </table:table-cell>
          <table:table-cell office:value-type="string" calcext:value-type="string">
            <text:p>変更無し</text:p>
          </table:table-cell>
          <table:table-cell office:value-type="string" calcext:value-type="string">
            <text:p>lockPref("extensions.update.enabled", true);</text:p>
          </table:table-cell>
          <table:table-cell table:number-columns-repeated="1012"/>
        </table:table-row>
        <table:table-row table:style-name="ro75">
          <table:table-cell office:value-type="string" calcext:value-type="string">
            <text:p>Update-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extensions.update.enabled", false);</text:p>
            <text:p>lockPref("extensions.update.background.url", "");</text:p>
            <text:p>lockPref("extensions.update.url", "");</text:p>
          </table:table-cell>
          <table:table-cell table:formula="of:=IF([.H240]=&quot;&quot;;&quot;?&quot;;IF([.J240]=&quot;&quot;;&quot;新規&quot;;IF([.H240]=[.J240];&quot;&quot;;&quot;○&quot;)))">
            <text:p/>
          </table:table-cell>
          <table:table-cell office:value-type="string" calcext:value-type="string">
            <text:p>lockPref("extensions.update.enabled", false);</text:p>
            <text:p>lockPref("extensions.update.background.url", "");</text:p>
            <text:p>lockPref("extensions.update.url", "");</text:p>
          </table:table-cell>
          <table:table-cell office:value-type="string" calcext:value-type="string">
            <text:p>変更無し</text:p>
          </table:table-cell>
          <table:table-cell office:value-type="string" calcext:value-type="string">
            <text:p>lockPref("extensions.update.enabled", false);</text:p>
          </table:table-cell>
          <table:table-cell table:number-columns-repeated="1012"/>
        </table:table-row>
        <table:table-row table:style-name="ro4">
          <table:table-cell office:value-type="string" calcext:value-type="string">
            <text:p>Update-3</text:p>
          </table:table-cell>
          <table:table-cell office:value-type="float" office:value="1" calcext:value-type="float">
            <text:p>1</text:p>
          </table:table-cell>
          <table:table-cell office:value-type="string" calcext:value-type="string" table:number-columns-spanned="1" table:number-rows-spanned="2">
            <text:p>自動更新</text:p>
          </table:table-cell>
          <table:table-cell office:value-type="string" calcext:value-type="string" table:number-columns-spanned="1" table:number-rows-spanned="2">
            <text:p>検索エンジンの自動更新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browser.search.update", true);</text:p>
          </table:table-cell>
          <table:table-cell table:formula="of:=IF([.H241]=&quot;&quot;;&quot;?&quot;;IF([.J241]=&quot;&quot;;&quot;新規&quot;;IF([.H241]=[.J241];&quot;&quot;;&quot;○&quot;)))">
            <text:p/>
          </table:table-cell>
          <table:table-cell office:value-type="string" calcext:value-type="string">
            <text:p>lockPref("browser.search.update", true);</text:p>
          </table:table-cell>
          <table:table-cell office:value-type="string" calcext:value-type="string">
            <text:p>変更無し</text:p>
          </table:table-cell>
          <table:table-cell office:value-type="string" calcext:value-type="string">
            <text:p>lockPref("browser.search.update", true);</text:p>
          </table:table-cell>
          <table:table-cell table:number-columns-repeated="1012"/>
        </table:table-row>
        <table:table-row table:style-name="ro4">
          <table:table-cell office:value-type="string" calcext:value-type="string">
            <text:p>Update-3</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browser.search.update", false);</text:p>
          </table:table-cell>
          <table:table-cell table:formula="of:=IF([.H242]=&quot;&quot;;&quot;?&quot;;IF([.J242]=&quot;&quot;;&quot;新規&quot;;IF([.H242]=[.J242];&quot;&quot;;&quot;○&quot;)))">
            <text:p/>
          </table:table-cell>
          <table:table-cell office:value-type="string" calcext:value-type="string">
            <text:p>lockPref("browser.search.update", false);</text:p>
          </table:table-cell>
          <table:table-cell office:value-type="string" calcext:value-type="string">
            <text:p>変更無し</text:p>
          </table:table-cell>
          <table:table-cell office:value-type="string" calcext:value-type="string">
            <text:p>lockPref("browser.search.update", false);</text:p>
          </table:table-cell>
          <table:table-cell table:number-columns-repeated="1012"/>
        </table:table-row>
        <table:table-row table:style-name="ro5">
          <table:table-cell office:value-type="string" calcext:value-type="string">
            <text:p>Update-4</text:p>
          </table:table-cell>
          <table:table-cell office:value-type="float" office:value="1" calcext:value-type="float">
            <text:p>1</text:p>
          </table:table-cell>
          <table:table-cell office:value-type="string" calcext:value-type="string" table:number-columns-spanned="1" table:number-rows-spanned="2">
            <text:p>その他</text:p>
          </table:table-cell>
          <table:table-cell office:value-type="string" calcext:value-type="string" table:number-columns-spanned="1" table:number-rows-spanned="2">
            <text:p>「Mozilla Maintenance Service」のインストール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Frefox-setup.iniで設定を反映する</text:p>
          </table:table-cell>
          <table:table-cell table:style-name="ce1" office:value-type="string" calcext:value-type="string">
            <text:p>-</text:p>
          </table:table-cell>
          <table:table-cell table:formula="of:=IF([.H243]=&quot;&quot;;&quot;?&quot;;IF([.J243]=&quot;&quot;;&quot;新規&quot;;IF([.H243]=[.J243];&quot;&quot;;&quot;○&quot;)))">
            <text:p/>
          </table:table-cell>
          <table:table-cell office:value-type="string" calcext:value-type="string">
            <text:p>-</text:p>
          </table:table-cell>
          <table:table-cell table:number-columns-repeated="1014"/>
        </table:table-row>
        <table:table-row table:style-name="ro5">
          <table:table-cell office:value-type="string" calcext:value-type="string">
            <text:p>Update-4</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Frefox-setup.iniで設定を反映する</text:p>
          </table:table-cell>
          <table:table-cell table:style-name="ce1" office:value-type="string" calcext:value-type="string">
            <text:p>MaintenanceService=false</text:p>
          </table:table-cell>
          <table:table-cell table:formula="of:=IF([.H244]=&quot;&quot;;&quot;?&quot;;IF([.J244]=&quot;&quot;;&quot;新規&quot;;IF([.H244]=[.J244];&quot;&quot;;&quot;○&quot;)))">
            <text:p/>
          </table:table-cell>
          <table:table-cell office:value-type="string" calcext:value-type="string">
            <text:p>MaintenanceService=false</text:p>
          </table:table-cell>
          <table:table-cell table:number-columns-repeated="1014"/>
        </table:table-row>
        <table:table-row table:style-name="ro8">
          <table:table-cell office:value-type="string" calcext:value-type="string">
            <text:p>Update-5</text:p>
          </table:table-cell>
          <table:table-cell office:value-type="float" office:value="1" calcext:value-type="float">
            <text:p>1</text:p>
          </table:table-cell>
          <table:table-cell office:value-type="string" calcext:value-type="string" table:number-columns-spanned="1" table:number-rows-spanned="2">
            <text:p>自動更新</text:p>
          </table:table-cell>
          <table:table-cell office:value-type="string" calcext:value-type="string" table:number-columns-spanned="1" table:number-rows-spanned="2">
            <text:p>軽量テーマの自動更新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lockPref("lightweightThemes.update.enabled", true);</text:p>
          </table:table-cell>
          <table:table-cell table:formula="of:=IF([.H245]=&quot;&quot;;&quot;?&quot;;IF([.J245]=&quot;&quot;;&quot;新規&quot;;IF([.H245]=[.J245];&quot;&quot;;&quot;○&quot;)))">
            <text:p/>
          </table:table-cell>
          <table:table-cell office:value-type="string" calcext:value-type="string">
            <text:p>lockPref("lightweightThemes.update.enabled", true);</text:p>
          </table:table-cell>
          <table:table-cell table:number-columns-repeated="1014"/>
        </table:table-row>
        <table:table-row table:style-name="ro8">
          <table:table-cell office:value-type="string" calcext:value-type="string">
            <text:p>Update-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lightweightThemes.update.enabled", false);</text:p>
          </table:table-cell>
          <table:table-cell table:formula="of:=IF([.H246]=&quot;&quot;;&quot;?&quot;;IF([.J246]=&quot;&quot;;&quot;新規&quot;;IF([.H246]=[.J246];&quot;&quot;;&quot;○&quot;)))">
            <text:p/>
          </table:table-cell>
          <table:table-cell office:value-type="string" calcext:value-type="string">
            <text:p>lockPref("lightweightThemes.update.enabled", false);</text:p>
          </table:table-cell>
          <table:table-cell table:number-columns-repeated="1014"/>
        </table:table-row>
        <table:table-row table:style-name="ro4">
          <table:table-cell office:value-type="string" calcext:value-type="string">
            <text:p>Ui-1</text:p>
          </table:table-cell>
          <table:table-cell office:value-type="float" office:value="1" calcext:value-type="float">
            <text:p>1</text:p>
          </table:table-cell>
          <table:table-cell office:value-type="string" calcext:value-type="string" table:number-columns-spanned="1" table:number-rows-spanned="2">
            <text:p>プログラム</text:p>
          </table:table-cell>
          <table:table-cell office:value-type="string" calcext:value-type="string" table:number-columns-spanned="1" table:number-rows-spanned="2">
            <text:p>Firefox組み込みのPDFビューアの使用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pdfjs.disabled", false);</text:p>
          </table:table-cell>
          <table:table-cell table:formula="of:=IF([.H247]=&quot;&quot;;&quot;?&quot;;IF([.J247]=&quot;&quot;;&quot;新規&quot;;IF([.H247]=[.J247];&quot;&quot;;&quot;○&quot;)))">
            <text:p/>
          </table:table-cell>
          <table:table-cell office:value-type="string" calcext:value-type="string">
            <text:p>lockPref("pdfjs.disabled", false);</text:p>
          </table:table-cell>
          <table:table-cell office:value-type="string" calcext:value-type="string">
            <text:p>変更無し</text:p>
          </table:table-cell>
          <table:table-cell office:value-type="string" calcext:value-type="string">
            <text:p>lockPref("pdfjs.disabled", false);</text:p>
          </table:table-cell>
          <table:table-cell table:number-columns-repeated="1012"/>
        </table:table-row>
        <table:table-row table:style-name="ro4">
          <table:table-cell office:value-type="string" calcext:value-type="string">
            <text:p>Ui-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pdfjs.disabled", true);</text:p>
          </table:table-cell>
          <table:table-cell table:formula="of:=IF([.H248]=&quot;&quot;;&quot;?&quot;;IF([.J248]=&quot;&quot;;&quot;新規&quot;;IF([.H248]=[.J248];&quot;&quot;;&quot;○&quot;)))">
            <text:p/>
          </table:table-cell>
          <table:table-cell office:value-type="string" calcext:value-type="string">
            <text:p>lockPref("pdfjs.disabled", true);</text:p>
          </table:table-cell>
          <table:table-cell office:value-type="string" calcext:value-type="string">
            <text:p>変更無し</text:p>
          </table:table-cell>
          <table:table-cell office:value-type="string" calcext:value-type="string">
            <text:p>lockPref("pdfjs.disabled", true);</text:p>
          </table:table-cell>
          <table:table-cell table:number-columns-repeated="1012"/>
        </table:table-row>
        <table:table-row table:style-name="ro8">
          <table:table-cell office:value-type="string" calcext:value-type="string">
            <text:p>Ui-2</text:p>
          </table:table-cell>
          <table:table-cell office:value-type="float" office:value="1" calcext:value-type="float">
            <text:p>1</text:p>
          </table:table-cell>
          <table:table-cell office:value-type="string" calcext:value-type="string" table:number-columns-spanned="1" table:number-rows-spanned="2">
            <text:p>キーボード操作</text:p>
          </table:table-cell>
          <table:table-cell office:value-type="string" calcext:value-type="string" table:number-columns-spanned="1" table:number-rows-spanned="2">
            <text:p>F7キーによるキャレットブラウズモードの開始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lockPref("accessibility.browsewithcaret_shortcut.enabled", true);</text:p>
          </table:table-cell>
          <table:table-cell table:formula="of:=IF([.H249]=&quot;&quot;;&quot;?&quot;;IF([.J249]=&quot;&quot;;&quot;新規&quot;;IF([.H249]=[.J249];&quot;&quot;;&quot;○&quot;)))">
            <text:p/>
          </table:table-cell>
          <table:table-cell office:value-type="string" calcext:value-type="string">
            <text:p>lockPref("accessibility.browsewithcaret_shortcut.enabled", true);</text:p>
          </table:table-cell>
          <table:table-cell table:number-columns-repeated="1014"/>
        </table:table-row>
        <table:table-row table:style-name="ro8">
          <table:table-cell office:value-type="string" calcext:value-type="string">
            <text:p>Ui-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accessibility.browsewithcaret_shortcut.enabled", false);</text:p>
          </table:table-cell>
          <table:table-cell table:formula="of:=IF([.H250]=&quot;&quot;;&quot;?&quot;;IF([.J250]=&quot;&quot;;&quot;新規&quot;;IF([.H250]=[.J250];&quot;&quot;;&quot;○&quot;)))">
            <text:p/>
          </table:table-cell>
          <table:table-cell office:value-type="string" calcext:value-type="string">
            <text:p>lockPref("accessibility.browsewithcaret_shortcut.enabled", false);</text:p>
          </table:table-cell>
          <table:table-cell table:number-columns-repeated="1014"/>
        </table:table-row>
        <table:table-row table:style-name="ro8">
          <table:table-cell table:style-name="ce2" office:value-type="string" calcext:value-type="string">
            <text:p>Ui-3</text:p>
          </table:table-cell>
          <table:table-cell table:style-name="ce2" office:value-type="float" office:value="1" calcext:value-type="float">
            <text:p>1</text:p>
          </table:table-cell>
          <table:table-cell table:style-name="ce2" office:value-type="string" calcext:value-type="string" table:number-columns-spanned="1" table:number-rows-spanned="2">
            <text:p>UI</text:p>
          </table:table-cell>
          <table:table-cell table:style-name="ce2" office:value-type="string" calcext:value-type="string" table:number-columns-spanned="1" table:number-rows-spanned="2">
            <text:p>タブごとの音声インジケータの利用の許可</text:p>
          </table:table-cell>
          <table:table-cell table:style-name="ce2" office:value-type="string" calcext:value-type="string" table:number-columns-spanned="1" table:number-rows-spanned="2">
            <text:p>-</text:p>
          </table:table-cell>
          <table:table-cell table:style-name="ce2" office:value-type="string" calcext:value-type="string">
            <text:p>許可する（既定）</text:p>
          </table:table-cell>
          <table:table-cell table:number-columns-repeated="2" table:style-name="ce2" office:value-type="string" calcext:value-type="string">
            <text:p>-</text:p>
          </table:table-cell>
          <table:table-cell table:formula="of:=IF([.H251]=&quot;&quot;;&quot;?&quot;;IF([.J251]=&quot;&quot;;&quot;新規&quot;;IF([.H251]=[.J251];&quot;&quot;;&quot;○&quot;)))" office:value-type="string" office:string-value="新規" calcext:value-type="string">
            <text:p>新規</text:p>
          </table:table-cell>
          <table:table-cell table:number-columns-repeated="1015"/>
        </table:table-row>
        <table:table-row table:style-name="ro49">
          <table:table-cell table:style-name="ce2" office:value-type="string" calcext:value-type="string">
            <text:p>Ui-3</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text:p>
          </table:table-cell>
          <table:table-cell table:style-name="ce2" office:value-type="string" calcext:value-type="string">
            <text:p>1. アドオン「globalChrome.css」を導入する</text:p>
            <text:p>2. globalChrome.cssで設定を反映する</text:p>
          </table:table-cell>
          <table:table-cell table:style-name="ce2"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formula="of:=IF([.H252]=&quot;&quot;;&quot;?&quot;;IF([.J252]=&quot;&quot;;&quot;新規&quot;;IF([.H252]=[.J252];&quot;&quot;;&quot;○&quot;)))" office:value-type="string" office:string-value="新規" calcext:value-type="string">
            <text:p>新規</text:p>
          </table:table-cell>
          <table:table-cell table:number-columns-repeated="1015"/>
        </table:table-row>
        <table:table-row table:style-name="ro67">
          <table:table-cell table:style-name="ce2" office:value-type="string" calcext:value-type="string">
            <text:p>Ui-4</text:p>
          </table:table-cell>
          <table:table-cell table:style-name="ce2" office:value-type="float" office:value="1" calcext:value-type="float">
            <text:p>1</text:p>
          </table:table-cell>
          <table:table-cell table:style-name="ce2" office:value-type="string" calcext:value-type="string">
            <text:p>UI</text:p>
          </table:table-cell>
          <table:table-cell table:style-name="ce2" office:value-type="string" calcext:value-type="string">
            <text:p>同一プロキシへの同時アクセスによる認証ダイアログの多重表示の抑止</text:p>
          </table:table-cell>
          <table:table-cell table:style-name="ce2" office:value-type="string" calcext:value-type="string">
            <text:p>-</text:p>
          </table:table-cell>
          <table:table-cell table:style-name="ce2" office:value-type="string" calcext:value-type="string">
            <text:p>抑止する</text:p>
          </table:table-cell>
          <table:table-cell table:style-name="ce2" office:value-type="string" calcext:value-type="string">
            <text:p>1. アドオン「No Duplicated Authentication」を導入する</text:p>
            <text:p>2. MCDで設定を反映する</text:p>
          </table:table-cell>
          <table:table-cell table:style-name="ce2"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office:value-type="string" calcext:value-type="string">
            <text:p>新規</text:p>
          </table:table-cell>
          <table:table-cell table:number-columns-repeated="1015"/>
        </table:table-row>
        <table:table-row table:style-name="ro8">
          <table:table-cell office:value-type="string" calcext:value-type="string">
            <text:p>Script-1</text:p>
          </table:table-cell>
          <table:table-cell office:value-type="float" office:value="1" calcext:value-type="float">
            <text:p>1</text:p>
          </table:table-cell>
          <table:table-cell office:value-type="string" calcext:value-type="string" table:number-columns-spanned="1" table:number-rows-spanned="2">
            <text:p>Webアプリの動作</text:p>
          </table:table-cell>
          <table:table-cell office:value-type="string" calcext:value-type="string" table:number-columns-spanned="1" table:number-rows-spanned="2">
            <text:p>スクリプトによる頻繁なalert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MCDで設定を反映する</text:p>
          </table:table-cell>
          <table:table-cell table:style-name="ce1" office:value-type="string" calcext:value-type="string">
            <text:p>lockPref("dom.successive_dialog_time_limit", 0);</text:p>
          </table:table-cell>
          <table:table-cell table:formula="of:=IF([.H254]=&quot;&quot;;&quot;?&quot;;IF([.J254]=&quot;&quot;;&quot;新規&quot;;IF([.H254]=[.J254];&quot;&quot;;&quot;○&quot;)))">
            <text:p/>
          </table:table-cell>
          <table:table-cell office:value-type="string" calcext:value-type="string">
            <text:p>lockPref("dom.successive_dialog_time_limit", 0);</text:p>
          </table:table-cell>
          <table:table-cell table:number-columns-repeated="1014"/>
        </table:table-row>
        <table:table-row table:style-name="ro14">
          <table:table-cell office:value-type="string" calcext:value-type="string">
            <text:p>Script-1</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office:value-type="string" calcext:value-type="string">
            <text:p>MCDで設定を反映する</text:p>
          </table:table-cell>
          <table:table-cell table:style-name="ce1" office:value-type="string" calcext:value-type="string">
            <text:p>// 3秒以内にalertが繰り返されたら警告を表示する（既定値）</text:p>
            <text:p>lockPref("dom.successive_dialog_time_limit", 3);</text:p>
          </table:table-cell>
          <table:table-cell table:formula="of:=IF([.H255]=&quot;&quot;;&quot;?&quot;;IF([.J255]=&quot;&quot;;&quot;新規&quot;;IF([.H255]=[.J255];&quot;&quot;;&quot;○&quot;)))">
            <text:p/>
          </table:table-cell>
          <table:table-cell office:value-type="string" calcext:value-type="string">
            <text:p>// 3秒以内にalertが繰り返されたら警告を表示する（既定値）</text:p>
            <text:p>lockPref("dom.successive_dialog_time_limit", 3);</text:p>
          </table:table-cell>
          <table:table-cell table:number-columns-repeated="1014"/>
        </table:table-row>
        <table:table-row table:style-name="ro66">
          <table:table-cell office:value-type="string" calcext:value-type="string">
            <text:p>Script-2</text:p>
          </table:table-cell>
          <table:table-cell office:value-type="float" office:value="1" calcext:value-type="float">
            <text:p>1</text:p>
          </table:table-cell>
          <table:table-cell office:value-type="string" calcext:value-type="string" table:number-columns-spanned="1" table:number-rows-spanned="3">
            <text:p>Webアプリの動作</text:p>
          </table:table-cell>
          <table:table-cell office:value-type="string" calcext:value-type="string" table:number-columns-spanned="1" table:number-rows-spanned="3">
            <text:p>プッシュ通知の可否</text:p>
          </table:table-cell>
          <table:table-cell office:value-type="string" calcext:value-type="string" table:number-columns-spanned="1" table:number-rows-spanned="3">
            <text:p>○</text:p>
          </table:table-cell>
          <table:table-cell office:value-type="string" calcext:value-type="string">
            <text:p>確認の上で許可する（既定）</text:p>
          </table:table-cell>
          <table:table-cell office:value-type="string" calcext:value-type="string">
            <text:p>MCDで設定を反映する</text:p>
          </table:table-cell>
          <table:table-cell table:style-name="ce1" office:value-type="string" calcext:value-type="string">
            <text:p>lockPref("dom.push.enabled", true);</text:p>
            <text:p>lockPref("dom.serviceWorkers.enabled", true);</text:p>
          </table:table-cell>
          <table:table-cell table:formula="of:=IF([.H256]=&quot;&quot;;&quot;?&quot;;IF([.J256]=&quot;&quot;;&quot;新規&quot;;IF([.H256]=[.J256];&quot;&quot;;&quot;○&quot;)))" office:value-type="string" office:string-value="○" calcext:value-type="string">
            <text:p>○</text:p>
          </table:table-cell>
          <table:table-cell office:value-type="string" calcext:value-type="string">
            <text:p>lockPref("dom.push.enabled", true);</text:p>
          </table:table-cell>
          <table:table-cell table:number-columns-repeated="1014"/>
        </table:table-row>
        <table:table-row table:style-name="ro16">
          <table:table-cell office:value-type="string" calcext:value-type="string">
            <text:p>Script-2</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style-name="ce1" office:value-type="string" calcext:value-type="string">
            <text:p>lockPref("extensions.autopermission.sites.(site)", "push=1");</text:p>
          </table:table-cell>
          <table:table-cell table:formula="of:=IF([.H257]=&quot;&quot;;&quot;?&quot;;IF([.J257]=&quot;&quot;;&quot;新規&quot;;IF([.H257]=[.J257];&quot;&quot;;&quot;○&quot;)))">
            <text:p/>
          </table:table-cell>
          <table:table-cell office:value-type="string" calcext:value-type="string">
            <text:p>lockPref("extensions.autopermission.sites.(site)", "push=1");</text:p>
          </table:table-cell>
          <table:table-cell table:number-columns-repeated="1014"/>
        </table:table-row>
        <table:table-row table:style-name="ro76">
          <table:table-cell office:value-type="string" calcext:value-type="string">
            <text:p>Script-2</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table:style-name="ce8" office:value-type="string" calcext:value-type="string">
            <text:p><text:span text:style-name="T1">1. MCDで設定を反映する</text:span></text:p>
            <text:p><text:span text:style-name="T1">2. アドオン「globalChrome.css」を導入する</text:span></text:p>
            <text:p><text:span text:style-name="T1">3. globalChrome.cssで設定を反映する</text:span></text:p>
          </table:table-cell>
          <table:table-cell table:style-name="ce1" office:value-type="string" calcext:value-type="string">
            <text:p>MCD:</text:p>
            <text:p>lockPref("dom.push.enabled", false);</text:p>
            <text:p><text:span text:style-name="T2">lockPref("dom.serviceWorkers.enabled", false);</text:span></text:p>
            <text:p/>
            <text:p><text:span text:style-name="T2">globalChrome.css:</text:span></text:p>
            <text:p><text:span text:style-name="T2">@-moz-document</text:span></text:p>
            <text:p><text:span text:style-name="T2">  url-prefix("chrome://browser/content/preferences/in-content/preferences.xul"),</text:span></text:p>
            <text:p><text:span text:style-name="T2">  url-prefix("about:preferences") {</text:span></text:p>
            <text:p><text:span text:style-name="T2">  #notificationsGroup {</text:span></text:p>
            <text:p><text:span text:style-name="T2">    visibility: collapse !important;</text:span></text:p>
            <text:p><text:span text:style-name="T2">    -moz-user-focus: ignore !important;</text:span></text:p>
            <text:p><text:span text:style-name="T2">  }</text:span></text:p>
            <text:p><text:span text:style-name="T2">}</text:span></text:p>
          </table:table-cell>
          <table:table-cell table:formula="of:=IF([.H258]=&quot;&quot;;&quot;?&quot;;IF([.J258]=&quot;&quot;;&quot;新規&quot;;IF([.H258]=[.J258];&quot;&quot;;&quot;○&quot;)))" office:value-type="string" office:string-value="○" calcext:value-type="string">
            <text:p>○</text:p>
          </table:table-cell>
          <table:table-cell office:value-type="string" calcext:value-type="string">
            <text:p>lockPref("dom.push.enabled", false);</text:p>
          </table:table-cell>
          <table:table-cell table:number-columns-repeated="1014"/>
        </table:table-row>
        <table:table-row table:style-name="ro4">
          <table:table-cell office:value-type="string" calcext:value-type="string">
            <text:p>Script-3</text:p>
          </table:table-cell>
          <table:table-cell office:value-type="float" office:value="1" calcext:value-type="float">
            <text:p>1</text:p>
          </table:table-cell>
          <table:table-cell office:value-type="string" calcext:value-type="string" table:number-columns-spanned="1" table:number-rows-spanned="2">
            <text:p>Webアプリの動作</text:p>
          </table:table-cell>
          <table:table-cell office:value-type="string" calcext:value-type="string" table:number-columns-spanned="1" table:number-rows-spanned="2">
            <text:p>ゲームパッドAPI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dom.gamepad.enabled",true);</text:p>
          </table:table-cell>
          <table:table-cell table:formula="of:=IF([.H259]=&quot;&quot;;&quot;?&quot;;IF([.J259]=&quot;&quot;;&quot;新規&quot;;IF([.H259]=[.J259];&quot;&quot;;&quot;○&quot;)))">
            <text:p/>
          </table:table-cell>
          <table:table-cell table:number-columns-repeated="2" office:value-type="string" calcext:value-type="string">
            <text:p>lockPref("dom.gamepad.enabled",true);</text:p>
          </table:table-cell>
          <table:table-cell office:value-type="string" calcext:value-type="string">
            <text:p>-</text:p>
          </table:table-cell>
          <table:table-cell table:number-columns-repeated="1012"/>
        </table:table-row>
        <table:table-row table:style-name="ro4">
          <table:table-cell office:value-type="string" calcext:value-type="string">
            <text:p>Script-3</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dom.gamepad.enabled",false);</text:p>
          </table:table-cell>
          <table:table-cell table:formula="of:=IF([.H260]=&quot;&quot;;&quot;?&quot;;IF([.J260]=&quot;&quot;;&quot;新規&quot;;IF([.H260]=[.J260];&quot;&quot;;&quot;○&quot;)))">
            <text:p/>
          </table:table-cell>
          <table:table-cell table:number-columns-repeated="2" office:value-type="string" calcext:value-type="string">
            <text:p>lockPref("dom.gamepad.enabled",false);</text:p>
          </table:table-cell>
          <table:table-cell office:value-type="string" calcext:value-type="string">
            <text:p>-</text:p>
          </table:table-cell>
          <table:table-cell table:number-columns-repeated="1012"/>
        </table:table-row>
        <table:table-row table:style-name="ro77">
          <table:table-cell office:value-type="string" calcext:value-type="string">
            <text:p>Plugin-1</text:p>
          </table:table-cell>
          <table:table-cell office:value-type="float" office:value="1" calcext:value-type="float">
            <text:p>1</text:p>
          </table:table-cell>
          <table:table-cell office:value-type="string" calcext:value-type="string" table:number-columns-spanned="1" table:number-rows-spanned="3">
            <text:p>セキュリティ</text:p>
          </table:table-cell>
          <table:table-cell office:value-type="string" calcext:value-type="string" table:number-columns-spanned="1" table:number-rows-spanned="3">
            <text:p>Java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1. アドオン「Force Addon Status」を導入する</text:p>
            <text:p>2. MCDで設定を反映する</text:p>
          </table:table-cell>
          <table:table-cell table:style-name="ce2" office:value-type="string" calcext:value-type="string">
            <text:p>lockPref("extensions.force-addon-status@clear-code.com.plugins.0.pattern", "^Java(\\(TM\\)| )");</text:p>
            <text:p>lockPref("extensions.force-addon-status@clear-code.com.plugins.0.enabledState", 0);</text:p>
          </table:table-cell>
          <table:table-cell table:formula="of:=IF([.H261]=&quot;&quot;;&quot;?&quot;;IF([.J261]=&quot;&quot;;&quot;新規&quot;;IF([.H261]=[.J261];&quot;&quot;;&quot;○&quot;)))">
            <text:p/>
          </table:table-cell>
          <table:table-cell office:value-type="string" calcext:value-type="string">
            <text:p>lockPref("extensions.force-addon-status@clear-code.com.plugins.0.pattern", "^Java(\\(TM\\)| )");</text:p>
            <text:p>lockPref("extensions.force-addon-status@clear-code.com.plugins.0.enabledState", 0);</text:p>
          </table:table-cell>
          <table:table-cell/>
          <table:table-cell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number-columns-repeated="1012"/>
        </table:table-row>
        <table:table-row table:style-name="ro11">
          <table:table-cell office:value-type="string" calcext:value-type="string">
            <text:p>Plugin-1</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アドオン「Force Addon Status」を導入する</text:p>
            <text:p>2. MCDで設定を反映する</text:p>
          </table:table-cell>
          <table:table-cell table:style-name="ce2" office:value-type="string" calcext:value-type="string">
            <text:p>lockPref("extensions.force-addon-status@clear-code.com.plugins.0.pattern", "^Java(\\(TM\\)| )");</text:p>
            <text:p>lockPref("extensions.force-addon-status@clear-code.com.plugins.0.enabledState", 2);</text:p>
          </table:table-cell>
          <table:table-cell table:formula="of:=IF([.H262]=&quot;&quot;;&quot;?&quot;;IF([.J262]=&quot;&quot;;&quot;新規&quot;;IF([.H262]=[.J262];&quot;&quot;;&quot;○&quot;)))">
            <text:p/>
          </table:table-cell>
          <table:table-cell office:value-type="string" calcext:value-type="string">
            <text:p>lockPref("extensions.force-addon-status@clear-code.com.plugins.0.pattern", "^Java(\\(TM\\)| )");</text:p>
            <text:p>lockPref("extensions.force-addon-status@clear-code.com.plugins.0.enabledState", 2);</text:p>
          </table:table-cell>
          <table:table-cell table:number-columns-repeated="1014"/>
        </table:table-row>
        <table:table-row table:style-name="ro11">
          <table:table-cell office:value-type="string" calcext:value-type="string">
            <text:p>Plugin-1</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1. アドオン「Force Addon Status」を導入する</text:p>
            <text:p>2. MCDで設定を反映する</text:p>
          </table:table-cell>
          <table:table-cell table:style-name="ce2" office:value-type="string" calcext:value-type="string">
            <text:p>lockPref("extensions.force-addon-status@clear-code.com.plugins.0.pattern", "^Java(\\(TM\\)| )");</text:p>
            <text:p>lockPref("extensions.force-addon-status@clear-code.com.plugins.0.enabledState", 1);</text:p>
          </table:table-cell>
          <table:table-cell table:formula="of:=IF([.H263]=&quot;&quot;;&quot;?&quot;;IF([.J263]=&quot;&quot;;&quot;新規&quot;;IF([.H263]=[.J263];&quot;&quot;;&quot;○&quot;)))">
            <text:p/>
          </table:table-cell>
          <table:table-cell office:value-type="string" calcext:value-type="string">
            <text:p>lockPref("extensions.force-addon-status@clear-code.com.plugins.0.pattern", "^Java(\\(TM\\)| )");</text:p>
            <text:p>lockPref("extensions.force-addon-status@clear-code.com.plugins.0.enabledState", 1);</text:p>
          </table:table-cell>
          <table:table-cell table:number-columns-repeated="1014"/>
        </table:table-row>
        <table:table-row table:style-name="ro16">
          <table:table-cell office:value-type="string" calcext:value-type="string">
            <text:p>Plugin-2</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Adobe Flash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hockwave Flash");</text:p>
            <text:p>lockPref("extensions.force-addon-status@clear-code.com.plugins.0.enabledState", 0);</text:p>
          </table:table-cell>
          <table:table-cell table:formula="of:=IF([.H264]=&quot;&quot;;&quot;?&quot;;IF([.J264]=&quot;&quot;;&quot;新規&quot;;IF([.H264]=[.J264];&quot;&quot;;&quot;○&quot;)))">
            <text:p/>
          </table:table-cell>
          <table:table-cell office:value-type="string" calcext:value-type="string">
            <text:p>lockPref("extensions.force-addon-status@clear-code.com.plugins.0.pattern", "^Shockwave Flash");</text:p>
            <text:p>lockPref("extensions.force-addon-status@clear-code.com.plugins.0.enabledState", 0);</text:p>
          </table:table-cell>
          <table:table-cell table:number-columns-repeated="1014"/>
        </table:table-row>
        <table:table-row table:style-name="ro16">
          <table:table-cell office:value-type="string" calcext:value-type="string">
            <text:p>Plugin-2</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hockwave Flash");</text:p>
            <text:p>lockPref("extensions.force-addon-status@clear-code.com.plugins.0.enabledState", 2);</text:p>
          </table:table-cell>
          <table:table-cell table:formula="of:=IF([.H265]=&quot;&quot;;&quot;?&quot;;IF([.J265]=&quot;&quot;;&quot;新規&quot;;IF([.H265]=[.J265];&quot;&quot;;&quot;○&quot;)))">
            <text:p/>
          </table:table-cell>
          <table:table-cell office:value-type="string" calcext:value-type="string">
            <text:p>lockPref("extensions.force-addon-status@clear-code.com.plugins.0.pattern", "^Shockwave Flash");</text:p>
            <text:p>lockPref("extensions.force-addon-status@clear-code.com.plugins.0.enabledState", 2);</text:p>
          </table:table-cell>
          <table:table-cell table:number-columns-repeated="1014"/>
        </table:table-row>
        <table:table-row table:style-name="ro16">
          <table:table-cell office:value-type="string" calcext:value-type="string">
            <text:p>Plugin-2</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hockwave Flash");</text:p>
            <text:p>lockPref("extensions.force-addon-status@clear-code.com.plugins.0.enabledState", 1);</text:p>
          </table:table-cell>
          <table:table-cell table:formula="of:=IF([.H266]=&quot;&quot;;&quot;?&quot;;IF([.J266]=&quot;&quot;;&quot;新規&quot;;IF([.H266]=[.J266];&quot;&quot;;&quot;○&quot;)))">
            <text:p/>
          </table:table-cell>
          <table:table-cell office:value-type="string" calcext:value-type="string">
            <text:p>lockPref("extensions.force-addon-status@clear-code.com.plugins.0.pattern", "^Shockwave Flash");</text:p>
            <text:p>lockPref("extensions.force-addon-status@clear-code.com.plugins.0.enabledState", 1);</text:p>
          </table:table-cell>
          <table:table-cell table:number-columns-repeated="1014"/>
        </table:table-row>
        <table:table-row table:style-name="ro16">
          <table:table-cell office:value-type="string" calcext:value-type="string">
            <text:p>Plugin-3</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Adobe Acrobat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Adobe Acrobat");</text:p>
            <text:p>lockPref("extensions.force-addon-status@clear-code.com.plugins.0.enabledState", 0);</text:p>
          </table:table-cell>
          <table:table-cell table:formula="of:=IF([.H267]=&quot;&quot;;&quot;?&quot;;IF([.J267]=&quot;&quot;;&quot;新規&quot;;IF([.H267]=[.J267];&quot;&quot;;&quot;○&quot;)))">
            <text:p/>
          </table:table-cell>
          <table:table-cell office:value-type="string" calcext:value-type="string">
            <text:p>lockPref("extensions.force-addon-status@clear-code.com.plugins.0.pattern", "^Adobe Acrobat");</text:p>
            <text:p>lockPref("extensions.force-addon-status@clear-code.com.plugins.0.enabledState", 0);</text:p>
          </table:table-cell>
          <table:table-cell table:number-columns-repeated="1014"/>
        </table:table-row>
        <table:table-row table:style-name="ro16">
          <table:table-cell office:value-type="string" calcext:value-type="string">
            <text:p>Plugin-3</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Adobe Acrobat");</text:p>
            <text:p>lockPref("extensions.force-addon-status@clear-code.com.plugins.0.enabledState", 2);</text:p>
          </table:table-cell>
          <table:table-cell table:formula="of:=IF([.H268]=&quot;&quot;;&quot;?&quot;;IF([.J268]=&quot;&quot;;&quot;新規&quot;;IF([.H268]=[.J268];&quot;&quot;;&quot;○&quot;)))">
            <text:p/>
          </table:table-cell>
          <table:table-cell office:value-type="string" calcext:value-type="string">
            <text:p>lockPref("extensions.force-addon-status@clear-code.com.plugins.0.pattern", "^Adobe Acrobat");</text:p>
            <text:p>lockPref("extensions.force-addon-status@clear-code.com.plugins.0.enabledState", 2);</text:p>
          </table:table-cell>
          <table:table-cell table:number-columns-repeated="1014"/>
        </table:table-row>
        <table:table-row table:style-name="ro16">
          <table:table-cell office:value-type="string" calcext:value-type="string">
            <text:p>Plugin-3</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Adobe Acrobat");</text:p>
            <text:p>lockPref("extensions.force-addon-status@clear-code.com.plugins.0.enabledState", 1);</text:p>
          </table:table-cell>
          <table:table-cell table:formula="of:=IF([.H269]=&quot;&quot;;&quot;?&quot;;IF([.J269]=&quot;&quot;;&quot;新規&quot;;IF([.H269]=[.J269];&quot;&quot;;&quot;○&quot;)))">
            <text:p/>
          </table:table-cell>
          <table:table-cell office:value-type="string" calcext:value-type="string">
            <text:p>lockPref("extensions.force-addon-status@clear-code.com.plugins.0.pattern", "^Adobe Acrobat");</text:p>
            <text:p>lockPref("extensions.force-addon-status@clear-code.com.plugins.0.enabledState", 1);</text:p>
          </table:table-cell>
          <table:table-cell table:number-columns-repeated="1014"/>
        </table:table-row>
        <table:table-row table:style-name="ro16">
          <table:table-cell office:value-type="string" calcext:value-type="string">
            <text:p>Plugin-4</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Shockwave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hockwave for Director");</text:p>
            <text:p>lockPref("extensions.force-addon-status@clear-code.com.plugins.0.enabledState", 0);</text:p>
          </table:table-cell>
          <table:table-cell table:formula="of:=IF([.H270]=&quot;&quot;;&quot;?&quot;;IF([.J270]=&quot;&quot;;&quot;新規&quot;;IF([.H270]=[.J270];&quot;&quot;;&quot;○&quot;)))">
            <text:p/>
          </table:table-cell>
          <table:table-cell office:value-type="string" calcext:value-type="string">
            <text:p>lockPref("extensions.force-addon-status@clear-code.com.plugins.0.pattern", "^Shockwave for Director");</text:p>
            <text:p>lockPref("extensions.force-addon-status@clear-code.com.plugins.0.enabledState", 0);</text:p>
          </table:table-cell>
          <table:table-cell table:number-columns-repeated="1014"/>
        </table:table-row>
        <table:table-row table:style-name="ro16">
          <table:table-cell office:value-type="string" calcext:value-type="string">
            <text:p>Plugin-4</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hockwave for Director");</text:p>
            <text:p>lockPref("extensions.force-addon-status@clear-code.com.plugins.0.enabledState", 2);</text:p>
          </table:table-cell>
          <table:table-cell table:formula="of:=IF([.H271]=&quot;&quot;;&quot;?&quot;;IF([.J271]=&quot;&quot;;&quot;新規&quot;;IF([.H271]=[.J271];&quot;&quot;;&quot;○&quot;)))">
            <text:p/>
          </table:table-cell>
          <table:table-cell office:value-type="string" calcext:value-type="string">
            <text:p>lockPref("extensions.force-addon-status@clear-code.com.plugins.0.pattern", "^Shockwave for Director");</text:p>
            <text:p>lockPref("extensions.force-addon-status@clear-code.com.plugins.0.enabledState", 2);</text:p>
          </table:table-cell>
          <table:table-cell table:number-columns-repeated="1014"/>
        </table:table-row>
        <table:table-row table:style-name="ro16">
          <table:table-cell office:value-type="string" calcext:value-type="string">
            <text:p>Plugin-4</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hockwave for Director");</text:p>
            <text:p>lockPref("extensions.force-addon-status@clear-code.com.plugins.0.enabledState", 1);</text:p>
          </table:table-cell>
          <table:table-cell table:formula="of:=IF([.H272]=&quot;&quot;;&quot;?&quot;;IF([.J272]=&quot;&quot;;&quot;新規&quot;;IF([.H272]=[.J272];&quot;&quot;;&quot;○&quot;)))">
            <text:p/>
          </table:table-cell>
          <table:table-cell office:value-type="string" calcext:value-type="string">
            <text:p>lockPref("extensions.force-addon-status@clear-code.com.plugins.0.pattern", "^Shockwave for Director");</text:p>
            <text:p>lockPref("extensions.force-addon-status@clear-code.com.plugins.0.enabledState", 1);</text:p>
          </table:table-cell>
          <table:table-cell table:number-columns-repeated="1014"/>
        </table:table-row>
        <table:table-row table:style-name="ro16">
          <table:table-cell office:value-type="string" calcext:value-type="string">
            <text:p>Plugin-5</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Silverlight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ilverlight Plug-In");</text:p>
            <text:p>lockPref("extensions.force-addon-status@clear-code.com.plugins.0.enabledState", 0);</text:p>
          </table:table-cell>
          <table:table-cell table:formula="of:=IF([.H273]=&quot;&quot;;&quot;?&quot;;IF([.J273]=&quot;&quot;;&quot;新規&quot;;IF([.H273]=[.J273];&quot;&quot;;&quot;○&quot;)))">
            <text:p/>
          </table:table-cell>
          <table:table-cell office:value-type="string" calcext:value-type="string">
            <text:p>lockPref("extensions.force-addon-status@clear-code.com.plugins.0.pattern", "^Silverlight Plug-In");</text:p>
            <text:p>lockPref("extensions.force-addon-status@clear-code.com.plugins.0.enabledState", 0);</text:p>
          </table:table-cell>
          <table:table-cell table:number-columns-repeated="1014"/>
        </table:table-row>
        <table:table-row table:style-name="ro16">
          <table:table-cell office:value-type="string" calcext:value-type="string">
            <text:p>Plugin-5</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ilverlight Plug-In");</text:p>
            <text:p>lockPref("extensions.force-addon-status@clear-code.com.plugins.0.enabledState", 2);</text:p>
          </table:table-cell>
          <table:table-cell table:formula="of:=IF([.H274]=&quot;&quot;;&quot;?&quot;;IF([.J274]=&quot;&quot;;&quot;新規&quot;;IF([.H274]=[.J274];&quot;&quot;;&quot;○&quot;)))">
            <text:p/>
          </table:table-cell>
          <table:table-cell office:value-type="string" calcext:value-type="string">
            <text:p>lockPref("extensions.force-addon-status@clear-code.com.plugins.0.pattern", "^Silverlight Plug-In");</text:p>
            <text:p>lockPref("extensions.force-addon-status@clear-code.com.plugins.0.enabledState", 2);</text:p>
          </table:table-cell>
          <table:table-cell table:number-columns-repeated="1014"/>
        </table:table-row>
        <table:table-row table:style-name="ro16">
          <table:table-cell office:value-type="string" calcext:value-type="string">
            <text:p>Plugin-5</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ilverlight Plug-In");</text:p>
            <text:p>lockPref("extensions.force-addon-status@clear-code.com.plugins.0.enabledState", 1);</text:p>
          </table:table-cell>
          <table:table-cell table:formula="of:=IF([.H275]=&quot;&quot;;&quot;?&quot;;IF([.J275]=&quot;&quot;;&quot;新規&quot;;IF([.H275]=[.J275];&quot;&quot;;&quot;○&quot;)))">
            <text:p/>
          </table:table-cell>
          <table:table-cell office:value-type="string" calcext:value-type="string">
            <text:p>lockPref("extensions.force-addon-status@clear-code.com.plugins.0.pattern", "^Silverlight Plug-In");</text:p>
            <text:p>lockPref("extensions.force-addon-status@clear-code.com.plugins.0.enabledState", 1);</text:p>
          </table:table-cell>
          <table:table-cell table:number-columns-repeated="1014"/>
        </table:table-row>
        <table:table-row table:style-name="ro17">
          <table:table-cell office:value-type="string" calcext:value-type="string">
            <text:p>Plugin-6</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Windows Media Player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既定）</text:p>
          </table:table-cell>
          <table:table-cell office:value-type="string" calcext:value-type="string">
            <text:p>1. np-mswmp.dllを導入する</text:p>
            <text:p>2. アドオン「Force Addon Status」を導入する</text:p>
            <text:p>3. MCDで設定を反映する</text:p>
          </table:table-cell>
          <table:table-cell table:style-name="ce1"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formula="of:=IF([.H276]=&quot;&quot;;&quot;?&quot;;IF([.J276]=&quot;&quot;;&quot;新規&quot;;IF([.H276]=[.J276];&quot;&quot;;&quot;○&quot;)))">
            <text:p/>
          </table:table-cell>
          <table:table-cell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number-columns-repeated="1014"/>
        </table:table-row>
        <table:table-row table:style-name="ro17">
          <table:table-cell office:value-type="string" calcext:value-type="string">
            <text:p>Plugin-6</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np-mswmp.dllを導入する</text:p>
            <text:p>2. アドオン「Force Addon Status」を導入する</text:p>
            <text:p>3. MCDで設定を反映する</text:p>
          </table:table-cell>
          <table:table-cell table:style-name="ce1"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formula="of:=IF([.H277]=&quot;&quot;;&quot;?&quot;;IF([.J277]=&quot;&quot;;&quot;新規&quot;;IF([.H277]=[.J277];&quot;&quot;;&quot;○&quot;)))">
            <text:p/>
          </table:table-cell>
          <table:table-cell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number-columns-repeated="1014"/>
        </table:table-row>
        <table:table-row table:style-name="ro17">
          <table:table-cell office:value-type="string" calcext:value-type="string">
            <text:p>Plugin-6</text:p>
          </table:table-cell>
          <table:table-cell office:value-type="float" office:value="3" calcext:value-type="float">
            <text:p>3</text:p>
          </table:table-cell>
          <table:covered-table-cell table:number-columns-repeated="3"/>
          <table:table-cell office:value-type="string" calcext:value-type="string">
            <text:p>クリックされたら有効にする</text:p>
          </table:table-cell>
          <table:table-cell office:value-type="string" calcext:value-type="string">
            <text:p>1. np-mswmp.dllを導入する</text:p>
            <text:p>2. アドオン「Force Addon Status」を導入する</text:p>
            <text:p>3. MCDで設定を反映する</text:p>
          </table:table-cell>
          <table:table-cell table:style-name="ce1"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formula="of:=IF([.H278]=&quot;&quot;;&quot;?&quot;;IF([.J278]=&quot;&quot;;&quot;新規&quot;;IF([.H278]=[.J278];&quot;&quot;;&quot;○&quot;)))">
            <text:p/>
          </table:table-cell>
          <table:table-cell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number-columns-repeated="1014"/>
        </table:table-row>
        <table:table-row table:style-name="ro78">
          <table:table-cell office:value-type="string" calcext:value-type="string">
            <text:p>Plugin-7</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Cisco WebEx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既定）</text:p>
          </table:table-cell>
          <table:table-cell office:value-type="string" calcext:value-type="string">
            <text:p>1. npatgpc.dllを導入する</text:p>
            <text:p>2. アドオン「Force Addon Status」を導入する</text:p>
            <text:p>3. MCDで設定を反映する</text:p>
          </table:table-cell>
          <table:table-cell table:style-name="ce1"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table-cell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number-columns-repeated="1014"/>
        </table:table-row>
        <table:table-row table:style-name="ro78">
          <table:table-cell office:value-type="string" calcext:value-type="string">
            <text:p>Plugin-7</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npatgpcp.dllを導入する</text:p>
            <text:p>2. アドオン「Force Addon Status」を導入する</text:p>
            <text:p>3. MCDで設定を反映する</text:p>
          </table:table-cell>
          <table:table-cell table:style-name="ce1"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formula="of:=IF([.H280]=&quot;&quot;;&quot;?&quot;;IF([.J280]=&quot;&quot;;&quot;新規&quot;;IF([.H280]=[.J280];&quot;&quot;;&quot;○&quot;)))">
            <text:p/>
          </table:table-cell>
          <table:table-cell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number-columns-repeated="1014"/>
        </table:table-row>
        <table:table-row table:style-name="ro78">
          <table:table-cell office:value-type="string" calcext:value-type="string">
            <text:p>Plugin-7</text:p>
          </table:table-cell>
          <table:table-cell office:value-type="float" office:value="3" calcext:value-type="float">
            <text:p>3</text:p>
          </table:table-cell>
          <table:covered-table-cell table:number-columns-repeated="3"/>
          <table:table-cell office:value-type="string" calcext:value-type="string">
            <text:p>クリックされたら有効にする</text:p>
          </table:table-cell>
          <table:table-cell office:value-type="string" calcext:value-type="string">
            <text:p>1. npatgpcp.dllを導入する</text:p>
            <text:p>2. アドオン「Force Addon Status」を導入する</text:p>
            <text:p>3. MCDで設定を反映する</text:p>
          </table:table-cell>
          <table:table-cell table:style-name="ce1"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formula="of:=IF([.H281]=&quot;&quot;;&quot;?&quot;;IF([.J281]=&quot;&quot;;&quot;新規&quot;;IF([.H281]=[.J281];&quot;&quot;;&quot;○&quot;)))">
            <text:p/>
          </table:table-cell>
          <table:table-cell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number-columns-repeated="1014"/>
        </table:table-row>
        <table:table-row table:style-name="ro8">
          <table:table-cell office:value-type="string" calcext:value-type="string">
            <text:p>Plugin-8</text:p>
          </table:table-cell>
          <table:table-cell office:value-type="float" office:value="1" calcext:value-type="float">
            <text:p>1</text:p>
          </table:table-cell>
          <table:table-cell office:value-type="string" calcext:value-type="string" table:number-columns-spanned="1" table:number-rows-spanned="2">
            <text:p>プラグイン</text:p>
          </table:table-cell>
          <table:table-cell office:value-type="string" calcext:value-type="string" table:number-columns-spanned="1" table:number-rows-spanned="2">
            <text:p>Gecko Media Pluginの利用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2" office:value-type="string" calcext:value-type="string">
            <text:p>-</text:p>
          </table:table-cell>
          <table:table-cell table:formula="of:=IF([.H282]=&quot;&quot;;&quot;?&quot;;IF([.J282]=&quot;&quot;;&quot;新規&quot;;IF([.H282]=[.J282];&quot;&quot;;&quot;○&quot;)))">
            <text:p/>
          </table:table-cell>
          <table:table-cell office:value-type="string" calcext:value-type="string">
            <text:p>-</text:p>
          </table:table-cell>
          <table:table-cell table:number-columns-repeated="1014"/>
        </table:table-row>
        <table:table-row table:style-name="ro49">
          <table:table-cell office:value-type="string" calcext:value-type="string">
            <text:p>Plugin-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able:table-cell>
          <table:table-cell table:formula="of:=IF([.H283]=&quot;&quot;;&quot;?&quot;;IF([.J283]=&quot;&quot;;&quot;新規&quot;;IF([.H283]=[.J283];&quot;&quot;;&quot;○&quot;)))">
            <text:p/>
          </table:table-cell>
          <table:table-cell office:value-type="string" calcext:value-type="string">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able:table-cell>
          <table:table-cell table:number-columns-repeated="1014"/>
        </table:table-row>
        <table:table-row table:style-name="ro29">
          <table:table-cell office:value-type="string" calcext:value-type="string">
            <text:p>External-1</text:p>
          </table:table-cell>
          <table:table-cell office:value-type="float" office:value="1" calcext:value-type="float">
            <text:p>1</text:p>
          </table:table-cell>
          <table:table-cell office:value-type="string" calcext:value-type="string" table:number-columns-spanned="1" table:number-rows-spanned="2">
            <text:p>外部アプリケーションとの連携</text:p>
          </table:table-cell>
          <table:table-cell office:value-type="string" calcext:value-type="string" table:number-columns-spanned="1" table:number-rows-spanned="2">
            <text:p>ファイルをダウンロードして直接外部アプリケーションで開く時の挙動</text:p>
          </table:table-cell>
          <table:table-cell office:value-type="string" calcext:value-type="string" table:number-columns-spanned="1" table:number-rows-spanned="2">
            <text:p>-</text:p>
          </table:table-cell>
          <table:table-cell office:value-type="string" calcext:value-type="string">
            <text:p>ファイルを読み込み専用で開き、アプリケーション終了後に一時ファイルを削除する（既定）</text:p>
          </table:table-cell>
          <table:table-cell office:value-type="string" calcext:value-type="string">
            <text:p>MCDで設定を反映する</text:p>
          </table:table-cell>
          <table:table-cell table:style-name="ce2" office:value-type="string" calcext:value-type="string">
            <text:p>lockPref("browser.helperApps.deleteTempFileOnExit", true);</text:p>
          </table:table-cell>
          <table:table-cell table:formula="of:=IF([.H284]=&quot;&quot;;&quot;?&quot;;IF([.J284]=&quot;&quot;;&quot;新規&quot;;IF([.H284]=[.J284];&quot;&quot;;&quot;○&quot;)))">
            <text:p/>
          </table:table-cell>
          <table:table-cell office:value-type="string" calcext:value-type="string">
            <text:p>lockPref("browser.helperApps.deleteTempFileOnExit", true);</text:p>
          </table:table-cell>
          <table:table-cell table:number-columns-repeated="1014"/>
        </table:table-row>
        <table:table-row table:style-name="ro23">
          <table:table-cell office:value-type="string" calcext:value-type="string">
            <text:p>External-1</text:p>
          </table:table-cell>
          <table:table-cell office:value-type="float" office:value="2" calcext:value-type="float">
            <text:p>2</text:p>
          </table:table-cell>
          <table:covered-table-cell table:number-columns-repeated="3"/>
          <table:table-cell office:value-type="string" calcext:value-type="string">
            <text:p>ファイルを読み書き可能で開き、アプリケーション終了後に一時ファイルを削除しない</text:p>
          </table:table-cell>
          <table:table-cell office:value-type="string" calcext:value-type="string">
            <text:p>MCDで設定を反映する</text:p>
          </table:table-cell>
          <table:table-cell table:style-name="ce2" office:value-type="string" calcext:value-type="string">
            <text:p>lockPref("browser.helperApps.deleteTempFileOnExit", false);</text:p>
          </table:table-cell>
          <table:table-cell table:formula="of:=IF([.H285]=&quot;&quot;;&quot;?&quot;;IF([.J285]=&quot;&quot;;&quot;新規&quot;;IF([.H285]=[.J285];&quot;&quot;;&quot;○&quot;)))">
            <text:p/>
          </table:table-cell>
          <table:table-cell table:style-name="ce4" office:value-type="string" calcext:value-type="string">
            <text:p>lockPref("browser.helperApps.deleteTempFileOnExit", false);</text:p>
          </table:table-cell>
          <table:table-cell table:number-columns-repeated="1014"/>
        </table:table-row>
        <table:table-row table:style-name="ro11">
          <table:table-cell office:value-type="string" calcext:value-type="string">
            <text:p>Stability-1</text:p>
          </table:table-cell>
          <table:table-cell office:value-type="float" office:value="1" calcext:value-type="float">
            <text:p>1</text:p>
          </table:table-cell>
          <table:table-cell office:value-type="string" calcext:value-type="string" table:number-columns-spanned="1" table:number-rows-spanned="2">
            <text:p>動作の安定性</text:p>
          </table:table-cell>
          <table:table-cell office:value-type="string" calcext:value-type="string" table:number-columns-spanned="1" table:number-rows-spanned="2">
            <text:p>ハードウェアアクセラレーションを有効化するかどうか</text:p>
          </table:table-cell>
          <table:table-cell office:value-type="string" calcext:value-type="string" table:number-columns-spanned="1" table:number-rows-spanned="2">
            <text:p>-</text:p>
          </table:table-cell>
          <table:table-cell office:value-type="string" calcext:value-type="string">
            <text:p>有効化する（安定性より描画性能を優先する）</text:p>
          </table:table-cell>
          <table:table-cell office:value-type="string" calcext:value-type="string">
            <text:p>MCDで設定を反映する</text:p>
          </table:table-cell>
          <table:table-cell office:value-type="string" calcext:value-type="string">
            <text:p>lockPref("gfx.direct2d.disabled", false);</text:p>
            <text:p>lockPref("layers.acceleration.disabled", false);</text:p>
          </table:table-cell>
          <table:table-cell table:formula="of:=IF([.H286]=&quot;&quot;;&quot;?&quot;;IF([.J286]=&quot;&quot;;&quot;新規&quot;;IF([.H286]=[.J286];&quot;&quot;;&quot;○&quot;)))" office:value-type="string" office:string-value="新規" calcext:value-type="string">
            <text:p>新規</text:p>
          </table:table-cell>
          <table:table-cell table:number-columns-repeated="1015"/>
        </table:table-row>
        <table:table-row table:style-name="ro4">
          <table:table-cell office:value-type="string" calcext:value-type="string">
            <text:p>Stability-1</text:p>
          </table:table-cell>
          <table:table-cell office:value-type="float" office:value="2" calcext:value-type="float">
            <text:p>2</text:p>
          </table:table-cell>
          <table:covered-table-cell table:number-columns-repeated="3"/>
          <table:table-cell office:value-type="string" calcext:value-type="string">
            <text:p>無効化する（描画性能より安定性を優先する）</text:p>
          </table:table-cell>
          <table:table-cell office:value-type="string" calcext:value-type="string">
            <text:p>MCDで設定を反映する</text:p>
          </table:table-cell>
          <table:table-cell office:value-type="string" calcext:value-type="string">
            <text:p>lockPref("gfx.direct2d.disabled", true);</text:p>
            <text:p>lockPref("layers.acceleration.disabled", true);</text:p>
          </table:table-cell>
          <table:table-cell table:formula="of:=IF([.H287]=&quot;&quot;;&quot;?&quot;;IF([.J287]=&quot;&quot;;&quot;新規&quot;;IF([.H287]=[.J287];&quot;&quot;;&quot;○&quot;)))" office:value-type="string" office:string-value="新規" calcext:value-type="string">
            <text:p>新規</text:p>
          </table:table-cell>
          <table:table-cell table:number-columns-repeated="1015"/>
        </table:table-row>
        <table:table-row table:style-name="ro8" table:number-rows-repeated="1048288">
          <table:table-cell table:number-columns-repeated="1024"/>
        </table:table-row>
        <table:table-row table:style-name="ro79">
          <table:table-cell table:number-columns-repeated="1024"/>
        </table:table-row>
      </table:table>
      <table:table table:name="menuitem-shortcut-disable-items" table:style-name="ta1">
        <office:forms form:automatic-focus="false" form:apply-design-mode="false"/>
        <table:table-column table:style-name="co13" table:default-cell-style-name="ce1"/>
        <table:table-column table:style-name="co14" table:default-cell-style-name="ce1"/>
        <table:table-column table:style-name="co15" table:visibility="collapse" table:default-cell-style-name="ce1"/>
        <table:table-column table:style-name="co16" table:default-cell-style-name="ce1"/>
        <table:table-column table:style-name="co17" table:default-cell-style-name="ce1"/>
        <table:table-column table:style-name="co18" table:default-cell-style-name="ce1"/>
        <table:table-column table:style-name="co18" table:visibility="collapse" table:default-cell-style-name="ce1"/>
        <table:table-column table:style-name="co19" table:visibility="collapse" table:default-cell-style-name="ce1"/>
        <table:table-column table:style-name="co19" table:default-cell-style-name="ce1"/>
        <table:table-column table:style-name="co16" table:default-cell-style-name="ce1"/>
        <table:table-column table:style-name="co17" table:default-cell-style-name="ce1"/>
        <table:table-column table:style-name="co18" table:default-cell-style-name="ce1"/>
        <table:table-column table:style-name="co19" table:default-cell-style-name="ce1"/>
        <table:table-column table:style-name="co20" table:default-cell-style-name="ce1"/>
        <table:table-column table:style-name="co17" table:default-cell-style-name="ce1"/>
        <table:table-column table:style-name="co18" table:default-cell-style-name="ce1"/>
        <table:table-column table:style-name="co19" table:default-cell-style-name="ce1"/>
        <table:table-column table:style-name="co21" table:default-cell-style-name="ce1"/>
        <table:table-column table:style-name="co17" table:default-cell-style-name="ce1"/>
        <table:table-column table:style-name="co18" table:default-cell-style-name="ce1"/>
        <table:table-column table:style-name="co12" table:number-columns-repeated="1003" table:default-cell-style-name="ce1"/>
        <table:table-row table:style-name="ro80">
          <table:table-cell/>
          <table:table-cell office:value-type="string" calcext:value-type="string" table:number-columns-spanned="10" table:number-rows-spanned="1">
            <text:p>無効化に際しては、特に断りがない限りアドオン「UI Text Overrider」および「globalChrome.css」を導入して、MCDおよびglobalChrome.cssにて設定を反映するものとする。</text:p>
            <text:p/>
            <text:p>MCDによる設定:</text:p>
            <text:p>// disable shortcuts and UI</text:p>
            <text:p>var killedItems = [];</text:p>
            <text:p>var killedItemsWithDelay = [];</text:p>
            <text:p>var hiddenItemsWithDelay = [];</text:p>
            <text:p/>
            <text:p>// ここに書く</text:p>
            <text:p>// CSSセレクタID内の:をエスケープしている\（バックスラッシュ）は\\にすること</text:p>
            <text:p>// killedItems.push("...");</text:p>
            <text:p/>
            <text:p>function setKillItemRule(aIdentifier, aSelector, aDelayed, aDisableCommand) {</text:p>
            <text:p>  lockPref("extensions.uitextoverrider@clear-code.com." + aIdentifier, aSelector);</text:p>
            <text:p>  lockPref("extensions.uitextoverrider@clear-code.com." + aIdentifier + ".disabled", "true");</text:p>
            <text:p>  lockPref("extensions.uitextoverrider@clear-code.com." + aIdentifier + ".hidden", "true");</text:p>
            <text:p>  lockPref("extensions.uitextoverrider@clear-code.com." + aIdentifier + ".readonly", "true");</text:p>
            <text:p>  if (aDisableCommand) {</text:p>
            <text:p>    lockPref("extensions.uitextoverrider@clear-code.com." + aIdentifier + ".command", "");</text:p>
            <text:p>    lockPref("extensions.uitextoverrider@clear-code.com." + aIdentifier + ".oncommand", "");</text:p>
            <text:p>  }</text:p>
            <text:p>  lockPref("extensions.uitextoverrider@clear-code.com." + aIdentifier + ".always-hidden", "true");</text:p>
            <text:p>  lockPref("extensions.uitextoverrider@clear-code.com." + aIdentifier + ".delayed", aDelayed == true);</text:p>
            <text:p>}</text:p>
            <text:p>setKillItemRule("killedItems",          killedItems.join(","),          false, true);</text:p>
            <text:p>setKillItemRule("killedItemsWithDelay", killedItemsWithDelay.join(","), true,  true);</text:p>
            <text:p>setKillItemRule("hiddenItemsWithDelay", hiddenItemsWithDelay.join(","), true,  false);</text:p>
            <text:p/>
            <text:p>globalChrome.cssによる設定:</text:p>
            <text:p>@-moz-document url-prefix("chrome://browser/content/browser.xul") {</text:p>
            <text:p>  （セレクタ）,</text:p>
            <text:p>  /* MenuShortcut-common */</text:p>
            <text:p>  *[always-hidden="true"] {</text:p>
            <text:p>    display: none !important;</text:p>
            <text:p>    -moz-user-focus: ignore !important;</text:p>
            <text:p>  }</text:p>
            <text:p>}</text:p>
          </table:table-cell>
          <table:covered-table-cell table:number-columns-repeated="9"/>
          <table:table-cell table:number-columns-repeated="1012"/>
        </table:table-row>
        <table:table-row table:style-name="ro8">
          <table:table-cell table:number-columns-repeated="1023"/>
        </table:table-row>
        <table:table-row table:style-name="ro8">
          <table:table-cell office:value-type="string" calcext:value-type="string" table:number-columns-spanned="1" table:number-rows-spanned="2">
            <text:p>設定項目番号</text:p>
          </table:table-cell>
          <table:table-cell office:value-type="string" calcext:value-type="string" table:number-columns-spanned="1" table:number-rows-spanned="2">
            <text:p>無効化対象</text:p>
          </table:table-cell>
          <table:table-cell office:value-type="string" calcext:value-type="string" table:number-columns-spanned="1" table:number-rows-spanned="2">
            <text:p>識別子</text:p>
          </table:table-cell>
          <table:table-cell office:value-type="string" calcext:value-type="string" table:number-columns-spanned="6" table:number-rows-spanned="1">
            <text:p>Firefox 45</text:p>
          </table:table-cell>
          <table:covered-table-cell table:number-columns-repeated="5"/>
          <table:table-cell office:value-type="string" calcext:value-type="string" table:number-columns-spanned="4" table:number-rows-spanned="1">
            <text:p>Firefox 38</text:p>
          </table:table-cell>
          <table:covered-table-cell table:number-columns-repeated="3"/>
          <table:table-cell office:value-type="string" calcext:value-type="string" table:number-columns-spanned="4" table:number-rows-spanned="1">
            <text:p>Firefox 31</text:p>
          </table:table-cell>
          <table:covered-table-cell table:number-columns-repeated="3"/>
          <table:table-cell office:value-type="string" calcext:value-type="string" table:number-columns-spanned="3" table:number-rows-spanned="1">
            <text:p>Firefox 24</text:p>
          </table:table-cell>
          <table:covered-table-cell table:number-columns-repeated="2"/>
          <table:table-cell table:number-columns-repeated="1003"/>
        </table:table-row>
        <table:table-row table:style-name="ro81">
          <table:covered-table-cell table:number-columns-repeated="3"/>
          <table:table-cell office:value-type="string" calcext:value-type="string">
            <text:p>ショートカット</text:p>
          </table:table-cell>
          <table:table-cell office:value-type="string" calcext:value-type="string">
            <text:p>セレクタ</text:p>
          </table:table-cell>
          <table:table-cell office:value-type="string" calcext:value-type="string">
            <text:p>分類</text:p>
          </table:table-cell>
          <table:table-cell office:value-type="string" calcext:value-type="string">
            <text:p>遅延初期化</text:p>
          </table:table-cell>
          <table:table-cell office:value-type="string" calcext:value-type="string">
            <text:p>oncommandを</text:p>
            <text:p>空にする</text:p>
          </table:table-cell>
          <table:table-cell office:value-type="string" calcext:value-type="string">
            <text:p>Firefox 38からの変更</text:p>
          </table:table-cell>
          <table:table-cell office:value-type="string" calcext:value-type="string">
            <text:p>ショートカット</text:p>
          </table:table-cell>
          <table:table-cell office:value-type="string" calcext:value-type="string">
            <text:p>セレクタ</text:p>
          </table:table-cell>
          <table:table-cell office:value-type="string" calcext:value-type="string">
            <text:p>遅延初期化</text:p>
          </table:table-cell>
          <table:table-cell office:value-type="string" calcext:value-type="string">
            <text:p>oncommandを</text:p>
            <text:p>空にする</text:p>
          </table:table-cell>
          <table:table-cell office:value-type="string" calcext:value-type="string">
            <text:p>ショートカット</text:p>
          </table:table-cell>
          <table:table-cell office:value-type="string" calcext:value-type="string">
            <text:p>セレクタ</text:p>
          </table:table-cell>
          <table:table-cell office:value-type="string" calcext:value-type="string">
            <text:p>遅延初期化</text:p>
          </table:table-cell>
          <table:table-cell office:value-type="string" calcext:value-type="string">
            <text:p>oncommandを</text:p>
            <text:p>空にする</text:p>
          </table:table-cell>
          <table:table-cell office:value-type="string" calcext:value-type="string">
            <text:p>ショートカット</text:p>
          </table:table-cell>
          <table:table-cell office:value-type="string" calcext:value-type="string">
            <text:p>セレクタ</text:p>
          </table:table-cell>
          <table:table-cell office:value-type="string" calcext:value-type="string">
            <text:p>遅延初期化</text:p>
          </table:table-cell>
          <table:table-cell table:number-columns-repeated="1003"/>
        </table:table-row>
        <table:table-row table:style-name="ro82">
          <table:table-cell office:value-type="string" calcext:value-type="string">
            <text:p>MenuShortcut-1</text:p>
          </table:table-cell>
          <table:table-cell office:value-type="string" calcext:value-type="string">
            <text:p>閉じたタブを開き直す</text:p>
          </table:table-cell>
          <table:table-cell office:value-type="string" calcext:value-type="string">
            <text:p>undoCloseTab</text:p>
          </table:table-cell>
          <table:table-cell office:value-type="string" calcext:value-type="string">
            <text:p>Ctrl-Shift-T</text:p>
          </table:table-cell>
          <table:table-cell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office:value-type="string" calcext:value-type="string">
            <text:p>killedItems</text:p>
          </table:table-cell>
          <table:table-cell table:style-name="ce17" office:value-type="string" calcext:value-type="string">
            <text:p>false</text:p>
          </table:table-cell>
          <table:table-cell office:value-type="string" calcext:value-type="string">
            <text:p>yes</text:p>
          </table:table-cell>
          <table:table-cell table:formula="of:=IF(AND([.D5]=[.J5];[.E5]=[.K5];[.G5]=[.L5];[.H5]=[.M5]);&quot;&quot;;&quot;○&quot;)">
            <text:p/>
          </table:table-cell>
          <table:table-cell office:value-type="string" calcext:value-type="string">
            <text:p>Ctrl-Shift-T</text:p>
          </table:table-cell>
          <table:table-cell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17"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key_undoCloseTab,</text:p>
            <text:p>#History\:UndoCloseTab,</text:p>
            <text:p>#historyUndoMenu,</text:p>
            <text:p>#context_undoCloseTab,</text:p>
            <text:p>#PanelUI-recentlyClosedTabs-separator,</text:p>
            <text:p>#PanelUI-recentlyClosedTabs</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T</text:p>
          </table:table-cell>
          <table:table-cell office:value-type="string" calcext:value-type="string">
            <text:p>#key_undoCloseTab,</text:p>
            <text:p>#History\:UndoCloseTab,</text:p>
            <text:p>#historyUndoMenu,</text:p>
            <text:p>#context_undoCloseTab</text:p>
          </table:table-cell>
          <table:table-cell table:style-name="ce17" office:value-type="string" calcext:value-type="string">
            <text:p>false</text:p>
          </table:table-cell>
          <table:table-cell table:number-columns-repeated="1003"/>
        </table:table-row>
        <table:table-row table:style-name="ro83">
          <table:table-cell office:value-type="string" calcext:value-type="string">
            <text:p>MenuShortcut-2</text:p>
          </table:table-cell>
          <table:table-cell office:value-type="string" calcext:value-type="string">
            <text:p>閉じたウィンドウを開き直す</text:p>
          </table:table-cell>
          <table:table-cell office:value-type="string" calcext:value-type="string">
            <text:p>undoCloseWindow</text:p>
          </table:table-cell>
          <table:table-cell office:value-type="string" calcext:value-type="string">
            <text:p>Ctrl-Shift-N</text:p>
          </table:table-cell>
          <table:table-cell office:value-type="string" calcext:value-type="string">
            <text:p>#key_undoCloseWindow,</text:p>
            <text:p>#History\:UndoCloseWindow,</text:p>
            <text:p>#historyUndoWindowMenu,</text:p>
            <text:p>#PanelUI-recentlyClosedWindows-separator,</text:p>
            <text:p>#PanelUI-recentlyClosedWindows</text:p>
          </table:table-cell>
          <table:table-cell office:value-type="string" calcext:value-type="string">
            <text:p>killedItems</text:p>
          </table:table-cell>
          <table:table-cell table:style-name="ce17" office:value-type="string" calcext:value-type="string">
            <text:p>false</text:p>
          </table:table-cell>
          <table:table-cell office:value-type="string" calcext:value-type="string">
            <text:p>yes</text:p>
          </table:table-cell>
          <table:table-cell table:formula="of:=IF(AND([.D6]=[.J6];[.E6]=[.K6];[.G6]=[.L6];[.H6]=[.M6]);&quot;&quot;;&quot;○&quot;)">
            <text:p/>
          </table:table-cell>
          <table:table-cell office:value-type="string" calcext:value-type="string">
            <text:p>Ctrl-Shift-N</text:p>
          </table:table-cell>
          <table:table-cell office:value-type="string" calcext:value-type="string">
            <text:p>#key_undoCloseWindow,</text:p>
            <text:p>#History\:UndoCloseWindow,</text:p>
            <text:p>#historyUndoWindowMenu,</text:p>
            <text:p>#PanelUI-recentlyClosedWindows-separator,</text:p>
            <text:p>#PanelUI-recentlyClosedWindows</text:p>
          </table:table-cell>
          <table:table-cell table:style-name="ce17"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key_undoCloseWindow,</text:p>
            <text:p>#History\:UndoCloseWindow,</text:p>
            <text:p>#historyUndoWindowMenu,</text:p>
            <text:p>#PanelUI-recentlyClosedWindows-separator,</text:p>
            <text:p>#PanelUI-recentlyClosedWindows</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N</text:p>
          </table:table-cell>
          <table:table-cell office:value-type="string" calcext:value-type="string">
            <text:p>#History\:UndoCloseWindow,</text:p>
            <text:p>#historyUndoWindowMenu</text:p>
          </table:table-cell>
          <table:table-cell table:style-name="ce17" office:value-type="string" calcext:value-type="string">
            <text:p>false</text:p>
          </table:table-cell>
          <table:table-cell table:number-columns-repeated="1003"/>
        </table:table-row>
        <table:table-row table:style-name="ro84">
          <table:table-cell office:value-type="string" calcext:value-type="string">
            <text:p>MenuShortcut-3</text:p>
          </table:table-cell>
          <table:table-cell office:value-type="string" calcext:value-type="string">
            <text:p>ファイル＞新しいプライベートウィンドウを開く</text:p>
          </table:table-cell>
          <table:table-cell office:value-type="string" calcext:value-type="string">
            <text:p>undoCloseWindow</text:p>
          </table:table-cell>
          <table:table-cell office:value-type="string" calcext:value-type="string">
            <text:p>Ctrl-Shift-P</text:p>
          </table:table-cell>
          <table:table-cell office:value-type="string" calcext:value-type="string">
            <text:p>#menu_newPrivateWindow,</text:p>
            <text:p>#privatebrowsing-button,</text:p>
            <text:p>#wrapper-privatebrowsing-button,</text:p>
            <text:p>#key_privatebrowsing,</text:p>
            <text:p>#Tools\:PrivateBrowsing,</text:p>
            <text:p>#context-openlinkprivate</text:p>
          </table:table-cell>
          <table:table-cell office:value-type="string" calcext:value-type="string">
            <text:p>killedItems</text:p>
          </table:table-cell>
          <table:table-cell table:style-name="ce17" office:value-type="string" calcext:value-type="string">
            <text:p>false</text:p>
          </table:table-cell>
          <table:table-cell office:value-type="string" calcext:value-type="string">
            <text:p>yes</text:p>
          </table:table-cell>
          <table:table-cell table:formula="of:=IF(AND([.D7]=[.J7];[.E7]=[.K7];[.G7]=[.L7];[.H7]=[.M7]);&quot;&quot;;&quot;○&quot;)">
            <text:p/>
          </table:table-cell>
          <table:table-cell office:value-type="string" calcext:value-type="string">
            <text:p>Ctrl-Shift-P</text:p>
          </table:table-cell>
          <table:table-cell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17"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menu_newPrivateWindow,</text:p>
            <text:p>#privatebrowsing-button,</text:p>
            <text:p>#wrapper-privatebrowsing-button,</text:p>
            <text:p>#key_privatebrowsing,</text:p>
            <text:p>#Tools\:PrivateBrowsing,</text:p>
            <text:p>#context-openlinkprivate</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P</text:p>
          </table:table-cell>
          <table:table-cell office:value-type="string" calcext:value-type="string">
            <text:p>#appmenu_newPrivateWindow, #menu_newPrivateWindow</text:p>
          </table:table-cell>
          <table:table-cell table:style-name="ce17" office:value-type="string" calcext:value-type="string">
            <text:p>false</text:p>
          </table:table-cell>
          <table:table-cell table:number-columns-repeated="1003"/>
        </table:table-row>
        <table:table-row table:style-name="ro84">
          <table:table-cell office:value-type="string" calcext:value-type="string">
            <text:p>MenuShortcut-4</text:p>
          </table:table-cell>
          <table:table-cell office:value-type="string" calcext:value-type="string">
            <text:p>ファイル＞ページのURLをメールで送信（ページのURLをメールで送信ボタン）</text:p>
          </table:table-cell>
          <table:table-cell office:value-type="string" calcext:value-type="string">
            <text:p>browser_sendLink</text:p>
          </table:table-cell>
          <table:table-cell office:value-type="string" calcext:value-type="string">
            <text:p>-</text:p>
          </table:table-cell>
          <table:table-cell office:value-type="string" calcext:value-type="string">
            <text:p>#Browser\:SendLink,</text:p>
            <text:p>#appmenu_sendLink,</text:p>
            <text:p>#menu_sendLink,</text:p>
            <text:p>#context-sendpage,</text:p>
            <text:p>#email-link-button,</text:p>
            <text:p>#wrapper-email-link-button</text:p>
          </table:table-cell>
          <table:table-cell office:value-type="string" calcext:value-type="string">
            <text:p>killedItems</text:p>
          </table:table-cell>
          <table:table-cell table:style-name="ce17" office:value-type="string" calcext:value-type="string">
            <text:p>false</text:p>
          </table:table-cell>
          <table:table-cell office:value-type="string" calcext:value-type="string">
            <text:p>yes</text:p>
          </table:table-cell>
          <table:table-cell table:formula="of:=IF(AND([.D8]=[.J8];[.E8]=[.K8];[.G8]=[.L8];[.H8]=[.M8]);&quot;&quot;;&quot;○&quot;)">
            <text:p/>
          </table:table-cell>
          <table:table-cell office:value-type="string" calcext:value-type="string">
            <text:p>-</text:p>
          </table:table-cell>
          <table:table-cell office:value-type="string" calcext:value-type="string">
            <text:p>#Browser\:SendLink,</text:p>
            <text:p>#appmenu_sendLink,</text:p>
            <text:p>#menu_sendLink,</text:p>
            <text:p>#context-sendpage,</text:p>
            <text:p>#email-link-button,</text:p>
            <text:p>#wrapper-email-link-button</text:p>
          </table:table-cell>
          <table:table-cell table:style-name="ce17"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Browser\:SendLink,</text:p>
            <text:p>#appmenu_sendLink,</text:p>
            <text:p>#menu_sendLink,</text:p>
            <text:p>#context-sendpage,</text:p>
            <text:p>#email-link-button,</text:p>
            <text:p>#wrapper-email-link-button</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Browser\:SendLink,</text:p>
            <text:p>#appmenu_sendLink,</text:p>
            <text:p>#menu_sendLink,</text:p>
            <text:p>#context-sendpage</text:p>
          </table:table-cell>
          <table:table-cell table:style-name="ce17" office:value-type="string" calcext:value-type="string">
            <text:p>false</text:p>
          </table:table-cell>
          <table:table-cell table:number-columns-repeated="1003"/>
        </table:table-row>
        <table:table-row table:style-name="ro85">
          <table:table-cell office:value-type="string" calcext:value-type="string">
            <text:p>MenuShortcut-5</text:p>
          </table:table-cell>
          <table:table-cell office:value-type="string" calcext:value-type="string">
            <text:p>ファイル＞オフライン作業</text:p>
          </table:table-cell>
          <table:table-cell office:value-type="string" calcext:value-type="string">
            <text:p>goOfflineMenuitem</text:p>
          </table:table-cell>
          <table:table-cell office:value-type="string" calcext:value-type="string">
            <text:p>-</text:p>
          </table:table-cell>
          <table:table-cell office:value-type="string" calcext:value-type="string">
            <text:p>#goOfflineMenuitem</text:p>
          </table:table-cell>
          <table:table-cell office:value-type="string" calcext:value-type="string">
            <text:p>killedItems</text:p>
          </table:table-cell>
          <table:table-cell table:style-name="ce17" office:value-type="string" calcext:value-type="string">
            <text:p>false</text:p>
          </table:table-cell>
          <table:table-cell office:value-type="string" calcext:value-type="string">
            <text:p>yes</text:p>
          </table:table-cell>
          <table:table-cell table:formula="of:=IF(AND([.D9]=[.J9];[.E9]=[.K9];[.G9]=[.L9];[.H9]=[.M9]);&quot;&quot;;&quot;○&quot;)">
            <text:p/>
          </table:table-cell>
          <table:table-cell office:value-type="string" calcext:value-type="string">
            <text:p>-</text:p>
          </table:table-cell>
          <table:table-cell office:value-type="string" calcext:value-type="string">
            <text:p>#goOfflineMenuitem</text:p>
          </table:table-cell>
          <table:table-cell table:style-name="ce17" office:value-type="string" calcext:value-type="string">
            <text:p>false</text:p>
          </table:table-cell>
          <table:table-cell office:value-type="string" calcext:value-type="string">
            <text:p>yes</text:p>
          </table:table-cell>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goOfflineMenuitem</text:p>
          </table:table-cell>
          <table:table-cell table:style-name="ce17" office:value-type="string" calcext:value-type="string">
            <text:p>false</text:p>
          </table:table-cell>
          <table:table-cell table:number-columns-repeated="1003"/>
        </table:table-row>
        <table:table-row table:style-name="ro86">
          <table:table-cell table:style-name="ce3" office:value-type="string" calcext:value-type="string">
            <text:p>MenuShortcut-6（廃止）</text:p>
          </table:table-cell>
          <table:table-cell table:style-name="ce3" office:value-type="string" calcext:value-type="string">
            <text:p>ツール＞プライベートブラウジングの開始</text:p>
          </table:table-cell>
          <table:table-cell table:style-name="ce3" office:value-type="string" calcext:value-type="string">
            <text:p>privatebrowsing</text:p>
          </table:table-cell>
          <table:table-cell table:style-name="ce3" office:value-type="string" calcext:value-type="string">
            <text:p>Firefox 31で廃止</text:p>
          </table:table-cell>
          <table:table-cell table:style-name="ce3" table:number-columns-repeated="4"/>
          <table:table-cell table:style-name="ce3" table:formula="of:=IF(AND([.D10]=[.J10];[.E10]=[.K10];[.G10]=[.L10];[.H10]=[.M10]);&quot;&quot;;&quot;○&quot;)">
            <text:p/>
          </table:table-cell>
          <table:table-cell table:style-name="ce3" office:value-type="string" calcext:value-type="string">
            <text:p>Firefox 31で廃止</text:p>
          </table:table-cell>
          <table:table-cell table:style-name="ce3" table:number-columns-repeated="3"/>
          <table:table-cell table:style-name="ce3" office:value-type="string" calcext:value-type="string">
            <text:p>存在しない</text:p>
          </table:table-cell>
          <table:table-cell table:number-columns-repeated="2" table:style-name="ce3" office:value-type="string" calcext:value-type="string">
            <text:p>廃止</text:p>
          </table:table-cell>
          <table:table-cell table:style-name="ce3" office:value-type="string" calcext:value-type="string">
            <text:p>-</text:p>
          </table:table-cell>
          <table:table-cell office:value-type="string" calcext:value-type="string">
            <text:p>Ctrl-Shit-P</text:p>
          </table:table-cell>
          <table:table-cell office:value-type="string" calcext:value-type="string">
            <text:p>#key_privatebrowsing,</text:p>
            <text:p>#Tools\:PrivateBrowsing</text:p>
          </table:table-cell>
          <table:table-cell table:style-name="ce17" office:value-type="string" calcext:value-type="string">
            <text:p>false</text:p>
          </table:table-cell>
          <table:table-cell table:number-columns-repeated="1003"/>
        </table:table-row>
        <table:table-row table:style-name="ro41">
          <table:table-cell office:value-type="string" calcext:value-type="string">
            <text:p>MenuShortcut-7</text:p>
          </table:table-cell>
          <table:table-cell office:value-type="string" calcext:value-type="string">
            <text:p>ツール＞ダウンロード</text:p>
            <text:p>（旧バージョンでは「ダウンロードマネージャ」）</text:p>
          </table:table-cell>
          <table:table-cell office:value-type="string" calcext:value-type="string">
            <text:p>openDownloads</text:p>
          </table:table-cell>
          <table:table-cell office:value-type="string" calcext:value-type="string">
            <text:p>Ctrl-J</text:p>
          </table:table-cell>
          <table:table-cell office:value-type="string" calcext:value-type="string">
            <text:p>#key_openDownloads,</text:p>
            <text:p>#Tools\:Downloads,</text:p>
            <text:p>#menu_openDownloads,</text:p>
            <text:p>#downloads-button,</text:p>
            <text:p>#wrapper-downloads-button</text:p>
          </table:table-cell>
          <table:table-cell office:value-type="string" calcext:value-type="string">
            <text:p>killedItems</text:p>
          </table:table-cell>
          <table:table-cell table:style-name="ce17" office:value-type="string" calcext:value-type="string">
            <text:p>false</text:p>
          </table:table-cell>
          <table:table-cell office:value-type="string" calcext:value-type="string">
            <text:p>yes</text:p>
          </table:table-cell>
          <table:table-cell table:formula="of:=IF(AND([.D11]=[.J11];[.E11]=[.K11];[.G11]=[.L11];[.H11]=[.M11]);&quot;&quot;;&quot;○&quot;)">
            <text:p/>
          </table:table-cell>
          <table:table-cell office:value-type="string" calcext:value-type="string">
            <text:p>Ctrl-J</text:p>
          </table:table-cell>
          <table:table-cell office:value-type="string" calcext:value-type="string">
            <text:p>#key_openDownloads,</text:p>
            <text:p>#Tools\:Downloads,</text:p>
            <text:p>#menu_openDownloads,</text:p>
            <text:p>#downloads-button,</text:p>
            <text:p>#wrapper-downloads-button</text:p>
          </table:table-cell>
          <table:table-cell table:style-name="ce17"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key_openDownloads,</text:p>
            <text:p>#Tools\:Downloads,</text:p>
            <text:p>#menu_openDownloads,</text:p>
            <text:p>#downloads-button,</text:p>
            <text:p>#wrapper-downloads-button</text:p>
          </table:table-cell>
          <table:table-cell office:value-type="string" calcext:value-type="string">
            <text:p>変更無し</text:p>
          </table:table-cell>
          <table:table-cell office:value-type="string" calcext:value-type="string">
            <text:p>yes</text:p>
          </table:table-cell>
          <table:table-cell office:value-type="string" calcext:value-type="string">
            <text:p>Ctrl-J</text:p>
          </table:table-cell>
          <table:table-cell office:value-type="string" calcext:value-type="string">
            <text:p>#key_openDownloads,</text:p>
            <text:p>#Tools\:Downloads,</text:p>
            <text:p>#appmenu_downloads,</text:p>
            <text:p>#menu_openDownloads</text:p>
          </table:table-cell>
          <table:table-cell table:number-columns-repeated="1004"/>
        </table:table-row>
        <table:table-row table:style-name="ro86">
          <table:table-cell table:style-name="ce3" office:value-type="string" calcext:value-type="string">
            <text:p>MenuShortcut-8（廃止）</text:p>
          </table:table-cell>
          <table:table-cell table:style-name="ce3" office:value-type="string" calcext:value-type="string">
            <text:p>ツール＞ページの調査</text:p>
          </table:table-cell>
          <table:table-cell table:style-name="ce3" office:value-type="string" calcext:value-type="string">
            <text:p>inspectPage</text:p>
          </table:table-cell>
          <table:table-cell table:style-name="ce3" office:value-type="string" calcext:value-type="string">
            <text:p>Firefox 31で廃止</text:p>
          </table:table-cell>
          <table:table-cell table:style-name="ce3" table:number-columns-repeated="4"/>
          <table:table-cell table:style-name="ce3" table:formula="of:=IF(AND([.D12]=[.J12];[.E12]=[.K12];[.G12]=[.L12];[.H12]=[.M12]);&quot;&quot;;&quot;○&quot;)">
            <text:p/>
          </table:table-cell>
          <table:table-cell table:style-name="ce3" office:value-type="string" calcext:value-type="string">
            <text:p>Firefox 31で廃止</text:p>
          </table:table-cell>
          <table:table-cell table:style-name="ce3" table:number-columns-repeated="3"/>
          <table:table-cell table:style-name="ce3" office:value-type="string" calcext:value-type="string">
            <text:p>-</text:p>
          </table:table-cell>
          <table:table-cell table:number-columns-repeated="2" table:style-name="ce3" office:value-type="string" calcext:value-type="string">
            <text:p>廃止</text:p>
          </table:table-cell>
          <table:table-cell table:style-name="ce3" office:value-type="string" calcext:value-type="string">
            <text:p>yes</text:p>
          </table:table-cell>
          <table:table-cell office:value-type="string" calcext:value-type="string">
            <text:p>-</text:p>
          </table:table-cell>
          <table:table-cell office:value-type="string" calcext:value-type="string">
            <text:p>#key_inspectPage,</text:p>
            <text:p>#Tasks\:InspectPage</text:p>
          </table:table-cell>
          <table:table-cell table:number-columns-repeated="1004"/>
        </table:table-row>
        <table:table-row table:style-name="ro87">
          <table:table-cell table:style-name="ce3" office:value-type="string" calcext:value-type="string">
            <text:p>MenuShortcut-9（廃止）</text:p>
          </table:table-cell>
          <table:table-cell table:style-name="ce3" office:value-type="string" calcext:value-type="string">
            <text:p>ツール＞アプリ</text:p>
          </table:table-cell>
          <table:table-cell table:style-name="ce3" office:value-type="string" calcext:value-type="string">
            <text:p>openApps</text:p>
          </table:table-cell>
          <table:table-cell table:style-name="ce3" office:value-type="string" calcext:value-type="string">
            <text:p>Firefox 45で廃止</text:p>
          </table:table-cell>
          <table:table-cell table:style-name="ce3"/>
          <table:table-cell table:style-name="ce16" table:number-columns-repeated="2"/>
          <table:table-cell table:style-name="ce3"/>
          <table:table-cell table:style-name="ce3" table:formula="of:=IF(AND([.D13]=[.J13];[.E13]=[.K13];[.G13]=[.L13];[.H13]=[.M13]);&quot;&quot;;&quot;○&quot;)" office:value-type="string" office:string-value="○" calcext:value-type="string">
            <text:p>○</text:p>
          </table:table-cell>
          <table:table-cell office:value-type="string" calcext:value-type="string">
            <text:p>-</text:p>
          </table:table-cell>
          <table:table-cell office:value-type="string" calcext:value-type="string">
            <text:p>#menu_openApps,</text:p>
            <text:p>#web-apps-button,</text:p>
            <text:p>#wrapper-web-apps-button</text:p>
          </table:table-cell>
          <table:table-cell table:style-name="ce17" office:value-type="string" calcext:value-type="string">
            <text:p>false</text:p>
          </table:table-cell>
          <table:table-cell office:value-type="string" calcext:value-type="string">
            <text:p>yes</text:p>
          </table:table-cell>
          <table:table-cell table:number-columns-repeated="1010"/>
        </table:table-row>
        <table:table-row table:style-name="ro88">
          <table:table-cell office:value-type="string" calcext:value-type="string">
            <text:p>MenuShortcut-10</text:p>
          </table:table-cell>
          <table:table-cell office:value-type="string" calcext:value-type="string">
            <text:p>ツール＞Web開発（開発ツールボタン）</text:p>
          </table:table-cell>
          <table:table-cell office:value-type="string" calcext:value-type="string">
            <text:p>webDeveloper</text:p>
          </table:table-cell>
          <table:table-cell office:value-type="string" calcext:value-type="string">
            <text:p>-</text:p>
          </table:table-cell>
          <table:table-cell office:value-type="string" calcext:value-type="string">
            <text:p>#webDeveloperMenu,</text:p>
            <text:p>#developer-button,</text:p>
            <text:p>#wrapper-developer-button</text:p>
          </table:table-cell>
          <table:table-cell office:value-type="string" calcext:value-type="string">
            <text:p>killedItems</text:p>
          </table:table-cell>
          <table:table-cell table:style-name="ce17" office:value-type="string" calcext:value-type="string">
            <text:p>false</text:p>
          </table:table-cell>
          <table:table-cell office:value-type="string" calcext:value-type="string">
            <text:p>yes</text:p>
          </table:table-cell>
          <table:table-cell table:formula="of:=IF(AND([.D14]=[.J14];[.E14]=[.K14];[.G14]=[.L14];[.H14]=[.M14]);&quot;&quot;;&quot;○&quot;)">
            <text:p/>
          </table:table-cell>
          <table:table-cell office:value-type="string" calcext:value-type="string">
            <text:p>-</text:p>
          </table:table-cell>
          <table:table-cell office:value-type="string" calcext:value-type="string">
            <text:p>#webDeveloperMenu,</text:p>
            <text:p>#developer-button,</text:p>
            <text:p>#wrapper-developer-button</text:p>
          </table:table-cell>
          <table:table-cell table:style-name="ce17"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webDeveloperMenu,</text:p>
            <text:p>#developer-button,</text:p>
            <text:p>#wrapper-developer-button</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appmenu_webDeveloper,</text:p>
            <text:p>#appmenu_webDeveloper + menuseparator,</text:p>
            <text:p>#devToolsSeparator,</text:p>
            <text:p>#webDeveloperMenu</text:p>
          </table:table-cell>
          <table:table-cell table:style-name="ce17" office:value-type="string" calcext:value-type="string">
            <text:p>false</text:p>
          </table:table-cell>
          <table:table-cell table:number-columns-repeated="1003"/>
        </table:table-row>
        <table:table-row table:style-name="ro87">
          <table:table-cell office:value-type="string" calcext:value-type="string">
            <text:p>MenuShortcut-11</text:p>
          </table:table-cell>
          <table:table-cell office:value-type="string" calcext:value-type="string">
            <text:p>ツール＞Web開発＞開発ツールを表示</text:p>
          </table:table-cell>
          <table:table-cell office:value-type="string" calcext:value-type="string">
            <text:p>devToolbox</text:p>
          </table:table-cell>
          <table:table-cell office:value-type="string" calcext:value-type="string">
            <text:p>Ctrl-Shift-I,</text:p>
            <text:p>F12</text:p>
          </table:table-cell>
          <table:table-cell office:value-type="string" calcext:value-type="string">
            <text:p>#key_devToolboxMenuItem,</text:p>
            <text:p>#key_devToolboxMenuItemF12,</text:p>
            <text:p>#Tools\:DevToolbox</text:p>
          </table:table-cell>
          <table:table-cell office:value-type="string" calcext:value-type="string">
            <text:p>killedItems</text:p>
          </table:table-cell>
          <table:table-cell table:style-name="ce17" office:value-type="string" calcext:value-type="string">
            <text:p>false</text:p>
          </table:table-cell>
          <table:table-cell office:value-type="string" calcext:value-type="string">
            <text:p>yes</text:p>
          </table:table-cell>
          <table:table-cell table:formula="of:=IF(AND([.D15]=[.J15];[.E15]=[.K15];[.G15]=[.L15];[.H15]=[.M15]);&quot;&quot;;&quot;○&quot;)">
            <text:p/>
          </table:table-cell>
          <table:table-cell office:value-type="string" calcext:value-type="string">
            <text:p>Ctrl-Shift-I,</text:p>
            <text:p>F12</text:p>
          </table:table-cell>
          <table:table-cell office:value-type="string" calcext:value-type="string">
            <text:p>#key_devToolboxMenuItem,</text:p>
            <text:p>#key_devToolboxMenuItemF12,</text:p>
            <text:p>#Tools\:DevToolbox</text:p>
          </table:table-cell>
          <table:table-cell table:style-name="ce17" office:value-type="string" calcext:value-type="string">
            <text:p>false</text:p>
          </table:table-cell>
          <table:table-cell office:value-type="string" calcext:value-type="string">
            <text:p>yes</text:p>
          </table:table-cell>
          <table:table-cell office:value-type="string" calcext:value-type="string">
            <text:p>Ctrl-Shift-I,</text:p>
            <text:p>F12</text:p>
          </table:table-cell>
          <table:table-cell office:value-type="string" calcext:value-type="string">
            <text:p>#key_devToolboxMenuItem,</text:p>
            <text:p>#key_devToolboxMenuItemF12,</text:p>
            <text:p>#Tools\:DevToolbox</text:p>
          </table:table-cell>
          <table:table-cell table:style-name="ce17" office:value-type="string" calcext:value-type="string">
            <text:p>fals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88">
          <table:table-cell office:value-type="string" calcext:value-type="string">
            <text:p>MenuShortcut-12</text:p>
          </table:table-cell>
          <table:table-cell office:value-type="string" calcext:value-type="string">
            <text:p>ツール＞Web開発＞インスペクタ</text:p>
          </table:table-cell>
          <table:table-cell office:value-type="string" calcext:value-type="string">
            <text:p>inspector</text:p>
          </table:table-cell>
          <table:table-cell office:value-type="string" calcext:value-type="string">
            <text:p>Ctrl-Shift-C</text:p>
          </table:table-cell>
          <table:table-cell office:value-type="string" calcext:value-type="string">
            <text:p>#key_inspector,</text:p>
            <text:p>#Tools\:inspector,</text:p>
            <text:p>#devtoolsMenuBroadcaster_inspector,</text:p>
            <text:p>#Tasks\:Inspector</text:p>
          </table:table-cell>
          <table:table-cell office:value-type="string" calcext:value-type="string">
            <text:p>killedItemsWithDelay</text:p>
          </table:table-cell>
          <table:table-cell table:style-name="ce17" office:value-type="string" calcext:value-type="string">
            <text:p>true</text:p>
          </table:table-cell>
          <table:table-cell office:value-type="string" calcext:value-type="string">
            <text:p>yes</text:p>
          </table:table-cell>
          <table:table-cell table:formula="of:=IF(AND([.D16]=[.J16];[.E16]=[.K16];[.G16]=[.L16];[.H16]=[.M16]);&quot;&quot;;&quot;○&quot;)">
            <text:p/>
          </table:table-cell>
          <table:table-cell office:value-type="string" calcext:value-type="string">
            <text:p>Ctrl-Shift-C</text:p>
          </table:table-cell>
          <table:table-cell office:value-type="string" calcext:value-type="string">
            <text:p>#key_inspector,</text:p>
            <text:p>#Tools\:inspector,</text:p>
            <text:p>#devtoolsMenuBroadcaster_inspector,</text:p>
            <text:p>#Tasks\:Inspector</text:p>
          </table:table-cell>
          <table:table-cell table:style-name="ce17" office:value-type="string" calcext:value-type="string">
            <text:p>true</text:p>
          </table:table-cell>
          <table:table-cell office:value-type="string" calcext:value-type="string">
            <text:p>yes</text:p>
          </table:table-cell>
          <table:table-cell office:value-type="string" calcext:value-type="string">
            <text:p>Ctrl-Shift-C</text:p>
          </table:table-cell>
          <table:table-cell office:value-type="string" calcext:value-type="string">
            <text:p>#key_inspector,</text:p>
            <text:p>#Tools\:inspector,</text:p>
            <text:p>#devtoolsMenuBroadcaster_inspector,</text:p>
            <text:p>#Tasks\:Inspector</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I</text:p>
          </table:table-cell>
          <table:table-cell office:value-type="string" calcext:value-type="string">
            <text:p>#key_inspector,</text:p>
            <text:p>#Tools\:inspector,</text:p>
            <text:p>#Tasks\:Inspector</text:p>
          </table:table-cell>
          <table:table-cell table:style-name="ce17" office:value-type="string" calcext:value-type="string">
            <text:p>true</text:p>
          </table:table-cell>
          <table:table-cell table:number-columns-repeated="1003"/>
        </table:table-row>
        <table:table-row table:style-name="ro87">
          <table:table-cell office:value-type="string" calcext:value-type="string">
            <text:p>MenuShortcut-13</text:p>
          </table:table-cell>
          <table:table-cell office:value-type="string" calcext:value-type="string">
            <text:p>ツール＞Web開発＞Webコンソール</text:p>
          </table:table-cell>
          <table:table-cell office:value-type="string" calcext:value-type="string">
            <text:p>webconsole</text:p>
          </table:table-cell>
          <table:table-cell office:value-type="string" calcext:value-type="string">
            <text:p>Ctrl-Shift-K</text:p>
          </table:table-cell>
          <table:table-cell office:value-type="string" calcext:value-type="string">
            <text:p>#key_webconsole,</text:p>
            <text:p>#Tools\:webconsole,</text:p>
            <text:p>#devtoolsMenuBroadcaster_webconsole</text:p>
          </table:table-cell>
          <table:table-cell office:value-type="string" calcext:value-type="string">
            <text:p>killedItemsWithDelay</text:p>
          </table:table-cell>
          <table:table-cell table:style-name="ce17" office:value-type="string" calcext:value-type="string">
            <text:p>true</text:p>
          </table:table-cell>
          <table:table-cell office:value-type="string" calcext:value-type="string">
            <text:p>yes</text:p>
          </table:table-cell>
          <table:table-cell table:formula="of:=IF(AND([.D17]=[.J17];[.E17]=[.K17];[.G17]=[.L17];[.H17]=[.M17]);&quot;&quot;;&quot;○&quot;)">
            <text:p/>
          </table:table-cell>
          <table:table-cell office:value-type="string" calcext:value-type="string">
            <text:p>Ctrl-Shift-K</text:p>
          </table:table-cell>
          <table:table-cell office:value-type="string" calcext:value-type="string">
            <text:p>#key_webconsole,</text:p>
            <text:p>#Tools\:webconsole,</text:p>
            <text:p>#devtoolsMenuBroadcaster_webconsole</text:p>
          </table:table-cell>
          <table:table-cell table:style-name="ce17"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key_webconsole,</text:p>
            <text:p>#Tools\:webconsole,</text:p>
            <text:p>#devtoolsMenuBroadcaster_webconsole</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K</text:p>
          </table:table-cell>
          <table:table-cell office:value-type="string" calcext:value-type="string">
            <text:p>#key_webconsole</text:p>
          </table:table-cell>
          <table:table-cell table:style-name="ce17" office:value-type="string" calcext:value-type="string">
            <text:p>true</text:p>
          </table:table-cell>
          <table:table-cell table:number-columns-repeated="1003"/>
        </table:table-row>
        <table:table-row table:style-name="ro87">
          <table:table-cell office:value-type="string" calcext:value-type="string">
            <text:p>MenuShortcut-14</text:p>
          </table:table-cell>
          <table:table-cell office:value-type="string" calcext:value-type="string">
            <text:p>ツール＞Web開発＞デバッガ</text:p>
          </table:table-cell>
          <table:table-cell office:value-type="string" calcext:value-type="string">
            <text:p>jsdebugger</text:p>
          </table:table-cell>
          <table:table-cell office:value-type="string" calcext:value-type="string">
            <text:p>Ctrl-Shift-S</text:p>
          </table:table-cell>
          <table:table-cell office:value-type="string" calcext:value-type="string">
            <text:p>#key_jsdebugger,</text:p>
            <text:p>#Tools\:jsdebugger,</text:p>
            <text:p>#devtoolsMenuBroadcaster_jsdebugger</text:p>
          </table:table-cell>
          <table:table-cell office:value-type="string" calcext:value-type="string">
            <text:p>killedItemsWithDelay</text:p>
          </table:table-cell>
          <table:table-cell table:style-name="ce17" office:value-type="string" calcext:value-type="string">
            <text:p>true</text:p>
          </table:table-cell>
          <table:table-cell office:value-type="string" calcext:value-type="string">
            <text:p>yes</text:p>
          </table:table-cell>
          <table:table-cell table:formula="of:=IF(AND([.D18]=[.J18];[.E18]=[.K18];[.G18]=[.L18];[.H18]=[.M18]);&quot;&quot;;&quot;○&quot;)">
            <text:p/>
          </table:table-cell>
          <table:table-cell office:value-type="string" calcext:value-type="string">
            <text:p>Ctrl-Shift-S</text:p>
          </table:table-cell>
          <table:table-cell office:value-type="string" calcext:value-type="string">
            <text:p>#key_jsdebugger,</text:p>
            <text:p>#Tools\:jsdebugger,</text:p>
            <text:p>#devtoolsMenuBroadcaster_jsdebugger</text:p>
          </table:table-cell>
          <table:table-cell table:style-name="ce17" office:value-type="string" calcext:value-type="string">
            <text:p>true</text:p>
          </table:table-cell>
          <table:table-cell office:value-type="string" calcext:value-type="string">
            <text:p>yes</text:p>
          </table:table-cell>
          <table:table-cell office:value-type="string" calcext:value-type="string">
            <text:p>Ctrl-Shift-S</text:p>
          </table:table-cell>
          <table:table-cell office:value-type="string" calcext:value-type="string">
            <text:p>#key_jsdebugger,</text:p>
            <text:p>#Tools\:jsdebugger,</text:p>
            <text:p>#devtoolsMenuBroadcaster_jsdebugger</text:p>
          </table:table-cell>
          <table:table-cell table:style-name="ce17"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87">
          <table:table-cell office:value-type="string" calcext:value-type="string">
            <text:p>MenuShortcut-15</text:p>
          </table:table-cell>
          <table:table-cell office:value-type="string" calcext:value-type="string">
            <text:p>ツール＞Web開発＞スタイルエディタ</text:p>
          </table:table-cell>
          <table:table-cell office:value-type="string" calcext:value-type="string">
            <text:p>styleeditor</text:p>
          </table:table-cell>
          <table:table-cell office:value-type="string" calcext:value-type="string">
            <text:p>Shift-F7</text:p>
          </table:table-cell>
          <table:table-cell office:value-type="string" calcext:value-type="string">
            <text:p>#key_styleeditor,</text:p>
            <text:p>#Tools\:styleeditor,</text:p>
            <text:p>#devtoolsMenuBroadcaster_styleeditor</text:p>
          </table:table-cell>
          <table:table-cell office:value-type="string" calcext:value-type="string">
            <text:p>killedItemsWithDelay</text:p>
          </table:table-cell>
          <table:table-cell table:style-name="ce17" office:value-type="string" calcext:value-type="string">
            <text:p>true</text:p>
          </table:table-cell>
          <table:table-cell office:value-type="string" calcext:value-type="string">
            <text:p>yes</text:p>
          </table:table-cell>
          <table:table-cell table:formula="of:=IF(AND([.D19]=[.J19];[.E19]=[.K19];[.G19]=[.L19];[.H19]=[.M19]);&quot;&quot;;&quot;○&quot;)">
            <text:p/>
          </table:table-cell>
          <table:table-cell office:value-type="string" calcext:value-type="string">
            <text:p>Shift-F7</text:p>
          </table:table-cell>
          <table:table-cell office:value-type="string" calcext:value-type="string">
            <text:p>#key_styleeditor,</text:p>
            <text:p>#Tools\:styleeditor,</text:p>
            <text:p>#devtoolsMenuBroadcaster_styleeditor</text:p>
          </table:table-cell>
          <table:table-cell table:style-name="ce17"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key_styleeditor,</text:p>
            <text:p>#Tools\:styleeditor,</text:p>
            <text:p>#devtoolsMenuBroadcaster_styleeditor</text:p>
          </table:table-cell>
          <table:table-cell office:value-type="string" calcext:value-type="string">
            <text:p>変更無し</text:p>
          </table:table-cell>
          <table:table-cell office:value-type="string" calcext:value-type="string">
            <text:p>yes</text:p>
          </table:table-cell>
          <table:table-cell office:value-type="string" calcext:value-type="string">
            <text:p>Shift+F7</text:p>
          </table:table-cell>
          <table:table-cell office:value-type="string" calcext:value-type="string">
            <text:p>#key_styleeditor,</text:p>
            <text:p>#Tools\:styleeditor</text:p>
          </table:table-cell>
          <table:table-cell table:style-name="ce17" office:value-type="string" calcext:value-type="string">
            <text:p>true</text:p>
          </table:table-cell>
          <table:table-cell table:number-columns-repeated="1003"/>
        </table:table-row>
        <table:table-row table:style-name="ro87">
          <table:table-cell office:value-type="string" calcext:value-type="string">
            <text:p>MenuShortcut-16</text:p>
          </table:table-cell>
          <table:table-cell office:value-type="string" calcext:value-type="string">
            <text:p>ツール＞Web開発＞パフォーマンス</text:p>
            <text:p>（旧バージョンでは「プロファイラ」）</text:p>
          </table:table-cell>
          <table:table-cell office:value-type="string" calcext:value-type="string">
            <text:p>jsprofiler</text:p>
          </table:table-cell>
          <table:table-cell office:value-type="string" calcext:value-type="string">
            <text:p>Shift-F5</text:p>
          </table:table-cell>
          <table:table-cell office:value-type="string" calcext:value-type="string">
            <text:p>#key_performance,</text:p>
            <text:p>#Tools\:performance,</text:p>
            <text:p>#devtoolsMenuBroadcaster_performance</text:p>
          </table:table-cell>
          <table:table-cell office:value-type="string" calcext:value-type="string">
            <text:p>killedItemsWithDelay</text:p>
          </table:table-cell>
          <table:table-cell table:style-name="ce17" office:value-type="string" calcext:value-type="string">
            <text:p>true</text:p>
          </table:table-cell>
          <table:table-cell office:value-type="string" calcext:value-type="string">
            <text:p>yes</text:p>
          </table:table-cell>
          <table:table-cell table:formula="of:=IF(AND([.D20]=[.J20];[.E20]=[.K20];[.G20]=[.L20];[.H20]=[.M20]);&quot;&quot;;&quot;○&quot;)" office:value-type="string" office:string-value="○" calcext:value-type="string">
            <text:p>○</text:p>
          </table:table-cell>
          <table:table-cell office:value-type="string" calcext:value-type="string">
            <text:p>Shift-F5</text:p>
          </table:table-cell>
          <table:table-cell office:value-type="string" calcext:value-type="string">
            <text:p>#key_jsprofiler,</text:p>
            <text:p>#Tools\:jsprofiler,</text:p>
            <text:p>#devtoolsMenuBroadcaster_jsprofiler</text:p>
          </table:table-cell>
          <table:table-cell table:style-name="ce17" office:value-type="string" calcext:value-type="string">
            <text:p>true</text:p>
          </table:table-cell>
          <table:table-cell office:value-type="string" calcext:value-type="string">
            <text:p>yes</text:p>
          </table:table-cell>
          <table:table-cell office:value-type="string" calcext:value-type="string">
            <text:p>Shift＋F5</text:p>
          </table:table-cell>
          <table:table-cell office:value-type="string" calcext:value-type="string">
            <text:p>#key_jsprofiler,</text:p>
            <text:p>#Tools\:jsprofiler,</text:p>
            <text:p>#devtoolsMenuBroadcaster_jsprofiler</text:p>
          </table:table-cell>
          <table:table-cell table:style-name="ce17"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87">
          <table:table-cell office:value-type="string" calcext:value-type="string">
            <text:p>MenuShortcut-17</text:p>
          </table:table-cell>
          <table:table-cell office:value-type="string" calcext:value-type="string">
            <text:p>ツール＞Web開発＞ネットワーク</text:p>
          </table:table-cell>
          <table:table-cell office:value-type="string" calcext:value-type="string">
            <text:p>netmonitor</text:p>
          </table:table-cell>
          <table:table-cell office:value-type="string" calcext:value-type="string">
            <text:p>Ctrl-Shift-Q</text:p>
          </table:table-cell>
          <table:table-cell office:value-type="string" calcext:value-type="string">
            <text:p>#key_netmonitor,</text:p>
            <text:p>#Tools\:netmonitor,</text:p>
            <text:p>#devtoolsMenuBroadcaster_netmonitor</text:p>
          </table:table-cell>
          <table:table-cell office:value-type="string" calcext:value-type="string">
            <text:p>killedItemsWithDelay</text:p>
          </table:table-cell>
          <table:table-cell table:style-name="ce17" office:value-type="string" calcext:value-type="string">
            <text:p>true</text:p>
          </table:table-cell>
          <table:table-cell office:value-type="string" calcext:value-type="string">
            <text:p>yes</text:p>
          </table:table-cell>
          <table:table-cell table:formula="of:=IF(AND([.D21]=[.J21];[.E21]=[.K21];[.G21]=[.L21];[.H21]=[.M21]);&quot;&quot;;&quot;○&quot;)">
            <text:p/>
          </table:table-cell>
          <table:table-cell office:value-type="string" calcext:value-type="string">
            <text:p>Ctrl-Shift-Q</text:p>
          </table:table-cell>
          <table:table-cell office:value-type="string" calcext:value-type="string">
            <text:p>#key_netmonitor,</text:p>
            <text:p>#Tools\:netmonitor,</text:p>
            <text:p>#devtoolsMenuBroadcaster_netmonitor</text:p>
          </table:table-cell>
          <table:table-cell table:style-name="ce17" office:value-type="string" calcext:value-type="string">
            <text:p>true</text:p>
          </table:table-cell>
          <table:table-cell office:value-type="string" calcext:value-type="string">
            <text:p>yes</text:p>
          </table:table-cell>
          <table:table-cell office:value-type="string" calcext:value-type="string">
            <text:p>Ctrl-Shift-Q</text:p>
          </table:table-cell>
          <table:table-cell office:value-type="string" calcext:value-type="string">
            <text:p>#key_netmonitor,</text:p>
            <text:p>#Tools\:netmonitor,</text:p>
            <text:p>#devtoolsMenuBroadcaster_netmonitor</text:p>
          </table:table-cell>
          <table:table-cell table:style-name="ce17"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87">
          <table:table-cell office:value-type="string" calcext:value-type="string">
            <text:p>MenuShortcut-18</text:p>
          </table:table-cell>
          <table:table-cell office:value-type="string" calcext:value-type="string">
            <text:p>ツール＞Web開発＞開発ツールバー</text:p>
          </table:table-cell>
          <table:table-cell office:value-type="string" calcext:value-type="string">
            <text:p>devToolbar</text:p>
          </table:table-cell>
          <table:table-cell office:value-type="string" calcext:value-type="string">
            <text:p>Shift-F2</text:p>
          </table:table-cell>
          <table:table-cell office:value-type="string" calcext:value-type="string">
            <text:p>#menu_devToolbar,</text:p>
            <text:p>#devtoolsMenuBroadcaster_DevToolbar,</text:p>
            <text:p>#key_devToolbar</text:p>
          </table:table-cell>
          <table:table-cell office:value-type="string" calcext:value-type="string">
            <text:p>killedItemsWithDelay</text:p>
          </table:table-cell>
          <table:table-cell table:style-name="ce17" office:value-type="string" calcext:value-type="string">
            <text:p>true</text:p>
          </table:table-cell>
          <table:table-cell office:value-type="string" calcext:value-type="string">
            <text:p>yes</text:p>
          </table:table-cell>
          <table:table-cell table:formula="of:=IF(AND([.D22]=[.J22];[.E22]=[.K22];[.G22]=[.L22];[.H22]=[.M22]);&quot;&quot;;&quot;○&quot;)">
            <text:p/>
          </table:table-cell>
          <table:table-cell office:value-type="string" calcext:value-type="string">
            <text:p>Shift-F2</text:p>
          </table:table-cell>
          <table:table-cell office:value-type="string" calcext:value-type="string">
            <text:p>#menu_devToolbar,</text:p>
            <text:p>#devtoolsMenuBroadcaster_DevToolbar,</text:p>
            <text:p>#key_devToolbar</text:p>
          </table:table-cell>
          <table:table-cell table:style-name="ce17" office:value-type="string" calcext:value-type="string">
            <text:p>true</text:p>
          </table:table-cell>
          <table:table-cell office:value-type="string" calcext:value-type="string">
            <text:p>yes</text:p>
          </table:table-cell>
          <table:table-cell office:value-type="string" calcext:value-type="string">
            <text:p>Shift+F2</text:p>
          </table:table-cell>
          <table:table-cell office:value-type="string" calcext:value-type="string">
            <text:p>#menu_devToolbar,</text:p>
            <text:p>#devtoolsMenuBroadcaster_DevToolbar,</text:p>
            <text:p>#key_devToolbar</text:p>
          </table:table-cell>
          <table:table-cell table:style-name="ce17"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86">
          <table:table-cell table:style-name="ce3" office:value-type="string" calcext:value-type="string">
            <text:p>MenuShortcut-19（廃止）</text:p>
          </table:table-cell>
          <table:table-cell table:style-name="ce3" office:value-type="string" calcext:value-type="string">
            <text:p>ツール＞Web開発＞アプリマネージャ</text:p>
          </table:table-cell>
          <table:table-cell table:style-name="ce3" office:value-type="string" calcext:value-type="string">
            <text:p>devAppMgr</text:p>
          </table:table-cell>
          <table:table-cell table:style-name="ce3" office:value-type="string" calcext:value-type="string">
            <text:p>Firefox 38で廃止</text:p>
          </table:table-cell>
          <table:table-cell table:style-name="ce3" office:value-type="string" calcext:value-type="string">
            <text:p>#menu_devAppMgr,</text:p>
            <text:p>#devtoolsMenuBroadcaster_devAppMgr</text:p>
          </table:table-cell>
          <table:table-cell table:style-name="ce3"/>
          <table:table-cell table:style-name="ce16" office:value-type="string" calcext:value-type="string">
            <text:p>true</text:p>
          </table:table-cell>
          <table:table-cell table:style-name="ce3" office:value-type="string" calcext:value-type="string">
            <text:p>yes</text:p>
          </table:table-cell>
          <table:table-cell table:style-name="ce3" table:formula="of:=IF(AND([.D23]=[.J23];[.E23]=[.K23];[.G23]=[.L23];[.H23]=[.M23]);&quot;&quot;;&quot;○&quot;)">
            <text:p/>
          </table:table-cell>
          <table:table-cell table:style-name="ce3" office:value-type="string" calcext:value-type="string">
            <text:p>Firefox 38で廃止</text:p>
          </table:table-cell>
          <table:table-cell table:style-name="ce3" office:value-type="string" calcext:value-type="string">
            <text:p>#menu_devAppMgr,</text:p>
            <text:p>#devtoolsMenuBroadcaster_devAppMgr</text:p>
          </table:table-cell>
          <table:table-cell table:style-name="ce16" office:value-type="string" calcext:value-type="string">
            <text:p>true</text:p>
          </table:table-cell>
          <table:table-cell table:style-name="ce3" office:value-type="string" calcext:value-type="string">
            <text:p>yes</text:p>
          </table:table-cell>
          <table:table-cell office:value-type="string" calcext:value-type="string">
            <text:p>-</text:p>
          </table:table-cell>
          <table:table-cell office:value-type="string" calcext:value-type="string">
            <text:p>#menu_devAppMgr,</text:p>
            <text:p>#devtoolsMenuBroadcaster_devAppMgr</text:p>
          </table:table-cell>
          <table:table-cell table:style-name="ce17"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87">
          <table:table-cell office:value-type="string" calcext:value-type="string">
            <text:p>MenuShortcut-20</text:p>
          </table:table-cell>
          <table:table-cell office:value-type="string" calcext:value-type="string">
            <text:p>ツール＞Web開発＞WebIDE</text:p>
          </table:table-cell>
          <table:table-cell office:value-type="string" calcext:value-type="string">
            <text:p>webide</text:p>
          </table:table-cell>
          <table:table-cell office:value-type="string" calcext:value-type="string">
            <text:p>Shift-F8</text:p>
          </table:table-cell>
          <table:table-cell office:value-type="string" calcext:value-type="string">
            <text:p>#menu_webide,</text:p>
            <text:p>#devtoolsMenuBroadcaster_webide,</text:p>
            <text:p>#key_webide</text:p>
          </table:table-cell>
          <table:table-cell office:value-type="string" calcext:value-type="string">
            <text:p>killedItemsWithDelay</text:p>
          </table:table-cell>
          <table:table-cell table:style-name="ce17" office:value-type="string" calcext:value-type="string">
            <text:p>true</text:p>
          </table:table-cell>
          <table:table-cell office:value-type="string" calcext:value-type="string">
            <text:p>yes</text:p>
          </table:table-cell>
          <table:table-cell table:formula="of:=IF(AND([.D24]=[.J24];[.E24]=[.K24];[.G24]=[.L24];[.H24]=[.M24]);&quot;&quot;;&quot;○&quot;)">
            <text:p/>
          </table:table-cell>
          <table:table-cell office:value-type="string" calcext:value-type="string">
            <text:p>Shift-F8</text:p>
          </table:table-cell>
          <table:table-cell office:value-type="string" calcext:value-type="string">
            <text:p>#menu_webide,</text:p>
            <text:p>#devtoolsMenuBroadcaster_webide,</text:p>
            <text:p>#key_webide</text:p>
          </table:table-cell>
          <table:table-cell table:style-name="ce17"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browserToolbox,</text:p>
            <text:p>#devtoolsMenuBroadcaster_browserToolbox</text:p>
          </table:table-cell>
          <table:table-cell table:style-name="ce17"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16">
          <table:table-cell office:value-type="string" calcext:value-type="string">
            <text:p>MenuShortcut-21</text:p>
          </table:table-cell>
          <table:table-cell office:value-type="string" calcext:value-type="string">
            <text:p>ツール＞Web開発＞ブラウザツールボックス</text:p>
          </table:table-cell>
          <table:table-cell office:value-type="string" calcext:value-type="string">
            <text:p>browserToolbox</text:p>
          </table:table-cell>
          <table:table-cell office:value-type="string" calcext:value-type="string">
            <text:p>Ctrl-Shift-Alt-I</text:p>
          </table:table-cell>
          <table:table-cell office:value-type="string" calcext:value-type="string">
            <text:p>#menu_browserToolbox,</text:p>
            <text:p>#devtoolsMenuBroadcaster_BrowserToolbox,</text:p>
            <text:p>#key_browserToolbox</text:p>
          </table:table-cell>
          <table:table-cell office:value-type="string" calcext:value-type="string">
            <text:p>killedItemsWithDelay</text:p>
          </table:table-cell>
          <table:table-cell table:style-name="ce17" office:value-type="string" calcext:value-type="string">
            <text:p>true</text:p>
          </table:table-cell>
          <table:table-cell office:value-type="string" calcext:value-type="string">
            <text:p>yes</text:p>
          </table:table-cell>
          <table:table-cell table:formula="of:=IF(AND([.D25]=[.J25];[.E25]=[.K25];[.G25]=[.L25];[.H25]=[.M25]);&quot;&quot;;&quot;○&quot;)" office:value-type="string" office:string-value="○" calcext:value-type="string">
            <text:p>○</text:p>
          </table:table-cell>
          <table:table-cell office:value-type="string" calcext:value-type="string">
            <text:p>-</text:p>
          </table:table-cell>
          <table:table-cell office:value-type="string" calcext:value-type="string">
            <text:p>#menu_browserToolbox,</text:p>
            <text:p>#devtoolsMenuBroadcaster_browserToolbox</text:p>
          </table:table-cell>
          <table:table-cell table:style-name="ce17"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browserToolbox,</text:p>
            <text:p>#devtoolsMenuBroadcaster_browserToolbox</text:p>
          </table:table-cell>
          <table:table-cell table:style-name="ce17"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16">
          <table:table-cell office:value-type="string" calcext:value-type="string">
            <text:p>MenuShortcut-22</text:p>
          </table:table-cell>
          <table:table-cell office:value-type="string" calcext:value-type="string">
            <text:p>ツール＞Web開発＞ブラウザコンソール</text:p>
          </table:table-cell>
          <table:table-cell office:value-type="string" calcext:value-type="string">
            <text:p>browserConsole</text:p>
          </table:table-cell>
          <table:table-cell office:value-type="string" calcext:value-type="string">
            <text:p>Ctrl-Shift-J</text:p>
          </table:table-cell>
          <table:table-cell office:value-type="string" calcext:value-type="string">
            <text:p>#menu_browserConsole,</text:p>
            <text:p>#devtoolsMenuBroadcaster_BrowserConsole,</text:p>
            <text:p>#key_browserConsole</text:p>
          </table:table-cell>
          <table:table-cell office:value-type="string" calcext:value-type="string">
            <text:p>killedItemsWithDelay</text:p>
          </table:table-cell>
          <table:table-cell table:style-name="ce17" office:value-type="string" calcext:value-type="string">
            <text:p>true</text:p>
          </table:table-cell>
          <table:table-cell office:value-type="string" calcext:value-type="string">
            <text:p>yes</text:p>
          </table:table-cell>
          <table:table-cell table:formula="of:=IF(AND([.D26]=[.J26];[.E26]=[.K26];[.G26]=[.L26];[.H26]=[.M26]);&quot;&quot;;&quot;○&quot;)" office:value-type="string" office:string-value="○" calcext:value-type="string">
            <text:p>○</text:p>
          </table:table-cell>
          <table:table-cell office:value-type="string" calcext:value-type="string">
            <text:p>Ctrl-Shift-J</text:p>
          </table:table-cell>
          <table:table-cell office:value-type="string" calcext:value-type="string">
            <text:p>#menu_browserConsole,</text:p>
            <text:p>#devtoolsMenuBroadcaster_browserConsole,</text:p>
            <text:p>#key_browserConsole</text:p>
          </table:table-cell>
          <table:table-cell table:style-name="ce17"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menu_browserConsole,</text:p>
            <text:p>#devtoolsMenuBroadcaster_browserConsole,</text:p>
            <text:p>#key_browserConsole</text:p>
          </table:table-cell>
          <table:table-cell table:style-name="ce17" office:value-type="string" calcext:value-type="string">
            <text:p>true</text:p>
          </table:table-cell>
          <table:table-cell office:value-type="string" calcext:value-type="string">
            <text:p>yes</text:p>
          </table:table-cell>
          <table:table-cell office:value-type="string" calcext:value-type="string">
            <text:p>Ctrl-Shift-J</text:p>
          </table:table-cell>
          <table:table-cell office:value-type="string" calcext:value-type="string">
            <text:p>#key_browserConsole</text:p>
          </table:table-cell>
          <table:table-cell table:style-name="ce17" office:value-type="string" calcext:value-type="string">
            <text:p>false</text:p>
          </table:table-cell>
          <table:table-cell table:number-columns-repeated="1003"/>
        </table:table-row>
        <table:table-row table:style-name="ro16">
          <table:table-cell office:value-type="string" calcext:value-type="string">
            <text:p>MenuShortcut-23</text:p>
          </table:table-cell>
          <table:table-cell office:value-type="string" calcext:value-type="string">
            <text:p>ツール＞Web開発＞レスポンシブデザインビュー</text:p>
          </table:table-cell>
          <table:table-cell office:value-type="string" calcext:value-type="string">
            <text:p>resposiveUI</text:p>
          </table:table-cell>
          <table:table-cell office:value-type="string" calcext:value-type="string">
            <text:p>Ctrl-Shift-M</text:p>
          </table:table-cell>
          <table:table-cell office:value-type="string" calcext:value-type="string">
            <text:p>#menu_responsiveUI,</text:p>
            <text:p>#devtoolsMenuBroadcaster_ResponsiveUI,</text:p>
            <text:p>#key_responsiveUI</text:p>
          </table:table-cell>
          <table:table-cell office:value-type="string" calcext:value-type="string">
            <text:p>killedItemsWithDelay</text:p>
          </table:table-cell>
          <table:table-cell table:style-name="ce17" office:value-type="string" calcext:value-type="string">
            <text:p>true</text:p>
          </table:table-cell>
          <table:table-cell office:value-type="string" calcext:value-type="string">
            <text:p>yes</text:p>
          </table:table-cell>
          <table:table-cell table:formula="of:=IF(AND([.D27]=[.J27];[.E27]=[.K27];[.G27]=[.L27];[.H27]=[.M27]);&quot;&quot;;&quot;○&quot;)" office:value-type="string" office:string-value="○" calcext:value-type="string">
            <text:p>○</text:p>
          </table:table-cell>
          <table:table-cell office:value-type="string" calcext:value-type="string">
            <text:p>Ctrl-Shift-M</text:p>
          </table:table-cell>
          <table:table-cell office:value-type="string" calcext:value-type="string">
            <text:p>#menu_responsiveUI,</text:p>
            <text:p>#devtoolsMenuBroadcaster_responsiveUI,</text:p>
            <text:p>#key_responsiveUI</text:p>
          </table:table-cell>
          <table:table-cell table:style-name="ce17" office:value-type="string" calcext:value-type="string">
            <text:p>true</text:p>
          </table:table-cell>
          <table:table-cell office:value-type="string" calcext:value-type="string">
            <text:p>yes</text:p>
          </table:table-cell>
          <table:table-cell office:value-type="string" calcext:value-type="string">
            <text:p>Ctrl-Shift-M</text:p>
          </table:table-cell>
          <table:table-cell office:value-type="string" calcext:value-type="string">
            <text:p>#menu_responsiveUI,</text:p>
            <text:p>#devtoolsMenuBroadcaster_responsiveUI,</text:p>
            <text:p>#key_responsiveUI</text:p>
          </table:table-cell>
          <table:table-cell table:style-name="ce17"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16">
          <table:table-cell office:value-type="string" calcext:value-type="string">
            <text:p>MenuShortcut-24</text:p>
          </table:table-cell>
          <table:table-cell office:value-type="string" calcext:value-type="string">
            <text:p>ツール＞Web開発＞スポイト</text:p>
          </table:table-cell>
          <table:table-cell office:value-type="string" calcext:value-type="string">
            <text:p>eyedropper</text:p>
          </table:table-cell>
          <table:table-cell office:value-type="string" calcext:value-type="string">
            <text:p>-</text:p>
          </table:table-cell>
          <table:table-cell office:value-type="string" calcext:value-type="string">
            <text:p>#menu_eyedropper,</text:p>
            <text:p>#devtoolsMenuBroadcaster_Eyedropper</text:p>
          </table:table-cell>
          <table:table-cell office:value-type="string" calcext:value-type="string">
            <text:p>killedItemsWithDelay</text:p>
          </table:table-cell>
          <table:table-cell table:style-name="ce17" office:value-type="string" calcext:value-type="string">
            <text:p>true</text:p>
          </table:table-cell>
          <table:table-cell office:value-type="string" calcext:value-type="string">
            <text:p>yes</text:p>
          </table:table-cell>
          <table:table-cell table:formula="of:=IF(AND([.D28]=[.J28];[.E28]=[.K28];[.G28]=[.L28];[.H28]=[.M28]);&quot;&quot;;&quot;○&quot;)" office:value-type="string" office:string-value="○" calcext:value-type="string">
            <text:p>○</text:p>
          </table:table-cell>
          <table:table-cell office:value-type="string" calcext:value-type="string">
            <text:p>-</text:p>
          </table:table-cell>
          <table:table-cell office:value-type="string" calcext:value-type="string">
            <text:p>#menu_eyedropper,</text:p>
            <text:p>#devtoolsMenuBroadcaster_eyedropper</text:p>
          </table:table-cell>
          <table:table-cell table:style-name="ce17"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eyedropper,</text:p>
            <text:p>#devtoolsMenuBroadcaster_eyedropper</text:p>
          </table:table-cell>
          <table:table-cell table:style-name="ce17"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14">
          <table:table-cell office:value-type="string" calcext:value-type="string">
            <text:p>MenuShortcut-25</text:p>
          </table:table-cell>
          <table:table-cell office:value-type="string" calcext:value-type="string">
            <text:p>ツール＞Web開発＞スクラッチパッド</text:p>
          </table:table-cell>
          <table:table-cell office:value-type="string" calcext:value-type="string">
            <text:p>scratchpad</text:p>
          </table:table-cell>
          <table:table-cell office:value-type="string" calcext:value-type="string">
            <text:p>Shift-F4</text:p>
          </table:table-cell>
          <table:table-cell office:value-type="string" calcext:value-type="string">
            <text:p>#key_Scratchpad,</text:p>
            <text:p>#Tools\:Scratchpad</text:p>
          </table:table-cell>
          <table:table-cell office:value-type="string" calcext:value-type="string">
            <text:p>killedItems</text:p>
          </table:table-cell>
          <table:table-cell table:style-name="ce17" office:value-type="string" calcext:value-type="string">
            <text:p>false</text:p>
          </table:table-cell>
          <table:table-cell office:value-type="string" calcext:value-type="string">
            <text:p>yes</text:p>
          </table:table-cell>
          <table:table-cell table:formula="of:=IF(AND([.D29]=[.J29];[.E29]=[.K29];[.G29]=[.L29];[.H29]=[.M29]);&quot;&quot;;&quot;○&quot;)" office:value-type="string" office:string-value="○" calcext:value-type="string">
            <text:p>○</text:p>
          </table:table-cell>
          <table:table-cell office:value-type="string" calcext:value-type="string">
            <text:p>Shift-F4</text:p>
          </table:table-cell>
          <table:table-cell office:value-type="string" calcext:value-type="string">
            <text:p>#key_scratchpad,</text:p>
            <text:p>#Tools\:Scratchpad</text:p>
          </table:table-cell>
          <table:table-cell table:style-name="ce17" office:value-type="string" calcext:value-type="string">
            <text:p>false</text:p>
          </table:table-cell>
          <table:table-cell office:value-type="string" calcext:value-type="string">
            <text:p>yes</text:p>
          </table:table-cell>
          <table:table-cell table:number-columns-repeated="3" office:value-type="string" calcext:value-type="string">
            <text:p>変更無し</text:p>
          </table:table-cell>
          <table:table-cell office:value-type="string" calcext:value-type="string">
            <text:p>yes</text:p>
          </table:table-cell>
          <table:table-cell office:value-type="string" calcext:value-type="string">
            <text:p>Shift+F4</text:p>
          </table:table-cell>
          <table:table-cell office:value-type="string" calcext:value-type="string">
            <text:p>#key_scratchpad,</text:p>
            <text:p>#Tools\:Scratchpad</text:p>
          </table:table-cell>
          <table:table-cell table:style-name="ce17" office:value-type="string" calcext:value-type="string">
            <text:p>false</text:p>
          </table:table-cell>
          <table:table-cell table:number-columns-repeated="1003"/>
        </table:table-row>
        <table:table-row table:style-name="ro82">
          <table:table-cell office:value-type="string" calcext:value-type="string">
            <text:p>MenuShortcut-26</text:p>
          </table:table-cell>
          <table:table-cell office:value-type="string" calcext:value-type="string">
            <text:p>ツール＞Web開発＞ページのソース</text:p>
          </table:table-cell>
          <table:table-cell office:value-type="string" calcext:value-type="string">
            <text:p>viewSource</text:p>
          </table:table-cell>
          <table:table-cell office:value-type="string" calcext:value-type="string">
            <text:p>Ctrl-U</text:p>
          </table:table-cell>
          <table:table-cell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office:value-type="string" calcext:value-type="string">
            <text:p>killedItemsWithDelay</text:p>
          </table:table-cell>
          <table:table-cell table:style-name="ce17" office:value-type="string" calcext:value-type="string">
            <text:p>true</text:p>
          </table:table-cell>
          <table:table-cell office:value-type="string" calcext:value-type="string">
            <text:p>yes</text:p>
          </table:table-cell>
          <table:table-cell table:formula="of:=IF(AND([.D30]=[.J30];[.E30]=[.K30];[.G30]=[.L30];[.H30]=[.M30]);&quot;&quot;;&quot;○&quot;)">
            <text:p/>
          </table:table-cell>
          <table:table-cell office:value-type="string" calcext:value-type="string">
            <text:p>Ctrl-U</text:p>
          </table:table-cell>
          <table:table-cell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17"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17" office:value-type="string" calcext:value-type="string">
            <text:p>true</text:p>
          </table:table-cell>
          <table:table-cell office:value-type="string" calcext:value-type="string">
            <text:p>yes</text:p>
          </table:table-cell>
          <table:table-cell office:value-type="string" calcext:value-type="string">
            <text:p>Ctrl+U</text:p>
          </table:table-cell>
          <table:table-cell office:value-type="string" calcext:value-type="string">
            <text:p>#key_viewSource,</text:p>
            <text:p>#View\:\:PageSource</text:p>
          </table:table-cell>
          <table:table-cell table:style-name="ce17" office:value-type="string" calcext:value-type="string">
            <text:p>false</text:p>
          </table:table-cell>
          <table:table-cell table:number-columns-repeated="1003"/>
        </table:table-row>
        <table:table-row table:style-name="ro87">
          <table:table-cell office:value-type="string" calcext:value-type="string">
            <text:p>MenuShortcut-27</text:p>
          </table:table-cell>
          <table:table-cell office:value-type="string" calcext:value-type="string">
            <text:p>ツール＞Web開発＞エラーコンソール</text:p>
          </table:table-cell>
          <table:table-cell office:value-type="string" calcext:value-type="string">
            <text:p>errorConsole</text:p>
          </table:table-cell>
          <table:table-cell office:value-type="string" calcext:value-type="string">
            <text:p>-</text:p>
          </table:table-cell>
          <table:table-cell office:value-type="string" calcext:value-type="string">
            <text:p>#javascriptConsole,</text:p>
            <text:p>#devtoolsMenuBroadcaster_ErrorConsole,</text:p>
            <text:p>#Tools\:ErrorConsole</text:p>
          </table:table-cell>
          <table:table-cell office:value-type="string" calcext:value-type="string">
            <text:p>killedItemsWithDelay</text:p>
          </table:table-cell>
          <table:table-cell table:style-name="ce17" office:value-type="string" calcext:value-type="string">
            <text:p>true</text:p>
          </table:table-cell>
          <table:table-cell office:value-type="string" calcext:value-type="string">
            <text:p>yes</text:p>
          </table:table-cell>
          <table:table-cell table:formula="of:=IF(AND([.D31]=[.J31];[.E31]=[.K31];[.G31]=[.L31];[.H31]=[.M31]);&quot;&quot;;&quot;○&quot;)">
            <text:p/>
          </table:table-cell>
          <table:table-cell office:value-type="string" calcext:value-type="string">
            <text:p>-</text:p>
          </table:table-cell>
          <table:table-cell office:value-type="string" calcext:value-type="string">
            <text:p>#javascriptConsole,</text:p>
            <text:p>#devtoolsMenuBroadcaster_ErrorConsole,</text:p>
            <text:p>#Tools\:ErrorConsole</text:p>
          </table:table-cell>
          <table:table-cell table:style-name="ce17"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javascriptConsole,</text:p>
            <text:p>#devtoolsMenuBroadcaster_ErrorConsole,</text:p>
            <text:p>#Tools\:ErrorConsole</text:p>
          </table:table-cell>
          <table:table-cell table:style-name="ce17" office:value-type="string" calcext:value-type="string">
            <text:p>true</text:p>
          </table:table-cell>
          <table:table-cell office:value-type="string" calcext:value-type="string">
            <text:p>yes</text:p>
          </table:table-cell>
          <table:table-cell office:value-type="string" calcext:value-type="string">
            <text:p>Ctrl-Shift-J</text:p>
          </table:table-cell>
          <table:table-cell office:value-type="string" calcext:value-type="string">
            <text:p>#key_errorConsole,</text:p>
            <text:p>#menu_ToolsPopup [id^='javaconsole']"</text:p>
          </table:table-cell>
          <table:table-cell table:style-name="ce17" office:value-type="string" calcext:value-type="string">
            <text:p>false</text:p>
          </table:table-cell>
          <table:table-cell table:number-columns-repeated="1003"/>
        </table:table-row>
        <table:table-row table:style-name="ro87">
          <table:table-cell office:value-type="string" calcext:value-type="string">
            <text:p>MenuShortcut-28</text:p>
          </table:table-cell>
          <table:table-cell office:value-type="string" calcext:value-type="string">
            <text:p>ツール＞Web開発＞接続</text:p>
          </table:table-cell>
          <table:table-cell office:value-type="string" calcext:value-type="string">
            <text:p>devtools_connect</text:p>
          </table:table-cell>
          <table:table-cell office:value-type="string" calcext:value-type="string">
            <text:p>-</text:p>
          </table:table-cell>
          <table:table-cell office:value-type="string" calcext:value-type="string">
            <text:p>#menu_devtools_connect,</text:p>
            <text:p>#devtoolsMenuBroadcaster_connect</text:p>
          </table:table-cell>
          <table:table-cell office:value-type="string" calcext:value-type="string">
            <text:p>killedItemsWithDelay</text:p>
          </table:table-cell>
          <table:table-cell table:style-name="ce17" office:value-type="string" calcext:value-type="string">
            <text:p>true</text:p>
          </table:table-cell>
          <table:table-cell office:value-type="string" calcext:value-type="string">
            <text:p>yes</text:p>
          </table:table-cell>
          <table:table-cell table:formula="of:=IF(AND([.D32]=[.J32];[.E32]=[.K32];[.G32]=[.L32];[.H32]=[.M32]);&quot;&quot;;&quot;○&quot;)">
            <text:p/>
          </table:table-cell>
          <table:table-cell office:value-type="string" calcext:value-type="string">
            <text:p>-</text:p>
          </table:table-cell>
          <table:table-cell office:value-type="string" calcext:value-type="string">
            <text:p>#menu_devtools_connect,</text:p>
            <text:p>#devtoolsMenuBroadcaster_connect</text:p>
          </table:table-cell>
          <table:table-cell table:style-name="ce17"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devtools_connect,</text:p>
            <text:p>#devtoolsMenuBroadcaster_connect</text:p>
          </table:table-cell>
          <table:table-cell table:style-name="ce17"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87">
          <table:table-cell office:value-type="string" calcext:value-type="string">
            <text:p>MenuShortcut-29</text:p>
          </table:table-cell>
          <table:table-cell office:value-type="string" calcext:value-type="string">
            <text:p>ツール＞Web開発＞その他のツールを入手</text:p>
          </table:table-cell>
          <table:table-cell office:value-type="string" calcext:value-type="string">
            <text:p>getMoreDevtools</text:p>
          </table:table-cell>
          <table:table-cell office:value-type="string" calcext:value-type="string">
            <text:p>-</text:p>
          </table:table-cell>
          <table:table-cell office:value-type="string" calcext:value-type="string">
            <text:p>#getMoreDevtools,</text:p>
            <text:p>#devtoolsMenuBroadcaster_GetMoreTools</text:p>
          </table:table-cell>
          <table:table-cell office:value-type="string" calcext:value-type="string">
            <text:p>killedItemsWithDelay</text:p>
          </table:table-cell>
          <table:table-cell table:style-name="ce17" office:value-type="string" calcext:value-type="string">
            <text:p>true</text:p>
          </table:table-cell>
          <table:table-cell office:value-type="string" calcext:value-type="string">
            <text:p>yes</text:p>
          </table:table-cell>
          <table:table-cell table:formula="of:=IF(AND([.D33]=[.J33];[.E33]=[.K33];[.G33]=[.L33];[.H33]=[.M33]);&quot;&quot;;&quot;○&quot;)">
            <text:p/>
          </table:table-cell>
          <table:table-cell office:value-type="string" calcext:value-type="string">
            <text:p>-</text:p>
          </table:table-cell>
          <table:table-cell office:value-type="string" calcext:value-type="string">
            <text:p>#getMoreDevtools,</text:p>
            <text:p>#devtoolsMenuBroadcaster_GetMoreTools</text:p>
          </table:table-cell>
          <table:table-cell table:style-name="ce17"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getMoreDevtools,</text:p>
            <text:p>#devtoolsMenuBroadcaster_GetMoreTools</text:p>
          </table:table-cell>
          <table:table-cell table:style-name="ce17"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89">
          <table:table-cell office:value-type="string" calcext:value-type="string">
            <text:p>MenuShortcut-30</text:p>
          </table:table-cell>
          <table:table-cell office:value-type="string" calcext:value-type="string">
            <text:p>ヘルプ＞Firefoxヘルプ</text:p>
            <text:p>（旧バージョンでは「ヘルプ」）</text:p>
          </table:table-cell>
          <table:table-cell office:value-type="string" calcext:value-type="string">
            <text:p>openHelp</text:p>
          </table:table-cell>
          <table:table-cell office:value-type="string" calcext:value-type="string">
            <text:p>-</text:p>
          </table:table-cell>
          <table:table-cell office:value-type="string" calcext:value-type="string">
            <text:p>#menu_openHelp,</text:p>
            <text:p>#key_openHelpMac,</text:p>
            <text:p>.subviewbutton[oncommand^='openHelp'][oncommand*='firefox-help']</text:p>
          </table:table-cell>
          <table:table-cell office:value-type="string" calcext:value-type="string">
            <text:p>hiddenItemsWithDelay</text:p>
          </table:table-cell>
          <table:table-cell table:style-name="ce17" office:value-type="string" calcext:value-type="string">
            <text:p>true</text:p>
          </table:table-cell>
          <table:table-cell office:value-type="string" calcext:value-type="string">
            <text:p>no</text:p>
          </table:table-cell>
          <table:table-cell table:formula="of:=IF(AND([.D34]=[.J34];[.E34]=[.K34];[.G34]=[.L34];[.H34]=[.M34]);&quot;&quot;;&quot;○&quot;)" office:value-type="string" office:string-value="○" calcext:value-type="string">
            <text:p>○</text:p>
          </table:table-cell>
          <table:table-cell office:value-type="string" calcext:value-type="string">
            <text:p>-</text:p>
          </table:table-cell>
          <table:table-cell office:value-type="string" calcext:value-type="string">
            <text:p>#menu_openHelp,</text:p>
            <text:p>.subviewbutton[oncommand^='openHelp']</text:p>
          </table:table-cell>
          <table:table-cell table:style-name="ce17"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openHelp,</text:p>
            <text:p>.subviewbutton[oncommand^='openHelp']</text:p>
          </table:table-cell>
          <table:table-cell table:style-name="ce17"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openHelp,</text:p>
            <text:p>#menu_openHelp</text:p>
          </table:table-cell>
          <table:table-cell table:style-name="ce17" office:value-type="string" calcext:value-type="string">
            <text:p>false</text:p>
          </table:table-cell>
          <table:table-cell table:number-columns-repeated="1003"/>
        </table:table-row>
        <table:table-row table:style-name="ro87">
          <table:table-cell office:value-type="string" calcext:value-type="string">
            <text:p>MenuShortcut-31</text:p>
          </table:table-cell>
          <table:table-cell office:value-type="string" calcext:value-type="string">
            <text:p>ヘルプ＞Firefoxツアー</text:p>
          </table:table-cell>
          <table:table-cell office:value-type="string" calcext:value-type="string">
            <text:p>tour</text:p>
          </table:table-cell>
          <table:table-cell office:value-type="string" calcext:value-type="string">
            <text:p>-</text:p>
          </table:table-cell>
          <table:table-cell office:value-type="string" calcext:value-type="string">
            <text:p>#menu_openTour,</text:p>
            <text:p>.subviewbutton[oncommand^='openTourPage']</text:p>
          </table:table-cell>
          <table:table-cell office:value-type="string" calcext:value-type="string">
            <text:p>hiddenItemsWithDelay</text:p>
          </table:table-cell>
          <table:table-cell table:style-name="ce17" office:value-type="string" calcext:value-type="string">
            <text:p>true</text:p>
          </table:table-cell>
          <table:table-cell office:value-type="string" calcext:value-type="string">
            <text:p>no</text:p>
          </table:table-cell>
          <table:table-cell table:formula="of:=IF(AND([.D35]=[.J35];[.E35]=[.K35];[.G35]=[.L35];[.H35]=[.M35]);&quot;&quot;;&quot;○&quot;)">
            <text:p/>
          </table:table-cell>
          <table:table-cell office:value-type="string" calcext:value-type="string">
            <text:p>-</text:p>
          </table:table-cell>
          <table:table-cell office:value-type="string" calcext:value-type="string">
            <text:p>#menu_openTour,</text:p>
            <text:p>.subviewbutton[oncommand^='openTourPage']</text:p>
          </table:table-cell>
          <table:table-cell table:style-name="ce17"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openTour,</text:p>
            <text:p>.subviewbutton[oncommand^='openTourPage']</text:p>
          </table:table-cell>
          <table:table-cell table:style-name="ce17" office:value-type="string" calcext:value-type="string">
            <text:p>true</text:p>
          </table:table-cell>
          <table:table-cell office:value-type="string" calcext:value-type="string">
            <text:p>no</text:p>
          </table:table-cell>
          <table:table-cell table:number-columns-repeated="3" office:value-type="string" calcext:value-type="string">
            <text:p>-</text:p>
          </table:table-cell>
          <table:table-cell table:number-columns-repeated="1003"/>
        </table:table-row>
        <table:table-row table:style-name="ro89">
          <table:table-cell office:value-type="string" calcext:value-type="string">
            <text:p>MenuShortcut-32</text:p>
          </table:table-cell>
          <table:table-cell office:value-type="string" calcext:value-type="string">
            <text:p>ヘルプ＞キーボードショートカット</text:p>
          </table:table-cell>
          <table:table-cell office:value-type="string" calcext:value-type="string">
            <text:p>keyboardShortcuts</text:p>
          </table:table-cell>
          <table:table-cell office:value-type="string" calcext:value-type="string">
            <text:p>-</text:p>
          </table:table-cell>
          <table:table-cell office:value-type="string" calcext:value-type="string">
            <text:p>#menu_keyboardShortcuts,</text:p>
            <text:p><text:span text:style-name="T2">.subviewbutton[oncommand^='openHelp'][oncommand*='keyboard-shortcuts']</text:span></text:p>
          </table:table-cell>
          <table:table-cell office:value-type="string" calcext:value-type="string">
            <text:p>hiddenItemsWithDelay</text:p>
          </table:table-cell>
          <table:table-cell table:style-name="ce17" office:value-type="string" calcext:value-type="string">
            <text:p>true</text:p>
          </table:table-cell>
          <table:table-cell office:value-type="string" calcext:value-type="string">
            <text:p>no</text:p>
          </table:table-cell>
          <table:table-cell table:formula="of:=IF(AND([.D36]=[.J36];[.E36]=[.K36];[.G36]=[.L36];[.H36]=[.M36]);&quot;&quot;;&quot;○&quot;)" office:value-type="string" office:string-value="○" calcext:value-type="string">
            <text:p>○</text:p>
          </table:table-cell>
          <table:table-cell office:value-type="string" calcext:value-type="string">
            <text:p>-</text:p>
          </table:table-cell>
          <table:table-cell office:value-type="string" calcext:value-type="string">
            <text:p>#menu_keyboardShortcuts,</text:p>
            <text:p>.subviewbutton[oncommand^='keyboardShortcuts']</text:p>
          </table:table-cell>
          <table:table-cell table:style-name="ce17" office:value-type="string" calcext:value-type="string">
            <text:p>true</text:p>
          </table:table-cell>
          <table:table-cell office:value-type="string" calcext:value-type="string">
            <text:p>no</text:p>
          </table:table-cell>
          <table:table-cell table:number-columns-repeated="1010"/>
        </table:table-row>
        <table:table-row table:style-name="ro87">
          <table:table-cell office:value-type="string" calcext:value-type="string">
            <text:p>MenuShortcut-33</text:p>
          </table:table-cell>
          <table:table-cell office:value-type="string" calcext:value-type="string">
            <text:p>ヘルプ＞Firefoxヘルスレポート</text:p>
          </table:table-cell>
          <table:table-cell office:value-type="string" calcext:value-type="string">
            <text:p>healthReport</text:p>
          </table:table-cell>
          <table:table-cell office:value-type="string" calcext:value-type="string">
            <text:p>-</text:p>
          </table:table-cell>
          <table:table-cell office:value-type="string" calcext:value-type="string">
            <text:p>#healthReport,</text:p>
            <text:p>.subviewbutton[oncommand^='openHealthReport']</text:p>
          </table:table-cell>
          <table:table-cell office:value-type="string" calcext:value-type="string">
            <text:p>hiddenItemsWithDelay</text:p>
          </table:table-cell>
          <table:table-cell table:style-name="ce17" office:value-type="string" calcext:value-type="string">
            <text:p>true</text:p>
          </table:table-cell>
          <table:table-cell office:value-type="string" calcext:value-type="string">
            <text:p>no</text:p>
          </table:table-cell>
          <table:table-cell table:formula="of:=IF(AND([.D37]=[.J37];[.E37]=[.K37];[.G37]=[.L37];[.H37]=[.M37]);&quot;&quot;;&quot;○&quot;)">
            <text:p/>
          </table:table-cell>
          <table:table-cell office:value-type="string" calcext:value-type="string">
            <text:p>-</text:p>
          </table:table-cell>
          <table:table-cell office:value-type="string" calcext:value-type="string">
            <text:p>#healthReport,</text:p>
            <text:p>.subviewbutton[oncommand^='openHealthReport']</text:p>
          </table:table-cell>
          <table:table-cell table:style-name="ce17"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healthReport,</text:p>
            <text:p>.subviewbutton[oncommand^='openHealthReport']</text:p>
          </table:table-cell>
          <table:table-cell table:style-name="ce17"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healthReport,</text:p>
            <text:p>#healthReport</text:p>
          </table:table-cell>
          <table:table-cell table:style-name="ce17" office:value-type="string" calcext:value-type="string">
            <text:p>false</text:p>
          </table:table-cell>
          <table:table-cell table:number-columns-repeated="1003"/>
        </table:table-row>
        <table:table-row table:style-name="ro86">
          <table:table-cell table:style-name="ce3" office:value-type="string" calcext:value-type="string">
            <text:p>MenuShortcut-34（廃止）</text:p>
          </table:table-cell>
          <table:table-cell table:style-name="ce3" office:value-type="string" calcext:value-type="string">
            <text:p>ヘルプ＞使いこなそう</text:p>
          </table:table-cell>
          <table:table-cell table:style-name="ce3" office:value-type="string" calcext:value-type="string">
            <text:p>gettingStarted</text:p>
          </table:table-cell>
          <table:table-cell table:style-name="ce3" office:value-type="string" calcext:value-type="string">
            <text:p>Firefox 31で廃止</text:p>
          </table:table-cell>
          <table:table-cell table:style-name="ce3" table:number-columns-repeated="4"/>
          <table:table-cell table:style-name="ce3" table:formula="of:=IF(AND([.D38]=[.J38];[.E38]=[.K38];[.G38]=[.L38];[.H38]=[.M38]);&quot;&quot;;&quot;○&quot;)">
            <text:p/>
          </table:table-cell>
          <table:table-cell table:style-name="ce3" office:value-type="string" calcext:value-type="string">
            <text:p>Firefox 31で廃止</text:p>
          </table:table-cell>
          <table:table-cell table:style-name="ce3" table:number-columns-repeated="3"/>
          <table:table-cell table:style-name="ce3" office:value-type="string" calcext:value-type="string">
            <text:p>存在しない</text:p>
          </table:table-cell>
          <table:table-cell table:number-columns-repeated="2" table:style-name="ce3" office:value-type="string" calcext:value-type="string">
            <text:p>廃止</text:p>
          </table:table-cell>
          <table:table-cell table:style-name="ce3" office:value-type="string" calcext:value-type="string">
            <text:p>-</text:p>
          </table:table-cell>
          <table:table-cell office:value-type="string" calcext:value-type="string">
            <text:p>-</text:p>
          </table:table-cell>
          <table:table-cell office:value-type="string" calcext:value-type="string">
            <text:p>#appmenu_gettingStarted</text:p>
          </table:table-cell>
          <table:table-cell table:style-name="ce17" office:value-type="string" calcext:value-type="string">
            <text:p>false</text:p>
          </table:table-cell>
          <table:table-cell table:number-columns-repeated="1003"/>
        </table:table-row>
        <table:table-row table:style-name="ro88">
          <table:table-cell office:value-type="string" calcext:value-type="string">
            <text:p>MenuShortcut-35</text:p>
          </table:table-cell>
          <table:table-cell office:value-type="string" calcext:value-type="string">
            <text:p>ヘルプ＞トラブルシューティング情報</text:p>
          </table:table-cell>
          <table:table-cell office:value-type="string" calcext:value-type="string">
            <text:p>troubleshootingInfo</text:p>
          </table:table-cell>
          <table:table-cell office:value-type="string" calcext:value-type="string">
            <text:p>-</text:p>
          </table:table-cell>
          <table:table-cell office:value-type="string" calcext:value-type="string">
            <text:p>#troubleShooting,</text:p>
            <text:p>.subviewbutton[oncommand^='openTroubleshootingPage']</text:p>
          </table:table-cell>
          <table:table-cell office:value-type="string" calcext:value-type="string">
            <text:p>hiddenItemsWithDelay</text:p>
          </table:table-cell>
          <table:table-cell table:style-name="ce17" office:value-type="string" calcext:value-type="string">
            <text:p>true</text:p>
          </table:table-cell>
          <table:table-cell office:value-type="string" calcext:value-type="string">
            <text:p>no</text:p>
          </table:table-cell>
          <table:table-cell table:formula="of:=IF(AND([.D39]=[.J39];[.E39]=[.K39];[.G39]=[.L39];[.H39]=[.M39]);&quot;&quot;;&quot;○&quot;)">
            <text:p/>
          </table:table-cell>
          <table:table-cell office:value-type="string" calcext:value-type="string">
            <text:p>-</text:p>
          </table:table-cell>
          <table:table-cell office:value-type="string" calcext:value-type="string">
            <text:p>#troubleShooting,</text:p>
            <text:p>.subviewbutton[oncommand^='openTroubleshootingPage']</text:p>
          </table:table-cell>
          <table:table-cell table:style-name="ce17"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troubleShooting,</text:p>
            <text:p>.subviewbutton[oncommand^='openTroubleshootingPage']</text:p>
          </table:table-cell>
          <table:table-cell table:style-name="ce17"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troubleshootingInfo,</text:p>
            <text:p>#troubleShooting</text:p>
          </table:table-cell>
          <table:table-cell table:style-name="ce17" office:value-type="string" calcext:value-type="string">
            <text:p>false</text:p>
          </table:table-cell>
          <table:table-cell table:number-columns-repeated="1003"/>
        </table:table-row>
        <table:table-row table:style-name="ro87">
          <table:table-cell office:value-type="string" calcext:value-type="string">
            <text:p>MenuShortcut-36</text:p>
          </table:table-cell>
          <table:table-cell office:value-type="string" calcext:value-type="string">
            <text:p>ヘルプ＞フィードバックを送信</text:p>
          </table:table-cell>
          <table:table-cell office:value-type="string" calcext:value-type="string">
            <text:p>feedbackPage</text:p>
          </table:table-cell>
          <table:table-cell office:value-type="string" calcext:value-type="string">
            <text:p>-</text:p>
          </table:table-cell>
          <table:table-cell office:value-type="string" calcext:value-type="string">
            <text:p>#feedbackPage,</text:p>
            <text:p>.subviewbutton[oncommand^='openFeedbackPage']</text:p>
          </table:table-cell>
          <table:table-cell office:value-type="string" calcext:value-type="string">
            <text:p>hiddenItemsWithDelay</text:p>
          </table:table-cell>
          <table:table-cell table:style-name="ce17" office:value-type="string" calcext:value-type="string">
            <text:p>true</text:p>
          </table:table-cell>
          <table:table-cell office:value-type="string" calcext:value-type="string">
            <text:p>no</text:p>
          </table:table-cell>
          <table:table-cell table:formula="of:=IF(AND([.D40]=[.J40];[.E40]=[.K40];[.G40]=[.L40];[.H40]=[.M40]);&quot;&quot;;&quot;○&quot;)">
            <text:p/>
          </table:table-cell>
          <table:table-cell office:value-type="string" calcext:value-type="string">
            <text:p>-</text:p>
          </table:table-cell>
          <table:table-cell office:value-type="string" calcext:value-type="string">
            <text:p>#feedbackPage,</text:p>
            <text:p>.subviewbutton[oncommand^='openFeedbackPage']</text:p>
          </table:table-cell>
          <table:table-cell table:style-name="ce17"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feedbackPage,</text:p>
            <text:p>.subviewbutton[oncommand^='openFeedbackPage']</text:p>
          </table:table-cell>
          <table:table-cell table:style-name="ce17"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feedbackPage,</text:p>
            <text:p>#appmenu_feedbackPage + menuseparator,</text:p>
            <text:p>#feedbackPage</text:p>
          </table:table-cell>
          <table:table-cell table:style-name="ce17" office:value-type="string" calcext:value-type="string">
            <text:p>false</text:p>
          </table:table-cell>
          <table:table-cell table:number-columns-repeated="1003"/>
        </table:table-row>
        <table:table-row table:style-name="ro87">
          <table:table-cell office:value-type="string" calcext:value-type="string">
            <text:p>MenuShortcut-37</text:p>
          </table:table-cell>
          <table:table-cell office:value-type="string" calcext:value-type="string">
            <text:p>ヘルプ＞アドオンを無効にして再起動</text:p>
          </table:table-cell>
          <table:table-cell office:value-type="string" calcext:value-type="string">
            <text:p>helpSafeMode</text:p>
          </table:table-cell>
          <table:table-cell office:value-type="string" calcext:value-type="string">
            <text:p>-</text:p>
          </table:table-cell>
          <table:table-cell office:value-type="string" calcext:value-type="string">
            <text:p>#helpSafeMode,</text:p>
            <text:p>.subviewbutton[oncommand^='safeModeRestart']</text:p>
          </table:table-cell>
          <table:table-cell office:value-type="string" calcext:value-type="string">
            <text:p>hiddenItemsWithDelay</text:p>
          </table:table-cell>
          <table:table-cell table:style-name="ce17" office:value-type="string" calcext:value-type="string">
            <text:p>true</text:p>
          </table:table-cell>
          <table:table-cell office:value-type="string" calcext:value-type="string">
            <text:p>no</text:p>
          </table:table-cell>
          <table:table-cell table:formula="of:=IF(AND([.D41]=[.J41];[.E41]=[.K41];[.G41]=[.L41];[.H41]=[.M41]);&quot;&quot;;&quot;○&quot;)">
            <text:p/>
          </table:table-cell>
          <table:table-cell office:value-type="string" calcext:value-type="string">
            <text:p>-</text:p>
          </table:table-cell>
          <table:table-cell office:value-type="string" calcext:value-type="string">
            <text:p>#helpSafeMode,</text:p>
            <text:p>.subviewbutton[oncommand^='safeModeRestart']</text:p>
          </table:table-cell>
          <table:table-cell table:style-name="ce17"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helpSafeMode,</text:p>
            <text:p>.subviewbutton[oncommand^='safeModeRestart']</text:p>
          </table:table-cell>
          <table:table-cell table:style-name="ce17"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helpSafeMode</text:p>
          </table:table-cell>
          <table:table-cell table:style-name="ce17" office:value-type="string" calcext:value-type="string">
            <text:p>false</text:p>
          </table:table-cell>
          <table:table-cell table:number-columns-repeated="1003"/>
        </table:table-row>
        <table:table-row table:style-name="ro87">
          <table:table-cell office:value-type="string" calcext:value-type="string">
            <text:p>MenuShortcut-38</text:p>
          </table:table-cell>
          <table:table-cell office:value-type="string" calcext:value-type="string">
            <text:p>ヘルプ＞偽装サイトを報告</text:p>
          </table:table-cell>
          <table:table-cell office:value-type="string" calcext:value-type="string">
            <text:p>reportPhishingtoolmenu</text:p>
          </table:table-cell>
          <table:table-cell office:value-type="string" calcext:value-type="string">
            <text:p>-</text:p>
          </table:table-cell>
          <table:table-cell office:value-type="string" calcext:value-type="string">
            <text:p>#menu_HelpPopup_reportPhishingtoolmenu,</text:p>
            <text:p>.subviewbutton[oncommand*='getReportURL'][oncommand*='Phish']</text:p>
          </table:table-cell>
          <table:table-cell office:value-type="string" calcext:value-type="string">
            <text:p>hiddenItemsWithDelay</text:p>
          </table:table-cell>
          <table:table-cell table:style-name="ce17" office:value-type="string" calcext:value-type="string">
            <text:p>true</text:p>
          </table:table-cell>
          <table:table-cell office:value-type="string" calcext:value-type="string">
            <text:p>no</text:p>
          </table:table-cell>
          <table:table-cell table:formula="of:=IF(AND([.D42]=[.J42];[.E42]=[.K42];[.G42]=[.L42];[.H42]=[.M42]);&quot;&quot;;&quot;○&quot;)">
            <text:p/>
          </table:table-cell>
          <table:table-cell office:value-type="string" calcext:value-type="string">
            <text:p>-</text:p>
          </table:table-cell>
          <table:table-cell office:value-type="string" calcext:value-type="string">
            <text:p>#menu_HelpPopup_reportPhishingtoolmenu,</text:p>
            <text:p>.subviewbutton[oncommand*='getReportURL'][oncommand*='Phish']</text:p>
          </table:table-cell>
          <table:table-cell table:style-name="ce17"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toolmenu,</text:p>
            <text:p>.subviewbutton[oncommand*='getReportURL'][oncommand*='Phish']</text:p>
          </table:table-cell>
          <table:table-cell table:style-name="ce17"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toolmenu</text:p>
          </table:table-cell>
          <table:table-cell table:style-name="ce17" office:value-type="string" calcext:value-type="string">
            <text:p>false</text:p>
          </table:table-cell>
          <table:table-cell table:number-columns-repeated="1003"/>
        </table:table-row>
        <table:table-row table:style-name="ro87">
          <table:table-cell office:value-type="string" calcext:value-type="string">
            <text:p>MenuShortcut-39</text:p>
          </table:table-cell>
          <table:table-cell office:value-type="string" calcext:value-type="string">
            <text:p>ヘルプ＞誤警告を報告</text:p>
          </table:table-cell>
          <table:table-cell office:value-type="string" calcext:value-type="string">
            <text:p>reportPhishingErrortoolmenu</text:p>
          </table:table-cell>
          <table:table-cell office:value-type="string" calcext:value-type="string">
            <text:p>-</text:p>
          </table:table-cell>
          <table:table-cell office:value-type="string" calcext:value-type="string">
            <text:p>#menu_HelpPopup_reportPhishingErrortoolmenu,</text:p>
            <text:p>.subviewbutton[oncommand*='getReportURL'][oncommand*='Error']</text:p>
          </table:table-cell>
          <table:table-cell office:value-type="string" calcext:value-type="string">
            <text:p>hiddenItemsWithDelay</text:p>
          </table:table-cell>
          <table:table-cell table:style-name="ce17" office:value-type="string" calcext:value-type="string">
            <text:p>true</text:p>
          </table:table-cell>
          <table:table-cell office:value-type="string" calcext:value-type="string">
            <text:p>no</text:p>
          </table:table-cell>
          <table:table-cell table:formula="of:=IF(AND([.D43]=[.J43];[.E43]=[.K43];[.G43]=[.L43];[.H43]=[.M43]);&quot;&quot;;&quot;○&quot;)">
            <text:p/>
          </table:table-cell>
          <table:table-cell office:value-type="string" calcext:value-type="string">
            <text:p>-</text:p>
          </table:table-cell>
          <table:table-cell office:value-type="string" calcext:value-type="string">
            <text:p>#menu_HelpPopup_reportPhishingErrortoolmenu,</text:p>
            <text:p>.subviewbutton[oncommand*='getReportURL'][oncommand*='Error']</text:p>
          </table:table-cell>
          <table:table-cell table:style-name="ce17"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Errortoolmenu,</text:p>
            <text:p>.subviewbutton[oncommand*='getReportURL'][oncommand*='Error']</text:p>
          </table:table-cell>
          <table:table-cell table:style-name="ce17"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Errortoolmenu</text:p>
          </table:table-cell>
          <table:table-cell table:style-name="ce17" office:value-type="string" calcext:value-type="string">
            <text:p>false</text:p>
          </table:table-cell>
          <table:table-cell table:number-columns-repeated="1003"/>
        </table:table-row>
        <table:table-row table:style-name="ro85">
          <table:table-cell office:value-type="string" calcext:value-type="string">
            <text:p>MenuShortcut-40</text:p>
          </table:table-cell>
          <table:table-cell office:value-type="string" calcext:value-type="string">
            <text:p>ヘルプ＞Firefoxについて のセパレータ</text:p>
          </table:table-cell>
          <table:table-cell office:value-type="string" calcext:value-type="string">
            <text:p>aboutSeparator</text:p>
          </table:table-cell>
          <table:table-cell office:value-type="string" calcext:value-type="string">
            <text:p>-</text:p>
          </table:table-cell>
          <table:table-cell office:value-type="string" calcext:value-type="string">
            <text:p>#aboutSeparator</text:p>
          </table:table-cell>
          <table:table-cell office:value-type="string" calcext:value-type="string">
            <text:p>killedItems</text:p>
          </table:table-cell>
          <table:table-cell table:style-name="ce17" office:value-type="string" calcext:value-type="string">
            <text:p>false</text:p>
          </table:table-cell>
          <table:table-cell office:value-type="string" calcext:value-type="string">
            <text:p>yes</text:p>
          </table:table-cell>
          <table:table-cell table:formula="of:=IF(AND([.D44]=[.J44];[.E44]=[.K44];[.G44]=[.L44];[.H44]=[.M44]);&quot;&quot;;&quot;○&quot;)">
            <text:p/>
          </table:table-cell>
          <table:table-cell office:value-type="string" calcext:value-type="string">
            <text:p>-</text:p>
          </table:table-cell>
          <table:table-cell office:value-type="string" calcext:value-type="string">
            <text:p>#aboutSeparator</text:p>
          </table:table-cell>
          <table:table-cell table:style-name="ce17"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aboutSeparator</text:p>
          </table:table-cell>
          <table:table-cell table:style-name="ce17" office:value-type="string" calcext:value-type="string">
            <text:p>false</text:p>
          </table:table-cell>
          <table:table-cell table:number-columns-repeated="1003"/>
        </table:table-row>
        <table:table-row table:style-name="ro87">
          <table:table-cell office:value-type="string" calcext:value-type="string">
            <text:p>MenuShortcut-41</text:p>
          </table:table-cell>
          <table:table-cell office:value-type="string" calcext:value-type="string">
            <text:p>編集＞テキストの記述方向を切り替える</text:p>
          </table:table-cell>
          <table:table-cell office:value-type="string" calcext:value-type="string">
            <text:p>textfieldDirection</text:p>
          </table:table-cell>
          <table:table-cell office:value-type="string" calcext:value-type="string">
            <text:p>Ctrl-Shift-X</text:p>
          </table:table-cell>
          <table:table-cell office:value-type="string" calcext:value-type="string">
            <text:p>#textfieldDirection-separator,</text:p>
            <text:p>#textfieldDirection-swap,</text:p>
            <text:p>#key_switchTextDirection</text:p>
          </table:table-cell>
          <table:table-cell office:value-type="string" calcext:value-type="string">
            <text:p>killedItems</text:p>
          </table:table-cell>
          <table:table-cell table:style-name="ce17" office:value-type="string" calcext:value-type="string">
            <text:p>false</text:p>
          </table:table-cell>
          <table:table-cell office:value-type="string" calcext:value-type="string">
            <text:p>yes</text:p>
          </table:table-cell>
          <table:table-cell table:formula="of:=IF(AND([.D45]=[.J45];[.E45]=[.K45];[.G45]=[.L45];[.H45]=[.M45]);&quot;&quot;;&quot;○&quot;)" office:value-type="string" office:string-value="○" calcext:value-type="string">
            <text:p>○</text:p>
          </table:table-cell>
          <table:table-cell office:value-type="string" calcext:value-type="string">
            <text:p>-</text:p>
          </table:table-cell>
          <table:table-cell office:value-type="string" calcext:value-type="string">
            <text:p>#textfieldDirection-separator,</text:p>
            <text:p>#textfieldDirection-swap</text:p>
          </table:table-cell>
          <table:table-cell table:style-name="ce17"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textfieldDirection-separator,</text:p>
            <text:p>#textfieldDirection-swap</text:p>
          </table:table-cell>
          <table:table-cell table:style-name="ce17" office:value-type="string" calcext:value-type="string">
            <text:p>false</text:p>
          </table:table-cell>
          <table:table-cell table:number-columns-repeated="1003"/>
        </table:table-row>
        <table:table-row table:style-name="ro85">
          <table:table-cell office:value-type="string" calcext:value-type="string">
            <text:p>MenuShortcut-42</text:p>
          </table:table-cell>
          <table:table-cell office:value-type="string" calcext:value-type="string">
            <text:p>表示＞ページの記述方向を切り替える</text:p>
          </table:table-cell>
          <table:table-cell office:value-type="string" calcext:value-type="string">
            <text:p>documentDirection</text:p>
          </table:table-cell>
          <table:table-cell office:value-type="string" calcext:value-type="string">
            <text:p>-</text:p>
          </table:table-cell>
          <table:table-cell office:value-type="string" calcext:value-type="string">
            <text:p>#documentDirection-separator,</text:p>
            <text:p>#documentDirection-swap</text:p>
          </table:table-cell>
          <table:table-cell office:value-type="string" calcext:value-type="string">
            <text:p>killedItems</text:p>
          </table:table-cell>
          <table:table-cell table:style-name="ce17" office:value-type="string" calcext:value-type="string">
            <text:p>false</text:p>
          </table:table-cell>
          <table:table-cell office:value-type="string" calcext:value-type="string">
            <text:p>yes</text:p>
          </table:table-cell>
          <table:table-cell table:formula="of:=IF(AND([.D46]=[.J46];[.E46]=[.K46];[.G46]=[.L46];[.H46]=[.M46]);&quot;&quot;;&quot;○&quot;)">
            <text:p/>
          </table:table-cell>
          <table:table-cell office:value-type="string" calcext:value-type="string">
            <text:p>-</text:p>
          </table:table-cell>
          <table:table-cell office:value-type="string" calcext:value-type="string">
            <text:p>#documentDirection-separator,</text:p>
            <text:p>#documentDirection-swap</text:p>
          </table:table-cell>
          <table:table-cell table:style-name="ce17"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documentDirection-separator,</text:p>
            <text:p>#documentDirection-swap</text:p>
          </table:table-cell>
          <table:table-cell table:style-name="ce17" office:value-type="string" calcext:value-type="string">
            <text:p>false</text:p>
          </table:table-cell>
          <table:table-cell table:number-columns-repeated="1003"/>
        </table:table-row>
        <table:table-row table:style-name="ro85">
          <table:table-cell office:value-type="string" calcext:value-type="string">
            <text:p>MenuShortcut-43</text:p>
          </table:table-cell>
          <table:table-cell office:value-type="string" calcext:value-type="string">
            <text:p>履歴＞（メニュー内のセパレータ）</text:p>
          </table:table-cell>
          <table:table-cell office:value-type="string" calcext:value-type="string">
            <text:p>historySeparator</text:p>
          </table:table-cell>
          <table:table-cell office:value-type="string" calcext:value-type="string">
            <text:p>-</text:p>
          </table:table-cell>
          <table:table-cell office:value-type="string" calcext:value-type="string">
            <text:p>#startHistorySeparator</text:p>
          </table:table-cell>
          <table:table-cell office:value-type="string" calcext:value-type="string">
            <text:p>killedItems</text:p>
          </table:table-cell>
          <table:table-cell table:style-name="ce17" office:value-type="string" calcext:value-type="string">
            <text:p>false</text:p>
          </table:table-cell>
          <table:table-cell office:value-type="string" calcext:value-type="string">
            <text:p>yes</text:p>
          </table:table-cell>
          <table:table-cell table:formula="of:=IF(AND([.D47]=[.J47];[.E47]=[.K47];[.G47]=[.L47];[.H47]=[.M47]);&quot;&quot;;&quot;○&quot;)">
            <text:p/>
          </table:table-cell>
          <table:table-cell office:value-type="string" calcext:value-type="string">
            <text:p>-</text:p>
          </table:table-cell>
          <table:table-cell office:value-type="string" calcext:value-type="string">
            <text:p>#startHistorySeparator</text:p>
          </table:table-cell>
          <table:table-cell table:style-name="ce17"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startHistorySeparator</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startHistorySeparator,</text:p>
            <text:p>#endHistorySeparator</text:p>
          </table:table-cell>
          <table:table-cell table:style-name="ce17" office:value-type="string" calcext:value-type="string">
            <text:p>false</text:p>
          </table:table-cell>
          <table:table-cell table:number-columns-repeated="1003"/>
        </table:table-row>
        <table:table-row table:style-name="ro90">
          <table:table-cell office:value-type="string" calcext:value-type="string">
            <text:p>MenuShortcut-44</text:p>
          </table:table-cell>
          <table:table-cell office:value-type="string" calcext:value-type="string">
            <text:p>ブックマーク＞ブックマークツールバー</text:p>
            <text:p>（およびそれに付随する各項目）</text:p>
          </table:table-cell>
          <table:table-cell office:value-type="string" calcext:value-type="string">
            <text:p>bookmarksToolbarFolder</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panelMenu_viewBookmarksToolbar + toolbarseparator,</text:p>
            <text:p>#panelMenu_bookmarksToolbar,</text:p>
            <text:p>#BMB_subscribeToPageMenupopup + menuseparator,</text:p>
            <text:p>#BMB_bookmarksToolbar</text:p>
          </table:table-cell>
          <table:table-cell office:value-type="string" calcext:value-type="string">
            <text:p>killedItems</text:p>
          </table:table-cell>
          <table:table-cell table:style-name="ce17" office:value-type="string" calcext:value-type="string">
            <text:p>false</text:p>
          </table:table-cell>
          <table:table-cell office:value-type="string" calcext:value-type="string">
            <text:p>yes</text:p>
          </table:table-cell>
          <table:table-cell table:formula="of:=IF(AND([.D48]=[.J48];[.E48]=[.K48];[.G48]=[.L48];[.H48]=[.M48]);&quot;&quot;;&quot;○&quot;)" office:value-type="string" office:string-value="○" calcext:value-type="string">
            <text:p>○</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17"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browserToolsSeparator</text:p>
          </table:table-cell>
          <table:table-cell table:style-name="ce17" office:value-type="string" calcext:value-type="string">
            <text:p>false</text:p>
          </table:table-cell>
          <table:table-cell table:number-columns-repeated="1003"/>
        </table:table-row>
        <table:table-row table:style-name="ro25">
          <table:table-cell office:value-type="string" calcext:value-type="string">
            <text:p>MenuShortcut-45</text:p>
          </table:table-cell>
          <table:table-cell office:value-type="string" calcext:value-type="string">
            <text:p>コンテンツ領域のコンテキストメニュー＞リンクを保存する...</text:p>
          </table:table-cell>
          <table:table-cell office:value-type="string" calcext:value-type="string">
            <text:p>context-marklink</text:p>
          </table:table-cell>
          <table:table-cell office:value-type="string" calcext:value-type="string">
            <text:p>-</text:p>
          </table:table-cell>
          <table:table-cell office:value-type="string" calcext:value-type="string">
            <text:p>#context-marklinkMenu</text:p>
          </table:table-cell>
          <table:table-cell office:value-type="string" calcext:value-type="string">
            <text:p>killedItems</text:p>
          </table:table-cell>
          <table:table-cell table:style-name="ce17" office:value-type="string" calcext:value-type="string">
            <text:p>false</text:p>
          </table:table-cell>
          <table:table-cell office:value-type="string" calcext:value-type="string">
            <text:p>yes</text:p>
          </table:table-cell>
          <table:table-cell table:formula="of:=IF(AND([.D49]=[.J49];[.E49]=[.K49];[.G49]=[.L49];[.H49]=[.M49]);&quot;&quot;;&quot;○&quot;)">
            <text:p/>
          </table:table-cell>
          <table:table-cell office:value-type="string" calcext:value-type="string">
            <text:p>-</text:p>
          </table:table-cell>
          <table:table-cell office:value-type="string" calcext:value-type="string">
            <text:p>#context-marklinkMenu</text:p>
          </table:table-cell>
          <table:table-cell table:style-name="ce17"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context-marklinkMenu</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marklink</text:p>
          </table:table-cell>
          <table:table-cell table:style-name="ce17" office:value-type="string" calcext:value-type="string">
            <text:p>false</text:p>
          </table:table-cell>
          <table:table-cell table:number-columns-repeated="1003"/>
        </table:table-row>
        <table:table-row table:style-name="ro25">
          <table:table-cell office:value-type="string" calcext:value-type="string">
            <text:p>MenuShortcut-46</text:p>
          </table:table-cell>
          <table:table-cell office:value-type="string" calcext:value-type="string">
            <text:p>コンテンツ領域のコンテキストメニュー＞このリンクを共有</text:p>
          </table:table-cell>
          <table:table-cell office:value-type="string" calcext:value-type="string">
            <text:p>context-sharelink</text:p>
          </table:table-cell>
          <table:table-cell office:value-type="string" calcext:value-type="string">
            <text:p>-</text:p>
          </table:table-cell>
          <table:table-cell office:value-type="string" calcext:value-type="string">
            <text:p>#context-sharelink</text:p>
          </table:table-cell>
          <table:table-cell office:value-type="string" calcext:value-type="string">
            <text:p>killedItems</text:p>
          </table:table-cell>
          <table:table-cell table:style-name="ce17" office:value-type="string" calcext:value-type="string">
            <text:p>false</text:p>
          </table:table-cell>
          <table:table-cell office:value-type="string" calcext:value-type="string">
            <text:p>yes</text:p>
          </table:table-cell>
          <table:table-cell table:formula="of:=IF(AND([.D50]=[.J50];[.E50]=[.K50];[.G50]=[.L50];[.H50]=[.M50]);&quot;&quot;;&quot;○&quot;)">
            <text:p/>
          </table:table-cell>
          <table:table-cell office:value-type="string" calcext:value-type="string">
            <text:p>-</text:p>
          </table:table-cell>
          <table:table-cell office:value-type="string" calcext:value-type="string">
            <text:p>#context-sharelink</text:p>
          </table:table-cell>
          <table:table-cell table:style-name="ce17"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link</text:p>
          </table:table-cell>
          <table:table-cell table:style-name="ce17" office:value-type="string" calcext:value-type="string">
            <text:p>false</text:p>
          </table:table-cell>
          <table:table-cell table:number-columns-repeated="1003"/>
        </table:table-row>
        <table:table-row table:style-name="ro25">
          <table:table-cell office:value-type="string" calcext:value-type="string">
            <text:p>MenuShortcut-47</text:p>
          </table:table-cell>
          <table:table-cell office:value-type="string" calcext:value-type="string">
            <text:p>コンテンツ領域のコンテキストメニュー＞画像のURLをメールで送信</text:p>
          </table:table-cell>
          <table:table-cell office:value-type="string" calcext:value-type="string">
            <text:p>context-sendimage</text:p>
          </table:table-cell>
          <table:table-cell office:value-type="string" calcext:value-type="string">
            <text:p>-</text:p>
          </table:table-cell>
          <table:table-cell office:value-type="string" calcext:value-type="string">
            <text:p>#context-sendimage</text:p>
          </table:table-cell>
          <table:table-cell office:value-type="string" calcext:value-type="string">
            <text:p>killedItems</text:p>
          </table:table-cell>
          <table:table-cell table:style-name="ce17" office:value-type="string" calcext:value-type="string">
            <text:p>false</text:p>
          </table:table-cell>
          <table:table-cell office:value-type="string" calcext:value-type="string">
            <text:p>yes</text:p>
          </table:table-cell>
          <table:table-cell table:formula="of:=IF(AND([.D51]=[.J51];[.E51]=[.K51];[.G51]=[.L51];[.H51]=[.M51]);&quot;&quot;;&quot;○&quot;)">
            <text:p/>
          </table:table-cell>
          <table:table-cell office:value-type="string" calcext:value-type="string">
            <text:p>-</text:p>
          </table:table-cell>
          <table:table-cell office:value-type="string" calcext:value-type="string">
            <text:p>#context-sendimage</text:p>
          </table:table-cell>
          <table:table-cell table:style-name="ce17"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ndimage</text:p>
          </table:table-cell>
          <table:table-cell table:style-name="ce17" office:value-type="string" calcext:value-type="string">
            <text:p>false</text:p>
          </table:table-cell>
          <table:table-cell table:number-columns-repeated="1003"/>
        </table:table-row>
        <table:table-row table:style-name="ro25">
          <table:table-cell office:value-type="string" calcext:value-type="string">
            <text:p>MenuShortcut-48</text:p>
          </table:table-cell>
          <table:table-cell office:value-type="string" calcext:value-type="string">
            <text:p>コンテンツ領域のコンテキストメニュー＞この画像を共有</text:p>
          </table:table-cell>
          <table:table-cell office:value-type="string" calcext:value-type="string">
            <text:p>context-shareimage</text:p>
          </table:table-cell>
          <table:table-cell office:value-type="string" calcext:value-type="string">
            <text:p>-</text:p>
          </table:table-cell>
          <table:table-cell office:value-type="string" calcext:value-type="string">
            <text:p>#context-shareimage</text:p>
          </table:table-cell>
          <table:table-cell office:value-type="string" calcext:value-type="string">
            <text:p>killedItems</text:p>
          </table:table-cell>
          <table:table-cell table:style-name="ce17" office:value-type="string" calcext:value-type="string">
            <text:p>false</text:p>
          </table:table-cell>
          <table:table-cell office:value-type="string" calcext:value-type="string">
            <text:p>yes</text:p>
          </table:table-cell>
          <table:table-cell table:formula="of:=IF(AND([.D52]=[.J52];[.E52]=[.K52];[.G52]=[.L52];[.H52]=[.M52]);&quot;&quot;;&quot;○&quot;)">
            <text:p/>
          </table:table-cell>
          <table:table-cell office:value-type="string" calcext:value-type="string">
            <text:p>-</text:p>
          </table:table-cell>
          <table:table-cell office:value-type="string" calcext:value-type="string">
            <text:p>#context-shareimage</text:p>
          </table:table-cell>
          <table:table-cell table:style-name="ce17"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image</text:p>
          </table:table-cell>
          <table:table-cell table:style-name="ce17" office:value-type="string" calcext:value-type="string">
            <text:p>false</text:p>
          </table:table-cell>
          <table:table-cell table:number-columns-repeated="1003"/>
        </table:table-row>
        <table:table-row table:style-name="ro25">
          <table:table-cell office:value-type="string" calcext:value-type="string">
            <text:p>MenuShortcut-49</text:p>
          </table:table-cell>
          <table:table-cell office:value-type="string" calcext:value-type="string">
            <text:p>コンテンツ領域のコンテキストメニュー＞動画のURLをメールで送信</text:p>
          </table:table-cell>
          <table:table-cell office:value-type="string" calcext:value-type="string">
            <text:p>context-sendvideo</text:p>
          </table:table-cell>
          <table:table-cell office:value-type="string" calcext:value-type="string">
            <text:p>-</text:p>
          </table:table-cell>
          <table:table-cell office:value-type="string" calcext:value-type="string">
            <text:p>#context-sendvideo</text:p>
          </table:table-cell>
          <table:table-cell office:value-type="string" calcext:value-type="string">
            <text:p>killedItems</text:p>
          </table:table-cell>
          <table:table-cell table:style-name="ce17" office:value-type="string" calcext:value-type="string">
            <text:p>false</text:p>
          </table:table-cell>
          <table:table-cell office:value-type="string" calcext:value-type="string">
            <text:p>yes</text:p>
          </table:table-cell>
          <table:table-cell table:formula="of:=IF(AND([.D53]=[.J53];[.E53]=[.K53];[.G53]=[.L53];[.H53]=[.M53]);&quot;&quot;;&quot;○&quot;)">
            <text:p/>
          </table:table-cell>
          <table:table-cell office:value-type="string" calcext:value-type="string">
            <text:p>-</text:p>
          </table:table-cell>
          <table:table-cell office:value-type="string" calcext:value-type="string">
            <text:p>#context-sendvideo</text:p>
          </table:table-cell>
          <table:table-cell table:style-name="ce17"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ndvideo</text:p>
          </table:table-cell>
          <table:table-cell table:style-name="ce17" office:value-type="string" calcext:value-type="string">
            <text:p>false</text:p>
          </table:table-cell>
          <table:table-cell table:number-columns-repeated="1003"/>
        </table:table-row>
        <table:table-row table:style-name="ro25">
          <table:table-cell office:value-type="string" calcext:value-type="string">
            <text:p>MenuShortcut-50</text:p>
          </table:table-cell>
          <table:table-cell office:value-type="string" calcext:value-type="string">
            <text:p>コンテンツ領域のコンテキストメニュー＞この動画を共有</text:p>
          </table:table-cell>
          <table:table-cell office:value-type="string" calcext:value-type="string">
            <text:p>context-sharevideo</text:p>
          </table:table-cell>
          <table:table-cell office:value-type="string" calcext:value-type="string">
            <text:p>-</text:p>
          </table:table-cell>
          <table:table-cell office:value-type="string" calcext:value-type="string">
            <text:p>#context-sharevideo</text:p>
          </table:table-cell>
          <table:table-cell office:value-type="string" calcext:value-type="string">
            <text:p>killedItems</text:p>
          </table:table-cell>
          <table:table-cell table:style-name="ce17" office:value-type="string" calcext:value-type="string">
            <text:p>false</text:p>
          </table:table-cell>
          <table:table-cell office:value-type="string" calcext:value-type="string">
            <text:p>yes</text:p>
          </table:table-cell>
          <table:table-cell table:formula="of:=IF(AND([.D54]=[.J54];[.E54]=[.K54];[.G54]=[.L54];[.H54]=[.M54]);&quot;&quot;;&quot;○&quot;)">
            <text:p/>
          </table:table-cell>
          <table:table-cell office:value-type="string" calcext:value-type="string">
            <text:p>-</text:p>
          </table:table-cell>
          <table:table-cell office:value-type="string" calcext:value-type="string">
            <text:p>#context-sharevideo</text:p>
          </table:table-cell>
          <table:table-cell table:style-name="ce17"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video</text:p>
          </table:table-cell>
          <table:table-cell table:style-name="ce17" office:value-type="string" calcext:value-type="string">
            <text:p>false</text:p>
          </table:table-cell>
          <table:table-cell table:number-columns-repeated="1003"/>
        </table:table-row>
        <table:table-row table:style-name="ro25">
          <table:table-cell office:value-type="string" calcext:value-type="string">
            <text:p>MenuShortcut-51</text:p>
          </table:table-cell>
          <table:table-cell office:value-type="string" calcext:value-type="string">
            <text:p>コンテンツ領域のコンテキストメニュー＞オーディオのURLをメールで送信</text:p>
          </table:table-cell>
          <table:table-cell office:value-type="string" calcext:value-type="string">
            <text:p>context-sendaudio</text:p>
          </table:table-cell>
          <table:table-cell office:value-type="string" calcext:value-type="string">
            <text:p>-</text:p>
          </table:table-cell>
          <table:table-cell office:value-type="string" calcext:value-type="string">
            <text:p>#context-sendaudio</text:p>
          </table:table-cell>
          <table:table-cell office:value-type="string" calcext:value-type="string">
            <text:p>killedItems</text:p>
          </table:table-cell>
          <table:table-cell table:style-name="ce17" office:value-type="string" calcext:value-type="string">
            <text:p>false</text:p>
          </table:table-cell>
          <table:table-cell office:value-type="string" calcext:value-type="string">
            <text:p>yes</text:p>
          </table:table-cell>
          <table:table-cell table:formula="of:=IF(AND([.D55]=[.J55];[.E55]=[.K55];[.G55]=[.L55];[.H55]=[.M55]);&quot;&quot;;&quot;○&quot;)">
            <text:p/>
          </table:table-cell>
          <table:table-cell office:value-type="string" calcext:value-type="string">
            <text:p>-</text:p>
          </table:table-cell>
          <table:table-cell office:value-type="string" calcext:value-type="string">
            <text:p>#context-sendaudio</text:p>
          </table:table-cell>
          <table:table-cell table:style-name="ce17"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ndaudio</text:p>
          </table:table-cell>
          <table:table-cell table:style-name="ce17" office:value-type="string" calcext:value-type="string">
            <text:p>false</text:p>
          </table:table-cell>
          <table:table-cell table:number-columns-repeated="1003"/>
        </table:table-row>
        <table:table-row table:style-name="ro25">
          <table:table-cell office:value-type="string" calcext:value-type="string">
            <text:p>MenuShortcut-52</text:p>
          </table:table-cell>
          <table:table-cell office:value-type="string" calcext:value-type="string">
            <text:p>コンテンツ領域のコンテキストメニュー＞このページを共有</text:p>
          </table:table-cell>
          <table:table-cell office:value-type="string" calcext:value-type="string">
            <text:p>context-sharepage</text:p>
          </table:table-cell>
          <table:table-cell/>
          <table:table-cell office:value-type="string" calcext:value-type="string">
            <text:p>#context-sharepage</text:p>
          </table:table-cell>
          <table:table-cell office:value-type="string" calcext:value-type="string">
            <text:p>killedItems</text:p>
          </table:table-cell>
          <table:table-cell table:style-name="ce17" office:value-type="string" calcext:value-type="string">
            <text:p>false</text:p>
          </table:table-cell>
          <table:table-cell office:value-type="string" calcext:value-type="string">
            <text:p>yes</text:p>
          </table:table-cell>
          <table:table-cell table:formula="of:=IF(AND([.D56]=[.J56];[.E56]=[.K56];[.G56]=[.L56];[.H56]=[.M56]);&quot;&quot;;&quot;○&quot;)">
            <text:p/>
          </table:table-cell>
          <table:table-cell/>
          <table:table-cell office:value-type="string" calcext:value-type="string">
            <text:p>#context-sharepage</text:p>
          </table:table-cell>
          <table:table-cell table:style-name="ce17" office:value-type="string" calcext:value-type="string">
            <text:p>false</text:p>
          </table:table-cell>
          <table:table-cell office:value-type="string" calcext:value-type="string">
            <text:p>yes</text:p>
          </table:table-cell>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page</text:p>
          </table:table-cell>
          <table:table-cell table:style-name="ce17" office:value-type="string" calcext:value-type="string">
            <text:p>false</text:p>
          </table:table-cell>
          <table:table-cell table:number-columns-repeated="1003"/>
        </table:table-row>
        <table:table-row table:style-name="ro25">
          <table:table-cell office:value-type="string" calcext:value-type="string">
            <text:p>MenuShortcut-53</text:p>
          </table:table-cell>
          <table:table-cell office:value-type="string" calcext:value-type="string">
            <text:p>コンテンツ領域のコンテキストメニュー＞ページを保存する...</text:p>
          </table:table-cell>
          <table:table-cell office:value-type="string" calcext:value-type="string">
            <text:p>context-markpageMenu</text:p>
          </table:table-cell>
          <table:table-cell office:value-type="string" calcext:value-type="string">
            <text:p>-</text:p>
          </table:table-cell>
          <table:table-cell office:value-type="string" calcext:value-type="string">
            <text:p>#context-markpageMenu</text:p>
          </table:table-cell>
          <table:table-cell office:value-type="string" calcext:value-type="string">
            <text:p>killedItems</text:p>
          </table:table-cell>
          <table:table-cell table:style-name="ce17" office:value-type="string" calcext:value-type="string">
            <text:p>false</text:p>
          </table:table-cell>
          <table:table-cell office:value-type="string" calcext:value-type="string">
            <text:p>yes</text:p>
          </table:table-cell>
          <table:table-cell table:formula="of:=IF(AND([.D57]=[.J57];[.E57]=[.K57];[.G57]=[.L57];[.H57]=[.M57]);&quot;&quot;;&quot;○&quot;)">
            <text:p/>
          </table:table-cell>
          <table:table-cell office:value-type="string" calcext:value-type="string">
            <text:p>-</text:p>
          </table:table-cell>
          <table:table-cell office:value-type="string" calcext:value-type="string">
            <text:p>#context-markpageMenu</text:p>
          </table:table-cell>
          <table:table-cell table:style-name="ce17"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context-markpageMenu</text:p>
          </table:table-cell>
          <table:table-cell table:style-name="ce17" office:value-type="string" calcext:value-type="string">
            <text:p>fals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25">
          <table:table-cell office:value-type="string" calcext:value-type="string">
            <text:p>MenuShortcut-54</text:p>
          </table:table-cell>
          <table:table-cell office:value-type="string" calcext:value-type="string">
            <text:p>コンテンツ領域のコンテキストメニュー＞選択範囲を共有</text:p>
          </table:table-cell>
          <table:table-cell office:value-type="string" calcext:value-type="string">
            <text:p>context-shareselect</text:p>
          </table:table-cell>
          <table:table-cell office:value-type="string" calcext:value-type="string">
            <text:p>-</text:p>
          </table:table-cell>
          <table:table-cell office:value-type="string" calcext:value-type="string">
            <text:p>#context-shareselect</text:p>
          </table:table-cell>
          <table:table-cell office:value-type="string" calcext:value-type="string">
            <text:p>killedItems</text:p>
          </table:table-cell>
          <table:table-cell table:style-name="ce17" office:value-type="string" calcext:value-type="string">
            <text:p>false</text:p>
          </table:table-cell>
          <table:table-cell office:value-type="string" calcext:value-type="string">
            <text:p>yes</text:p>
          </table:table-cell>
          <table:table-cell table:formula="of:=IF(AND([.D58]=[.J58];[.E58]=[.K58];[.G58]=[.L58];[.H58]=[.M58]);&quot;&quot;;&quot;○&quot;)">
            <text:p/>
          </table:table-cell>
          <table:table-cell office:value-type="string" calcext:value-type="string">
            <text:p>-</text:p>
          </table:table-cell>
          <table:table-cell office:value-type="string" calcext:value-type="string">
            <text:p>#context-shareselect</text:p>
          </table:table-cell>
          <table:table-cell table:style-name="ce17"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select</text:p>
          </table:table-cell>
          <table:table-cell table:style-name="ce17" office:value-type="string" calcext:value-type="string">
            <text:p>false</text:p>
          </table:table-cell>
          <table:table-cell table:number-columns-repeated="1003"/>
        </table:table-row>
        <table:table-row table:style-name="ro87">
          <table:table-cell office:value-type="string" calcext:value-type="string">
            <text:p>MenuShortcut-55</text:p>
          </table:table-cell>
          <table:table-cell office:value-type="string" calcext:value-type="string">
            <text:p>コンテンツ領域のコンテキストメニュー＞デスクトップの背景に設定</text:p>
          </table:table-cell>
          <table:table-cell office:value-type="string" calcext:value-type="string">
            <text:p>context-setDesktopBackground</text:p>
          </table:table-cell>
          <table:table-cell office:value-type="string" calcext:value-type="string">
            <text:p>-</text:p>
          </table:table-cell>
          <table:table-cell office:value-type="string" calcext:value-type="string">
            <text:p>#context-setDesktopBackground</text:p>
          </table:table-cell>
          <table:table-cell office:value-type="string" calcext:value-type="string">
            <text:p>killedItems</text:p>
          </table:table-cell>
          <table:table-cell table:style-name="ce17" office:value-type="string" calcext:value-type="string">
            <text:p>false</text:p>
          </table:table-cell>
          <table:table-cell office:value-type="string" calcext:value-type="string">
            <text:p>yes</text:p>
          </table:table-cell>
          <table:table-cell table:formula="of:=IF(AND([.D59]=[.J59];[.E59]=[.K59];[.G59]=[.L59];[.H59]=[.M59]);&quot;&quot;;&quot;○&quot;)">
            <text:p/>
          </table:table-cell>
          <table:table-cell office:value-type="string" calcext:value-type="string">
            <text:p>-</text:p>
          </table:table-cell>
          <table:table-cell office:value-type="string" calcext:value-type="string">
            <text:p>#context-setDesktopBackground</text:p>
          </table:table-cell>
          <table:table-cell table:style-name="ce17"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tDesktopBackground</text:p>
          </table:table-cell>
          <table:table-cell table:style-name="ce17" office:value-type="string" calcext:value-type="string">
            <text:p>false</text:p>
          </table:table-cell>
          <table:table-cell table:number-columns-repeated="1003"/>
        </table:table-row>
        <table:table-row table:style-name="ro25">
          <table:table-cell table:style-name="ce3" office:value-type="string" calcext:value-type="string">
            <text:p>MenuShortcut-56（廃止）</text:p>
          </table:table-cell>
          <table:table-cell table:style-name="ce3" office:value-type="string" calcext:value-type="string">
            <text:p>コンテンツ領域のコンテキストメニュー＞画像をブロック</text:p>
          </table:table-cell>
          <table:table-cell table:style-name="ce3" office:value-type="string" calcext:value-type="string">
            <text:p>context-blockimage</text:p>
          </table:table-cell>
          <table:table-cell table:style-name="ce3" office:value-type="string" calcext:value-type="string">
            <text:p>Firefox 31で廃止</text:p>
          </table:table-cell>
          <table:table-cell table:style-name="ce3" table:number-columns-repeated="4"/>
          <table:table-cell table:style-name="ce3" table:formula="of:=IF(AND([.D60]=[.J60];[.E60]=[.K60];[.G60]=[.L60];[.H60]=[.M60]);&quot;&quot;;&quot;○&quot;)">
            <text:p/>
          </table:table-cell>
          <table:table-cell table:style-name="ce3" office:value-type="string" calcext:value-type="string">
            <text:p>Firefox 31で廃止</text:p>
          </table:table-cell>
          <table:table-cell table:style-name="ce3" table:number-columns-repeated="3"/>
          <table:table-cell table:style-name="ce3" office:value-type="string" calcext:value-type="string">
            <text:p>-</text:p>
          </table:table-cell>
          <table:table-cell table:number-columns-repeated="2" table:style-name="ce3" office:value-type="string" calcext:value-type="string">
            <text:p>廃止</text:p>
          </table:table-cell>
          <table:table-cell table:style-name="ce3" office:value-type="string" calcext:value-type="string">
            <text:p>-</text:p>
          </table:table-cell>
          <table:table-cell office:value-type="string" calcext:value-type="string">
            <text:p>-</text:p>
          </table:table-cell>
          <table:table-cell office:value-type="string" calcext:value-type="string">
            <text:p>#context-blockimage</text:p>
          </table:table-cell>
          <table:table-cell table:style-name="ce17" office:value-type="string" calcext:value-type="string">
            <text:p>false</text:p>
          </table:table-cell>
          <table:table-cell table:number-columns-repeated="1003"/>
        </table:table-row>
        <table:table-row table:style-name="ro85">
          <table:table-cell office:value-type="string" calcext:value-type="string">
            <text:p>MenuShortcut-57</text:p>
          </table:table-cell>
          <table:table-cell office:value-type="string" calcext:value-type="string">
            <text:p>コンテンツ領域のコンテキストメニュー＞要素を調査</text:p>
          </table:table-cell>
          <table:table-cell office:value-type="string" calcext:value-type="string">
            <text:p>context-inspect</text:p>
          </table:table-cell>
          <table:table-cell office:value-type="string" calcext:value-type="string">
            <text:p>-</text:p>
          </table:table-cell>
          <table:table-cell office:value-type="string" calcext:value-type="string">
            <text:p>#context-inspect</text:p>
          </table:table-cell>
          <table:table-cell office:value-type="string" calcext:value-type="string">
            <text:p>killedItems</text:p>
          </table:table-cell>
          <table:table-cell table:style-name="ce17" office:value-type="string" calcext:value-type="string">
            <text:p>false</text:p>
          </table:table-cell>
          <table:table-cell office:value-type="string" calcext:value-type="string">
            <text:p>yes</text:p>
          </table:table-cell>
          <table:table-cell table:formula="of:=IF(AND([.D61]=[.J61];[.E61]=[.K61];[.G61]=[.L61];[.H61]=[.M61]);&quot;&quot;;&quot;○&quot;)">
            <text:p/>
          </table:table-cell>
          <table:table-cell office:value-type="string" calcext:value-type="string">
            <text:p>-</text:p>
          </table:table-cell>
          <table:table-cell office:value-type="string" calcext:value-type="string">
            <text:p>#context-inspect</text:p>
          </table:table-cell>
          <table:table-cell table:style-name="ce17"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inspect</text:p>
          </table:table-cell>
          <table:table-cell table:style-name="ce17" office:value-type="string" calcext:value-type="string">
            <text:p>false</text:p>
          </table:table-cell>
          <table:table-cell table:number-columns-repeated="1003"/>
        </table:table-row>
        <table:table-row table:style-name="ro25">
          <table:table-cell office:value-type="string" calcext:value-type="string">
            <text:p>MenuShortcut-58</text:p>
          </table:table-cell>
          <table:table-cell office:value-type="string" calcext:value-type="string">
            <text:p>ポップアップブロック＞このサイトによるポップアップを許可する</text:p>
          </table:table-cell>
          <table:table-cell office:value-type="string" calcext:value-type="string">
            <text:p>blockedPopupAllowSite</text:p>
          </table:table-cell>
          <table:table-cell office:value-type="string" calcext:value-type="string">
            <text:p>-</text:p>
          </table:table-cell>
          <table:table-cell office:value-type="string" calcext:value-type="string">
            <text:p>#blockedPopupOptions menuitem[observes='blockedPopupAllowSite']</text:p>
          </table:table-cell>
          <table:table-cell office:value-type="string" calcext:value-type="string">
            <text:p>killedItems</text:p>
          </table:table-cell>
          <table:table-cell table:style-name="ce17" office:value-type="string" calcext:value-type="string">
            <text:p>false</text:p>
          </table:table-cell>
          <table:table-cell office:value-type="string" calcext:value-type="string">
            <text:p>yes</text:p>
          </table:table-cell>
          <table:table-cell table:formula="of:=IF(AND([.D62]=[.J62];[.E62]=[.K62];[.G62]=[.L62];[.H62]=[.M62]);&quot;&quot;;&quot;○&quot;)">
            <text:p/>
          </table:table-cell>
          <table:table-cell office:value-type="string" calcext:value-type="string">
            <text:p>-</text:p>
          </table:table-cell>
          <table:table-cell office:value-type="string" calcext:value-type="string">
            <text:p>#blockedPopupOptions menuitem[observes='blockedPopupAllowSite']</text:p>
          </table:table-cell>
          <table:table-cell table:style-name="ce17"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blockedPopupOptions menuitem[observes='blockedPopupAllowSite']</text:p>
          </table:table-cell>
          <table:table-cell table:style-name="ce17" office:value-type="string" calcext:value-type="string">
            <text:p>false</text:p>
          </table:table-cell>
          <table:table-cell table:number-columns-repeated="1003"/>
        </table:table-row>
        <table:table-row table:style-name="ro25">
          <table:table-cell office:value-type="string" calcext:value-type="string">
            <text:p>MenuShortcut-59</text:p>
          </table:table-cell>
          <table:table-cell office:value-type="string" calcext:value-type="string">
            <text:p>ポップアップブロック＞ポップアップブロック設定を変更</text:p>
          </table:table-cell>
          <table:table-cell office:value-type="string" calcext:value-type="string">
            <text:p>blockedPopupEditSettings</text:p>
          </table:table-cell>
          <table:table-cell office:value-type="string" calcext:value-type="string">
            <text:p>-</text:p>
          </table:table-cell>
          <table:table-cell office:value-type="string" calcext:value-type="string">
            <text:p>#blockedPopupOptions menuitem[observes='blockedPopupEditSettings']</text:p>
          </table:table-cell>
          <table:table-cell office:value-type="string" calcext:value-type="string">
            <text:p>killedItems</text:p>
          </table:table-cell>
          <table:table-cell table:style-name="ce17" office:value-type="string" calcext:value-type="string">
            <text:p>false</text:p>
          </table:table-cell>
          <table:table-cell office:value-type="string" calcext:value-type="string">
            <text:p>yes</text:p>
          </table:table-cell>
          <table:table-cell table:formula="of:=IF(AND([.D63]=[.J63];[.E63]=[.K63];[.G63]=[.L63];[.H63]=[.M63]);&quot;&quot;;&quot;○&quot;)">
            <text:p/>
          </table:table-cell>
          <table:table-cell office:value-type="string" calcext:value-type="string">
            <text:p>-</text:p>
          </table:table-cell>
          <table:table-cell office:value-type="string" calcext:value-type="string">
            <text:p>#blockedPopupOptions menuitem[observes='blockedPopupEditSettings']</text:p>
          </table:table-cell>
          <table:table-cell table:style-name="ce17"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blockedPopupOptions menuitem[observes='blockedPopupEditSettings']</text:p>
          </table:table-cell>
          <table:table-cell table:style-name="ce17" office:value-type="string" calcext:value-type="string">
            <text:p>false</text:p>
          </table:table-cell>
          <table:table-cell table:number-columns-repeated="1003"/>
        </table:table-row>
        <table:table-row table:style-name="ro91">
          <table:table-cell table:style-name="ce3" office:value-type="string" calcext:value-type="string">
            <text:p>MenuShortcut-60（廃止）</text:p>
          </table:table-cell>
          <table:table-cell table:style-name="ce3" office:value-type="string" calcext:value-type="string">
            <text:p>ポップアップブロック、アドオンのインストール警告、オフラインデータの許可の編集（Cookie以外の権限に関するサイトごとの権限設定）</text:p>
          </table:table-cell>
          <table:table-cell table:style-name="ce3" office:value-type="string" calcext:value-type="string">
            <text:p>permissions</text:p>
          </table:table-cell>
          <table:table-cell table:style-name="ce3" office:value-type="string" calcext:value-type="string">
            <text:p>-</text:p>
          </table:table-cell>
          <table:table-cell table:style-name="ce3" office:value-type="string" calcext:value-type="string">
            <text:p>Hide-4に移動</text:p>
          </table:table-cell>
          <table:table-cell table:style-name="ce3"/>
          <table:table-cell table:number-columns-repeated="2" table:style-name="ce3" office:value-type="string" calcext:value-type="string">
            <text:p>-</text:p>
          </table:table-cell>
          <table:table-cell table:style-name="ce3" table:formula="of:=IF(AND([.D64]=[.J64];[.E64]=[.K64];[.G64]=[.L64];[.H64]=[.M64]);&quot;&quot;;&quot;○&quot;)">
            <text:p/>
          </table:table-cell>
          <table:table-cell table:style-name="ce3" office:value-type="string" calcext:value-type="string">
            <text:p>-</text:p>
          </table:table-cell>
          <table:table-cell table:style-name="ce3" office:value-type="string" calcext:value-type="string">
            <text:p>Hide-4に移動</text:p>
          </table:table-cell>
          <table:table-cell table:number-columns-repeated="3" table:style-name="ce3" office:value-type="string" calcext:value-type="string">
            <text:p>-</text:p>
          </table:table-cell>
          <table:table-cell table:style-name="ce3" office:value-type="string" calcext:value-type="string">
            <text:p>Hide-4に移動</text:p>
          </table:table-cell>
          <table:table-cell table:number-columns-repeated="2" table:style-name="ce3" office:value-type="string" calcext:value-type="string">
            <text:p>-</text:p>
          </table:table-cell>
          <table:table-cell office:value-type="string" calcext:value-type="string">
            <text:p>-</text:p>
          </table:table-cell>
          <table:table-cell office:value-type="string" calcext:value-type="string">
            <text:p>:root#PermissionsDialog:not([title*='Cookie']) #url,</text:p>
            <text:p>:root#PermissionsDialog:not([title*='Cookie']) #btnBlock,</text:p>
            <text:p>:root#PermissionsDialog:not([title*='Cookie']) #btnSession,</text:p>
            <text:p>:root#PermissionsDialog:not([title*='Cookie']) #btnAllow,</text:p>
            <text:p>:root#PermissionsDialog:not([title*='Cookie']) #removePermission,</text:p>
            <text:p>:root#PermissionsDialog:not([title*='Cookie']) #removeAllPermissions</text:p>
          </table:table-cell>
          <table:table-cell table:style-name="ce17" office:value-type="string" calcext:value-type="string">
            <text:p>true</text:p>
          </table:table-cell>
          <table:table-cell table:number-columns-repeated="1003"/>
        </table:table-row>
        <table:table-row table:style-name="ro92">
          <table:table-cell table:style-name="ce3" office:value-type="string" calcext:value-type="string">
            <text:p>MenuShortcut-61（廃止）</text:p>
          </table:table-cell>
          <table:table-cell table:style-name="ce3" office:value-type="string" calcext:value-type="string">
            <text:p>キャレットブラウズモード</text:p>
          </table:table-cell>
          <table:table-cell table:style-name="ce3" office:value-type="string" calcext:value-type="string">
            <text:p>caretbrowse</text:p>
          </table:table-cell>
          <table:table-cell table:style-name="ce3" office:value-type="string" calcext:value-type="string">
            <text:p>-</text:p>
          </table:table-cell>
          <table:table-cell table:style-name="ce3" office:value-type="string" calcext:value-type="string">
            <text:p>Ui-2を参照</text:p>
          </table:table-cell>
          <table:table-cell table:style-name="ce3" table:number-columns-repeated="3"/>
          <table:table-cell table:style-name="ce3" table:formula="of:=IF(AND([.D65]=[.J65];[.E65]=[.K65];[.G65]=[.L65];[.H65]=[.M65]);&quot;&quot;;&quot;○&quot;)">
            <text:p/>
          </table:table-cell>
          <table:table-cell table:style-name="ce3" office:value-type="string" calcext:value-type="string">
            <text:p>-</text:p>
          </table:table-cell>
          <table:table-cell table:style-name="ce3" office:value-type="string" calcext:value-type="string">
            <text:p>Ui-2を参照</text:p>
          </table:table-cell>
          <table:table-cell table:style-name="ce3" table:number-columns-repeated="9"/>
          <table:table-cell table:number-columns-repeated="1003"/>
        </table:table-row>
        <table:table-row table:style-name="ro93">
          <table:table-cell table:style-name="ce15" office:value-type="string" calcext:value-type="string">
            <text:p>MenuShortcut-62</text:p>
          </table:table-cell>
          <table:table-cell table:style-name="ce15" office:value-type="string" calcext:value-type="string">
            <text:p>ファイル＞新しいタブ</text:p>
          </table:table-cell>
          <table:table-cell/>
          <table:table-cell office:value-type="string" calcext:value-type="string">
            <text:p>-</text:p>
          </table:table-cell>
          <table:table-cell office:value-type="string" calcext:value-type="string">
            <text:p>#menu_newNavigatorTab,#key_newNavigatorTab</text:p>
          </table:table-cell>
          <table:table-cell office:value-type="string" calcext:value-type="string">
            <text:p>killedItems</text:p>
          </table:table-cell>
          <table:table-cell table:number-columns-repeated="2"/>
          <table:table-cell table:style-name="ce7" table:formula="of:=IF(AND([.D66]=[.J66];[.E66]=[.K66];[.G66]=[.L66];[.H66]=[.M66]);&quot;&quot;;&quot;○&quot;)" office:value-type="string" office:string-value="○" calcext:value-type="string">
            <text:p>○</text:p>
          </table:table-cell>
          <table:table-cell table:number-columns-repeated="1014"/>
        </table:table-row>
        <table:table-row table:style-name="ro93">
          <table:table-cell table:style-name="ce15" office:value-type="string" calcext:value-type="string">
            <text:p>MenuShortcut-63</text:p>
          </table:table-cell>
          <table:table-cell table:style-name="ce15" office:value-type="string" calcext:value-type="string">
            <text:p>コンテンツ領域のコンテキストメニュー＞新しいタブで開く</text:p>
          </table:table-cell>
          <table:table-cell/>
          <table:table-cell office:value-type="string" calcext:value-type="string">
            <text:p>-</text:p>
          </table:table-cell>
          <table:table-cell office:value-type="string" calcext:value-type="string">
            <text:p>#context-openlinkintab</text:p>
          </table:table-cell>
          <table:table-cell office:value-type="string" calcext:value-type="string">
            <text:p>killedItems</text:p>
          </table:table-cell>
          <table:table-cell table:number-columns-repeated="2"/>
          <table:table-cell table:style-name="ce7" table:formula="of:=IF(AND([.D67]=[.J67];[.E67]=[.K67];[.G67]=[.L67];[.H67]=[.M67]);&quot;&quot;;&quot;○&quot;)" office:value-type="string" office:string-value="○" calcext:value-type="string">
            <text:p>○</text:p>
          </table:table-cell>
          <table:table-cell table:number-columns-repeated="1014"/>
        </table:table-row>
        <table:table-row table:style-name="ro8" table:number-rows-repeated="1048508">
          <table:table-cell table:number-columns-repeated="1023"/>
        </table:table-row>
        <table:table-row table:style-name="ro8">
          <table:table-cell table:number-columns-repeated="1023"/>
        </table:table-row>
      </table:table>
      <table:table table:name="misc-ui-disable-items" table:style-name="ta1">
        <office:forms form:automatic-focus="false" form:apply-design-mode="false"/>
        <table:table-column table:style-name="co12" table:default-cell-style-name="Default"/>
        <table:table-column table:style-name="co22" table:default-cell-style-name="Default"/>
        <table:table-column table:style-name="co23" table:default-cell-style-name="Default"/>
        <table:table-column table:style-name="co24" table:default-cell-style-name="ce21"/>
        <table:table-column table:style-name="co25" table:default-cell-style-name="Default"/>
        <table:table-column table:style-name="co26" table:default-cell-style-name="ce21"/>
        <table:table-column table:style-name="co27" table:visibility="collapse" table:number-columns-repeated="2" table:default-cell-style-name="Default"/>
        <table:table-column table:style-name="co12" table:number-columns-repeated="1016" table:default-cell-style-name="Default"/>
        <table:table-row table:style-name="ro94">
          <table:table-cell table:style-name="ce18" office:value-type="string" calcext:value-type="string">
            <text:p>設定項目番号</text:p>
          </table:table-cell>
          <table:table-cell table:style-name="ce18" office:value-type="string" calcext:value-type="string">
            <text:p>非表示にする対象</text:p>
          </table:table-cell>
          <table:table-cell table:style-name="ce18" office:value-type="string" calcext:value-type="string">
            <text:p>設定方法</text:p>
          </table:table-cell>
          <table:table-cell table:style-name="ce18" office:value-type="string" calcext:value-type="string">
            <text:p>設定内容（Firefox 45）</text:p>
          </table:table-cell>
          <table:table-cell table:style-name="ce18" office:value-type="string" calcext:value-type="string">
            <text:p>Firefox 38→45での変更</text:p>
          </table:table-cell>
          <table:table-cell table:style-name="ce18" office:value-type="string" calcext:value-type="string">
            <text:p>設定内容（Firefox 38）</text:p>
          </table:table-cell>
          <table:table-cell table:style-name="ce18" office:value-type="string" calcext:value-type="string">
            <text:p>設定内容（Firefox 31）</text:p>
          </table:table-cell>
          <table:table-cell table:style-name="ce18" office:value-type="string" calcext:value-type="string">
            <text:p>設定内容（Firefox 24）</text:p>
          </table:table-cell>
          <table:table-cell table:style-name="ce18" table:number-columns-repeated="1016"/>
        </table:table-row>
        <table:table-row table:style-name="ro95">
          <table:table-cell table:style-name="ce18" office:value-type="string" calcext:value-type="string">
            <text:p>Hide-1</text:p>
          </table:table-cell>
          <table:table-cell table:style-name="ce18" office:value-type="string" calcext:value-type="string">
            <text:p>設定画面の「セキュリティ」パネル</text:p>
          </table:table-cell>
          <table:table-cell table:style-name="ce18" office:value-type="string" calcext:value-type="string">
            <text:p>Firefox 38以降：</text:p>
            <text:p>1. アドオン「globalChrome.css」を導入する</text:p>
            <text:p>2. globalChrome.cssで設定を反映する</text:p>
            <text:p/>
            <text:p>Firefox 31以前：</text:p>
            <text:p>1. アドオン「Hide Option Pane」を導入する</text:p>
            <text:p>2. MCDで設定を反映する</text:p>
          </table:table-cell>
          <table:table-cell table:style-name="ce18"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18" table:formula="of:=IF([.D2]=&quot;&quot;;&quot;?&quot;;IF([.D2]=[.F2];&quot;&quot;;&quot;○&quot;))">
            <text:p/>
          </table:table-cell>
          <table:table-cell table:style-name="ce18"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18" office:value-type="string" calcext:value-type="string">
            <text:p>変更無し</text:p>
          </table:table-cell>
          <table:table-cell table:style-name="ce18" office:value-type="string" calcext:value-type="string">
            <text:p>lockPref("extensions.hideoptionpane@clear-code.com.browser.paneSecurity.enabled", false);</text:p>
          </table:table-cell>
          <table:table-cell table:style-name="ce18" table:number-columns-repeated="1016"/>
        </table:table-row>
        <table:table-row table:style-name="ro8">
          <table:table-cell table:style-name="ce18" office:value-type="string" calcext:value-type="string">
            <text:p>Hide-2</text:p>
          </table:table-cell>
          <table:table-cell table:style-name="ce18" office:value-type="string" calcext:value-type="string">
            <text:p>設定画面の「Sync」パネル</text:p>
          </table:table-cell>
          <table:table-cell table:style-name="ce18" office:value-type="string" calcext:value-type="string">
            <text:p>アドオン「Disable Sync」を導入する</text:p>
          </table:table-cell>
          <table:table-cell table:style-name="ce18" office:value-type="string" calcext:value-type="string">
            <text:p>-</text:p>
          </table:table-cell>
          <table:table-cell table:style-name="ce18" table:formula="of:=IF([.D3]=&quot;&quot;;&quot;?&quot;;IF([.D3]=[.F3];&quot;&quot;;&quot;○&quot;))">
            <text:p/>
          </table:table-cell>
          <table:table-cell table:style-name="ce18" office:value-type="string" calcext:value-type="string">
            <text:p>-</text:p>
          </table:table-cell>
          <table:table-cell table:style-name="ce18" office:value-type="string" calcext:value-type="string">
            <text:p>変更無し</text:p>
          </table:table-cell>
          <table:table-cell table:style-name="ce18" office:value-type="string" calcext:value-type="string">
            <text:p>-</text:p>
          </table:table-cell>
          <table:table-cell table:style-name="ce18" table:number-columns-repeated="1016"/>
        </table:table-row>
        <table:table-row table:style-name="ro96">
          <table:table-cell table:style-name="ce18" office:value-type="string" calcext:value-type="string">
            <text:p>Hide-3</text:p>
          </table:table-cell>
          <table:table-cell table:style-name="ce18" office:value-type="string" calcext:value-type="string">
            <text:p>設定画面の「ヘルプ」ボタン</text:p>
          </table:table-cell>
          <table:table-cell table:style-name="ce18" office:value-type="string" calcext:value-type="string">
            <text:p>Firefox 38以降：</text:p>
            <text:p>1. アドオン「globalChrome.css」を導入する</text:p>
            <text:p>2. globalChrome.cssで設定を反映する</text:p>
            <text:p/>
            <text:p>Firefox 31以前：</text:p>
            <text:p>1. アドオン「UI Text Overrider」を導入する</text:p>
            <text:p>2. MCDで設定を反映する</text:p>
            <text:p>3. アドオン「globalChrome.css」を導入する</text:p>
            <text:p>4. globalChrome.cssで設定を反映する</text:p>
          </table:table-cell>
          <table:table-cell table:style-name="ce18"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8" table:formula="of:=IF([.D4]=&quot;&quot;;&quot;?&quot;;IF([.D4]=[.F4];&quot;&quot;;&quot;○&quot;))" office:value-type="string" office:string-value="○" calcext:value-type="string">
            <text:p>○</text:p>
          </table:table-cell>
          <table:table-cell table:style-name="ce18"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8" office:value-type="string" calcext:value-type="string">
            <text:p>変更無し</text:p>
          </table:table-cell>
          <table:table-cell table:style-name="ce18" office:value-type="string" calcext:value-type="string">
            <text:p>MCD:</text:p>
            <text:p>lockPref("extensions.uitextoverrider@clear-code.com.helpButton", "prefwindow[ondialoghelp]");</text:p>
            <text:p>lockPref("extensions.uitextoverrider@clear-code.com.helpButton.ondialoghelp", "");</text:p>
            <text:p/>
            <text:p>globalChrome.css:</text:p>
            <text:p>@-moz-document url-prefix("chrome://browser/content/preferences/") {</text:p>
            <text:p>  .dialog-button[dlgtype="help"] {</text:p>
            <text:p>    visibility: collapse !important;</text:p>
            <text:p>    -moz-user-focus: ignore !important;</text:p>
            <text:p>  }</text:p>
            <text:p>}</text:p>
          </table:table-cell>
          <table:table-cell table:style-name="ce18" table:number-columns-repeated="1016"/>
        </table:table-row>
        <table:table-row table:style-name="ro97">
          <table:table-cell table:style-name="ce18" office:value-type="string" calcext:value-type="string">
            <text:p>Hide-4</text:p>
          </table:table-cell>
          <table:table-cell table:style-name="ce18" office:value-type="string" calcext:value-type="string">
            <text:p>ポップアップブロック、アドオンのインストール警告、オフラインデータの許可の編集（Cookie以外の権限に関するサイトごとの権限設定）</text:p>
          </table:table-cell>
          <table:table-cell table:style-name="ce18" office:value-type="string" calcext:value-type="string">
            <text:p>1. アドオン「globalChrome.css」を導入する</text:p>
            <text:p>2. globalChrome.cssで設定を反映する</text:p>
          </table:table-cell>
          <table:table-cell table:style-name="ce18"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8" table:formula="of:=IF([.D5]=&quot;&quot;;&quot;?&quot;;IF([.D5]=[.F5];&quot;&quot;;&quot;○&quot;))">
            <text:p/>
          </table:table-cell>
          <table:table-cell table:style-name="ce18"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8" office:value-type="string" calcext:value-type="string">
            <text:p>@-moz-document url-prefix("chrome://browser/content/preferences/permissions.xul") {</text:p>
            <text:p>  :root#PermissionsDialog:not([title*='Cookie']):not([title*='ポップアップ']) #url,</text:p>
            <text:p>  :root#PermissionsDialog:not([title*='Cookie']):not([title*='ポップアップ']) #btnBlock,</text:p>
            <text:p>  :root#PermissionsDialog:not([title*='Cookie']):not([title*='ポップアップ']) #btnSession,</text:p>
            <text:p>  :root#PermissionsDialog:not([title*='Cookie']):not([title*='ポップアップ']) #btnAllow,</text:p>
            <text:p>  :root#PermissionsDialog:not([title*='Cookie']):not([title*='ポップアップ']) #removePermission,</text:p>
            <text:p>  :root#PermissionsDialog:not([title*='Cookie']):not([title*='ポップアップ']) #removeAllPermissions {</text:p>
            <text:p>    visibility: collapse !important;</text:p>
            <text:p>    -moz-user-focus: ignore !important;</text:p>
            <text:p>  }</text:p>
            <text:p>}</text:p>
          </table:table-cell>
          <table:table-cell table:style-name="ce18"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8" table:number-columns-repeated="1016"/>
        </table:table-row>
        <table:table-row table:style-name="ro98">
          <table:table-cell table:style-name="ce19" office:value-type="string" calcext:value-type="string">
            <text:p>Hide-5</text:p>
          </table:table-cell>
          <table:table-cell table:style-name="ce19" office:value-type="string" calcext:value-type="string">
            <text:p>サイト別設定マネージャにおける、Cookie以外の権限に関する設定項目</text:p>
          </table:table-cell>
          <table:table-cell table:style-name="ce19" office:value-type="string" calcext:value-type="string">
            <text:p>1. アドオン「globalChrome.css」を導入する</text:p>
            <text:p>2. globalChrome.cssで設定を反映する</text:p>
          </table:table-cell>
          <table:table-cell table:style-name="ce19" office:value-type="string" calcext:value-type="string">
            <text:p>Firefox 45では機能が削除されたため不要</text:p>
          </table:table-cell>
          <table:table-cell table:style-name="ce19" table:formula="of:=IF([.D6]=&quot;&quot;;&quot;?&quot;;IF([.D6]=[.F6];&quot;&quot;;&quot;○&quot;))" office:value-type="string" office:string-value="○" calcext:value-type="string">
            <text:p>○</text:p>
          </table:table-cell>
          <table:table-cell table:style-name="ce18"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18"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18" office:value-type="string" calcext:value-type="string">
            <text:p>-</text:p>
          </table:table-cell>
          <table:table-cell table:style-name="ce18" table:number-columns-repeated="1016"/>
        </table:table-row>
        <table:table-row table:style-name="ro99">
          <table:table-cell table:style-name="ce18" office:value-type="string" calcext:value-type="string">
            <text:p>Hide-6</text:p>
          </table:table-cell>
          <table:table-cell table:style-name="ce18" office:value-type="string" calcext:value-type="string">
            <text:p>新しいタブを開くボタン</text:p>
          </table:table-cell>
          <table:table-cell table:style-name="ce18" office:value-type="string" calcext:value-type="string">
            <text:p>1. アドオン「globalChrome.css」を導入する</text:p>
            <text:p>2. globalChrome.cssで設定を反映する</text:p>
          </table:table-cell>
          <table:table-cell table:style-name="ce18"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8" table:formula="of:=IF([.D7]=&quot;&quot;;&quot;?&quot;;IF([.D7]=[.F7];&quot;&quot;;&quot;○&quot;))">
            <text:p/>
          </table:table-cell>
          <table:table-cell table:style-name="ce18"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8" table:number-columns-repeated="1018"/>
        </table:table-row>
        <table:table-row table:style-name="ro100">
          <table:table-cell table:style-name="ce18" office:value-type="string" calcext:value-type="string">
            <text:p>Hide-7</text:p>
          </table:table-cell>
          <table:table-cell table:style-name="ce18" office:value-type="string" calcext:value-type="string">
            <text:p>設定画面内の「タブグループ」グループにおける「新しいウィンドウではなく新しいタブで開く」</text:p>
          </table:table-cell>
          <table:table-cell table:style-name="ce18" office:value-type="string" calcext:value-type="string">
            <text:p>1. アドオン「globalChrome.css」を導入する</text:p>
            <text:p>2. globalChrome.cssで設定を反映する</text:p>
          </table:table-cell>
          <table:table-cell table:style-name="ce18"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8" table:formula="of:=IF([.D8]=&quot;&quot;;&quot;?&quot;;IF([.D8]=[.F8];&quot;&quot;;&quot;○&quot;))">
            <text:p/>
          </table:table-cell>
          <table:table-cell table:style-name="ce18"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8" table:number-columns-repeated="1018"/>
        </table:table-row>
        <table:table-row table:style-name="ro101">
          <table:table-cell table:style-name="ce19" office:value-type="string" calcext:value-type="string">
            <text:p>Hide-8</text:p>
          </table:table-cell>
          <table:table-cell table:style-name="ce19" office:value-type="string" calcext:value-type="string">
            <text:p>コンテンツ領域のコンテキストメニューおける「デスクトップの背景に設定」</text:p>
          </table:table-cell>
          <table:table-cell table:style-name="ce19" office:value-type="string" calcext:value-type="string">
            <text:p>1. アドオン「globalChrome.css」を導入する</text:p>
            <text:p>2. globalChrome.cssで設定を反映する</text:p>
          </table:table-cell>
          <table:table-cell table:style-name="ce19" office:value-type="string" calcext:value-type="string">
            <text:p>MenuShortcut-55に統合</text:p>
          </table:table-cell>
          <table:table-cell table:style-name="ce19" table:formula="of:=IF([.D9]=&quot;&quot;;&quot;?&quot;;IF([.D9]=[.F9];&quot;&quot;;&quot;○&quot;))" office:value-type="string" office:string-value="○" calcext:value-type="string">
            <text:p>○</text:p>
          </table:table-cell>
          <table:table-cell table:style-name="ce18" office:value-type="string" calcext:value-type="string">
            <text:p>@-moz-document url-prefix("chrome://browser/content/browser.xul") {</text:p>
            <text:p>  #context-setDesktopBackground {</text:p>
            <text:p>    visibility: collapse !important;</text:p>
            <text:p>    -moz-user-focus: ignore !important;</text:p>
            <text:p>  }</text:p>
            <text:p>}</text:p>
          </table:table-cell>
          <table:table-cell table:style-name="ce18" table:number-columns-repeated="1018"/>
        </table:table-row>
        <table:table-row table:style-name="ro57">
          <table:table-cell table:style-name="ce18" office:value-type="string" calcext:value-type="string">
            <text:p>Hide-9</text:p>
          </table:table-cell>
          <table:table-cell table:style-name="ce20" office:value-type="string" calcext:value-type="string">
            <text:p>設定画面の「ダウンロード」グループ</text:p>
          </table:table-cell>
          <table:table-cell table:style-name="ce20" office:value-type="string" calcext:value-type="string">
            <text:p>1. アドオン「globalChrome.css」を導入する</text:p>
            <text:p>2. globalChrome.cssで設定を反映する</text:p>
          </table:table-cell>
          <table:table-cell table:style-name="ce18"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8" table:formula="of:=IF([.D10]=&quot;&quot;;&quot;?&quot;;IF([.D10]=[.F10];&quot;&quot;;&quot;○&quot;))">
            <text:p/>
          </table:table-cell>
          <table:table-cell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number-columns-repeated="1018"/>
        </table:table-row>
        <table:table-row table:style-name="ro8" table:number-rows-repeated="1048565">
          <table:table-cell table:number-columns-repeated="1024"/>
        </table:table-row>
        <table:table-row table:style-name="ro8">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Segoe UI" svg:font-family="'Segoe UI'" style:font-family-generic="system" style:font-pitch="variable"/>
    <style:font-face style:name="Tahoma" svg:font-family="Tahoma" style:font-family-generic="system" style:font-pitch="variable"/>
    <style:font-face style:name="TakaoPGothic" svg:font-family="TakaoPGothic" style:font-family-generic="system" style:font-pitch="variable"/>
  </office:font-face-decls>
  <office:styles>
    <style:default-style style:family="table-cell">
      <style:paragraph-properties style:tab-stop-distance="12.5mm"/>
      <style:text-properties style:font-name="Liberation Sans" fo:language="en" fo:country="US" style:font-name-asian="TakaoPGothic" style:language-asian="ja" style:country-asian="JP" style:font-name-complex="TakaoPGothic"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loext:min-decimal-places="0" number:min-integer-digits="1" number:grouping="true"/>
    </number:currency-style>
    <number:currency-style style:name="N103">
      <style:text-properties fo:color="#ff0000"/>
      <number:text>-</number:text>
      <number:currency-symbol number:language="ja" number:country="JP">￥</number:currency-symbol>
      <number:number number:decimal-places="0" loext:min-decimal-places="0" number:min-integer-digits="1" number:grouping="true"/>
      <style:map style:condition="value()&gt;=0" style:apply-style-name="N103P0"/>
    </number:currency-style>
    <number:number-style style:name="N113P0" style:volatile="true">
      <number:text>¥</number:text>
      <number:number number:decimal-places="0" loext:min-decimal-places="0" number:min-integer-digits="1" number:grouping="true"/>
    </number:number-style>
    <number:number-style style:name="N113">
      <number:text>¥-</number:text>
      <number:number number:decimal-places="0" loext:min-decimal-places="0" number:min-integer-digits="1" number:grouping="true"/>
      <style:map style:condition="value()&gt;=0" style:apply-style-name="N113P0"/>
    </number:number-style>
    <number:number-style style:name="N114P0" style:volatile="true">
      <number:text>¥</number:text>
      <number:number number:decimal-places="0" loext:min-decimal-places="0" number:min-integer-digits="1" number:grouping="true"/>
    </number:number-style>
    <number:number-style style:name="N114">
      <style:text-properties fo:color="#ff0000"/>
      <number:text>¥-</number:text>
      <number:number number:decimal-places="0" loext:min-decimal-places="0" number:min-integer-digits="1" number:grouping="true"/>
      <style:map style:condition="value()&gt;=0" style:apply-style-name="N114P0"/>
    </number:number-style>
    <number:number-style style:name="N116P0" style:volatile="true">
      <number:text>¥</number:text>
      <number:number number:decimal-places="2" loext:min-decimal-places="2" number:min-integer-digits="1" number:grouping="true"/>
    </number:number-style>
    <number:number-style style:name="N116">
      <number:text>¥-</number:text>
      <number:number number:decimal-places="2" loext:min-decimal-places="2" number:min-integer-digits="1" number:grouping="true"/>
      <style:map style:condition="value()&gt;=0" style:apply-style-name="N116P0"/>
    </number:number-style>
    <number:number-style style:name="N117P0" style:volatile="true">
      <number:text>¥</number:text>
      <number:number number:decimal-places="2" loext:min-decimal-places="2" number:min-integer-digits="1" number:grouping="true"/>
    </number:number-style>
    <number:number-style style:name="N117">
      <style:text-properties fo:color="#ff0000"/>
      <number:text>¥-</number:text>
      <number:number number:decimal-places="2" loext:min-decimal-places="2" number:min-integer-digits="1" number:grouping="true"/>
      <style:map style:condition="value()&gt;=0" style:apply-style-name="N117P0"/>
    </number:number-style>
    <number:number-style style:name="N119P0" style:volatile="true">
      <number:text>$</number:text>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0P0" style:volatile="true">
      <number:text>$</number:text>
      <number:number number:decimal-places="0" loext:min-decimal-places="0" number:min-integer-digits="1" number:grouping="true"/>
      <number:text> </number:text>
    </number:number-style>
    <number:number-style style:name="N120">
      <style:text-properties fo:color="#ff0000"/>
      <number:text>($</number:text>
      <number:number number:decimal-places="0" loext:min-decimal-places="0" number:min-integer-digits="1" number:grouping="true"/>
      <number:text>)</number:text>
      <style:map style:condition="value()&gt;=0" style:apply-style-name="N120P0"/>
    </number:number-style>
    <number:number-style style:name="N122P0" style:volatile="true">
      <number:text>$</number:text>
      <number:number number:decimal-places="2" loext:min-decimal-places="2" number:min-integer-digits="1" number:grouping="true"/>
      <number:text> </number:text>
    </number:number-style>
    <number:number-style style:name="N122">
      <number:text>($</number:text>
      <number:number number:decimal-places="2" loext:min-decimal-places="2" number:min-integer-digits="1" number:grouping="true"/>
      <number:text>)</number:text>
      <style:map style:condition="value()&gt;=0" style:apply-style-name="N122P0"/>
    </number:number-style>
    <number:number-style style:name="N123P0" style:volatile="true">
      <number:text>$</number:text>
      <number:number number:decimal-places="2" loext:min-decimal-places="2" number:min-integer-digits="1" number:grouping="true"/>
      <number:text> </number:text>
    </number:number-style>
    <number:number-style style:name="N123">
      <style:text-properties fo:color="#ff0000"/>
      <number:text>($</number:text>
      <number:number number:decimal-places="2" loext:min-decimal-places="2" number:min-integer-digits="1" number:grouping="true"/>
      <number:text>)</number:text>
      <style:map style:condition="value()&gt;=0" style:apply-style-name="N123P0"/>
    </number:number-style>
    <number:number-style style:name="N124P0" style:volatile="true">
      <number:number number:decimal-places="0" loext:min-decimal-places="0" number:min-integer-digits="1" number:grouping="true"/>
    </number:number-style>
    <number:number-style style:name="N124">
      <number:text>-</number:text>
      <number:number number:decimal-places="0" loext:min-decimal-places="0" number:min-integer-digits="1" number:grouping="true"/>
      <style:map style:condition="value()&gt;=0" style:apply-style-name="N124P0"/>
    </number:number-style>
    <number:number-style style:name="N125P0" style:volatile="true">
      <number:number number:decimal-places="0" loext:min-decimal-places="0" number:min-integer-digits="1" number:grouping="true"/>
    </number:number-style>
    <number:number-style style:name="N125">
      <style:text-properties fo:color="#ff0000"/>
      <number:text>-</number:text>
      <number:number number:decimal-places="0" loext:min-decimal-places="0"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number:text>-</number:text>
      <number:number number:decimal-places="2" loext:min-decimal-places="2" number:min-integer-digits="1" number:grouping="true"/>
      <style:map style:condition="value()&gt;=0" style:apply-style-name="N126P0"/>
    </number:number-style>
    <number:number-style style:name="N127P0" style:volatile="true">
      <number:number number:decimal-places="2" loext:min-decimal-places="2" number:min-integer-digits="1" number:grouping="true"/>
    </number:number-style>
    <number:number-style style:name="N127">
      <style:text-properties fo:color="#ff0000"/>
      <number:text>-</number:text>
      <number:number number:decimal-places="2" loext:min-decimal-places="2" number:min-integer-digits="1" number:grouping="true"/>
      <style:map style:condition="value()&gt;=0" style:apply-style-name="N127P0"/>
    </number:number-style>
    <number:number-style style:name="N131P0" style:volatile="true">
      <loext:fill-character> </loext:fill-character>
      <number:number number:decimal-places="0" loext:min-decimal-places="0" number:min-integer-digits="1" number:grouping="true"/>
      <number:text> </number:text>
    </number:number-style>
    <number:number-style style:name="N131P1" style:volatile="true">
      <loext:fill-character> </loext:fill-character>
      <number:text>-</number:text>
      <number:number number:decimal-places="0" loext:min-decimal-places="0" number:min-integer-digits="1" number:grouping="true"/>
      <number:text> </number:text>
    </number:number-style>
    <number:number-style style:name="N131P2" style:volatile="true">
      <loext:fill-character> </loext:fill-character>
      <number:text>-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loext:fill-character> </loext:fill-character>
      <number:number number:decimal-places="2" loext:min-decimal-places="2" number:min-integer-digits="1" number:grouping="true"/>
      <number:text> </number:text>
    </number:number-style>
    <number:number-style style:name="N135P1" style:volatile="true">
      <loext:fill-character> </loext:fill-character>
      <number:text>-</number:text>
      <number:number number:decimal-places="2" loext:min-decimal-places="2" number:min-integer-digits="1" number:grouping="true"/>
      <number:text> </number:text>
    </number:number-style>
    <number:number-style style:name="N135P2" style:volatile="true">
      <loext:fill-character> </loext:fill-character>
      <number:text>-</number:text>
      <number:number number:decimal-places="0" loext:min-decimal-places="0" number:min-integer-digits="0"/>
      <number:text>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time-style style:name="N136">
      <number:minutes number:style="long"/>
      <number:text>:</number:text>
      <number:seconds number:style="long"/>
    </number:time-style>
    <number:time-style style:name="N137" number:truncate-on-overflow="false">
      <number:hours/>
      <number:text>:</number:text>
      <number:minutes number:style="long"/>
      <number:text>:</number:text>
      <number:seconds number:style="long"/>
    </number:time-style>
    <number:time-style style:name="N138">
      <number:minutes number:style="long"/>
      <number:text>:</number:text>
      <number:seconds number:style="long" number:decimal-places="1"/>
    </number:time-style>
    <number:number-style style:name="N139">
      <number:scientific-number number:decimal-places="1" loext:min-decimal-places="1" number:min-integer-digits="1" number:min-exponent-digits="1" loext:exponent-interval="1" loext:forced-exponent-sign="true"/>
    </number:number-style>
    <number:number-style style:name="N140">
      <number:scientific-number number:decimal-places="1" loext:min-decimal-places="1" number:min-integer-digits="3" number:min-exponent-digits="1" loext:exponent-interval="3" loext:forced-exponent-sign="true"/>
    </number:number-style>
    <number:number-style style:name="N141P0" style:volatile="true">
      <number:text>¥</number:text>
      <number:number number:decimal-places="0" loext:min-decimal-places="0" number:min-integer-digits="1" number:grouping="true"/>
    </number:number-style>
    <number:number-style style:name="N141">
      <number:text>¥-</number:text>
      <number:number number:decimal-places="0" loext:min-decimal-places="0" number:min-integer-digits="1" number:grouping="true"/>
      <style:map style:condition="value()&gt;=0" style:apply-style-name="N141P0"/>
    </number:number-style>
    <number:number-style style:name="N142P0" style:volatile="true">
      <number:text>¥</number:text>
      <number:number number:decimal-places="0" loext:min-decimal-places="0" number:min-integer-digits="1" number:grouping="true"/>
    </number:number-style>
    <number:number-style style:name="N142">
      <style:text-properties fo:color="#ff0000"/>
      <number:text>¥-</number:text>
      <number:number number:decimal-places="0" loext:min-decimal-places="0" number:min-integer-digits="1" number:grouping="true"/>
      <style:map style:condition="value()&gt;=0" style:apply-style-name="N142P0"/>
    </number:number-style>
    <number:number-style style:name="N143P0" style:volatile="true">
      <number:text>¥</number:text>
      <number:number number:decimal-places="2" loext:min-decimal-places="2" number:min-integer-digits="1" number:grouping="true"/>
    </number:number-style>
    <number:number-style style:name="N143">
      <number:text>¥-</number:text>
      <number:number number:decimal-places="2" loext:min-decimal-places="2" number:min-integer-digits="1" number:grouping="true"/>
      <style:map style:condition="value()&gt;=0" style:apply-style-name="N143P0"/>
    </number:number-style>
    <number:number-style style:name="N144P0" style:volatile="true">
      <number:text>¥</number:text>
      <number:number number:decimal-places="2" loext:min-decimal-places="2" number:min-integer-digits="1" number:grouping="true"/>
    </number:number-style>
    <number:number-style style:name="N144">
      <style:text-properties fo:color="#ff0000"/>
      <number:text>¥-</number:text>
      <number:number number:decimal-places="2" loext:min-decimal-places="2" number:min-integer-digits="1" number:grouping="true"/>
      <style:map style:condition="value()&gt;=0" style:apply-style-name="N144P0"/>
    </number:number-style>
    <number:number-style style:name="N145P0" style:volatile="true">
      <number:text>$</number:text>
      <number:number number:decimal-places="0" loext:min-decimal-places="0" number:min-integer-digits="1" number:grouping="true"/>
      <number:text> </number:text>
    </number:number-style>
    <number:number-style style:name="N145">
      <number:text>($</number:text>
      <number:number number:decimal-places="0" loext:min-decimal-places="0" number:min-integer-digits="1" number:grouping="true"/>
      <number:text>)</number:text>
      <style:map style:condition="value()&gt;=0" style:apply-style-name="N145P0"/>
    </number:number-style>
    <number:number-style style:name="N146P0" style:volatile="true">
      <number:text>$</number:text>
      <number:number number:decimal-places="0" loext:min-decimal-places="0" number:min-integer-digits="1" number:grouping="true"/>
      <number:text> </number:text>
    </number:number-style>
    <number:number-style style:name="N146">
      <style:text-properties fo:color="#ff0000"/>
      <number:text>($</number:text>
      <number:number number:decimal-places="0" loext:min-decimal-places="0" number:min-integer-digits="1" number:grouping="true"/>
      <number:text>)</number:text>
      <style:map style:condition="value()&gt;=0" style:apply-style-name="N146P0"/>
    </number:number-style>
    <number:number-style style:name="N147P0" style:volatile="true">
      <number:text>$</number:text>
      <number:number number:decimal-places="2" loext:min-decimal-places="2" number:min-integer-digits="1" number:grouping="true"/>
      <number:text> </number:text>
    </number:number-style>
    <number:number-style style:name="N147">
      <number:text>($</number:text>
      <number:number number:decimal-places="2" loext:min-decimal-places="2" number:min-integer-digits="1" number:grouping="true"/>
      <number:text>)</number:text>
      <style:map style:condition="value()&gt;=0" style:apply-style-name="N147P0"/>
    </number:number-style>
    <number:number-style style:name="N148P0" style:volatile="true">
      <number:text>$</number:text>
      <number:number number:decimal-places="2" loext:min-decimal-places="2" number:min-integer-digits="1" number:grouping="true"/>
      <number:text> </number:text>
    </number:number-style>
    <number:number-style style:name="N148">
      <style:text-properties fo:color="#ff0000"/>
      <number:text>($</number:text>
      <number:number number:decimal-places="2" loext:min-decimal-places="2" number:min-integer-digits="1" number:grouping="true"/>
      <number:text>)</number:text>
      <style:map style:condition="value()&gt;=0" style:apply-style-name="N148P0"/>
    </number:number-style>
    <number:number-style style:name="N149P0" style:volatile="true">
      <loext:text> </loext:text>
      <loext:fill-character> </loext:fill-character>
      <number:number number:decimal-places="0" loext:min-decimal-places="0" number:min-integer-digits="1" number:grouping="true"/>
      <number:text> </number:text>
    </number:number-style>
    <number:number-style style:name="N149P1" style:volatile="true">
      <loext:text> </loext:text>
      <loext:fill-character> </loext:fill-character>
      <number:text>-</number:text>
      <number:number number:decimal-places="0" loext:min-decimal-places="0" number:min-integer-digits="1" number:grouping="true"/>
      <number:text> </number:text>
    </number:number-style>
    <number:number-style style:name="N149P2" style:volatile="true">
      <loext:text> </loext:text>
      <loext:fill-character> </loext:fill-character>
      <number:text>- </number:text>
    </number:number-style>
    <number:text-style style:name="N149">
      <number:text> </number:text>
      <number:text-content/>
      <number:text> </number:text>
      <style:map style:condition="value()&gt;0" style:apply-style-name="N149P0"/>
      <style:map style:condition="value()&lt;0" style:apply-style-name="N149P1"/>
      <style:map style:condition="value()=0" style:apply-style-name="N149P2"/>
    </number:text-style>
    <number:number-style style:name="N150P0" style:volatile="true">
      <loext:text> ¥</loext:text>
      <loext:fill-character> </loext:fill-character>
      <number:number number:decimal-places="0" loext:min-decimal-places="0" number:min-integer-digits="1" number:grouping="true"/>
      <number:text> </number:text>
    </number:number-style>
    <number:number-style style:name="N150P1" style:volatile="true">
      <loext:text> ¥</loext:text>
      <loext:fill-character> </loext:fill-character>
      <number:text>-</number:text>
      <number:number number:decimal-places="0" loext:min-decimal-places="0" number:min-integer-digits="1" number:grouping="true"/>
      <number:text> </number:text>
    </number:number-style>
    <number:number-style style:name="N150P2" style:volatile="true">
      <loext:text> ¥</loext:text>
      <loext:fill-character> </loext:fill-character>
      <number:text>- </number:text>
    </number:number-style>
    <number:text-style style:name="N150">
      <number:text> </number:text>
      <number:text-content/>
      <number:text> </number:text>
      <style:map style:condition="value()&gt;0" style:apply-style-name="N150P0"/>
      <style:map style:condition="value()&lt;0" style:apply-style-name="N150P1"/>
      <style:map style:condition="value()=0" style:apply-style-name="N150P2"/>
    </number:text-style>
    <number:number-style style:name="N151P0" style:volatile="true">
      <loext:text> </loext:text>
      <loext:fill-character> </loext:fill-character>
      <number:number number:decimal-places="2" loext:min-decimal-places="2" number:min-integer-digits="1" number:grouping="true"/>
      <number:text> </number:text>
    </number:number-style>
    <number:number-style style:name="N151P1" style:volatile="true">
      <loext:text> </loext:text>
      <loext:fill-character> </loext:fill-character>
      <number:text>-</number:text>
      <number:number number:decimal-places="2" loext:min-decimal-places="2" number:min-integer-digits="1" number:grouping="true"/>
      <number:text> </number:text>
    </number:number-style>
    <number:number-style style:name="N151P2" style:volatile="true">
      <loext:text> </loext:text>
      <loext:fill-character> </loext:fill-character>
      <number:text>-</number:text>
      <number:number number:decimal-places="0" loext:min-decimal-places="0" number:min-integer-digits="0"/>
      <number:text> </number:text>
    </number:number-style>
    <number:text-style style:name="N151">
      <number:text> </number:text>
      <number:text-content/>
      <number:text> </number:text>
      <style:map style:condition="value()&gt;0" style:apply-style-name="N151P0"/>
      <style:map style:condition="value()&lt;0" style:apply-style-name="N151P1"/>
      <style:map style:condition="value()=0" style:apply-style-name="N151P2"/>
    </number:text-style>
    <number:number-style style:name="N152P0" style:volatile="true">
      <loext:text> ¥</loext:text>
      <loext:fill-character> </loext:fill-character>
      <number:number number:decimal-places="2" loext:min-decimal-places="2" number:min-integer-digits="1" number:grouping="true"/>
      <number:text> </number:text>
    </number:number-style>
    <number:number-style style:name="N152P1" style:volatile="true">
      <loext:text> ¥</loext:text>
      <loext:fill-character> </loext:fill-character>
      <number:text>-</number:text>
      <number:number number:decimal-places="2" loext:min-decimal-places="2" number:min-integer-digits="1" number:grouping="true"/>
      <number:text> </number:text>
    </number:number-style>
    <number:number-style style:name="N152P2" style:volatile="true">
      <loext:text> ¥</loext:text>
      <loext:fill-character> </loext:fill-character>
      <number:text>-</number:text>
      <number:number number:decimal-places="0" loext:min-decimal-places="0" number:min-integer-digits="0"/>
      <number:text> </number:text>
    </number:number-style>
    <number:text-style style:name="N152">
      <number:text> </number:text>
      <number:text-content/>
      <number:text> </number:text>
      <style:map style:condition="value()&gt;0" style:apply-style-name="N152P0"/>
      <style:map style:condition="value()&lt;0" style:apply-style-name="N152P1"/>
      <style:map style:condition="value()=0" style:apply-style-name="N152P2"/>
    </number:text-style>
    <number:number-style style:name="N153">
      <number:scientific-number number:decimal-places="1" loext:min-decimal-places="1" number:min-integer-digits="1" number:min-exponent-digits="1" loext:exponent-interval="3" loext:forced-exponent-sign="true"/>
    </number:number-style>
    <number:date-style style:name="N154">
      <number:year number:style="long"/>
      <number:text>年</number:text>
      <number:month number:style="long"/>
      <number:text>月</number:text>
    </number:date-style>
    <number:date-style style:name="N155">
      <number:year number:style="long"/>
      <number:text>年</number:text>
      <number:month number:style="long"/>
      <number:text>月</number:text>
      <number:day number:style="long"/>
      <number:text>日</number:text>
    </number:date-style>
    <number:date-style style:name="N10111" number:language="ja" number:country="JP">
      <number:year number:style="long"/>
      <number:text>/</number:text>
      <number:month/>
      <number:text>/</number:text>
      <number:day/>
    </number:date-style>
    <number:date-style style:name="N10112" number:language="ja" number:country="JP">
      <number:day/>
      <number:text>-</number:text>
      <number:month number:textual="true"/>
      <number:text>-</number:text>
      <number:year/>
    </number:date-style>
    <number:date-style style:name="N10113" number:language="ja" number:country="JP">
      <number:day/>
      <number:text>-</number:text>
      <number:month number:textual="true"/>
    </number:date-style>
    <number:date-style style:name="N10114" number:language="ja" number:country="JP">
      <number:month number:textual="true"/>
      <number:text>-</number:text>
      <number:year/>
    </number:date-style>
    <number:time-style style:name="N10115" number:language="ja" number:country="JP">
      <number:hours/>
      <number:text>:</number:text>
      <number:minutes number:style="long"/>
      <number:text> </number:text>
      <number:am-pm/>
    </number:time-style>
    <number:time-style style:name="N10116" number:language="ja" number:country="JP">
      <number:hours/>
      <number:text>:</number:text>
      <number:minutes number:style="long"/>
      <number:text>:</number:text>
      <number:seconds number:style="long"/>
      <number:text> </number:text>
      <number:am-pm/>
    </number:time-style>
    <number:time-style style:name="N10117" number:language="ja" number:country="JP">
      <number:hours/>
      <number:text>:</number:text>
      <number:minutes number:style="long"/>
      <number:text>:</number:text>
      <number:seconds number:style="long"/>
    </number:time-style>
    <number:date-style style:name="N10118" number:language="ja" number:country="JP">
      <number:era number:calendar="gengou"/>
      <number:year number:calendar="gengou"/>
      <number:text>.</number:text>
      <number:month number:calendar="gengou"/>
      <number:text>.</number:text>
      <number:day number:calendar="gengou"/>
    </number:date-style>
    <number:date-style style:name="N10119"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20" number:language="ja" number:country="JP">
      <number:month/>
      <number:text>/</number:text>
      <number:day/>
      <number:text>/</number:text>
      <number:year/>
    </number:date-style>
    <number:date-style style:name="N10121" number:language="ja" number:country="JP">
      <number:year number:style="long"/>
      <number:text>年</number:text>
      <number:month/>
      <number:text>月</number:text>
      <number:day/>
      <number:text>日</number:text>
    </number:date-style>
    <number:time-style style:name="N10122" number:language="ja" number:country="JP">
      <number:hours/>
      <number:text>時</number:text>
      <number:minutes number:style="long"/>
      <number:text>分</number:text>
    </number:time-style>
    <number:time-style style:name="N10123" number:language="ja" number:country="JP">
      <number:hours/>
      <number:text>時</number:text>
      <number:minutes number:style="long"/>
      <number:text>分</number:text>
      <number:seconds number:style="long"/>
      <number:text>秒</number:text>
    </number:time-style>
    <number:date-style style:name="N10124" number:language="ja" number:country="JP">
      <number:year number:style="long"/>
      <number:text>年</number:text>
      <number:month/>
      <number:text>月</number:text>
    </number:date-style>
    <number:date-style style:name="N10125" number:language="ja" number:country="JP">
      <number:month/>
      <number:text>月</number:text>
      <number:day/>
      <number:text>日</number:text>
    </number:date-style>
    <number:number-style style:name="N10127P0" style:volatile="true" number:language="ja" number:country="JP">
      <number:text>¥</number:text>
      <number:number number:decimal-places="0" loext:min-decimal-places="0" number:min-integer-digits="1" number:grouping="true"/>
    </number:number-style>
    <number:number-style style:name="N10127" number:language="ja" number:country="JP">
      <number:text>-¥</number:text>
      <number:number number:decimal-places="0" loext:min-decimal-places="0" number:min-integer-digits="1" number:grouping="true"/>
      <style:map style:condition="value()&gt;=0" style:apply-style-name="N10127P0"/>
    </number:number-style>
    <number:number-style style:name="N10128P0" style:volatile="true" number:language="ja" number:country="JP">
      <number:text>¥</number:text>
      <number:number number:decimal-places="0" loext:min-decimal-places="0" number:min-integer-digits="1" number:grouping="true"/>
    </number:number-style>
    <number:number-style style:name="N10128" number:language="ja" number:country="JP">
      <style:text-properties fo:color="#ff0000"/>
      <number:text>-¥</number:text>
      <number:number number:decimal-places="0" loext:min-decimal-places="0" number:min-integer-digits="1" number:grouping="true"/>
      <style:map style:condition="value()&gt;=0" style:apply-style-name="N10128P0"/>
    </number:number-style>
    <number:number-style style:name="N10130P0" style:volatile="true" number:language="ja" number:country="JP">
      <number:text>¥</number:text>
      <number:number number:decimal-places="2" loext:min-decimal-places="2" number:min-integer-digits="1" number:grouping="true"/>
    </number:number-style>
    <number:number-style style:name="N10130" number:language="ja" number:country="JP">
      <number:text>-¥</number:text>
      <number:number number:decimal-places="2" loext:min-decimal-places="2" number:min-integer-digits="1" number:grouping="true"/>
      <style:map style:condition="value()&gt;=0" style:apply-style-name="N10130P0"/>
    </number:number-style>
    <number:number-style style:name="N10131P0" style:volatile="true" number:language="ja" number:country="JP">
      <number:text>¥</number:text>
      <number:number number:decimal-places="2" loext:min-decimal-places="2" number:min-integer-digits="1" number:grouping="true"/>
    </number:number-style>
    <number:number-style style:name="N10131" number:language="ja" number:country="JP">
      <style:text-properties fo:color="#ff0000"/>
      <number:text>-¥</number:text>
      <number:number number:decimal-places="2" loext:min-decimal-places="2" number:min-integer-digits="1" number:grouping="true"/>
      <style:map style:condition="value()&gt;=0" style:apply-style-name="N10131P0"/>
    </number:number-style>
    <number:date-style style:name="N10132" number:language="ja" number:country="JP">
      <number:era number:calendar="gengou"/>
      <number:year number:calendar="gengou"/>
      <number:text>.</number:text>
      <number:month number:calendar="gengou"/>
      <number:text>.</number:text>
      <number:day number:calendar="gengou"/>
    </number:date-style>
    <number:date-style style:name="N10133"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34" number:language="ja" number:country="JP">
      <number:month/>
      <number:text>/</number:text>
      <number:day/>
      <number:text>/</number:text>
      <number:year/>
    </number:date-style>
    <number:date-style style:name="N10135" number:language="ja" number:country="JP">
      <number:year number:style="long"/>
      <number:text>年</number:text>
      <number:month/>
      <number:text>月</number:text>
      <number:day/>
      <number:text>日</number:text>
    </number:date-style>
    <number:time-style style:name="N10136" number:language="ja" number:country="JP">
      <number:hours/>
      <number:text>時</number:text>
      <number:minutes number:style="long"/>
      <number:text>分</number:text>
    </number:time-style>
    <number:time-style style:name="N10137" number:language="ja" number:country="JP">
      <number:hours/>
      <number:text>時</number:text>
      <number:minutes number:style="long"/>
      <number:text>分</number:text>
      <number:seconds number:style="long"/>
      <number:text>秒</number:text>
    </number:time-style>
    <number:date-style style:name="N10138" number:language="ja" number:country="JP">
      <number:year number:style="long"/>
      <number:text>年</number:text>
      <number:month/>
      <number:text>月</number:text>
    </number:date-style>
    <number:date-style style:name="N10139" number:language="ja" number:country="JP">
      <number:month/>
      <number:text>月</number:text>
      <number:day/>
      <number:text>日</number:text>
    </number:date-style>
    <number:number-style style:name="N10140P0" style:volatile="true" number:language="ja" number:country="JP">
      <number:text>¥</number:text>
      <number:number number:decimal-places="0" loext:min-decimal-places="0" number:min-integer-digits="1" number:grouping="true"/>
    </number:number-style>
    <number:number-style style:name="N10140" number:language="ja" number:country="JP">
      <number:text>-¥</number:text>
      <number:number number:decimal-places="0" loext:min-decimal-places="0" number:min-integer-digits="1" number:grouping="true"/>
      <style:map style:condition="value()&gt;=0" style:apply-style-name="N10140P0"/>
    </number:number-style>
    <number:number-style style:name="N10141P0" style:volatile="true" number:language="ja" number:country="JP">
      <number:text>¥</number:text>
      <number:number number:decimal-places="0" loext:min-decimal-places="0" number:min-integer-digits="1" number:grouping="true"/>
    </number:number-style>
    <number:number-style style:name="N10141" number:language="ja" number:country="JP">
      <style:text-properties fo:color="#ff0000"/>
      <number:text>-¥</number:text>
      <number:number number:decimal-places="0" loext:min-decimal-places="0" number:min-integer-digits="1" number:grouping="true"/>
      <style:map style:condition="value()&gt;=0" style:apply-style-name="N10141P0"/>
    </number:number-style>
    <number:number-style style:name="N10142P0" style:volatile="true" number:language="ja" number:country="JP">
      <number:text>¥</number:text>
      <number:number number:decimal-places="2" loext:min-decimal-places="2" number:min-integer-digits="1" number:grouping="true"/>
    </number:number-style>
    <number:number-style style:name="N10142" number:language="ja" number:country="JP">
      <number:text>-¥</number:text>
      <number:number number:decimal-places="2" loext:min-decimal-places="2" number:min-integer-digits="1" number:grouping="true"/>
      <style:map style:condition="value()&gt;=0" style:apply-style-name="N10142P0"/>
    </number:number-style>
    <number:number-style style:name="N10143P0" style:volatile="true" number:language="ja" number:country="JP">
      <number:text>¥</number:text>
      <number:number number:decimal-places="2" loext:min-decimal-places="2" number:min-integer-digits="1" number:grouping="true"/>
    </number:number-style>
    <number:number-style style:name="N10143" number:language="ja" number:country="JP">
      <style:text-properties fo:color="#ff0000"/>
      <number:text>-¥</number:text>
      <number:number number:decimal-places="2" loext:min-decimal-places="2" number:min-integer-digits="1" number:grouping="true"/>
      <style:map style:condition="value()&gt;=0" style:apply-style-name="N10143P0"/>
    </number:number-style>
    <style:style style:name="Default" style:family="table-cell">
      <style:table-cell-properties fo:padding="0.71mm" style:rotation-align="none"/>
      <style:text-properties style:font-name="Hiragino Kaku Gothic ProN" fo:font-family="'Hiragino Kaku Gothic ProN'" style:font-family-generic="modern" style:font-pitch="fixed" style:font-name-asian="ＭＳ Ｐゴシック" style:font-family-asian="'ＭＳ Ｐゴシック'" style:font-family-generic-asian="modern" style:font-pitch-asian="fixed" style:font-name-complex="Hiragino Kaku Gothic ProN" style:font-family-complex="'Hiragino Kaku Gothic ProN'" style:font-family-generic-complex="modern" style:font-pitch-complex="fixe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標準_20_2" style:display-name="標準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family="'ＭＳ Ｐゴシック'" style:font-family-generic="modern" style:font-pitch="fixed" fo:font-size="10pt" fo:font-style="normal" fo:text-shadow="none" style:text-underline-style="none" fo:font-weight="normal" style:font-name-asian="ＭＳ Ｐゴシック" style:font-family-asian="'ＭＳ Ｐゴシック'" style:font-family-generic-asian="modern" style:font-pitch-asian="fixed" style:font-size-asian="10pt" style:font-style-asian="normal" style:font-weight-asian="normal" style:font-size-complex="10pt" style:font-style-complex="normal" style:font-weight-complex="normal"/>
    </style:style>
    <draw:marker draw:name="線の終点_20_1" draw:display-name="線の終点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header-style>
      <style:footer-style>
        <style:header-footer-properties fo:min-height="7.5mm" fo:margin-left="0mm" fo:margin-right="0mm" fo:margin-top="2.5mm" fo:border="2.49pt solid #000000" fo:padding="0.18mm" fo:background-color="#c0c0c0"/>
      </style:footer-style>
    </style:page-layout>
    <style:page-layout style:name="Mpm3">
      <style:page-layout-properties style:num-format="1" style:print-orientation="portrait" fo:margin-top="20mm" fo:margin-bottom="20mm" fo:margin-left="20mm" fo:margin-right="20mm" style:scale-to="100%"/>
      <style:header-style>
        <style:header-footer-properties fo:margin-left="0mm" fo:margin-right="0mm" fo:margin-bottom="2.5mm"/>
      </style:header-style>
      <style:footer-style>
        <style:header-footer-properties fo:margin-left="0mm" fo:margin-right="0mm" fo:margin-top="2.5mm"/>
      </style:footer-style>
    </style:page-layout>
    <style:page-layout style:name="Mpm4">
      <style:page-layout-properties style:num-format="1" style:print-orientation="portrait" fo:margin-top="20mm" fo:margin-bottom="20mm" fo:margin-left="20mm" fo:margin-right="20mm" style:first-page-number="continue" style:scale-to="100%"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5">
      <style:page-layout-properties fo:page-width="297mm" fo:page-height="210.01mm" style:num-format="1" style:print-orientation="landscape" fo:margin-top="20mm" fo:margin-bottom="20mm" fo:margin-left="20mm" fo:margin-right="20mm" style:first-page-number="continue" loext:scale-to-X="1" loext:scale-to-Y="10" style:writing-mode="lr-tb"/>
      <style:header-style>
        <style:header-footer-properties fo:min-height="7.5mm" fo:margin-left="0mm" fo:margin-right="0mm" fo:margin-bottom="2.47mm"/>
      </style:header-style>
      <style:footer-style>
        <style:header-footer-properties fo:min-height="7.5mm" fo:margin-left="0mm" fo:margin-right="0mm" fo:margin-top="2.47mm"/>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4-12">0000/00/00</text:date>, <text:time style:data-style-name="N2" text:time-value="11:47:29.065000000">00:00:00</text:time></text:p>
        </style:region-right>
      </style:header>
      <style:header-left style:display="false"/>
      <style:footer>
        <text:p>ページ <text:page-number>1</text:page-number> / <text:page-count>99</text:page-count></text:p>
      </style:footer>
      <style:footer-left style:display="false"/>
    </style:master-page>
    <style:master-page style:name="PageStyle_5f_カスタマイズ項目一覧" style:display-name="PageStyle_カスタマイズ項目一覧"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 style:display-name="PageStyle_カスタマイズ項目一覧 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 style:display-name="PageStyle_カスタマイズ項目一覧 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 style:display-name="PageStyle_カスタマイズ項目一覧 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 style:display-name="PageStyle_カスタマイズ項目一覧 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 style:display-name="PageStyle_カスタマイズ項目一覧 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6" style:display-name="PageStyle_カスタマイズ項目一覧 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7" style:display-name="PageStyle_カスタマイズ項目一覧 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8" style:display-name="PageStyle_カスタマイズ項目一覧 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9" style:display-name="PageStyle_カスタマイズ項目一覧 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0" style:display-name="PageStyle_カスタマイズ項目一覧 1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1" style:display-name="PageStyle_カスタマイズ項目一覧 1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2" style:display-name="PageStyle_カスタマイズ項目一覧 1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3" style:display-name="PageStyle_カスタマイズ項目一覧 1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4" style:display-name="PageStyle_カスタマイズ項目一覧 1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5" style:display-name="PageStyle_カスタマイズ項目一覧 1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6" style:display-name="PageStyle_カスタマイズ項目一覧 1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7" style:display-name="PageStyle_カスタマイズ項目一覧 1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8" style:display-name="PageStyle_カスタマイズ項目一覧 1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9" style:display-name="PageStyle_カスタマイズ項目一覧 1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0" style:display-name="PageStyle_カスタマイズ項目一覧 2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1" style:display-name="PageStyle_カスタマイズ項目一覧 2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2" style:display-name="PageStyle_カスタマイズ項目一覧 2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3" style:display-name="PageStyle_カスタマイズ項目一覧 2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4" style:display-name="PageStyle_カスタマイズ項目一覧 2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5" style:display-name="PageStyle_カスタマイズ項目一覧 2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6" style:display-name="PageStyle_カスタマイズ項目一覧 2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7" style:display-name="PageStyle_カスタマイズ項目一覧 2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8" style:display-name="PageStyle_カスタマイズ項目一覧 2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9" style:display-name="PageStyle_カスタマイズ項目一覧 2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0" style:display-name="PageStyle_カスタマイズ項目一覧 3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1" style:display-name="PageStyle_カスタマイズ項目一覧 3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2" style:display-name="PageStyle_カスタマイズ項目一覧 3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3" style:display-name="PageStyle_カスタマイズ項目一覧 3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4" style:display-name="PageStyle_カスタマイズ項目一覧 3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5" style:display-name="PageStyle_カスタマイズ項目一覧 3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6" style:display-name="PageStyle_カスタマイズ項目一覧 3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7" style:display-name="PageStyle_カスタマイズ項目一覧 3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8" style:display-name="PageStyle_カスタマイズ項目一覧 3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9" style:display-name="PageStyle_カスタマイズ項目一覧 3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0" style:display-name="PageStyle_カスタマイズ項目一覧 4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1" style:display-name="PageStyle_カスタマイズ項目一覧 4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2" style:display-name="PageStyle_カスタマイズ項目一覧 4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3" style:display-name="PageStyle_カスタマイズ項目一覧 4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4" style:display-name="PageStyle_カスタマイズ項目一覧 4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5" style:display-name="PageStyle_カスタマイズ項目一覧 4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6" style:display-name="PageStyle_カスタマイズ項目一覧 4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7" style:display-name="PageStyle_カスタマイズ項目一覧 4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8" style:display-name="PageStyle_カスタマイズ項目一覧 4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9" style:display-name="PageStyle_カスタマイズ項目一覧 4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0" style:display-name="PageStyle_カスタマイズ項目一覧 5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1" style:display-name="PageStyle_カスタマイズ項目一覧 5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2" style:display-name="PageStyle_カスタマイズ項目一覧 5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3" style:display-name="PageStyle_カスタマイズ項目一覧 5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4" style:display-name="PageStyle_カスタマイズ項目一覧 5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項目非表示化設定項目一覧" style:display-name="PageStyle_UI項目非表示化設定項目一覧"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_30fb_キーボードショートカット無効化項目一覧" style:display-name="PageStyle_UI・キーボードショートカット無効化項目一覧"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1.2$Windows_x86 LibreOffice_project/81898c9f5c0d43f3473ba111d7b351050be20261</meta:generator>
    <dc:date>2016-04-12T15:25:26.434000000</dc:date>
    <meta:editing-duration>P1DT12H9M17S</meta:editing-duration>
    <meta:editing-cycles>102</meta:editing-cycles>
    <meta:document-statistic meta:table-count="3" meta:cell-count="3842" meta:object-count="0"/>
  </office:meta>
</office:document-meta>
</file>